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dp1" style:family="drawing-pag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opacity="100%" draw:fill-image-width="0cm" draw:fill-image-height="0cm" fo:min-height="1.423cm" draw:shadow-opacity="100%"/>
    </style:style>
    <style:style style:name="gr2" style:family="graphic" style:parent-style-name="standard">
      <style:graphic-properties draw:stroke="solid" svg:stroke-width="0.3cm" svg:stroke-color="#333333" draw:marker-start-width="0.9cm" draw:marker-end-width="0.9cm" draw:stroke-linejoin="miter" draw:fill="solid" draw:fill-color="#333333" draw:textarea-horizontal-align="justify" draw:textarea-vertical-align="bottom" draw:auto-grow-height="false" fo:min-height="3.6cm" fo:min-width="13.6cm" fo:padding-top="0.2cm" fo:padding-bottom="0.2cm" fo:padding-left="0.2cm" fo:padding-right="0.2cm"/>
    </style:style>
    <style:style style:name="gr3" style:family="graphic" style:parent-style-name="standard">
      <style:graphic-properties draw:stroke="none" svg:stroke-width="0.1cm" svg:stroke-color="#666666" draw:marker-start-width="0.3cm" draw:marker-end-width="0.3cm" draw:stroke-linejoin="bevel" draw:fill="solid" draw:fill-color="#729fcf" draw:textarea-horizontal-align="right" draw:textarea-vertical-align="middle" draw:auto-grow-height="false" fo:min-height="2.642cm" fo:min-width="13.392cm" fo:padding-top="0.179cm" fo:padding-bottom="0.179cm" fo:padding-left="0.304cm" fo:padding-right="0.304cm"/>
    </style:style>
    <style:style style:name="gr4" style:family="graphic" style:parent-style-name="standard">
      <style:graphic-properties svg:stroke-width="0.2cm" svg:stroke-color="#666666" draw:marker-start-width="0.6cm" draw:marker-end-width="0.6cm" draw:stroke-linejoin="bevel" draw:fill="solid" draw:fill-color="#99284c" draw:fill-image-width="0cm" draw:fill-image-height="0cm" draw:textarea-horizontal-align="justify" draw:textarea-vertical-align="bottom" draw:auto-grow-height="false" fo:min-height="2.2cm" fo:min-width="9.7cm" fo:padding-top="0.15cm" fo:padding-bottom="0.15cm" fo:padding-left="0.15cm" fo:padding-right="0.15cm"/>
    </style:style>
    <style:style style:name="gr5" style:family="graphic" style:parent-style-name="standard">
      <style:graphic-properties svg:stroke-width="0.2cm" svg:stroke-color="#9999ff" draw:marker-start-width="0.6cm" draw:marker-end-width="0.6cm" draw:stroke-linejoin="bevel" draw:fill="solid" draw:fill-color="#99284c" draw:fill-image-width="0cm" draw:fill-image-height="0cm" draw:textarea-horizontal-align="justify" draw:textarea-vertical-align="bottom" draw:auto-grow-height="false" fo:min-height="1.9cm" fo:min-width="9.5cm" fo:padding-top="0.15cm" fo:padding-bottom="0.15cm" fo:padding-left="0.15cm" fo:padding-right="0.15cm"/>
    </style:style>
    <style:style style:name="gr6" style:family="graphic" style:parent-style-name="standard">
      <style:graphic-properties draw:stroke="none" draw:stroke-dash="Dashed_20__28_var_29_" svg:stroke-width="0.1cm" svg:stroke-color="#666666" draw:marker-start-width="0.3cm" draw:marker-end-width="0.3cm" draw:stroke-linejoin="bevel" draw:fill="solid" draw:fill-color="#ff0000" draw:opacity="20%" draw:textarea-horizontal-align="justify" draw:textarea-vertical-align="bottom" draw:auto-grow-height="false" fo:min-height="1.3cm" fo:min-width="13.8cm" fo:padding-top="0.1cm" fo:padding-bottom="0.1cm" fo:padding-left="0.1cm" fo:padding-right="0.1cm" draw:shadow-opacity="20%"/>
    </style:style>
    <style:style style:name="gr7" style:family="graphic" style:parent-style-name="standard">
      <style:graphic-properties draw:stroke="none" draw:stroke-dash="Dashed_20__28_var_29_" svg:stroke-width="0.1cm" svg:stroke-color="#666666" draw:marker-start-width="0.3cm" draw:marker-end-width="0.3cm" draw:stroke-linejoin="bevel" draw:fill="solid" draw:fill-color="#b84747" draw:opacity="20%" draw:textarea-horizontal-align="justify" draw:textarea-vertical-align="bottom" draw:auto-grow-height="false" fo:min-height="1.3cm" fo:min-width="9.3cm" fo:padding-top="0.1cm" fo:padding-bottom="0.1cm" fo:padding-left="0.1cm" fo:padding-right="0.1cm" draw:shadow-opacity="20%"/>
    </style:style>
    <style:style style:name="gr8" style:family="graphic" style:parent-style-name="standard">
      <style:graphic-properties draw:stroke="solid" svg:stroke-width="0.3cm" svg:stroke-color="#666666" draw:marker-start-width="0.9cm" draw:marker-end-width="0.9cm" draw:stroke-linejoin="miter" draw:fill="solid" draw:fill-color="#333333" draw:textarea-horizontal-align="justify" draw:textarea-vertical-align="bottom" draw:auto-grow-height="false" fo:min-height="0cm" fo:min-width="13.6cm" fo:padding-top="0.2cm" fo:padding-bottom="0.2cm" fo:padding-left="0.2cm" fo:padding-right="0.2cm"/>
    </style:style>
    <style:style style:name="gr9" style:family="graphic" style:parent-style-name="standard">
      <style:graphic-properties draw:stroke="none" svg:stroke-width="0.3cm" svg:stroke-color="#333333" draw:marker-start-width="0.9cm" draw:marker-end-width="0.9cm" draw:stroke-linejoin="bevel" draw:fill="solid" draw:fill-color="#5c8526" draw:textarea-horizontal-align="justify" draw:textarea-vertical-align="middle" draw:auto-grow-height="false" fo:min-height="0.442cm" fo:min-width="13.192cm" fo:padding-top="0.279cm" fo:padding-bottom="0.279cm" fo:padding-left="0.404cm" fo:padding-right="0.404cm"/>
    </style:style>
    <style:style style:name="gr10" style:family="graphic" style:parent-style-name="standard">
      <style:graphic-properties svg:stroke-color="#5c8526" draw:stroke-linejoin="bevel" draw:fill="none" draw:fill-color="#cccccc" draw:textarea-horizontal-align="justify" draw:textarea-vertical-align="middle" draw:auto-grow-height="false" fo:min-height="21.75cm" fo:min-width="35.5cm"/>
    </style:style>
    <style:style style:name="gr11" style:family="graphic" style:parent-style-name="standard">
      <style:graphic-properties draw:stroke="none" svg:stroke-color="#000000" draw:fill="none" draw:fill-color="#ffffff" fo:min-height="0.697cm"/>
    </style:style>
    <style:style style:name="gr12" style:family="graphic" style:parent-style-name="standard">
      <style:graphic-properties draw:stroke="none" svg:stroke-color="#000000" draw:fill="none" draw:fill-color="#ffffff" draw:textarea-vertical-align="middle" fo:min-height="1.75cm"/>
    </style:style>
    <style:style style:name="gr13" style:family="graphic" style:parent-style-name="objectwithoutfill">
      <style:graphic-properties svg:stroke-width="0.05cm" svg:stroke-color="#198a8a" draw:marker-start-width="0.35cm" draw:marker-end="Arrow" draw:marker-end-width="0.25cm" draw:fill="none"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fo:min-height="3.985cm"/>
    </style:style>
    <style:style style:name="gr15" style:family="graphic" style:parent-style-name="standard">
      <style:graphic-properties draw:fill-color="#ffffff" draw:textarea-horizontal-align="center" draw:textarea-vertical-align="middle" draw:auto-grow-height="false" fo:min-height="0.75cm" fo:min-width="0.5cm"/>
    </style:style>
    <style:style style:name="gr16" style:family="graphic" style:parent-style-name="objectwithoutfill">
      <style:graphic-properties draw:stroke="dash" draw:stroke-dash="Ultrafine_20_Dashed" svg:stroke-width="0.3cm" draw:marker-start-width="1.1cm" draw:marker-end="" draw:marker-end-width="0.5cm" draw:fill="none" draw:textarea-horizontal-align="left" draw:textarea-vertical-align="top" fo:padding-top="0.275cm" fo:padding-bottom="0.275cm" fo:padding-left="0.4cm" fo:padding-right="0.4cm"/>
    </style:style>
    <style:style style:name="gr17" style:family="graphic" style:parent-style-name="objectwithoutfill">
      <style:graphic-properties draw:stroke="dash" draw:stroke-dash="Ultrafine_20_Dashed" svg:stroke-width="0.3cm" draw:marker-start-width="1.1cm" draw:marker-end="" draw:marker-end-width="0.5cm" draw:fill="none" draw:textarea-horizontal-align="right" draw:textarea-vertical-align="top" fo:padding-top="0.275cm" fo:padding-bottom="0.275cm" fo:padding-left="0.4cm" fo:padding-right="0.4cm"/>
    </style:style>
    <style:style style:name="gr18" style:family="graphic" style:parent-style-name="objectwithoutfill">
      <style:graphic-properties draw:stroke="dash" draw:stroke-dash="Ultrafine_20_Dashed" svg:stroke-width="0.3cm" draw:marker-start-width="1.1cm" draw:marker-end="Triangle_20_unfilled" draw:marker-end-width="0.5cm" draw:fill="none" draw:textarea-horizontal-align="left" draw:textarea-vertical-align="top" fo:padding-top="0.275cm" fo:padding-bottom="0.275cm" fo:padding-left="0.4cm" fo:padding-right="0.4cm"/>
    </style:style>
    <style:style style:name="gr19" style:family="graphic" style:parent-style-name="objectwithoutfill">
      <style:graphic-properties draw:stroke="dash" draw:stroke-dash="Ultrafine_20_Dashed" svg:stroke-width="0.3cm" draw:marker-start-width="1.1cm" draw:marker-end="Triangle_20_unfilled" draw:marker-end-width="0.5cm" draw:fill="none" draw:textarea-horizontal-align="left" draw:textarea-vertical-align="top" fo:padding-top="0.275cm" fo:padding-bottom="0.275cm" fo:padding-left="0.4cm" fo:padding-right="0.4cm"/>
    </style:style>
    <style:style style:name="gr20" style:family="graphic" style:parent-style-name="objectwithoutfill">
      <style:graphic-properties draw:stroke="dash" draw:stroke-dash="Ultrafine_20_Dashed" svg:stroke-width="0.3cm" draw:marker-start-width="1.1cm" draw:marker-end="" draw:marker-end-width="0.5cm" draw:fill="none" draw:textarea-horizontal-align="left" draw:textarea-vertical-align="top" fo:padding-top="0.275cm" fo:padding-bottom="0.275cm" fo:padding-left="0.4cm" fo:padding-right="0.4cm"/>
    </style:style>
    <style:style style:name="gr21" style:family="graphic" style:parent-style-name="standard">
      <style:graphic-properties svg:stroke-color="#000000" draw:fill="solid" draw:fill-color="#ffffff" draw:textarea-horizontal-align="left" draw:textarea-vertical-align="top" draw:auto-grow-height="false" fo:min-height="0.75cm" fo:min-width="0cm"/>
    </style:style>
    <style:style style:name="gr22" style:family="graphic" style:parent-style-name="standard">
      <style:graphic-properties svg:stroke-color="#000000" draw:fill="none" draw:textarea-horizontal-align="left" draw:textarea-vertical-align="top" draw:auto-grow-height="false" fo:min-height="0.018cm" fo:min-width="0cm"/>
    </style:style>
    <style:style style:name="gr23" style:family="graphic" style:parent-style-name="objectwithoutfill">
      <style:graphic-properties svg:stroke-width="0.05cm" svg:stroke-color="#0000ff" draw:marker-start-width="0.35cm" draw:marker-end="Arrow" draw:marker-end-width="0.25cm" draw:fill="none"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25"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cm" fo:min-width="0cm" fo:padding-top="0.135cm" fo:padding-bottom="0.135cm" fo:padding-left="0.26cm" fo:padding-right="0.26cm"/>
    </style:style>
    <style:style style:name="gr26" style:family="graphic" style:parent-style-name="standard">
      <style:graphic-properties draw:stroke="none" draw:fill="none" draw:textarea-horizontal-align="justify" draw:textarea-vertical-align="middle" draw:auto-grow-height="false" fo:min-height="0.55cm" fo:min-width="0.3cm"/>
    </style:style>
    <style:style style:name="gr27"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13cm" fo:min-width="0cm" fo:padding-top="0.135cm" fo:padding-bottom="0.135cm" fo:padding-left="0.26cm" fo:padding-right="0.26cm"/>
    </style:style>
    <style:style style:name="gr28" style:family="graphic" style:parent-style-name="objectwithoutfill">
      <style:graphic-properties svg:stroke-width="0.05cm" svg:stroke-color="#800000" draw:marker-start="Circle" draw:marker-start-width="0.35cm" draw:marker-end="Arrow" draw:marker-end-width="0.25cm" draw:fill="none" draw:textarea-vertical-align="middle" fo:padding-top="0.15cm" fo:padding-bottom="0.15cm" fo:padding-left="0.275cm" fo:padding-right="0.275cm"/>
    </style:style>
    <style:style style:name="gr29" style:family="graphic" style:parent-style-name="objectwithoutfill">
      <style:graphic-properties svg:stroke-width="0.05cm" svg:stroke-color="#94006b" draw:marker-start-width="0.35cm" draw:marker-end="Arrow" draw:marker-end-width="0.25cm" draw:fill="none" draw:textarea-vertical-align="middle" fo:padding-top="0.15cm" fo:padding-bottom="0.15cm" fo:padding-left="0.275cm" fo:padding-right="0.275cm"/>
    </style:style>
    <style:style style:name="gr30"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73cm" fo:min-width="0.48cm" fo:padding-top="0.135cm" fo:padding-bottom="0.135cm" fo:padding-left="0.26cm" fo:padding-right="0.26cm"/>
    </style:style>
    <style:style style:name="gr31" style:family="graphic" style:parent-style-name="standard">
      <style:graphic-properties draw:fill-color="#000000" draw:textarea-horizontal-align="justify" draw:textarea-vertical-align="middle" draw:auto-grow-height="false" fo:min-height="0.39cm" fo:min-width="0.139cm"/>
    </style:style>
    <style:style style:name="gr32"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53cm" fo:min-width="0.279cm" fo:padding-top="0.135cm" fo:padding-bottom="0.135cm" fo:padding-left="0.26cm" fo:padding-right="0.26cm"/>
    </style:style>
    <style:style style:name="gr33" style:family="graphic" style:parent-style-name="standard">
      <style:graphic-properties draw:stroke="none" svg:stroke-color="#000000" draw:fill="none" draw:fill-color="#ffffff" fo:min-height="9.401cm"/>
    </style:style>
    <style:style style:name="gr34" style:family="graphic" style:parent-style-name="standard">
      <style:graphic-properties draw:stroke="none" draw:fill="none" fo:min-height="17.861cm"/>
    </style:style>
    <style:style style:name="gr35" style:family="graphic" style:parent-style-name="objectwithoutfill">
      <style:graphic-properties svg:stroke-width="0.05cm" svg:stroke-color="#0000ff" draw:marker-start="" draw:marker-start-width="0.35cm" draw:marker-start-center="true" draw:marker-end="Arrow" draw:marker-end-width="0.25cm" draw:fill="none" draw:textarea-vertical-align="middle" fo:padding-top="0.15cm" fo:padding-bottom="0.15cm" fo:padding-left="0.275cm" fo:padding-right="0.275cm"/>
    </style:style>
    <style:style style:name="gr36" style:family="graphic" style:parent-style-name="objectwithoutfill">
      <style:graphic-properties svg:stroke-width="0.02cm" draw:marker-start-width="0.26cm" draw:marker-end="" draw:marker-end-width="0.36cm" draw:fill="none" draw:textarea-vertical-align="middle" fo:padding-top="0.135cm" fo:padding-bottom="0.135cm" fo:padding-left="0.26cm" fo:padding-right="0.26cm"/>
    </style:style>
    <style:style style:name="gr37" style:family="graphic" style:parent-style-name="objectwithoutfill">
      <style:graphic-properties svg:stroke-width="0.05cm" svg:stroke-color="#0000ff" draw:marker-start="Circle" draw:marker-start-width="0.35cm" draw:marker-start-center="true" draw:marker-end="Arrow" draw:marker-end-width="0.25cm" draw:fill="none" draw:textarea-vertical-align="middle" fo:padding-top="0.15cm" fo:padding-bottom="0.15cm" fo:padding-left="0.275cm" fo:padding-right="0.275cm"/>
    </style:style>
    <style:style style:name="gr38" style:family="graphic" style:parent-style-name="standard">
      <style:graphic-properties svg:stroke-width="0.02cm" svg:stroke-color="#000000" draw:marker-start-width="0.045cm" draw:marker-end-width="0.045cm" draw:fill="solid" draw:fill-color="#ffffff" draw:opacity="50%" draw:textarea-horizontal-align="justify" draw:textarea-vertical-align="middle" draw:auto-grow-height="false" fo:min-height="0.13cm" fo:min-width="0cm" fo:padding-top="0.135cm" fo:padding-bottom="0.135cm" fo:padding-left="0.26cm" fo:padding-right="0.26cm" draw:shadow-opacity="50%"/>
    </style:style>
    <style:style style:name="gr39" style:family="graphic" style:parent-style-name="standard">
      <style:graphic-properties draw:stroke="none" svg:stroke-color="#000000" draw:fill="none" draw:fill-color="#ffffff" fo:min-height="0.349cm"/>
    </style:style>
    <style:style style:name="gr40" style:family="graphic" style:parent-style-name="objectwithoutfill">
      <style:graphic-properties svg:stroke-width="0.05cm" svg:stroke-color="#b84747" draw:marker-start-width="0.35cm" draw:marker-end="Arrow" draw:marker-end-width="0.25cm" draw:fill="none" draw:textarea-vertical-align="middle" fo:padding-top="0.15cm" fo:padding-bottom="0.15cm" fo:padding-left="0.275cm" fo:padding-right="0.275cm"/>
    </style:style>
    <style:style style:name="gr41"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13cm" fo:min-width="0cm" fo:padding-top="0.135cm" fo:padding-bottom="0.135cm" fo:padding-left="0.26cm" fo:padding-right="0.26cm"/>
    </style:style>
    <style:style style:name="gr42"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cm" fo:min-width="0cm" fo:padding-top="0.135cm" fo:padding-bottom="0.135cm" fo:padding-left="0.26cm" fo:padding-right="0.26cm"/>
    </style:style>
    <style:style style:name="gr43" style:family="graphic" style:parent-style-name="objectwithoutfill">
      <style:graphic-properties svg:stroke-width="0.05cm" svg:stroke-color="#b84747" draw:marker-start="Circle" draw:marker-start-width="0.35cm" draw:marker-end="Arrow" draw:marker-end-width="0.25cm" draw:fill="none" draw:textarea-vertical-align="middle" fo:padding-top="0.15cm" fo:padding-bottom="0.15cm" fo:padding-left="0.275cm" fo:padding-right="0.275cm"/>
    </style:style>
    <style:style style:name="gr44" style:family="graphic" style:parent-style-name="objectwithoutfill">
      <style:graphic-properties svg:stroke-width="0.05cm" svg:stroke-color="#800000" draw:marker-start-width="0.35cm" draw:marker-end="Arrow" draw:marker-end-width="0.25cm" draw:fill="none" draw:textarea-vertical-align="middle" fo:padding-top="0.15cm" fo:padding-bottom="0.15cm" fo:padding-left="0.275cm" fo:padding-right="0.275cm"/>
    </style:style>
    <style:style style:name="gr45" style:family="graphic" style:parent-style-name="standard">
      <style:graphic-properties draw:stroke="dash" draw:stroke-dash="Dashed_20__28_var_29_" svg:stroke-color="#000000" draw:fill="none" draw:textarea-horizontal-align="justify" draw:textarea-vertical-align="middle" draw:auto-grow-height="false" fo:min-height="8.05cm" fo:min-width="8.7cm"/>
    </style:style>
    <style:style style:name="gr46" style:family="graphic" style:parent-style-name="objectwithoutfill">
      <style:graphic-properties svg:stroke-width="0.05cm" svg:stroke-color="#800000" draw:marker-start-width="0.35cm" draw:marker-end="" draw:marker-end-width="0.25cm" svg:stroke-linecap="round" draw:fill="none" draw:textarea-vertical-align="middle" fo:padding-top="0.15cm" fo:padding-bottom="0.15cm" fo:padding-left="0.275cm" fo:padding-right="0.275cm"/>
    </style:style>
    <style:style style:name="gr47" style:family="graphic" style:parent-style-name="objectwithoutfill">
      <style:graphic-properties svg:stroke-width="0.05cm" svg:stroke-color="#33a3a3" draw:marker-start-width="0.35cm" draw:marker-end="Arrow" draw:marker-end-width="0.25cm" draw:fill="none" draw:textarea-vertical-align="middle" fo:padding-top="0.15cm" fo:padding-bottom="0.15cm" fo:padding-left="0.275cm" fo:padding-right="0.275cm"/>
    </style:style>
    <style:style style:name="gr48" style:family="graphic" style:parent-style-name="objectwithoutfill">
      <style:graphic-properties svg:stroke-width="0.05cm" svg:stroke-color="#800000" draw:marker-start="Circle" draw:marker-start-width="0.2cm" draw:marker-start-center="true" draw:marker-end="" draw:marker-end-width="0.25cm" draw:fill="none" draw:textarea-vertical-align="middle" fo:padding-top="0.15cm" fo:padding-bottom="0.15cm" fo:padding-left="0.275cm" fo:padding-right="0.275cm"/>
    </style:style>
    <style:style style:name="gr49" style:family="graphic" style:parent-style-name="objectwithoutfill">
      <style:graphic-properties svg:stroke-width="0.05cm" svg:stroke-color="#b80047" draw:marker-start-width="0.35cm" draw:marker-end="" draw:marker-end-width="0.25cm" svg:stroke-linecap="round" draw:fill="none" draw:textarea-vertical-align="middle" fo:padding-top="0.15cm" fo:padding-bottom="0.15cm" fo:padding-left="0.275cm" fo:padding-right="0.275cm"/>
    </style:style>
    <style:style style:name="gr50" style:family="graphic" style:parent-style-name="objectwithoutfill">
      <style:graphic-properties svg:stroke-width="0.05cm" svg:stroke-color="#dc2300" draw:marker-start-width="0.35cm" draw:marker-end="" draw:marker-end-width="0.25cm" svg:stroke-linecap="round" draw:fill="none" draw:textarea-vertical-align="middle" fo:padding-top="0.15cm" fo:padding-bottom="0.15cm" fo:padding-left="0.275cm" fo:padding-right="0.275cm"/>
    </style:style>
    <style:style style:name="gr51" style:family="graphic" style:parent-style-name="standard">
      <style:graphic-properties draw:fill-color="#ffff66" draw:textarea-horizontal-align="center" draw:textarea-vertical-align="top" draw:auto-grow-height="false" fo:min-height="0.174cm" fo:min-width="0cm"/>
    </style:style>
    <style:style style:name="gr52" style:family="graphic" style:parent-style-name="objectwithoutfill">
      <style:graphic-properties draw:fill="none" draw:textarea-vertical-align="middle"/>
    </style:style>
    <style:style style:name="gr53" style:family="graphic" style:parent-style-name="objectwithoutfill">
      <style:graphic-properties draw:fill="none" draw:textarea-horizontal-align="left" draw:textarea-vertical-align="bottom"/>
    </style:style>
    <style:style style:name="gr54" style:family="graphic" style:parent-style-name="standard">
      <style:graphic-properties svg:stroke-width="0.2cm" svg:stroke-color="#9966cc" draw:marker-start-width="0.8cm" draw:marker-end-width="0.8cm" draw:fill="gradient" draw:fill-color="#99284c" draw:fill-gradient-name="gradient" draw:gradient-step-count="0" draw:textarea-horizontal-align="justify" draw:textarea-vertical-align="bottom" draw:auto-grow-height="false" fo:min-height="5.05cm" fo:min-width="0.9cm" fo:padding-top="0.225cm" fo:padding-bottom="0.225cm" fo:padding-left="0.35cm" fo:padding-right="0.35cm"/>
    </style:style>
    <style:style style:name="gr55" style:family="graphic" style:parent-style-name="objectwithoutfill">
      <style:graphic-properties svg:stroke-width="0.04cm" svg:stroke-color="#b84700" draw:marker-start-width="0.32cm" draw:marker-end-width="0.32cm" draw:fill="none" draw:textarea-vertical-align="middle" fo:padding-top="0.145cm" fo:padding-bottom="0.145cm" fo:padding-left="0.27cm" fo:padding-right="0.27cm"/>
    </style:style>
    <style:style style:name="gr56" style:family="graphic" style:parent-style-name="objectwithoutfill">
      <style:graphic-properties svg:stroke-width="0.04cm" svg:stroke-color="#dc2300" draw:marker-start-width="0.32cm" draw:marker-end-width="0.32cm" svg:stroke-linecap="round" draw:fill="none" draw:textarea-vertical-align="middle" fo:padding-top="0.145cm" fo:padding-bottom="0.145cm" fo:padding-left="0.27cm" fo:padding-right="0.27cm"/>
    </style:style>
    <style:style style:name="gr57" style:family="graphic" style:parent-style-name="objectwithoutfill">
      <style:graphic-properties svg:stroke-width="0.04cm" svg:stroke-color="#b80047" draw:marker-start-width="0.32cm" draw:marker-end-width="0.32cm" svg:stroke-linecap="round" draw:fill="none" draw:textarea-vertical-align="middle" fo:padding-top="0.145cm" fo:padding-bottom="0.145cm" fo:padding-left="0.27cm" fo:padding-right="0.27cm"/>
    </style:style>
    <style:style style:name="gr58" style:family="graphic" style:parent-style-name="objectwithoutfill">
      <style:graphic-properties svg:stroke-width="0.04cm" svg:stroke-color="#dc2300" draw:marker-start-width="0.32cm" draw:marker-end-width="0.32cm" draw:fill="none" draw:textarea-vertical-align="middle" fo:padding-top="0.145cm" fo:padding-bottom="0.145cm" fo:padding-left="0.27cm" fo:padding-right="0.27cm"/>
    </style:style>
    <style:style style:name="gr59" style:family="graphic" style:parent-style-name="objectwithoutfill">
      <style:graphic-properties svg:stroke-width="0.04cm" svg:stroke-color="#47b8b8" draw:marker-start-width="0.32cm" draw:marker-end-width="0.32cm" draw:fill="none" draw:textarea-vertical-align="middle" fo:padding-top="0.145cm" fo:padding-bottom="0.145cm" fo:padding-left="0.27cm" fo:padding-right="0.27cm"/>
    </style:style>
    <style:style style:name="gr60" style:family="graphic" style:parent-style-name="standard">
      <style:graphic-properties draw:stroke="none" svg:stroke-color="#000000" draw:fill="none" draw:fill-color="#ffffff" fo:min-height="0.35cm"/>
    </style:style>
    <style:style style:name="gr61" style:family="graphic" style:parent-style-name="objectwithoutfill">
      <style:graphic-properties svg:stroke-width="0.05cm" svg:stroke-color="#dc2300" draw:marker-start-width="0.35cm" draw:marker-end="Arrow" draw:marker-end-width="0.25cm" draw:fill="none" draw:textarea-vertical-align="middle" fo:padding-top="0.15cm" fo:padding-bottom="0.15cm" fo:padding-left="0.275cm" fo:padding-right="0.275cm"/>
    </style:style>
    <style:style style:name="gr62" style:family="graphic" style:parent-style-name="standard">
      <style:graphic-properties draw:stroke="none" svg:stroke-color="#000000" draw:fill="none" draw:fill-color="#ffffff" fo:min-height="0.357cm"/>
    </style:style>
    <style:style style:name="gr63" style:family="graphic" style:parent-style-name="standard">
      <style:graphic-properties svg:stroke-width="0.05cm" svg:stroke-color="#198a8a" draw:marker-start-width="0.35cm" draw:marker-end-width="0.35cm" draw:fill="none" draw:textarea-horizontal-align="justify" draw:textarea-vertical-align="middle" draw:auto-grow-height="false" fo:min-height="2.4cm" fo:min-width="0cm" fo:padding-top="0.15cm" fo:padding-bottom="0.15cm" fo:padding-left="0.275cm" fo:padding-right="0.275cm"/>
    </style:style>
    <style:style style:name="gr64" style:family="graphic" style:parent-style-name="objectwithoutfill">
      <style:graphic-properties svg:stroke-width="0.05cm" svg:stroke-color="#b80047" draw:marker-start-width="0.35cm" draw:marker-end="Arrow" draw:marker-end-width="0.25cm" draw:fill="none" draw:textarea-vertical-align="middle" fo:padding-top="0.15cm" fo:padding-bottom="0.15cm" fo:padding-left="0.275cm" fo:padding-right="0.275cm"/>
    </style:style>
    <style:style style:name="gr65" style:family="graphic" style:parent-style-name="objectwithoutfill">
      <style:graphic-properties svg:stroke-width="0.05cm" svg:stroke-color="#33a3a3" draw:marker-start-width="0.35cm" draw:marker-end="Circle" draw:marker-end-width="0.2cm" draw:marker-end-center="true" svg:stroke-linecap="round" draw:fill="none" draw:textarea-vertical-align="middle" fo:padding-top="0.15cm" fo:padding-bottom="0.15cm" fo:padding-left="0.275cm" fo:padding-right="0.275cm"/>
    </style:style>
    <style:style style:name="gr66" style:family="graphic" style:parent-style-name="objectwithoutfill">
      <style:graphic-properties svg:stroke-width="0.05cm" svg:stroke-color="#b84747" draw:marker-start-width="0.35cm" draw:marker-end="Circle" draw:marker-end-width="0.2cm" draw:marker-end-center="true" draw:fill="none" draw:textarea-vertical-align="middle" fo:padding-top="0.15cm" fo:padding-bottom="0.15cm" fo:padding-left="0.275cm" fo:padding-right="0.275cm"/>
    </style:style>
    <style:style style:name="gr67" style:family="graphic" style:parent-style-name="objectwithoutfill">
      <style:graphic-properties svg:stroke-width="0.05cm" svg:stroke-color="#800000" draw:marker-start-width="0.35cm" draw:marker-end="" draw:marker-end-width="0.25cm" draw:fill="none" draw:textarea-vertical-align="middle" fo:padding-top="0.15cm" fo:padding-bottom="0.15cm" fo:padding-left="0.275cm" fo:padding-right="0.275cm"/>
    </style:style>
    <style:style style:name="gr68" style:family="graphic" style:parent-style-name="objectwithoutfill">
      <style:graphic-properties svg:stroke-width="0.05cm" svg:stroke-color="#198a8a" draw:marker-start="Circle" draw:marker-start-width="0.35cm" draw:marker-start-center="true" draw:marker-end="Arrow" draw:marker-end-width="0.25cm" draw:fill="none" draw:textarea-vertical-align="middle" fo:padding-top="0.15cm" fo:padding-bottom="0.15cm" fo:padding-left="0.275cm" fo:padding-right="0.275cm"/>
    </style:style>
    <style:style style:name="gr69" style:family="graphic" style:parent-style-name="standard">
      <style:graphic-properties draw:opacity="50%" draw:textarea-horizontal-align="justify" draw:textarea-vertical-align="middle" draw:auto-grow-height="false" fo:min-height="0.524cm" fo:min-width="0cm" draw:shadow-opacity="50%"/>
    </style:style>
    <style:style style:name="gr70" style:family="graphic" style:parent-style-name="standard">
      <style:graphic-properties svg:stroke-width="0.04cm" draw:marker-start-width="0.32cm" draw:marker-end-width="0.32cm" draw:fill-color="#c0c0c0" draw:textarea-horizontal-align="justify" draw:textarea-vertical-align="middle" draw:auto-grow-height="false" fo:min-height="0.267cm" fo:min-width="0cm" fo:padding-top="0.145cm" fo:padding-bottom="0.145cm" fo:padding-left="0.27cm" fo:padding-right="0.27cm"/>
    </style:style>
    <style:style style:name="gr71" style:family="graphic" style:parent-style-name="standard">
      <style:graphic-properties draw:fill-color="#ff3333" draw:opacity="50%" draw:textarea-horizontal-align="justify" draw:textarea-vertical-align="middle" draw:auto-grow-height="false" fo:min-height="0.522cm" fo:min-width="0cm" draw:shadow-opacity="50%"/>
    </style:style>
    <style:style style:name="gr72" style:family="graphic" style:parent-style-name="standard">
      <style:graphic-properties draw:fill-color="#ffff99" draw:textarea-vertical-align="middle" draw:auto-grow-height="false" fo:min-height="0.052cm" fo:min-width="0cm"/>
    </style:style>
    <style:style style:name="gr73" style:family="graphic" style:parent-style-name="standard">
      <style:graphic-properties draw:stroke="none" svg:stroke-color="#000000" draw:fill="none" draw:fill-color="#ffffff" fo:min-height="0.713cm"/>
    </style:style>
    <style:style style:name="gr74" style:family="graphic" style:parent-style-name="standard">
      <style:graphic-properties svg:stroke-width="0.02cm" svg:stroke-color="#cccccc" draw:marker-start-width="0.045cm" draw:marker-end-width="0.045cm" draw:fill="none" draw:fill-color="#808080" draw:textarea-horizontal-align="justify" draw:textarea-vertical-align="middle" draw:auto-grow-height="false" fo:min-height="0.53cm" fo:min-width="0.279cm" fo:padding-top="0.135cm" fo:padding-bottom="0.135cm" fo:padding-left="0.26cm" fo:padding-right="0.26cm"/>
    </style:style>
    <style:style style:name="gr75" style:family="graphic" style:parent-style-name="objectwithoutfill">
      <style:graphic-properties svg:stroke-width="0.05cm" svg:stroke-color="#800000" draw:marker-start-width="0.35cm" draw:marker-end="Arrow" draw:marker-end-width="0.25cm" svg:stroke-linecap="round" draw:fill="none" draw:textarea-vertical-align="middle" fo:padding-top="0.15cm" fo:padding-bottom="0.15cm" fo:padding-left="0.275cm" fo:padding-right="0.275cm"/>
    </style:style>
    <style:style style:name="gr76" style:family="graphic" style:parent-style-name="standard">
      <style:graphic-properties draw:stroke="none" svg:stroke-color="#000000" draw:fill="none" draw:fill-color="#ffffff" fo:min-height="1.393cm"/>
    </style:style>
    <style:style style:name="gr7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8" style:family="graphic" style:parent-style-name="standard">
      <style:graphic-properties draw:stroke="none" draw:fill="none" draw:opacity="100%" draw:fill-image-width="0cm" draw:fill-image-height="0cm" fo:min-height="3.516cm" draw:shadow-opacity="100%"/>
    </style:style>
    <style:style style:name="gr79" style:family="graphic" style:parent-style-name="standard">
      <style:graphic-properties draw:stroke="none" svg:stroke-width="0.1cm" svg:stroke-color="#000000" draw:marker-start-width="0.501cm" draw:marker-end-width="0.501cm" draw:stroke-linejoin="round" svg:stroke-linecap="round" draw:fill-color="#b3b3b3" draw:textarea-horizontal-align="left" draw:textarea-vertical-align="top" draw:auto-grow-height="false" fo:min-height="0.246cm" fo:min-width="0cm" fo:padding-top="0.276cm" fo:padding-bottom="0.276cm" fo:padding-left="0.401cm" fo:padding-right="0.401cm"/>
    </style:style>
    <style:style style:name="gr80" style:family="graphic" style:parent-style-name="standard">
      <style:graphic-properties draw:stroke="none" svg:stroke-width="0.1cm" svg:stroke-color="#000000" draw:marker-start-width="0.501cm" draw:marker-end-width="0.501cm" draw:stroke-linejoin="round" svg:stroke-linecap="round" draw:fill-color="#729fcf" draw:textarea-horizontal-align="left" draw:textarea-vertical-align="top" draw:auto-grow-height="false" fo:min-height="0.248cm" fo:min-width="0cm" fo:padding-top="0.276cm" fo:padding-bottom="0.276cm" fo:padding-left="0.401cm" fo:padding-right="0.401cm"/>
    </style:style>
    <style:style style:name="gr81"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246cm" fo:min-width="0cm" fo:padding-top="0.276cm" fo:padding-bottom="0.276cm" fo:padding-left="0.401cm" fo:padding-right="0.401cm"/>
    </style:style>
    <style:style style:name="gr82" style:family="graphic" style:parent-style-name="standard">
      <style:graphic-properties draw:stroke="none" svg:stroke-width="0.1cm" svg:stroke-color="#000000" draw:marker-start-width="0.501cm" draw:marker-end-width="0.501cm" draw:stroke-linejoin="round" svg:stroke-linecap="round" draw:fill="solid" draw:fill-color="#9966cc" draw:textarea-horizontal-align="left" draw:textarea-vertical-align="top" draw:auto-grow-height="false" fo:min-height="0.246cm" fo:min-width="0cm" fo:padding-top="0.276cm" fo:padding-bottom="0.276cm" fo:padding-left="0.401cm" fo:padding-right="0.401cm"/>
    </style:style>
    <style:style style:name="gr83" style:family="graphic" style:parent-style-name="standard">
      <style:graphic-properties draw:stroke="none" svg:stroke-color="#000000" draw:fill="none" draw:fill-color="#ffffff" draw:textarea-horizontal-align="left" draw:auto-grow-height="true" draw:auto-grow-width="true" fo:min-height="1.097cm" fo:min-width="3.854cm"/>
    </style:style>
    <style:style style:name="gr84" style:family="graphic" style:parent-style-name="objectwithoutfill">
      <style:graphic-properties svg:stroke-width="0.2cm" svg:stroke-color="#eb613d" draw:marker-start-width="0.8cm" draw:marker-end-width="0.8cm" svg:stroke-linecap="round" draw:fill="none" draw:textarea-vertical-align="middle" fo:padding-top="0.225cm" fo:padding-bottom="0.225cm" fo:padding-left="0.35cm" fo:padding-right="0.35cm"/>
    </style:style>
    <style:style style:name="gr85" style:family="graphic" style:parent-style-name="objectwithoutfill">
      <style:graphic-properties svg:stroke-width="0.2cm" svg:stroke-color="#00ff00" draw:marker-start-width="0.8cm" draw:marker-end-width="0.8cm" svg:stroke-linecap="round" draw:fill="none" draw:textarea-vertical-align="middle" fo:padding-top="0.225cm" fo:padding-bottom="0.225cm" fo:padding-left="0.35cm" fo:padding-right="0.35cm"/>
    </style:style>
    <style:style style:name="gr86" style:family="graphic" style:parent-style-name="objectwithoutfill">
      <style:graphic-properties svg:stroke-width="0.2cm" svg:stroke-color="#0000ff" draw:marker-start-width="0.8cm" draw:marker-end-width="0.8cm" svg:stroke-linecap="round" draw:fill="none" draw:textarea-vertical-align="middle" fo:padding-top="0.225cm" fo:padding-bottom="0.225cm" fo:padding-left="0.35cm" fo:padding-right="0.35cm"/>
    </style:style>
    <style:style style:name="gr87" style:family="graphic" style:parent-style-name="objectwithoutfill">
      <style:graphic-properties svg:stroke-width="0.2cm" svg:stroke-color="#008000" draw:marker-start-width="0.8cm" draw:marker-end-width="0.8cm" svg:stroke-linecap="round" draw:fill="none" draw:textarea-vertical-align="middle" fo:padding-top="0.225cm" fo:padding-bottom="0.225cm" fo:padding-left="0.35cm" fo:padding-right="0.35cm"/>
    </style:style>
    <style:style style:name="gr88"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89" style:family="graphic" style:parent-style-name="objectwithoutfill">
      <style:graphic-properties svg:stroke-width="0.3cm" svg:stroke-color="#663300" draw:marker-start-width="0.9cm" draw:marker-end-width="0.9cm" svg:stroke-linecap="round" draw:fill="none" draw:textarea-vertical-align="middle" fo:padding-top="0.275cm" fo:padding-bottom="0.275cm" fo:padding-left="0.4cm" fo:padding-right="0.4cm"/>
    </style:style>
    <style:style style:name="gr90" style:family="graphic" style:parent-style-name="standard">
      <style:graphic-properties draw:stroke="none" svg:stroke-color="#000000" draw:fill="none" draw:fill-color="#ffffff" draw:textarea-horizontal-align="left" draw:auto-grow-height="true" draw:auto-grow-width="true" fo:min-height="0.548cm" fo:min-width="6.581cm"/>
    </style:style>
    <style:style style:name="gr91" style:family="graphic" style:parent-style-name="objectwithoutfill">
      <style:graphic-properties svg:stroke-width="0.05cm" svg:stroke-color="#eb613d" draw:marker-start-width="0.35cm" draw:marker-end-width="0.35cm" svg:stroke-linecap="round" draw:fill="none" draw:textarea-vertical-align="middle" fo:padding-top="0.15cm" fo:padding-bottom="0.15cm" fo:padding-left="0.275cm" fo:padding-right="0.275cm"/>
    </style:style>
    <style:style style:name="gr92" style:family="graphic" style:parent-style-name="standard">
      <style:graphic-properties draw:stroke="solid" draw:stroke-dash="Ultrafine_20_Dashed" svg:stroke-width="0.02cm" svg:stroke-color="#000000" draw:marker-start-width="0cm" draw:marker-end-width="0cm" draw:textarea-vertical-align="middle" fo:padding-top="0.135cm" fo:padding-bottom="0.135cm" fo:padding-left="0.26cm" fo:padding-right="0.26cm"/>
    </style:style>
    <style:style style:name="gr93" style:family="graphic" style:parent-style-name="objectwithoutfill">
      <style:graphic-properties svg:stroke-width="0.02cm" svg:stroke-color="#000000" draw:marker-start-width="0cm" draw:marker-end="Circle" draw:marker-end-width="0.1cm" draw:fill="none" draw:textarea-vertical-align="middle" fo:padding-top="0.135cm" fo:padding-bottom="0.135cm" fo:padding-left="0.26cm" fo:padding-right="0.26cm"/>
    </style:style>
    <style:style style:name="gr94" style:family="graphic" style:parent-style-name="objectwithoutfill">
      <style:graphic-properties svg:stroke-width="0.02cm" svg:stroke-color="#000000" draw:marker-start-width="0cm" draw:marker-end-width="0cm" draw:fill="none" draw:textarea-vertical-align="middle" fo:padding-top="0.135cm" fo:padding-bottom="0.135cm" fo:padding-left="0.26cm" fo:padding-right="0.26cm"/>
    </style:style>
    <style:style style:name="gr95" style:family="graphic" style:parent-style-name="standard">
      <style:graphic-properties draw:stroke="none" svg:stroke-color="#000000" draw:fill="none" draw:fill-color="#ffffff" draw:textarea-horizontal-align="left" draw:auto-grow-height="true" draw:auto-grow-width="false" fo:min-height="0.548cm" fo:min-width="0cm"/>
    </style:style>
    <style:style style:name="gr96"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0.05cm" fo:min-width="0cm" fo:padding-top="0.175cm" fo:padding-bottom="0.175cm" fo:padding-left="0.3cm" fo:padding-right="0.3cm"/>
    </style:style>
    <style:style style:name="gr97" style:family="graphic" style:parent-style-name="objectwithoutfill">
      <style:graphic-properties svg:stroke-width="0.1cm" svg:stroke-color="#33a3a3" draw:marker-start-width="0.5cm" draw:marker-end-width="0.5cm" svg:stroke-linecap="round" draw:fill="none" draw:textarea-vertical-align="middle" fo:padding-top="0.175cm" fo:padding-bottom="0.175cm" fo:padding-left="0.3cm" fo:padding-right="0.3cm"/>
    </style:style>
    <style:style style:name="gr98" style:family="graphic" style:parent-style-name="objectwithoutfill">
      <style:graphic-properties svg:stroke-width="0.1cm" svg:stroke-color="#ff0000" draw:marker-start-width="0.5cm" draw:marker-end-width="0.5cm" svg:stroke-linecap="round" draw:fill="none" draw:textarea-vertical-align="middle" fo:padding-top="0.175cm" fo:padding-bottom="0.175cm" fo:padding-left="0.3cm" fo:padding-right="0.3cm"/>
    </style:style>
    <style:style style:name="gr99" style:family="graphic" style:parent-style-name="objectwithoutfill">
      <style:graphic-properties svg:stroke-width="0.1cm" svg:stroke-color="#0000ff" draw:marker-start-width="0.5cm" draw:marker-end-width="0.5cm" svg:stroke-linecap="round" draw:fill="none" draw:textarea-vertical-align="middle" fo:padding-top="0.175cm" fo:padding-bottom="0.175cm" fo:padding-left="0.3cm" fo:padding-right="0.3cm"/>
    </style:style>
    <style:style style:name="gr100"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0cm" fo:min-width="0cm" fo:padding-top="0.5cm" fo:padding-bottom="0cm" fo:padding-left="0.5cm" fo:padding-right="0.5cm"/>
    </style:style>
    <style:style style:name="gr101" style:family="graphic" style:parent-style-name="standard">
      <style:graphic-properties draw:stroke="dash" draw:stroke-dash="Ultrafine_20_Dashed" svg:stroke-width="0.1cm" svg:stroke-color="#b3b3b3" draw:marker-start-width="0.3cm" draw:marker-end-width="0.3cm" draw:stroke-linejoin="bevel" draw:fill="solid" draw:fill-color="#729fcf" draw:textarea-horizontal-align="left" draw:textarea-vertical-align="middle" draw:auto-grow-height="false" fo:min-height="0cm" fo:min-width="0cm" fo:padding-top="0.5cm" fo:padding-bottom="0cm" fo:padding-left="0.5cm" fo:padding-right="0.5cm"/>
    </style:style>
    <style:style style:name="gr102"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103" style:family="graphic" style:parent-style-name="standard">
      <style:graphic-properties svg:stroke-width="0.1cm" svg:stroke-color="#666666" draw:marker-start-width="0.3cm" draw:marker-end-width="0.3cm" draw:stroke-linejoin="bevel" draw:fill="solid" draw:fill-color="#ffffff" draw:textarea-horizontal-align="left" draw:textarea-vertical-align="middle" draw:auto-grow-height="false" fo:min-height="0cm" fo:min-width="0.192cm" fo:padding-top="0.179cm" fo:padding-bottom="0.179cm" fo:padding-left="0.304cm" fo:padding-right="0.304cm"/>
    </style:style>
    <style:style style:name="gr104" style:family="graphic" style:parent-style-name="standard">
      <style:graphic-properties svg:stroke-color="#5c8526" draw:stroke-linejoin="bevel" draw:fill="none" draw:fill-color="#cccccc" draw:textarea-horizontal-align="justify" draw:textarea-vertical-align="middle" draw:auto-grow-height="false" fo:min-height="22.15cm" fo:min-width="35.5cm"/>
    </style:style>
    <style:style style:name="gr105" style:family="graphic" style:parent-style-name="objectwithoutfill">
      <style:graphic-properties svg:stroke-width="0.1cm" svg:stroke-color="#00ff00" draw:marker-start-width="0.5cm" draw:marker-end-width="0.5cm" svg:stroke-linecap="round" draw:fill="none" draw:textarea-vertical-align="middle" fo:padding-top="0.175cm" fo:padding-bottom="0.175cm" fo:padding-left="0.3cm" fo:padding-right="0.3cm"/>
    </style:style>
    <style:style style:name="gr106" style:family="graphic" style:parent-style-name="standard">
      <style:graphic-properties draw:stroke="none" svg:stroke-color="#000000" draw:fill="none" draw:fill-color="#ffffff" draw:textarea-horizontal-align="left" draw:auto-grow-height="true" draw:auto-grow-width="false" fo:min-height="1.095cm" fo:min-width="0cm"/>
    </style:style>
    <style:style style:name="gr107"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948cm" fo:min-width="17.798cm" fo:padding-top="0.426cm" fo:padding-bottom="0.426cm" fo:padding-left="0.551cm" fo:padding-right="0.551cm"/>
    </style:style>
    <style:style style:name="gr108" style:family="graphic" style:parent-style-name="standard">
      <style:graphic-properties draw:fill-color="#9966cc" draw:textarea-horizontal-align="justify" draw:textarea-vertical-align="middle" draw:auto-grow-height="false" fo:min-height="1.55cm" fo:min-width="18.3cm"/>
    </style:style>
    <style:style style:name="gr109"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348cm" fo:min-width="16.898cm" fo:padding-top="0.426cm" fo:padding-bottom="0.426cm" fo:padding-left="0.551cm" fo:padding-right="0.551cm"/>
    </style:style>
    <style:style style:name="gr110"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148cm" fo:min-width="12.498cm" fo:padding-top="0.426cm" fo:padding-bottom="0.426cm" fo:padding-left="0.551cm" fo:padding-right="0.551cm"/>
    </style:style>
    <style:style style:name="gr111"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1.292cm" fo:min-width="0.442cm" fo:padding-top="0.154cm" fo:padding-bottom="0.154cm" fo:padding-left="0.279cm" fo:padding-right="0.279cm"/>
    </style:style>
    <style:style style:name="gr112"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16.498cm" fo:padding-top="0.426cm" fo:padding-bottom="0.426cm" fo:padding-left="0.551cm" fo:padding-right="0.551cm"/>
    </style:style>
    <style:style style:name="gr113"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2.348cm" fo:min-width="12.498cm" fo:padding-top="0.426cm" fo:padding-bottom="0.426cm" fo:padding-left="0.551cm" fo:padding-right="0.551cm"/>
    </style:style>
    <style:style style:name="gr114"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2.348cm" fo:min-width="0cm" fo:padding-top="0.426cm" fo:padding-bottom="0.426cm" fo:padding-left="0.551cm" fo:padding-right="0.551cm"/>
    </style:style>
    <style:style style:name="gr115" style:family="graphic" style:parent-style-name="standard">
      <style:graphic-properties draw:stroke="none" svg:stroke-color="#3465a4" draw:fill="solid" draw:fill-color="#666666" draw:textarea-horizontal-align="justify" draw:textarea-vertical-align="middle" draw:auto-grow-height="false" fo:min-height="0.35cm" fo:min-width="0.1cm"/>
    </style:style>
    <style:style style:name="gr116"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0cm" fo:padding-top="0.426cm" fo:padding-bottom="0.426cm" fo:padding-left="0.551cm" fo:padding-right="0.551cm"/>
    </style:style>
    <style:style style:name="gr117"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1.292cm" fo:min-width="2.642cm" fo:padding-top="0.154cm" fo:padding-bottom="0.154cm" fo:padding-left="0.279cm" fo:padding-right="0.279cm"/>
    </style:style>
    <style:style style:name="gr118"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0.692cm" fo:min-width="11.442cm" fo:padding-top="0.154cm" fo:padding-bottom="0.154cm" fo:padding-left="0.279cm" fo:padding-right="0.279cm"/>
    </style:style>
    <style:style style:name="gr119"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2.292cm" fo:min-width="11.442cm" fo:padding-top="0.154cm" fo:padding-bottom="0.154cm" fo:padding-left="0.279cm" fo:padding-right="0.279cm"/>
    </style:style>
    <style:style style:name="gr120"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cm" fo:min-width="16.898cm" fo:padding-top="0.426cm" fo:padding-bottom="0.426cm" fo:padding-left="0.551cm" fo:padding-right="0.551cm"/>
    </style:style>
    <style:style style:name="gr121"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2.85cm" fo:min-width="12.6cm" fo:padding-top="0.175cm" fo:padding-bottom="0.175cm" fo:padding-left="0.3cm" fo:padding-right="0.3cm"/>
    </style:style>
    <style:style style:name="gr122"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2.65cm" fo:min-width="11.8cm" fo:padding-top="0.175cm" fo:padding-bottom="0.175cm" fo:padding-left="0.3cm" fo:padding-right="0.3cm"/>
    </style:style>
    <style:style style:name="gr123"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0.05cm" fo:min-width="17cm" fo:padding-top="0.175cm" fo:padding-bottom="0.175cm" fo:padding-left="0.3cm" fo:padding-right="0.3cm"/>
    </style:style>
    <style:style style:name="gr124"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3.192cm" fo:min-width="0.442cm" fo:padding-top="0.154cm" fo:padding-bottom="0.154cm" fo:padding-left="0.279cm" fo:padding-right="0.279cm"/>
    </style:style>
    <style:style style:name="gr125"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3.948cm" fo:min-width="11.998cm" fo:padding-top="0.426cm" fo:padding-bottom="0.426cm" fo:padding-left="0.551cm" fo:padding-right="0.551cm"/>
    </style:style>
    <style:style style:name="gr126"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1.692cm" fo:min-width="0.442cm" fo:padding-top="0.154cm" fo:padding-bottom="0.154cm" fo:padding-left="0.279cm" fo:padding-right="0.279cm"/>
    </style:style>
    <style:style style:name="gr127"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7.692cm" fo:min-width="2.642cm" fo:padding-top="0.154cm" fo:padding-bottom="0.154cm" fo:padding-left="0.279cm" fo:padding-right="0.279cm"/>
    </style:style>
    <style:style style:name="gr128" style:family="graphic" style:parent-style-name="standard">
      <style:graphic-properties draw:stroke="none" svg:stroke-width="0.05cm" svg:stroke-color="#729fcf" draw:marker-start-width="0cm" draw:marker-end-width="0cm" draw:stroke-linejoin="bevel" draw:fill="solid" draw:fill-color="#ffffff" draw:textarea-horizontal-align="justify" draw:textarea-vertical-align="middle" draw:auto-grow-height="false" fo:min-height="0.692cm" fo:min-width="7.442cm" fo:padding-top="0.154cm" fo:padding-bottom="0.154cm" fo:padding-left="0.279cm" fo:padding-right="0.279cm"/>
    </style:style>
    <style:style style:name="gr129" style:family="graphic" style:parent-style-name="standard">
      <style:graphic-properties draw:stroke="none" svg:stroke-color="#3465a4" draw:fill="solid" draw:fill-color="#666666" draw:textarea-horizontal-align="justify" draw:textarea-vertical-align="middle" draw:auto-grow-height="false" fo:min-height="0.05cm" fo:min-width="0cm"/>
    </style:style>
    <style:style style:name="gr130" style:family="graphic" style:parent-style-name="standard">
      <style:graphic-properties svg:stroke-width="0.1cm" svg:stroke-color="#666666" draw:marker-start-width="0.3cm" draw:marker-end-width="0.3cm" draw:stroke-linejoin="bevel" draw:fill="solid" draw:fill-color="#ffffff" draw:textarea-horizontal-align="left" draw:textarea-vertical-align="middle" draw:auto-grow-height="false" fo:min-height="0cm" fo:min-width="0cm" fo:padding-top="0.179cm" fo:padding-bottom="0.179cm" fo:padding-left="0.304cm" fo:padding-right="0.304cm"/>
    </style:style>
    <style:style style:name="gr131"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0.9cm" fo:min-width="0cm" fo:padding-top="0.5cm" fo:padding-bottom="0cm" fo:padding-left="0.5cm" fo:padding-right="0.5cm"/>
    </style:style>
    <style:style style:name="gr132"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3.3cm" fo:min-width="0cm" fo:padding-top="0.5cm" fo:padding-bottom="0cm" fo:padding-left="0.5cm" fo:padding-right="0.5cm"/>
    </style:style>
    <style:style style:name="gr133" style:family="graphic" style:parent-style-name="standard">
      <style:graphic-properties draw:stroke="dash" draw:stroke-dash="Ultrafine_20_Dashed" svg:stroke-width="0.1cm" svg:stroke-color="#b3b3b3" draw:marker-start-width="0.3cm" draw:marker-end-width="0.3cm" draw:stroke-linejoin="bevel" draw:fill="solid" draw:fill-color="#729fcf" draw:textarea-horizontal-align="right" draw:textarea-vertical-align="bottom" draw:auto-grow-height="false" fo:min-height="0cm" fo:min-width="5.953cm" fo:padding-top="0.5cm" fo:padding-bottom="0cm" fo:padding-left="0.5cm" fo:padding-right="0.5cm"/>
    </style:style>
    <style:style style:name="gr134"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0cm" fo:min-width="0.792cm" fo:padding-top="0.179cm" fo:padding-bottom="0.179cm" fo:padding-left="0.304cm" fo:padding-right="0.304cm"/>
    </style:style>
    <style:style style:name="gr135" style:family="graphic" style:parent-style-name="objectwithoutfill">
      <style:graphic-properties draw:marker-end="Arrow" draw:marker-end-width="0.3cm" draw:fill="none" draw:textarea-vertical-align="middle"/>
    </style:style>
    <style:style style:name="gr136" style:family="graphic" style:parent-style-name="standard">
      <style:graphic-properties draw:fill="none" draw:opacity="100%" draw:fill-image-width="0cm" draw:fill-image-height="0cm" draw:textarea-horizontal-align="justify" draw:textarea-vertical-align="middle" draw:auto-grow-height="false" fo:min-height="0.75cm" fo:min-width="0.5cm" draw:shadow-opacity="100%"/>
    </style:style>
    <style:style style:name="gr137" style:family="graphic" style:parent-style-name="standard">
      <style:graphic-properties draw:stroke="none" svg:stroke-color="#000000" draw:fill="none" draw:fill-color="#ffffff" draw:textarea-horizontal-align="left" draw:auto-grow-height="true" draw:auto-grow-width="true" fo:min-height="1.453cm" fo:min-width="0.217cm"/>
    </style:style>
    <style:style style:name="gr138" style:family="graphic" style:parent-style-name="standard">
      <style:graphic-properties draw:stroke="none" svg:stroke-color="#000000" draw:fill="none" draw:fill-color="#ffffff" draw:opacity="100%" draw:fill-image-width="0cm" draw:fill-image-height="0cm" fo:min-height="0.782cm" draw:shadow-opacity="100%"/>
    </style:style>
    <style:style style:name="gr139" style:family="graphic" style:parent-style-name="standard">
      <style:graphic-properties svg:stroke-color="#5c8526" draw:stroke-linejoin="bevel" draw:fill="none" draw:fill-color="#cccccc" draw:textarea-horizontal-align="justify" draw:textarea-vertical-align="middle" draw:auto-grow-height="false" fo:min-height="22.75cm" fo:min-width="35.5cm"/>
    </style:style>
    <style:style style:name="gr140" style:family="graphic" style:parent-style-name="measure">
      <style:graphic-properties draw:stroke-linejoin="bevel" draw:textarea-vertical-align="middle" draw:line-distance="0.6cm"/>
    </style:style>
    <style:style style:name="gr141" style:family="graphic" style:parent-style-name="measure" style:list-style-name="L1">
      <style:graphic-properties draw:textarea-vertical-align="middle" draw:line-distance="1cm" draw:placing="below"/>
    </style:style>
    <style:style style:name="gr142" style:family="graphic" style:parent-style-name="measure" style:list-style-name="L1">
      <style:graphic-properties draw:textarea-vertical-align="middle" draw:line-distance="0.6cm" draw:placing="above"/>
    </style:style>
    <style:style style:name="gr143" style:family="graphic" style:parent-style-name="measure">
      <style:graphic-properties draw:stroke-linejoin="bevel" draw:textarea-vertical-align="middle" draw:line-distance="0.2cm" draw:placing="below"/>
    </style:style>
    <style:style style:name="gr144" style:family="graphic" style:parent-style-name="measure">
      <style:graphic-properties draw:stroke-linejoin="bevel" draw:textarea-vertical-align="middle" draw:line-distance="0.4cm"/>
    </style:style>
    <style:style style:name="gr145" style:family="graphic" style:parent-style-name="measure" style:list-style-name="L1">
      <style:graphic-properties draw:textarea-vertical-align="middle" draw:line-distance="0.6cm" draw:placing="above"/>
    </style:style>
    <style:style style:name="gr146" style:family="graphic" style:parent-style-name="measure" style:list-style-name="L1">
      <style:graphic-properties draw:textarea-vertical-align="middle" draw:line-distance="0.3cm" draw:placing="above"/>
    </style:style>
    <style:style style:name="gr147" style:family="graphic" style:parent-style-name="measure">
      <style:graphic-properties draw:stroke-linejoin="bevel" draw:textarea-vertical-align="middle" draw:line-distance="0.4cm" draw:placing="below"/>
    </style:style>
    <style:style style:name="gr148" style:family="graphic" style:parent-style-name="measure">
      <style:graphic-properties draw:stroke-linejoin="bevel" draw:textarea-vertical-align="middle" draw:line-distance="0.4cm" draw:placing="above"/>
    </style:style>
    <style:style style:name="gr149" style:family="graphic" style:parent-style-name="measure" style:list-style-name="L1">
      <style:graphic-properties draw:textarea-vertical-align="middle" draw:line-distance="0.6cm" draw:placing="above"/>
    </style:style>
    <style:style style:name="gr150" style:family="graphic" style:parent-style-name="measure" style:list-style-name="L1">
      <style:graphic-properties draw:textarea-vertical-align="middle" draw:line-distance="0.6cm" draw:placing="above"/>
    </style:style>
    <style:style style:name="gr151" style:family="graphic" style:parent-style-name="measure" style:list-style-name="L1">
      <style:graphic-properties draw:textarea-vertical-align="middle" draw:line-distance="0.6cm" draw:placing="above"/>
    </style:style>
    <style:style style:name="gr152" style:family="graphic" style:parent-style-name="objectwithoutfill">
      <style:graphic-properties draw:stroke="dash" draw:stroke-dash="Fine_20_Dashed" svg:stroke-color="#000000" draw:fill="none" draw:textarea-vertical-align="middle"/>
    </style:style>
    <style:style style:name="gr153"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948cm" fo:min-width="27.398cm" fo:padding-top="0.426cm" fo:padding-bottom="0.426cm" fo:padding-left="0.551cm" fo:padding-right="0.551cm"/>
    </style:style>
    <style:style style:name="gr154" style:family="graphic" style:parent-style-name="standard">
      <style:graphic-properties draw:fill-color="#9966cc" draw:textarea-horizontal-align="justify" draw:textarea-vertical-align="middle" draw:auto-grow-height="false" fo:min-height="1.55cm" fo:min-width="27.9cm"/>
    </style:style>
    <style:style style:name="gr155"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2.348cm" fo:min-width="18.498cm" fo:padding-top="0.426cm" fo:padding-bottom="0.426cm" fo:padding-left="0.551cm" fo:padding-right="0.551cm"/>
    </style:style>
    <style:style style:name="gr156"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348cm" fo:min-width="26.498cm" fo:padding-top="0.426cm" fo:padding-bottom="0.426cm" fo:padding-left="0.551cm" fo:padding-right="0.551cm"/>
    </style:style>
    <style:style style:name="gr157" style:family="graphic" style:parent-style-name="standard">
      <style:graphic-properties draw:stroke="none" svg:stroke-width="0.05cm" svg:stroke-color="#729fcf" draw:marker-start-width="0cm" draw:marker-end-width="0cm" draw:stroke-linejoin="bevel" draw:fill="solid" draw:fill-color="#729fcf" draw:textarea-horizontal-align="right" draw:textarea-vertical-align="middle" draw:auto-grow-height="false" fo:min-height="0.692cm" fo:min-width="25.642cm" fo:padding-top="0.154cm" fo:padding-bottom="0.154cm" fo:padding-left="0.279cm" fo:padding-right="0.279cm"/>
    </style:style>
    <style:style style:name="gr158"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148cm" fo:min-width="12.698cm" fo:padding-top="0.426cm" fo:padding-bottom="0.426cm" fo:padding-left="0.551cm" fo:padding-right="0.551cm"/>
    </style:style>
    <style:style style:name="gr159"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26.098cm" fo:padding-top="0.426cm" fo:padding-bottom="0.426cm" fo:padding-left="0.551cm" fo:padding-right="0.551cm"/>
    </style:style>
    <style:style style:name="gr160"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2.892cm" fo:min-width="6.242cm" fo:padding-top="0.154cm" fo:padding-bottom="0.154cm" fo:padding-left="0.279cm" fo:padding-right="0.279cm"/>
    </style:style>
    <style:style style:name="gr161"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0.692cm" fo:min-width="3.242cm" fo:padding-top="0.154cm" fo:padding-bottom="0.154cm" fo:padding-left="0.279cm" fo:padding-right="0.279cm"/>
    </style:style>
    <style:style style:name="gr162" style:family="graphic" style:parent-style-name="standard">
      <style:graphic-properties draw:stroke="none" svg:stroke-width="0.05cm" svg:stroke-color="#729fcf" draw:marker-start-width="0cm" draw:marker-end-width="0cm" draw:stroke-linejoin="bevel" draw:fill="solid" draw:fill-color="#ffffff" draw:textarea-horizontal-align="justify" draw:textarea-vertical-align="middle" draw:auto-grow-height="false" fo:min-height="5.392cm" fo:min-width="0.442cm" fo:padding-top="0.154cm" fo:padding-bottom="0.154cm" fo:padding-left="0.279cm" fo:padding-right="0.279cm"/>
    </style:style>
    <style:style style:name="gr163"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cm" fo:min-width="26.498cm" fo:padding-top="0.426cm" fo:padding-bottom="0.426cm" fo:padding-left="0.551cm" fo:padding-right="0.551cm"/>
    </style:style>
    <style:style style:name="gr164" style:family="graphic" style:parent-style-name="standard">
      <style:graphic-properties draw:stroke="none" svg:stroke-width="0.05cm" svg:stroke-color="#729fcf" draw:marker-start-width="0cm" draw:marker-end-width="0cm" draw:stroke-linejoin="bevel" draw:fill="solid" draw:fill-color="#ffffff" draw:textarea-horizontal-align="justify" draw:textarea-vertical-align="middle" draw:auto-grow-height="false" fo:min-height="2.592cm" fo:min-width="0cm" fo:padding-top="0.154cm" fo:padding-bottom="0.154cm" fo:padding-left="0.279cm" fo:padding-right="0.279cm"/>
    </style:style>
    <style:style style:name="gr165" style:family="graphic" style:parent-style-name="standard">
      <style:graphic-properties svg:stroke-width="0.05cm" svg:stroke-color="#000000" draw:marker-start-width="0.191cm" draw:marker-end-width="0.191cm" draw:stroke-linejoin="miter" draw:fill="solid" draw:fill-color="#ffffff" draw:textarea-horizontal-align="justify" draw:textarea-vertical-align="middle" draw:auto-grow-height="false" fo:min-height="0cm" fo:min-width="26.95cm" fo:padding-top="0.15cm" fo:padding-bottom="0.15cm" fo:padding-left="0.275cm" fo:padding-right="0.275cm"/>
    </style:style>
    <style:style style:name="gr166"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0.05cm" fo:min-width="26.6cm" fo:padding-top="0.175cm" fo:padding-bottom="0.175cm" fo:padding-left="0.3cm" fo:padding-right="0.3cm"/>
    </style:style>
    <style:style style:name="gr167"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2.348cm" fo:min-width="16.098cm" fo:padding-top="0.426cm" fo:padding-bottom="0.426cm" fo:padding-left="0.551cm" fo:padding-right="0.551cm"/>
    </style:style>
    <style:style style:name="gr168"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2.292cm" fo:min-width="15.042cm" fo:padding-top="0.154cm" fo:padding-bottom="0.154cm" fo:padding-left="0.279cm" fo:padding-right="0.279cm"/>
    </style:style>
    <style:style style:name="gr169"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0.692cm" fo:min-width="7.042cm" fo:padding-top="0.154cm" fo:padding-bottom="0.154cm" fo:padding-left="0.279cm" fo:padding-right="0.279cm"/>
    </style:style>
    <style:style style:name="gr170"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2.892cm" fo:min-width="1.842cm" fo:padding-top="0.154cm" fo:padding-bottom="0.154cm" fo:padding-left="0.279cm" fo:padding-right="0.279cm"/>
    </style:style>
    <style:style style:name="gr171"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2.85cm" fo:min-width="16.2cm" fo:padding-top="0.175cm" fo:padding-bottom="0.175cm" fo:padding-left="0.3cm" fo:padding-right="0.3cm"/>
    </style:style>
    <style:style style:name="gr172"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2.65cm" fo:min-width="15.4cm" fo:padding-top="0.175cm" fo:padding-bottom="0.175cm" fo:padding-left="0.3cm" fo:padding-right="0.3cm"/>
    </style:style>
    <style:style style:name="gr173" style:family="graphic" style:parent-style-name="objectwithoutfill">
      <style:graphic-properties svg:stroke-width="0.3cm" svg:stroke-color="#663300" draw:marker-start-width="0.9cm" draw:marker-end-width="0.9cm" svg:stroke-opacity="50%" svg:stroke-linecap="round" draw:fill="none" draw:textarea-vertical-align="middle" fo:padding-top="0.275cm" fo:padding-bottom="0.275cm" fo:padding-left="0.4cm" fo:padding-right="0.4cm"/>
    </style:style>
    <style:style style:name="gr174"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0cm" fo:min-width="0cm" fo:padding-top="0.179cm" fo:padding-bottom="0.179cm" fo:padding-left="0.304cm" fo:padding-right="0.304cm"/>
    </style:style>
    <style:style style:name="gr175"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2.8cm" fo:min-width="0cm" fo:padding-top="0.5cm" fo:padding-bottom="0cm" fo:padding-left="0.5cm" fo:padding-right="0.5cm"/>
    </style:style>
    <style:style style:name="gr176"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2.2cm" fo:min-width="0cm" fo:padding-top="0.5cm" fo:padding-bottom="0cm" fo:padding-left="0.5cm" fo:padding-right="0.5cm"/>
    </style:style>
    <style:style style:name="gr177"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0.6cm" fo:min-width="0cm" fo:padding-top="0.5cm" fo:padding-bottom="0cm" fo:padding-left="0.5cm" fo:padding-right="0.5cm"/>
    </style:style>
    <style:style style:name="gr178" style:family="graphic" style:parent-style-name="standard">
      <style:graphic-properties draw:stroke="dash" draw:stroke-dash="Ultrafine_20_Dashed" svg:stroke-width="0.1cm" svg:stroke-color="#b3b3b3" draw:marker-start-width="0.3cm" draw:marker-end-width="0.3cm" draw:stroke-linejoin="bevel" draw:fill="solid" draw:fill-color="#729fcf" draw:textarea-horizontal-align="right" draw:textarea-vertical-align="bottom" draw:auto-grow-height="false" fo:min-height="0cm" fo:min-width="2.153cm" fo:padding-top="0.5cm" fo:padding-bottom="0cm" fo:padding-left="0.5cm" fo:padding-right="0.5cm"/>
    </style:style>
    <style:style style:name="gr179" style:family="graphic" style:parent-style-name="standard">
      <style:graphic-properties draw:stroke="dash" draw:stroke-dash="Ultrafine_20_Dashed" svg:stroke-width="0.1cm" svg:stroke-color="#b3b3b3" draw:marker-start-width="0.3cm" draw:marker-end-width="0.3cm" draw:stroke-linejoin="bevel" draw:fill="solid" draw:fill-color="#729fcf" draw:textarea-horizontal-align="right" draw:textarea-vertical-align="bottom" draw:auto-grow-height="false" fo:min-height="0cm" fo:min-width="0.753cm" fo:padding-top="0.5cm" fo:padding-bottom="0cm" fo:padding-left="0.5cm" fo:padding-right="0.5cm"/>
    </style:style>
    <style:style style:name="gr180" style:family="graphic" style:parent-style-name="standard">
      <style:graphic-properties svg:stroke-color="#5c8526" draw:stroke-linejoin="bevel" draw:fill="none" draw:fill-color="#cccccc" draw:textarea-horizontal-align="justify" draw:textarea-vertical-align="middle" draw:auto-grow-height="false" fo:min-height="22.75cm" fo:min-width="34.5cm"/>
    </style:style>
    <style:style style:name="gr181" style:family="graphic" style:parent-style-name="measure" style:list-style-name="L1">
      <style:graphic-properties draw:textarea-vertical-align="middle" draw:line-distance="0.6cm" draw:placing="above"/>
    </style:style>
    <style:style style:name="gr182" style:family="graphic" style:parent-style-name="measure" style:list-style-name="L1">
      <style:graphic-properties draw:textarea-vertical-align="middle" draw:line-distance="1cm" draw:placing="below"/>
    </style:style>
    <style:style style:name="gr183" style:family="graphic" style:parent-style-name="measure" style:list-style-name="L1">
      <style:graphic-properties draw:textarea-vertical-align="middle" draw:line-distance="0.6cm" draw:placing="above"/>
    </style:style>
    <style:style style:name="gr184" style:family="graphic" style:parent-style-name="measure">
      <style:graphic-properties draw:stroke-linejoin="bevel" draw:textarea-vertical-align="middle" draw:line-distance="0.8cm"/>
    </style:style>
    <style:style style:name="gr185" style:family="graphic" style:parent-style-name="measure" style:list-style-name="L1">
      <style:graphic-properties draw:textarea-vertical-align="middle" draw:line-distance="0.6cm" draw:placing="above"/>
    </style:style>
    <style:style style:name="gr186" style:family="graphic" style:parent-style-name="measure" style:list-style-name="L1">
      <style:graphic-properties draw:textarea-vertical-align="middle" draw:line-distance="0.6cm" draw:placing="above"/>
    </style:style>
    <style:style style:name="gr187" style:family="graphic" style:parent-style-name="measure" style:list-style-name="L1">
      <style:graphic-properties draw:textarea-vertical-align="middle" draw:line-distance="0.6cm" draw:placing="above"/>
    </style:style>
    <style:style style:name="gr188" style:family="graphic" style:parent-style-name="measure" style:list-style-name="L1">
      <style:graphic-properties draw:textarea-vertical-align="middle" draw:line-distance="0.6cm" draw:placing="above"/>
    </style:style>
    <style:style style:name="gr189" style:family="graphic" style:parent-style-name="measure" style:list-style-name="L1">
      <style:graphic-properties draw:textarea-vertical-align="middle" draw:line-distance="0.8cm" draw:placing="above"/>
    </style:style>
    <style:style style:name="gr190" style:family="graphic" style:parent-style-name="standard">
      <style:graphic-properties draw:fill-color="#9966cc" draw:textarea-horizontal-align="justify" draw:textarea-vertical-align="middle" draw:auto-grow-height="false" fo:min-height="18.55cm" fo:min-width="27.9cm"/>
    </style:style>
    <style:style style:name="gr191"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17.148cm" fo:min-width="26.498cm" fo:padding-top="0.426cm" fo:padding-bottom="0.426cm" fo:padding-left="0.551cm" fo:padding-right="0.551cm"/>
    </style:style>
    <style:style style:name="gr192"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5.948cm" fo:min-width="6.898cm" fo:padding-top="0.426cm" fo:padding-bottom="0.426cm" fo:padding-left="0.551cm" fo:padding-right="0.551cm"/>
    </style:style>
    <style:style style:name="gr193"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7.148cm" fo:min-width="15.098cm" fo:padding-top="0.426cm" fo:padding-bottom="0.426cm" fo:padding-left="0.551cm" fo:padding-right="0.551cm"/>
    </style:style>
    <style:style style:name="gr194"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5.148cm" fo:min-width="5.698cm" fo:padding-top="0.426cm" fo:padding-bottom="0.426cm" fo:padding-left="0.551cm" fo:padding-right="0.551cm"/>
    </style:style>
    <style:style style:name="gr195"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9.348cm" fo:min-width="0cm" fo:padding-top="0.426cm" fo:padding-bottom="0.426cm" fo:padding-left="0.551cm" fo:padding-right="0.551cm"/>
    </style:style>
    <style:style style:name="gr196"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842cm" fo:min-width="11.392cm" fo:padding-top="0.179cm" fo:padding-bottom="0.179cm" fo:padding-left="0.304cm" fo:padding-right="0.304cm"/>
    </style:style>
    <style:style style:name="gr197"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15.148cm" fo:min-width="6.098cm" fo:padding-top="0.426cm" fo:padding-bottom="0.426cm" fo:padding-left="0.551cm" fo:padding-right="0.551cm"/>
    </style:style>
    <style:style style:name="gr198" style:family="graphic" style:parent-style-name="standard">
      <style:graphic-properties svg:stroke-width="0.15cm" svg:stroke-color="#666666" draw:marker-start-width="0.491cm" draw:marker-end-width="0.491cm" draw:stroke-linejoin="miter" draw:fill-color="#b3b3b3" draw:textarea-horizontal-align="justify" draw:textarea-vertical-align="middle" draw:auto-grow-height="false" fo:min-height="0.6cm" fo:min-width="0.95cm" fo:padding-top="0.2cm" fo:padding-bottom="0.2cm" fo:padding-left="0.325cm" fo:padding-right="0.325cm"/>
    </style:style>
    <style:style style:name="gr199" style:family="graphic" style:parent-style-name="standard">
      <style:graphic-properties svg:stroke-width="0.05cm" svg:stroke-color="#ffffff" draw:marker-start-width="0.35cm" draw:marker-end-width="0.35cm" draw:fill="solid" draw:fill-color="#ffffff" draw:textarea-horizontal-align="justify" draw:textarea-vertical-align="middle" draw:auto-grow-height="false" fo:min-height="7.7cm" fo:min-width="3.85cm" fo:padding-top="0.15cm" fo:padding-bottom="0.15cm" fo:padding-left="0.275cm" fo:padding-right="0.275cm"/>
    </style:style>
    <style:style style:name="gr200" style:family="graphic" style:parent-style-name="standard">
      <style:graphic-properties svg:stroke-width="0.2cm" svg:stroke-color="#e6e6e6" draw:marker-start-width="0.8cm" draw:marker-end-width="0.8cm" draw:fill="solid" draw:fill-color="#ffffff" draw:textarea-horizontal-align="justify" draw:textarea-vertical-align="middle" draw:auto-grow-height="false" fo:min-height="5.15cm" fo:min-width="4.9cm" fo:padding-top="0.225cm" fo:padding-bottom="0.225cm" fo:padding-left="0.35cm" fo:padding-right="0.35cm"/>
    </style:style>
    <style:style style:name="gr201" style:family="graphic" style:parent-style-name="standard">
      <style:graphic-properties svg:stroke-width="0.1cm" svg:stroke-color="#e6e6e6" draw:marker-start-width="0.106cm" draw:marker-end-width="0.106cm" draw:stroke-linejoin="bevel" draw:fill="solid" draw:fill-color="#e6e6e6" draw:textarea-horizontal-align="justify" draw:textarea-vertical-align="middle" draw:auto-grow-height="false" fo:min-height="1.48cm" fo:min-width="3.352cm" fo:padding-top="0.179cm" fo:padding-bottom="0.179cm" fo:padding-left="0.304cm" fo:padding-right="0.304cm"/>
    </style:style>
    <style:style style:name="gr202" style:family="graphic" style:parent-style-name="standard">
      <style:graphic-properties draw:fill="hatch" draw:fill-color="#cccccc" draw:fill-hatch-name="Trap3" draw:fill-hatch-solid="true" draw:textarea-horizontal-align="justify" draw:textarea-vertical-align="middle" draw:auto-grow-height="false" fo:min-height="1.306cm" fo:min-width="1.056cm"/>
    </style:style>
    <style:style style:name="gr203" style:family="graphic" style:parent-style-name="standard">
      <style:graphic-properties svg:stroke-width="0.05cm" svg:stroke-color="#999999" draw:marker-start-width="0.35cm" draw:marker-end-width="0.35cm" draw:fill="solid" draw:fill-color="#999999" draw:textarea-horizontal-align="justify" draw:textarea-vertical-align="middle" draw:auto-grow-height="false" fo:min-height="1.1cm" fo:min-width="5.25cm" fo:padding-top="0.15cm" fo:padding-bottom="0.15cm" fo:padding-left="0.275cm" fo:padding-right="0.275cm"/>
    </style:style>
    <style:style style:name="gr204" style:family="graphic" style:parent-style-name="standard">
      <style:graphic-properties svg:stroke-width="0.05cm" svg:stroke-color="#999999" draw:marker-start-width="0.35cm" draw:marker-end-width="0.35cm" draw:fill="solid" draw:fill-color="#999999" draw:textarea-horizontal-align="justify" draw:textarea-vertical-align="middle" draw:auto-grow-height="false" fo:min-height="1.58cm" fo:min-width="2.35cm" fo:padding-top="0.15cm" fo:padding-bottom="0.15cm" fo:padding-left="0.275cm" fo:padding-right="0.275cm"/>
    </style:style>
    <style:style style:name="gr205" style:family="graphic" style:parent-style-name="standard">
      <style:graphic-properties draw:fill-color="#808080" draw:textarea-horizontal-align="justify" draw:textarea-vertical-align="middle" draw:auto-grow-height="false" fo:min-height="0.95cm" fo:min-width="0.7cm"/>
    </style:style>
    <style:style style:name="gr206" style:family="graphic" style:parent-style-name="measure">
      <style:graphic-properties draw:stroke-linejoin="bevel" draw:textarea-vertical-align="middle" draw:line-distance="0.3cm" draw:placing="below"/>
    </style:style>
    <style:style style:name="gr207" style:family="graphic" style:parent-style-name="standard">
      <style:graphic-properties svg:stroke-width="0.2cm" svg:stroke-color="#9966cc" draw:marker-start-width="0.8cm" draw:marker-end-width="0.8cm" svg:stroke-opacity="60%" draw:fill="none" draw:textarea-horizontal-align="justify" draw:textarea-vertical-align="middle" draw:auto-grow-height="false" fo:min-height="0.682cm" fo:min-width="0.432cm" fo:padding-top="0.225cm" fo:padding-bottom="0.225cm" fo:padding-left="0.35cm" fo:padding-right="0.35cm"/>
    </style:style>
    <style:style style:name="gr208" style:family="graphic" style:parent-style-name="standard">
      <style:graphic-properties draw:stroke="dash" draw:stroke-dash="Ultrafine_20_Dashed" svg:stroke-width="1.5cm" svg:stroke-color="#808080" draw:marker-start-width="2.7cm" draw:marker-end-width="2.7cm" svg:stroke-opacity="50%" svg:stroke-linecap="round" draw:fill="none" draw:fill-color="#808080" draw:textarea-horizontal-align="justify" draw:textarea-vertical-align="middle" draw:auto-grow-height="false" fo:min-height="0cm" fo:min-width="0cm" fo:padding-top="0.875cm" fo:padding-bottom="0.875cm" fo:padding-left="1cm" fo:padding-right="1cm"/>
    </style:style>
    <style:style style:name="gr209" style:family="graphic" style:parent-style-name="standard">
      <style:graphic-properties draw:fill="solid" draw:fill-color="#999999" draw:textarea-horizontal-align="justify" draw:textarea-vertical-align="middle" draw:auto-grow-height="false" fo:min-height="1.15cm" fo:min-width="0.9cm"/>
    </style:style>
    <style:style style:name="gr210" style:family="graphic" style:parent-style-name="standard">
      <style:graphic-properties draw:stroke="none" svg:stroke-width="0.1cm" svg:stroke-color="#000000" draw:marker-start-width="0.501cm" draw:marker-end-width="0.501cm" draw:stroke-linejoin="round" svg:stroke-linecap="round" draw:fill-color="#729fcf" draw:textarea-horizontal-align="right" draw:textarea-vertical-align="middle" draw:auto-grow-height="false" fo:min-height="8.248cm" fo:min-width="0.198cm" fo:padding-top="0.276cm" fo:padding-bottom="0.276cm" fo:padding-left="0.401cm" fo:padding-right="0.401cm"/>
    </style:style>
    <style:style style:name="gr211" style:family="graphic" style:parent-style-name="standard">
      <style:graphic-properties draw:stroke="solid" svg:stroke-color="#808080" draw:stroke-linejoin="miter" draw:fill="solid" draw:fill-color="#e6e6e6" draw:opacity="100%" draw:textarea-horizontal-align="justify" draw:textarea-vertical-align="middle" draw:auto-grow-height="false" fo:min-height="0.75cm" fo:min-width="0.5cm" draw:shadow-opacity="100%"/>
    </style:style>
    <style:style style:name="gr212" style:family="graphic" style:parent-style-name="standard">
      <style:graphic-properties draw:stroke-linejoin="miter" draw:fill-color="#83caff" draw:textarea-horizontal-align="justify" draw:textarea-vertical-align="middle" draw:auto-grow-height="false" fo:min-height="0cm" fo:min-width="0.5cm"/>
    </style:style>
    <style:style style:name="gr213"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644cm" fo:min-width="0.994cm" fo:padding-top="0.178cm" fo:padding-bottom="0.178cm" fo:padding-left="0.303cm" fo:padding-right="0.303cm"/>
    </style:style>
    <style:style style:name="gr214" style:family="graphic" style:parent-style-name="objectwithoutfill">
      <style:graphic-properties svg:stroke-width="0.201cm" svg:stroke-color="#cccccc" draw:marker-start-width="0.503cm" draw:marker-end-width="0.503cm" draw:stroke-linejoin="miter" svg:stroke-linecap="round" draw:fill="none" draw:textarea-vertical-align="middle" fo:padding-top="0.227cm" fo:padding-bottom="0.227cm" fo:padding-left="0.352cm" fo:padding-right="0.352cm"/>
    </style:style>
    <style:style style:name="gr215" style:family="graphic" style:parent-style-name="objectwithoutfill">
      <style:graphic-properties svg:stroke-width="0.1cm" svg:stroke-color="#666666" draw:marker-start-width="0.201cm" draw:marker-end-width="0.201cm" draw:stroke-linejoin="miter" svg:stroke-linecap="round" draw:fill="none" draw:textarea-vertical-align="middle" fo:padding-top="0.177cm" fo:padding-bottom="0.177cm" fo:padding-left="0.302cm" fo:padding-right="0.302cm"/>
    </style:style>
    <style:style style:name="gr216"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244cm" fo:min-width="0.019cm" fo:padding-top="0.178cm" fo:padding-bottom="0.178cm" fo:padding-left="0.303cm" fo:padding-right="0.303cm"/>
    </style:style>
    <style:style style:name="gr217"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244cm" fo:min-width="0cm" fo:padding-top="0.178cm" fo:padding-bottom="0.178cm" fo:padding-left="0.303cm" fo:padding-right="0.303cm"/>
    </style:style>
    <style:style style:name="gr218"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3.844cm" fo:min-width="0cm" fo:padding-top="0.178cm" fo:padding-bottom="0.178cm" fo:padding-left="0.303cm" fo:padding-right="0.303cm"/>
    </style:style>
    <style:style style:name="gr219"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644cm" fo:min-width="0cm" fo:padding-top="0.178cm" fo:padding-bottom="0.178cm" fo:padding-left="0.303cm" fo:padding-right="0.303cm"/>
    </style:style>
    <style:style style:name="gr220"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844cm" fo:min-width="0cm" fo:padding-top="0.178cm" fo:padding-bottom="0.178cm" fo:padding-left="0.303cm" fo:padding-right="0.303cm"/>
    </style:style>
    <style:style style:name="gr221"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1.35cm" fo:min-width="0cm" fo:padding-top="0.178cm" fo:padding-bottom="0.178cm" fo:padding-left="0.303cm" fo:padding-right="0.303cm"/>
    </style:style>
    <style:style style:name="gr222"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2.974cm" fo:min-width="0cm" fo:padding-top="0.178cm" fo:padding-bottom="0.178cm" fo:padding-left="0.303cm" fo:padding-right="0.303cm"/>
    </style:style>
    <style:style style:name="gr223"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cm" fo:min-width="1.794cm" fo:padding-top="0.178cm" fo:padding-bottom="0.178cm" fo:padding-left="0.303cm" fo:padding-right="0.303cm"/>
    </style:style>
    <style:style style:name="gr224"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4.028cm" fo:min-width="0cm" fo:padding-top="0.178cm" fo:padding-bottom="0.178cm" fo:padding-left="0.303cm" fo:padding-right="0.303cm"/>
    </style:style>
    <style:style style:name="gr225"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2.372cm" fo:min-width="0cm" fo:padding-top="0.178cm" fo:padding-bottom="0.178cm" fo:padding-left="0.303cm" fo:padding-right="0.303cm"/>
    </style:style>
    <style:style style:name="gr226"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776cm" fo:min-width="0cm" fo:padding-top="0.178cm" fo:padding-bottom="0.178cm" fo:padding-left="0.303cm" fo:padding-right="0.303cm"/>
    </style:style>
    <style:style style:name="gr227"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2.844cm" fo:min-width="0cm" fo:padding-top="0.178cm" fo:padding-bottom="0.178cm" fo:padding-left="0.303cm" fo:padding-right="0.303cm"/>
    </style:style>
    <style:style style:name="gr228"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4.644cm" fo:min-width="0cm" fo:padding-top="0.178cm" fo:padding-bottom="0.178cm" fo:padding-left="0.303cm" fo:padding-right="0.303cm"/>
    </style:style>
    <style:style style:name="gr229"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1.444cm" fo:min-width="0cm" fo:padding-top="0.178cm" fo:padding-bottom="0.178cm" fo:padding-left="0.303cm" fo:padding-right="0.303cm"/>
    </style:style>
    <style:style style:name="gr230"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7.464cm" fo:min-width="0cm" fo:padding-top="0.178cm" fo:padding-bottom="0.178cm" fo:padding-left="0.303cm" fo:padding-right="0.303cm"/>
    </style:style>
    <style:style style:name="gr231"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cm" fo:min-width="3.594cm" fo:padding-top="0.178cm" fo:padding-bottom="0.178cm" fo:padding-left="0.303cm" fo:padding-right="0.303cm"/>
    </style:style>
    <style:style style:name="gr232"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397cm" fo:min-width="0cm" fo:padding-top="0.178cm" fo:padding-bottom="0.178cm" fo:padding-left="0.303cm" fo:padding-right="0.303cm"/>
    </style:style>
    <style:style style:name="gr233"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1.644cm" fo:min-width="0cm" fo:padding-top="0.178cm" fo:padding-bottom="0.178cm" fo:padding-left="0.303cm" fo:padding-right="0.303cm"/>
    </style:style>
    <style:style style:name="gr234"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cm" fo:min-width="0cm" fo:padding-top="0.178cm" fo:padding-bottom="0.178cm" fo:padding-left="0.303cm" fo:padding-right="0.303cm"/>
    </style:style>
    <style:style style:name="gr235" style:family="graphic" style:parent-style-name="objectwithoutfill">
      <style:graphic-properties svg:stroke-width="0.25cm" svg:stroke-color="#cccccc" draw:marker-start-width="0.651cm" draw:marker-end-width="0.651cm" draw:stroke-linejoin="miter" svg:stroke-linecap="round" draw:fill="none" draw:textarea-vertical-align="middle" fo:padding-top="0.252cm" fo:padding-bottom="0.252cm" fo:padding-left="0.377cm" fo:padding-right="0.377cm"/>
    </style:style>
    <style:style style:name="gr236"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1.844cm" fo:min-width="0cm" fo:padding-top="0.178cm" fo:padding-bottom="0.178cm" fo:padding-left="0.303cm" fo:padding-right="0.303cm"/>
    </style:style>
    <style:style style:name="gr237" style:family="graphic" style:parent-style-name="measure" style:list-style-name="L1">
      <style:graphic-properties draw:textarea-vertical-align="middle" draw:line-distance="0.6cm" draw:placing="above"/>
    </style:style>
    <style:style style:name="gr238" style:family="graphic" style:parent-style-name="measure">
      <style:graphic-properties draw:stroke-linejoin="bevel" draw:textarea-vertical-align="middle" draw:line-distance="1cm"/>
    </style:style>
    <style:style style:name="gr239" style:family="graphic" style:parent-style-name="measure" style:list-style-name="L1">
      <style:graphic-properties draw:textarea-vertical-align="middle" draw:line-distance="1cm" draw:placing="below"/>
    </style:style>
    <style:style style:name="gr240" style:family="graphic" style:parent-style-name="measure" style:list-style-name="L1">
      <style:graphic-properties draw:textarea-vertical-align="middle" draw:line-distance="0.6cm" draw:placing="above"/>
    </style:style>
    <style:style style:name="gr241" style:family="graphic" style:parent-style-name="measure">
      <style:graphic-properties draw:stroke-linejoin="bevel" draw:textarea-vertical-align="middle" draw:line-distance="0.396cm" draw:placing="below"/>
    </style:style>
    <style:style style:name="gr242" style:family="graphic" style:parent-style-name="standard">
      <style:graphic-properties draw:stroke="none" draw:fill="none" draw:opacity="100%" draw:fill-image-width="0cm" draw:fill-image-height="0cm" fo:min-height="3.766cm" draw:shadow-opacity="100%"/>
    </style:style>
    <style:style style:name="gr243" style:family="graphic" style:parent-style-name="objectwithoutfill">
      <style:graphic-properties svg:stroke-width="0.1cm" svg:stroke-color="#00ff00" draw:marker-start-width="0.5cm" draw:marker-end="Arrow" draw:marker-end-width="0.3cm" svg:stroke-linecap="round" draw:fill="none" draw:textarea-vertical-align="middle" fo:padding-top="0.175cm" fo:padding-bottom="0.175cm" fo:padding-left="0.3cm" fo:padding-right="0.3cm"/>
    </style:style>
    <style:style style:name="gr244"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1.242cm" fo:min-width="0cm" fo:padding-top="0.179cm" fo:padding-bottom="0.179cm" fo:padding-left="0.304cm" fo:padding-right="0.304cm"/>
    </style:style>
    <style:style style:name="gr245"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1.042cm" fo:min-width="0cm" fo:padding-top="0.179cm" fo:padding-bottom="0.179cm" fo:padding-left="0.304cm" fo:padding-right="0.304cm"/>
    </style:style>
    <style:style style:name="gr246"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0cm" fo:min-width="0cm" fo:padding-top="0.5cm" fo:padding-bottom="0.5cm" fo:padding-left="0.5cm" fo:padding-right="0.5cm"/>
    </style:style>
    <style:style style:name="gr247" style:family="graphic" style:parent-style-name="measure">
      <style:graphic-properties draw:stroke="none" draw:fill="none" fo:min-height="0.937cm"/>
    </style:style>
    <style:style style:name="gr248"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17.148cm" fo:min-width="26.498cm" fo:padding-top="0.426cm" fo:padding-bottom="0.426cm" fo:padding-left="0.551cm" fo:padding-right="0.551cm"/>
    </style:style>
    <style:style style:name="gr249"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5.842cm" fo:min-width="15.992cm" fo:padding-top="0.179cm" fo:padding-bottom="0.179cm" fo:padding-left="0.304cm" fo:padding-right="0.304cm"/>
    </style:style>
    <style:style style:name="gr250"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7.748cm" fo:min-width="0cm" fo:padding-top="0.426cm" fo:padding-bottom="0.426cm" fo:padding-left="0.551cm" fo:padding-right="0.551cm"/>
    </style:style>
    <style:style style:name="gr251"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748cm" fo:min-width="9.298cm" fo:padding-top="0.426cm" fo:padding-bottom="0.426cm" fo:padding-left="0.551cm" fo:padding-right="0.551cm"/>
    </style:style>
    <style:style style:name="gr252"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7.948cm" fo:min-width="5.498cm" fo:padding-top="0.426cm" fo:padding-bottom="0.426cm" fo:padding-left="0.551cm" fo:padding-right="0.551cm"/>
    </style:style>
    <style:style style:name="gr253"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12.548cm" fo:min-width="22.198cm" fo:padding-top="0.426cm" fo:padding-bottom="0.426cm" fo:padding-left="0.551cm" fo:padding-right="0.551cm"/>
    </style:style>
    <style:style style:name="gr254"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5.342cm" fo:min-width="1.592cm" fo:padding-top="0.179cm" fo:padding-bottom="0.179cm" fo:padding-left="0.304cm" fo:padding-right="0.304cm"/>
    </style:style>
    <style:style style:name="gr255"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442cm" fo:min-width="4.992cm" fo:padding-top="0.179cm" fo:padding-bottom="0.179cm" fo:padding-left="0.304cm" fo:padding-right="0.304cm"/>
    </style:style>
    <style:style style:name="gr256"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8.042cm" fo:min-width="4.992cm" fo:padding-top="0.179cm" fo:padding-bottom="0.179cm" fo:padding-left="0.304cm" fo:padding-right="0.304cm"/>
    </style:style>
    <style:style style:name="gr257"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442cm" fo:min-width="11.392cm" fo:padding-top="0.179cm" fo:padding-bottom="0.179cm" fo:padding-left="0.304cm" fo:padding-right="0.304cm"/>
    </style:style>
    <style:style style:name="gr258"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442cm" fo:min-width="5.792cm" fo:padding-top="0.179cm" fo:padding-bottom="0.179cm" fo:padding-left="0.304cm" fo:padding-right="0.304cm"/>
    </style:style>
    <style:style style:name="gr259"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9.942cm" fo:min-width="1.392cm" fo:padding-top="0.179cm" fo:padding-bottom="0.179cm" fo:padding-left="0.304cm" fo:padding-right="0.304cm"/>
    </style:style>
    <style:style style:name="gr260" style:family="graphic" style:parent-style-name="standard">
      <style:graphic-properties draw:fill="hatch" draw:fill-color="#cccccc" draw:fill-hatch-name="Trap3" draw:fill-hatch-solid="true" draw:textarea-horizontal-align="justify" draw:textarea-vertical-align="middle" draw:auto-grow-height="false" fo:min-height="1.306cm" fo:min-width="1.055cm"/>
    </style:style>
    <style:style style:name="gr261" style:family="graphic" style:parent-style-name="measure" style:list-style-name="L1">
      <style:graphic-properties draw:textarea-vertical-align="middle" draw:line-distance="0.6cm" draw:placing="above"/>
    </style:style>
    <style:style style:name="gr262" style:family="graphic" style:parent-style-name="measure" style:list-style-name="L1">
      <style:graphic-properties draw:textarea-vertical-align="middle" draw:line-distance="1cm" draw:placing="below"/>
    </style:style>
    <style:style style:name="gr263" style:family="graphic" style:parent-style-name="measure" style:list-style-name="L1">
      <style:graphic-properties draw:textarea-vertical-align="middle" draw:line-distance="0.6cm" draw:placing="above"/>
    </style:style>
    <style:style style:name="gr264" style:family="graphic" style:parent-style-name="measure">
      <style:graphic-properties draw:stroke-linejoin="bevel" draw:textarea-vertical-align="middle" draw:line-distance="0.301cm" draw:placing="below"/>
    </style:style>
    <style:style style:name="gr265" style:family="graphic" style:parent-style-name="measure">
      <style:graphic-properties draw:stroke-linejoin="bevel" draw:textarea-vertical-align="middle" draw:line-distance="0.301cm" draw:placing="above"/>
    </style:style>
    <style:style style:name="gr266"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7.148cm" fo:min-width="26.498cm" fo:padding-top="0.426cm" fo:padding-bottom="0.426cm" fo:padding-left="0.551cm" fo:padding-right="0.551cm"/>
    </style:style>
    <style:style style:name="gr267" style:family="graphic" style:parent-style-name="measure" style:list-style-name="L1">
      <style:graphic-properties draw:textarea-vertical-align="middle" draw:line-distance="0.6cm" draw:placing="above"/>
    </style:style>
    <style:style style:name="gr268" style:family="graphic" style:parent-style-name="measure" style:list-style-name="L1">
      <style:graphic-properties draw:textarea-vertical-align="middle" draw:line-distance="1cm" draw:placing="below"/>
    </style:style>
    <style:style style:name="gr269" style:family="graphic" style:parent-style-name="measure" style:list-style-name="L1">
      <style:graphic-properties draw:textarea-vertical-align="middle" draw:line-distance="0.6cm" draw:placing="above"/>
    </style:style>
    <style:style style:name="gr270"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16.748cm" fo:min-width="26.098cm" fo:padding-top="0.426cm" fo:padding-bottom="0.426cm" fo:padding-left="0.551cm" fo:padding-right="0.551cm"/>
    </style:style>
    <style:style style:name="gr271"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3.642cm" fo:min-width="16.192cm" fo:padding-top="0.179cm" fo:padding-bottom="0.179cm" fo:padding-left="0.304cm" fo:padding-right="0.304cm"/>
    </style:style>
    <style:style style:name="gr272"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12.748cm" fo:min-width="16.098cm" fo:padding-top="0.426cm" fo:padding-bottom="0.426cm" fo:padding-left="0.551cm" fo:padding-right="0.551cm"/>
    </style:style>
    <style:style style:name="gr273"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242cm" fo:min-width="11.392cm" fo:padding-top="0.179cm" fo:padding-bottom="0.179cm" fo:padding-left="0.304cm" fo:padding-right="0.304cm"/>
    </style:style>
    <style:style style:name="gr274"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1.642cm" fo:min-width="4.992cm" fo:padding-top="0.179cm" fo:padding-bottom="0.179cm" fo:padding-left="0.304cm" fo:padding-right="0.304cm"/>
    </style:style>
    <style:style style:name="gr275"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042cm" fo:min-width="7.352cm" fo:padding-top="0.179cm" fo:padding-bottom="0.179cm" fo:padding-left="0.304cm" fo:padding-right="0.304cm"/>
    </style:style>
    <style:style style:name="gr276"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042cm" fo:min-width="7.432cm" fo:padding-top="0.179cm" fo:padding-bottom="0.179cm" fo:padding-left="0.304cm" fo:padding-right="0.304cm"/>
    </style:style>
    <style:style style:name="gr277"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cm" fo:min-width="1.498cm" fo:padding-top="0.426cm" fo:padding-bottom="0.426cm" fo:padding-left="0.551cm" fo:padding-right="0.551cm"/>
    </style:style>
    <style:style style:name="gr278" style:family="graphic" style:parent-style-name="measure">
      <style:graphic-properties draw:stroke-linejoin="bevel" draw:textarea-vertical-align="middle" draw:line-distance="0.5cm" draw:placing="below"/>
    </style:style>
    <style:style style:name="gr279" style:family="graphic" style:parent-style-name="standard">
      <style:graphic-properties draw:stroke="none" svg:stroke-color="#000000" draw:fill="none" draw:fill-color="#ffffff" draw:opacity="100%" draw:fill-image-width="0cm" draw:fill-image-height="0cm" fo:min-height="0.95cm" draw:shadow-opacity="100%"/>
    </style:style>
    <style:style style:name="gr280" style:family="graphic" style:parent-style-name="standard">
      <style:graphic-properties draw:stroke="none" draw:fill="none" fo:min-height="0.705cm"/>
    </style:style>
    <style:style style:name="gr281"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10.748cm" fo:min-width="20.098cm" fo:padding-top="0.426cm" fo:padding-bottom="0.426cm" fo:padding-left="0.551cm" fo:padding-right="0.551cm"/>
    </style:style>
    <style:style style:name="gr282"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9.548cm" fo:min-width="18.898cm" fo:padding-top="0.426cm" fo:padding-bottom="0.426cm" fo:padding-left="0.551cm" fo:padding-right="0.551cm"/>
    </style:style>
    <style:style style:name="gr283"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10.45cm" fo:min-width="19.8cm" fo:padding-top="0.175cm" fo:padding-bottom="0.175cm" fo:padding-left="0.3cm" fo:padding-right="0.3cm"/>
    </style:style>
    <style:style style:name="gr284"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10.85cm" fo:min-width="20.2cm" fo:padding-top="0.175cm" fo:padding-bottom="0.175cm" fo:padding-left="0.3cm" fo:padding-right="0.3cm"/>
    </style:style>
    <style:style style:name="gr285"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642cm" fo:min-width="0cm" fo:padding-top="0.179cm" fo:padding-bottom="0.179cm" fo:padding-left="0.304cm" fo:padding-right="0.304cm"/>
    </style:style>
    <style:style style:name="gr286"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042cm" fo:min-width="7.592cm" fo:padding-top="0.179cm" fo:padding-bottom="0.179cm" fo:padding-left="0.304cm" fo:padding-right="0.304cm"/>
    </style:style>
    <style:style style:name="gr287"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4.642cm" fo:min-width="1.792cm" fo:padding-top="0.179cm" fo:padding-bottom="0.179cm" fo:padding-left="0.304cm" fo:padding-right="0.304cm"/>
    </style:style>
    <style:style style:name="gr288"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7.842cm" fo:min-width="1.792cm" fo:padding-top="0.179cm" fo:padding-bottom="0.179cm" fo:padding-left="0.304cm" fo:padding-right="0.304cm"/>
    </style:style>
    <style:style style:name="gr289"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042cm" fo:min-width="4.792cm" fo:padding-top="0.179cm" fo:padding-bottom="0.179cm" fo:padding-left="0.304cm" fo:padding-right="0.304cm"/>
    </style:style>
    <style:style style:name="gr290"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042cm" fo:min-width="0.392cm" fo:padding-top="0.179cm" fo:padding-bottom="0.179cm" fo:padding-left="0.304cm" fo:padding-right="0.304cm"/>
    </style:style>
    <style:style style:name="gr291"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8.842cm" fo:min-width="4.192cm" fo:padding-top="0.179cm" fo:padding-bottom="0.179cm" fo:padding-left="0.304cm" fo:padding-right="0.304cm"/>
    </style:style>
    <style:style style:name="gr292"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4.442cm" fo:min-width="4.192cm" fo:padding-top="0.179cm" fo:padding-bottom="0.179cm" fo:padding-left="0.304cm" fo:padding-right="0.304cm"/>
    </style:style>
    <style:style style:name="gr293"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042cm" fo:min-width="0.592cm" fo:padding-top="0.179cm" fo:padding-bottom="0.179cm" fo:padding-left="0.304cm" fo:padding-right="0.304cm"/>
    </style:style>
    <style:style style:name="gr294" style:family="graphic" style:parent-style-name="measure">
      <style:graphic-properties draw:stroke-linejoin="bevel" draw:textarea-vertical-align="middle" draw:line-distance="0.4cm" draw:start-guide="0.1cm" draw:placing="above"/>
    </style:style>
    <style:style style:name="gr295" style:family="graphic" style:parent-style-name="measure">
      <style:graphic-properties draw:stroke-linejoin="bevel" draw:textarea-vertical-align="middle" draw:line-distance="0.328cm" draw:placing="above"/>
    </style:style>
    <style:style style:name="gr296" style:family="graphic" style:parent-style-name="standard">
      <style:graphic-properties svg:stroke-width="0.15cm" svg:stroke-color="#000000" draw:marker-start-width="0.491cm" draw:marker-end-width="0.491cm" draw:stroke-linejoin="miter" draw:fill="none" draw:fill-color="#b3b3b3" draw:textarea-horizontal-align="justify" draw:textarea-vertical-align="middle" draw:auto-grow-height="false" fo:min-height="0cm" fo:min-width="26.95cm" fo:padding-top="0.2cm" fo:padding-bottom="0.2cm" fo:padding-left="0.325cm" fo:padding-right="0.325cm"/>
    </style:style>
    <style:style style:name="P1" style:family="paragraph">
      <loext:graphic-properties draw:fill="none" draw:fill-color="#ffffff" draw:opacity="100%" draw:fill-image-width="0cm" draw:fill-image-height="0cm"/>
      <style:text-properties fo:font-size="17.8999996185303pt" fo:language="nl" fo:country="NL" style:font-size-asian="18pt" style:font-size-complex="18pt" style:font-weight-complex="normal"/>
    </style:style>
    <style:style style:name="P2" style:family="paragraph">
      <loext:graphic-properties draw:fill="solid" draw:fill-color="#333333"/>
      <style:paragraph-properties fo:text-align="center"/>
      <style:text-properties fo:font-size="9pt" fo:language="nl" fo:country="NL" style:font-weight-complex="normal"/>
    </style:style>
    <style:style style:name="P3" style:family="paragraph">
      <style:paragraph-properties fo:text-align="center"/>
    </style:style>
    <style:style style:name="P4" style:family="paragraph">
      <loext:graphic-properties draw:fill="solid" draw:fill-color="#729fcf"/>
      <style:paragraph-properties fo:text-align="center"/>
      <style:text-properties fo:font-size="9pt" fo:language="nl" fo:country="NL" style:font-weight-complex="normal"/>
    </style:style>
    <style:style style:name="P5" style:family="paragraph">
      <loext:graphic-properties draw:fill="solid" draw:fill-color="#99284c" draw:fill-image-width="0cm" draw:fill-image-height="0cm"/>
      <style:paragraph-properties fo:text-align="center"/>
      <style:text-properties fo:color="#000000" fo:font-size="24pt" fo:language="nl" fo:country="NL" style:font-size-asian="24pt" style:font-size-complex="24pt" style:font-weight-complex="normal"/>
    </style:style>
    <style:style style:name="P6" style:family="paragraph">
      <loext:graphic-properties draw:fill="solid" draw:fill-color="#ff0000" draw:opacity="20%"/>
      <style:paragraph-properties fo:text-align="center"/>
      <style:text-properties fo:font-size="24pt" fo:language="nl" fo:country="NL" style:font-size-asian="24pt" style:font-size-complex="24pt" style:font-weight-complex="normal"/>
    </style:style>
    <style:style style:name="P7" style:family="paragraph">
      <loext:graphic-properties draw:fill="solid" draw:fill-color="#b84747" draw:opacity="20%"/>
      <style:paragraph-properties fo:text-align="center"/>
      <style:text-properties fo:font-size="24pt" fo:language="nl" fo:country="NL" style:font-size-asian="24pt" style:font-size-complex="24pt" style:font-weight-complex="normal"/>
    </style:style>
    <style:style style:name="P8" style:family="paragraph">
      <loext:graphic-properties draw:fill="solid" draw:fill-color="#5c8526"/>
      <style:paragraph-properties fo:text-align="center"/>
      <style:text-properties fo:font-size="9pt" fo:language="nl" fo:country="NL" style:font-weight-complex="normal"/>
    </style:style>
    <style:style style:name="P9" style:family="paragraph">
      <loext:graphic-properties draw:fill="none" draw:fill-color="#cccccc"/>
      <style:paragraph-properties fo:text-align="center"/>
      <style:text-properties fo:language="nl" fo:country="NL"/>
    </style:style>
    <style:style style:name="P10" style:family="paragraph">
      <loext:graphic-properties draw:fill="none" draw:fill-color="#ffffff"/>
      <style:paragraph-properties fo:text-align="center"/>
      <style:text-properties fo:font-size="9pt"/>
    </style:style>
    <style:style style:name="P11" style:family="paragraph">
      <loext:graphic-properties draw:fill="none"/>
      <style:paragraph-properties fo:text-align="center"/>
    </style:style>
    <style:style style:name="P12" style:family="paragraph">
      <loext:graphic-properties draw:fill-color="#ffffff"/>
      <style:paragraph-properties fo:text-align="center"/>
      <style:text-properties fo:font-size="12pt" style:font-size-asian="12pt" style:font-size-complex="12pt"/>
    </style:style>
    <style:style style:name="P13" style:family="paragraph">
      <loext:graphic-properties draw:fill="solid" draw:fill-color="#ffffff"/>
      <style:paragraph-properties fo:text-align="center"/>
    </style:style>
    <style:style style:name="P14" style:family="paragraph">
      <loext:graphic-properties draw:fill="none" draw:fill-color="#ffffff"/>
    </style:style>
    <style:style style:name="P15" style:family="paragraph">
      <loext:graphic-properties draw:fill="solid" draw:fill-color="#ffffff"/>
      <style:paragraph-properties fo:text-align="center"/>
      <style:text-properties fo:color="#ffffff" fo:font-size="9pt" style:font-size-asian="18pt" style:font-size-complex="18pt"/>
    </style:style>
    <style:style style:name="P16" style:family="paragraph">
      <loext:graphic-properties draw:fill-color="#000000"/>
      <style:paragraph-properties fo:text-align="center"/>
    </style:style>
    <style:style style:name="P17" style:family="paragraph">
      <style:paragraph-properties fo:text-align="center"/>
      <style:text-properties fo:color="#ffffff" fo:font-size="12pt" style:font-size-asian="12pt" style:font-size-complex="12pt"/>
    </style:style>
    <style:style style:name="P18" style:family="paragraph">
      <loext:graphic-properties draw:fill="none" draw:fill-color="#808080"/>
      <style:paragraph-properties fo:text-align="center"/>
      <style:text-properties fo:color="#ffffff" fo:font-size="12pt" style:font-size-asian="12pt" style:font-size-complex="12pt"/>
    </style:style>
    <style:style style:name="P19" style:family="paragraph">
      <loext:graphic-properties draw:fill="none" draw:fill-color="#ffffff"/>
      <style:text-properties style:font-name="Liberation Sans1" fo:font-size="12pt" style:font-size-asian="12pt" style:font-size-complex="12pt" style:font-weight-complex="normal"/>
    </style:style>
    <style:style style:name="P20" style:family="paragraph">
      <loext:graphic-properties draw:fill="none"/>
      <style:text-properties fo:font-size="18pt"/>
    </style:style>
    <style:style style:name="P21" style:family="paragraph">
      <loext:graphic-properties draw:fill="solid" draw:fill-color="#ffffff" draw:opacity="50%"/>
      <style:paragraph-properties fo:text-align="center"/>
      <style:text-properties fo:color="#000000" fo:font-size="8pt" style:font-size-asian="8pt" style:font-size-complex="8pt"/>
    </style:style>
    <style:style style:name="P22" style:family="paragraph">
      <style:paragraph-properties fo:text-align="center"/>
      <style:text-properties fo:font-size="9pt"/>
    </style:style>
    <style:style style:name="P23" style:family="paragraph">
      <style:paragraph-properties fo:text-align="center"/>
      <style:text-properties fo:color="#000000" fo:font-size="8pt" style:font-size-asian="8pt" style:font-size-complex="8pt"/>
    </style:style>
    <style:style style:name="P24" style:family="paragraph">
      <loext:graphic-properties draw:fill="solid" draw:fill-color="#ffffff"/>
      <style:paragraph-properties fo:text-align="center"/>
      <style:text-properties fo:color="#000000" fo:font-size="8pt" style:font-size-asian="8pt" style:font-size-complex="8pt"/>
    </style:style>
    <style:style style:name="P25" style:family="paragraph">
      <loext:graphic-properties draw:fill="solid" draw:fill-color="#ffffff"/>
      <style:paragraph-properties fo:text-align="center"/>
      <style:text-properties fo:font-size="6pt" style:font-size-asian="6pt" style:font-size-complex="6pt"/>
    </style:style>
    <style:style style:name="P26" style:family="paragraph">
      <loext:graphic-properties draw:fill="solid" draw:fill-color="#ffffff"/>
      <style:paragraph-properties fo:text-align="center"/>
      <style:text-properties fo:color="#000000" fo:font-size="6pt" style:font-size-asian="6pt" style:font-size-complex="6pt"/>
    </style:style>
    <style:style style:name="P27" style:family="paragraph">
      <loext:graphic-properties draw:fill-color="#ffff66"/>
      <style:paragraph-properties fo:text-align="center"/>
      <style:text-properties fo:font-size="9pt"/>
    </style:style>
    <style:style style:name="P28" style:family="paragraph">
      <loext:graphic-properties draw:fill="none"/>
      <style:paragraph-properties fo:text-align="center"/>
      <style:text-properties fo:font-size="9pt"/>
    </style:style>
    <style:style style:name="P29" style:family="paragraph">
      <loext:graphic-properties draw:fill="none"/>
      <style:paragraph-properties fo:text-align="center"/>
      <style:text-properties fo:font-size="9pt" style:font-size-asian="18pt" style:font-size-complex="18pt" style:font-weight-complex="normal"/>
    </style:style>
    <style:style style:name="P30" style:family="paragraph">
      <loext:graphic-properties draw:fill="gradient" draw:fill-color="#99284c" draw:fill-gradient-name="gradient" draw:gradient-step-count="0"/>
      <style:paragraph-properties fo:text-align="center"/>
      <style:text-properties fo:font-size="9pt" style:font-size-asian="18pt" style:font-size-complex="18pt" style:font-weight-complex="normal"/>
    </style:style>
    <style:style style:name="P31" style:family="paragraph">
      <style:paragraph-properties fo:text-align="center"/>
      <style:text-properties fo:font-size="6pt" style:font-size-asian="6pt" style:font-size-complex="6pt"/>
    </style:style>
    <style:style style:name="P32" style:family="paragraph">
      <style:paragraph-properties fo:text-align="center"/>
      <style:text-properties fo:color="#000000" fo:font-size="6pt" style:font-size-asian="6pt" style:font-size-complex="6pt"/>
    </style:style>
    <style:style style:name="P33" style:family="paragraph">
      <loext:graphic-properties draw:opacity="50%"/>
      <style:paragraph-properties fo:text-align="center"/>
      <style:text-properties fo:font-size="9pt"/>
    </style:style>
    <style:style style:name="P34" style:family="paragraph">
      <loext:graphic-properties draw:fill-color="#c0c0c0"/>
      <style:paragraph-properties fo:text-align="center"/>
      <style:text-properties fo:font-size="9pt"/>
    </style:style>
    <style:style style:name="P35" style:family="paragraph">
      <loext:graphic-properties draw:fill-color="#ff3333" draw:opacity="50%"/>
      <style:paragraph-properties fo:text-align="center"/>
      <style:text-properties fo:font-size="9pt"/>
    </style:style>
    <style:style style:name="P36" style:family="paragraph">
      <loext:graphic-properties draw:fill-color="#ffff99"/>
      <style:paragraph-properties fo:text-align="center"/>
      <style:text-properties fo:font-size="9pt"/>
    </style:style>
    <style:style style:name="P37" style:family="paragraph">
      <loext:graphic-properties draw:fill="none" draw:opacity="100%" draw:fill-image-width="0cm" draw:fill-image-height="0cm"/>
      <style:text-properties style:text-outline="true" fo:font-size="17.8999996185303pt" fo:language="nl" fo:country="NL" style:font-size-asian="18pt" style:font-size-complex="18pt" style:font-weight-complex="normal"/>
    </style:style>
    <style:style style:name="P38" style:family="paragraph">
      <loext:graphic-properties draw:fill-color="#b3b3b3"/>
      <style:paragraph-properties fo:text-align="center"/>
      <style:text-properties fo:font-size="14pt" fo:language="nl" fo:country="NL" style:font-size-asian="18pt" style:font-size-complex="18pt" style:font-weight-complex="normal"/>
    </style:style>
    <style:style style:name="P39" style:family="paragraph">
      <loext:graphic-properties draw:fill-color="#729fcf"/>
      <style:paragraph-properties fo:text-align="center"/>
      <style:text-properties fo:font-size="14pt" fo:language="nl" fo:country="NL" style:font-size-asian="18pt" style:font-size-complex="18pt" style:font-weight-complex="normal"/>
    </style:style>
    <style:style style:name="P40" style:family="paragraph">
      <loext:graphic-properties draw:fill="solid" draw:fill-color="#666666"/>
      <style:paragraph-properties fo:text-align="center"/>
      <style:text-properties fo:font-size="14pt" fo:language="nl" fo:country="NL" style:font-size-asian="18pt" style:font-size-complex="18pt" style:font-weight-complex="normal"/>
    </style:style>
    <style:style style:name="P41" style:family="paragraph">
      <loext:graphic-properties draw:fill="solid" draw:fill-color="#9966cc"/>
      <style:paragraph-properties fo:text-align="center"/>
      <style:text-properties fo:font-size="14pt" fo:language="nl" fo:country="NL" style:font-size-asian="18pt" style:font-size-complex="18pt" style:font-weight-complex="normal"/>
    </style:style>
    <style:style style:name="P42" style:family="paragraph">
      <loext:graphic-properties draw:fill="none" draw:fill-color="#ffffff"/>
      <style:text-properties fo:font-size="28pt" style:font-size-asian="28pt" style:font-size-complex="28pt"/>
    </style:style>
    <style:style style:name="P43" style:family="paragraph">
      <loext:graphic-properties draw:fill="none" draw:fill-color="#ffffff"/>
      <style:text-properties fo:font-size="14pt" style:font-size-asian="14pt" style:font-size-complex="14pt"/>
    </style:style>
    <style:style style:name="P44" style:family="paragraph">
      <loext:graphic-properties draw:fill="solid" draw:fill-color="#729fcf"/>
      <style:paragraph-properties fo:text-align="center"/>
      <style:text-properties fo:font-size="12pt" fo:language="nl" fo:country="NL" style:font-size-asian="18pt" style:font-size-complex="18pt" style:font-weight-complex="normal"/>
    </style:style>
    <style:style style:name="P45" style:family="paragraph">
      <loext:graphic-properties draw:fill="solid" draw:fill-color="#ffffff"/>
      <style:paragraph-properties fo:text-align="center"/>
      <style:text-properties fo:font-size="12pt" fo:language="nl" fo:country="NL" style:font-size-asian="18pt" style:font-size-complex="18pt" style:font-weight-complex="normal"/>
    </style:style>
    <style:style style:name="P46" style:family="paragraph">
      <loext:graphic-properties draw:fill="solid" draw:fill-color="#b3b3b3"/>
      <style:paragraph-properties fo:text-align="center"/>
      <style:text-properties fo:font-size="12pt" fo:language="nl" fo:country="NL" style:font-size-asian="18pt" style:font-size-complex="18pt"/>
    </style:style>
    <style:style style:name="P47" style:family="paragraph">
      <loext:graphic-properties draw:fill-color="#9966cc"/>
      <style:paragraph-properties fo:text-align="center"/>
    </style:style>
    <style:style style:name="P48" style:family="paragraph">
      <loext:graphic-properties draw:fill="solid" draw:fill-color="#666666"/>
      <style:paragraph-properties fo:text-align="center"/>
      <style:text-properties fo:font-size="24pt" fo:language="nl" fo:country="NL"/>
    </style:style>
    <style:style style:name="P49" style:family="paragraph">
      <loext:graphic-properties draw:fill="solid" draw:fill-color="#b3b3b3"/>
      <style:paragraph-properties fo:text-align="center"/>
      <style:text-properties fo:font-size="24pt" fo:language="nl" fo:country="NL"/>
    </style:style>
    <style:style style:name="P50" style:family="paragraph">
      <loext:graphic-properties draw:fill="solid" draw:fill-color="#729fcf"/>
      <style:paragraph-properties fo:text-align="center"/>
      <style:text-properties fo:font-size="24pt" fo:language="nl" fo:country="NL" style:font-weight-complex="normal"/>
    </style:style>
    <style:style style:name="P51" style:family="paragraph">
      <loext:graphic-properties draw:fill="solid" draw:fill-color="#666666"/>
      <style:paragraph-properties fo:text-align="center"/>
    </style:style>
    <style:style style:name="P52" style:family="paragraph">
      <loext:graphic-properties draw:fill="solid" draw:fill-color="#729fcf"/>
      <style:paragraph-properties fo:text-align="center"/>
      <style:text-properties fo:font-size="12pt" fo:language="nl" fo:country="NL" style:font-size-asian="12pt" style:font-size-complex="12pt" style:font-weight-complex="normal"/>
    </style:style>
    <style:style style:name="P53" style:family="paragraph">
      <loext:graphic-properties draw:fill="solid" draw:fill-color="#ffffff"/>
      <style:paragraph-properties fo:text-align="center"/>
      <style:text-properties fo:font-size="12pt" fo:language="nl" fo:country="NL" style:font-size-asian="12pt" style:font-size-complex="12pt" style:font-weight-complex="normal"/>
    </style:style>
    <style:style style:name="P54" style:family="paragraph">
      <loext:graphic-properties draw:fill="none" draw:opacity="100%" draw:fill-image-width="0cm" draw:fill-image-height="0cm"/>
      <style:paragraph-properties fo:text-align="center"/>
      <style:text-properties style:font-name="Courier New" fo:font-size="13.8999996185303pt" fo:language="nl" fo:country="NL" style:font-size-asian="18pt" style:font-size-complex="18pt" style:font-weight-complex="normal"/>
    </style:style>
    <style:style style:name="P55" style:family="paragraph">
      <style:paragraph-properties fo:margin-left="0cm" fo:margin-right="0cm" fo:margin-top="0cm" fo:margin-bottom="0cm" fo:line-height="100%" fo:text-align="center" fo:text-indent="0cm"/>
      <style:text-properties fo:language="nl" fo:country="NL"/>
    </style:style>
    <style:style style:name="P5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P57" style:family="paragraph">
      <loext:graphic-properties draw:fill-color="#9966cc"/>
      <style:paragraph-properties fo:text-align="center"/>
      <style:text-properties fo:font-size="12pt" style:font-size-asian="18pt" style:font-size-complex="18pt"/>
    </style:style>
    <style:style style:name="P58" style:family="paragraph">
      <loext:graphic-properties draw:fill="solid" draw:fill-color="#666666"/>
      <style:paragraph-properties fo:text-align="center"/>
      <style:text-properties fo:font-size="12pt" fo:language="nl" fo:country="NL" style:font-size-asian="18pt" style:font-size-complex="18pt"/>
    </style:style>
    <style:style style:name="P59" style:family="paragraph">
      <loext:graphic-properties draw:fill="solid" draw:fill-color="#666666"/>
      <style:paragraph-properties fo:text-align="center"/>
      <style:text-properties fo:font-size="12pt" style:font-size-asian="18pt" style:font-size-complex="18pt"/>
    </style:style>
    <style:style style:name="P60" style:family="paragraph">
      <loext:graphic-properties draw:fill="solid" draw:fill-color="#ffffff"/>
      <style:paragraph-properties fo:text-align="center"/>
      <style:text-properties fo:font-size="14pt" fo:language="nl" fo:country="NL" style:font-size-asian="14pt" style:font-size-complex="14pt"/>
    </style:style>
    <style:style style:name="P61" style:family="paragraph">
      <loext:graphic-properties draw:fill-color="#666666"/>
      <style:paragraph-properties fo:text-align="center"/>
      <style:text-properties fo:font-size="24pt" fo:language="nl" fo:country="NL"/>
    </style:style>
    <style:style style:name="P62" style:family="paragraph">
      <loext:graphic-properties draw:fill-color="#b3b3b3"/>
      <style:paragraph-properties fo:text-align="center"/>
      <style:text-properties fo:font-size="24pt" fo:language="nl" fo:country="NL"/>
    </style:style>
    <style:style style:name="P63" style:family="paragraph">
      <loext:graphic-properties draw:fill-color="#b3b3b3"/>
      <style:paragraph-properties fo:text-align="center"/>
      <style:text-properties fo:font-size="14pt" fo:language="nl" fo:country="NL" style:font-size-asian="14pt" style:font-size-complex="14pt"/>
    </style:style>
    <style:style style:name="P64" style:family="paragraph">
      <loext:graphic-properties draw:fill="solid" draw:fill-color="#e6e6e6"/>
      <style:paragraph-properties fo:text-align="center"/>
      <style:text-properties fo:font-size="24pt" fo:language="nl" fo:country="NL" style:font-weight-complex="normal"/>
    </style:style>
    <style:style style:name="P65" style:family="paragraph">
      <loext:graphic-properties draw:fill="hatch" draw:fill-color="#cccccc" draw:fill-hatch-name="Trap3" draw:fill-hatch-solid="true"/>
      <style:paragraph-properties fo:text-align="center"/>
    </style:style>
    <style:style style:name="P66" style:family="paragraph">
      <loext:graphic-properties draw:fill="solid" draw:fill-color="#999999"/>
      <style:paragraph-properties fo:text-align="center"/>
    </style:style>
    <style:style style:name="P67" style:family="paragraph">
      <loext:graphic-properties draw:fill-color="#808080"/>
      <style:paragraph-properties fo:text-align="center"/>
      <style:text-properties fo:font-size="10pt" style:font-size-asian="10pt" style:font-size-complex="10pt" style:font-weight-complex="normal"/>
    </style:style>
    <style:style style:name="P68" style:family="paragraph">
      <loext:graphic-properties draw:fill="none" draw:fill-color="#808080"/>
      <style:paragraph-properties fo:text-align="center"/>
      <style:text-properties fo:font-size="10pt" fo:language="nl" fo:country="NL" style:font-size-asian="10pt" style:font-size-complex="10pt"/>
    </style:style>
    <style:style style:name="P69" style:family="paragraph">
      <loext:graphic-properties draw:fill="solid" draw:fill-color="#999999"/>
      <style:paragraph-properties fo:text-align="center"/>
      <style:text-properties fo:font-size="12pt" style:font-size-asian="12pt" style:font-size-complex="12pt"/>
    </style:style>
    <style:style style:name="P70" style:family="paragraph">
      <loext:graphic-properties draw:fill-color="#729fcf"/>
      <style:paragraph-properties fo:text-align="center"/>
      <style:text-properties fo:font-size="24pt" fo:language="nl" fo:country="NL"/>
    </style:style>
    <style:style style:name="P71" style:family="paragraph">
      <loext:graphic-properties draw:fill="solid" draw:fill-color="#e6e6e6" draw:opacity="100%"/>
      <style:paragraph-properties fo:text-align="center"/>
      <style:text-properties fo:language="nl" fo:country="NL"/>
    </style:style>
    <style:style style:name="P72" style:family="paragraph">
      <loext:graphic-properties draw:fill-color="#83caff"/>
      <style:paragraph-properties fo:text-align="center"/>
      <style:text-properties fo:language="nl" fo:country="NL"/>
    </style:style>
    <style:style style:name="P73" style:family="paragraph">
      <loext:graphic-properties draw:fill="none" draw:fill-color="#b3b3b3"/>
      <style:paragraph-properties fo:text-align="center"/>
      <style:text-properties fo:font-size="14pt" fo:language="nl" fo:country="NL" style:font-size-asian="14pt" style:font-size-complex="14pt"/>
    </style:style>
    <style:style style:name="P74" style:family="paragraph">
      <loext:graphic-properties draw:fill="none"/>
      <style:paragraph-properties fo:text-align="center"/>
      <style:text-properties fo:language="nl" fo:country="NL"/>
    </style:style>
    <style:style style:name="P75" style:family="paragraph">
      <loext:graphic-properties draw:fill="none"/>
      <style:paragraph-properties fo:margin-left="0cm" fo:margin-right="0cm" fo:margin-top="0cm" fo:margin-bottom="0cm" fo:line-height="100%" fo:text-align="center" fo:text-indent="0cm"/>
      <style:text-properties fo:language="nl" fo:country="NL"/>
    </style:style>
    <style:style style:name="P76" style:family="paragraph">
      <loext:graphic-properties draw:fill="none"/>
    </style:style>
    <style:style style:name="T1" style:family="text">
      <style:text-properties fo:font-size="18pt" fo:language="nl" fo:country="NL" style:font-size-asian="18pt" style:font-size-complex="18pt"/>
    </style:style>
    <style:style style:name="T2" style:family="text">
      <style:text-properties fo:font-size="24pt" fo:language="nl" fo:country="NL" style:font-weight-complex="normal"/>
    </style:style>
    <style:style style:name="T3" style:family="text">
      <style:text-properties fo:color="#000000" fo:font-size="24pt" fo:language="nl" fo:country="NL" style:font-size-asian="24pt" style:font-size-complex="24pt" style:font-weight-complex="normal"/>
    </style:style>
    <style:style style:name="T4" style:family="text">
      <style:text-properties fo:font-size="24pt" fo:language="nl" fo:country="NL" style:font-size-asian="24pt" style:font-size-complex="24pt" style:font-weight-complex="normal"/>
    </style:style>
    <style:style style:name="T5" style:family="text">
      <style:text-properties fo:font-size="9pt"/>
    </style:style>
    <style:style style:name="T6" style:family="text">
      <style:text-properties fo:font-size="12pt" style:font-size-asian="12pt" style:font-size-complex="12pt"/>
    </style:style>
    <style:style style:name="T7" style:family="text">
      <style:text-properties fo:font-size="10pt" style:font-size-asian="10pt" style:font-size-complex="10pt"/>
    </style:style>
    <style:style style:name="T8" style:family="text">
      <style:text-properties fo:color="#ffffff" fo:font-size="12pt" style:font-size-asian="12pt" style:font-size-complex="12pt"/>
    </style:style>
    <style:style style:name="T9" style:family="text">
      <style:text-properties style:font-name="Liberation Sans1" fo:font-size="12pt" style:font-size-asian="12pt" style:font-size-complex="12pt" style:font-weight-complex="normal"/>
    </style:style>
    <style:style style:name="T10" style:family="text">
      <style:text-properties fo:color="#000000" fo:font-size="8pt" style:font-size-asian="8pt" style:font-size-complex="8pt"/>
    </style:style>
    <style:style style:name="T11" style:family="text">
      <style:text-properties fo:font-size="6pt" style:font-size-asian="6pt" style:font-size-complex="6pt"/>
    </style:style>
    <style:style style:name="T12" style:family="text">
      <style:text-properties fo:color="#000000" fo:font-size="6pt" style:font-size-asian="6pt" style:font-size-complex="6pt"/>
    </style:style>
    <style:style style:name="T13" style:family="text">
      <style:text-properties fo:font-size="9pt" style:font-size-asian="18pt" style:font-size-complex="18pt" style:font-weight-complex="normal"/>
    </style:style>
    <style:style style:name="T14" style:family="text">
      <style:text-properties style:text-outline="true" fo:font-size="18pt" fo:language="nl" fo:country="NL" style:font-size-asian="18pt" style:font-size-complex="18pt" style:font-weight-complex="normal"/>
    </style:style>
    <style:style style:name="T15" style:family="text">
      <style:text-properties fo:font-size="14pt" fo:language="nl" fo:country="NL" style:font-size-asian="18pt" style:font-size-complex="18pt" style:font-weight-complex="normal"/>
    </style:style>
    <style:style style:name="T16" style:family="text">
      <style:text-properties fo:font-size="28pt" style:font-size-asian="28pt" style:font-size-complex="28pt"/>
    </style:style>
    <style:style style:name="T17" style:family="text">
      <style:text-properties fo:font-size="14pt" style:font-size-asian="14pt" style:font-size-complex="14pt"/>
    </style:style>
    <style:style style:name="T18" style:family="text">
      <style:text-properties fo:font-size="12pt" fo:language="nl" fo:country="NL" style:font-size-asian="18pt" style:font-size-complex="18pt" style:font-weight-complex="normal"/>
    </style:style>
    <style:style style:name="T19" style:family="text">
      <style:text-properties fo:font-size="12pt" fo:language="nl" fo:country="NL" style:font-size-asian="12pt" style:font-size-complex="12pt" style:font-weight-complex="normal"/>
    </style:style>
    <style:style style:name="T20" style:family="text">
      <style:text-properties style:font-name="Courier New" fo:font-size="14pt" fo:language="nl" fo:country="NL" style:font-size-asian="18pt" style:font-size-complex="18pt" style:font-weight-complex="normal"/>
    </style:style>
    <style:style style:name="T21" style:family="text">
      <style:text-properties fo:language="nl" fo:country="NL"/>
    </style:style>
    <style:style style:name="T22" style:family="text">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T23" style:family="text">
      <style:text-properties fo:font-size="14pt" fo:language="nl" fo:country="NL" style:font-size-asian="14pt" style:font-size-complex="14pt"/>
    </style:style>
    <style:style style:name="T24" style:family="text">
      <style:text-properties fo:font-size="10pt" style:font-size-asian="10pt" style:font-size-complex="10pt" style:font-weight-complex="normal"/>
    </style:style>
    <style:style style:name="T25" style:family="text">
      <style:text-properties fo:font-size="10pt" fo:language="nl" fo:country="NL"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2cm" svg:height="1.673cm" svg:x="5.697cm" svg:y="3.268cm">
          <draw:text-box>
            <text:p><text:span text:style-name="T1">Principeschema installatie warmtebuffers</text:span></text:p>
          </draw:text-box>
        </draw:frame>
        <draw:g>
          <draw:custom-shape draw:style-name="gr2" draw:text-style-name="P2" draw:layer="layout" svg:width="14cm" svg:height="4cm" svg:x="5cm" svg:y="18.2cm">
            <text:p/>
            <draw:enhanced-geometry svg:viewBox="0 0 21600 21600" draw:mirror-horizontal="false" draw:mirror-vertical="false" draw:type="rectangle" draw:enhanced-path="M 0 0 L 21600 0 21600 21600 0 21600 0 0 Z N"/>
          </draw:custom-shape>
          <draw:custom-shape draw:style-name="gr3" draw:text-style-name="P4" draw:layer="layout" svg:width="14cm" svg:height="3cm" svg:x="5cm" svg:y="19.2cm">
            <text:p text:style-name="P3"><text:span text:style-name="T2">4 <text:s text:c="4"/></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10cm" svg:height="2.5cm" svg:x="5.5cm" svg:y="19.2cm">
            <text:p text:style-name="P3"><text:span text:style-name="T3">3 <text:s text:c="17"/>3</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9.8cm" svg:height="2.2cm" svg:x="5.6cm" svg:y="19.4cm">
            <text:p text:style-name="P3"><text:span text:style-name="T3">3 <text:s text:c="17"/>3</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14cm" svg:height="1.5cm" svg:x="5cm" svg:y="19.2cm">
            <text:p/>
            <draw:enhanced-geometry svg:viewBox="0 0 21600 21600" draw:mirror-horizontal="false" draw:mirror-vertical="false" draw:type="rectangle" draw:enhanced-path="M 0 0 L 21600 0 21600 21600 0 21600 0 0 Z N"/>
          </draw:custom-shape>
          <draw:custom-shape draw:style-name="gr7" draw:text-style-name="P7" draw:layer="layout" svg:width="9.5cm" svg:height="1.5cm" svg:x="5.5cm" svg:y="19.2cm">
            <text:p text:style-name="P3"><text:span text:style-name="T4">2 <text:s text:c="17"/>2</text:span></text:p>
            <draw:enhanced-geometry svg:viewBox="0 0 21600 21600" draw:mirror-horizontal="false" draw:mirror-vertical="false" draw:type="rectangle" draw:enhanced-path="M 0 0 L 21600 0 21600 21600 0 21600 0 0 Z N"/>
          </draw:custom-shape>
          <draw:custom-shape draw:style-name="gr8" draw:text-style-name="P2" draw:layer="layout" svg:width="14cm" svg:height="0.001cm" svg:x="5cm" svg:y="19.199cm">
            <text:p/>
            <draw:enhanced-geometry svg:viewBox="0 0 21600 21600" draw:mirror-horizontal="false" draw:mirror-vertical="false" draw:type="rectangle" draw:enhanced-path="M 0 0 L 21600 0 21600 21600 0 21600 0 0 Z N"/>
          </draw:custom-shape>
          <draw:custom-shape draw:style-name="gr9" draw:text-style-name="P8" draw:layer="layout" svg:width="14cm" svg:height="1cm" svg:x="5cm" svg:y="18.2cm">
            <text:p text:style-name="P3"><text:span text:style-name="T2">1 <text:s text:c="14"/>1 <text:s text:c="12"/></text:span></text:p>
            <draw:enhanced-geometry svg:viewBox="0 0 21600 21600" draw:mirror-horizontal="false" draw:mirror-vertical="false" draw:type="rectangle" draw:enhanced-path="M 0 0 L 21600 0 21600 21600 0 21600 0 0 Z N"/>
          </draw:custom-shape>
          <draw:custom-shape draw:style-name="gr10" draw:text-style-name="P9" draw:layer="layout" svg:width="36cm" svg:height="22cm" svg:x="2.5cm" svg:y="2.5cm">
            <text:p/>
            <draw:enhanced-geometry svg:viewBox="0 0 21600 21600" draw:mirror-horizontal="false" draw:mirror-vertical="false" draw:type="rectangle" draw:enhanced-path="M 0 0 L 21600 0 21600 21600 0 21600 0 0 Z N"/>
          </draw:custom-shape>
          <draw:frame draw:style-name="gr11" draw:text-style-name="P10" draw:layer="layout" svg:width="2.5cm" svg:height="0.947cm" svg:x="17.1cm" svg:y="11.953cm">
            <draw:text-box>
              <text:p text:style-name="P3"><text:span text:style-name="T5">Warmtepomp 4kW</text:span></text:p>
            </draw:text-box>
          </draw:frame>
          <draw:frame draw:style-name="gr12" draw:text-style-name="P10" draw:layer="layout" svg:width="4.5cm" svg:height="2cm" svg:x="19cm" svg:y="14.8cm">
            <draw:text-box>
              <text:p text:style-name="P3"><text:span text:style-name="T5">Toe- en afvoer bufferwater van/naar buiten. Evt. te koppelen aan regenput/infiltratie</text:span></text:p>
            </draw:text-box>
          </draw:frame>
          <draw:line draw:style-name="gr13" draw:text-style-name="P11" draw:layer="layout" svg:x1="16.9cm" svg:y1="16.2cm" svg:x2="18.9cm" svg:y2="16.2cm">
            <text:p/>
          </draw:line>
          <draw:frame draw:style-name="gr14" draw:text-style-name="P10" draw:layer="layout" svg:width="4cm" svg:height="4.235cm" svg:x="26.5cm" svg:y="19.2cm">
            <draw:text-box>
              <text:p text:style-name="P3"><text:span text:style-name="T5">Verse lucht wordt via de WTW voorverwarmd. </text:span></text:p>
              <text:p text:style-name="P3"><text:span text:style-name="T5"/></text:p>
              <text:p text:style-name="P3"><text:span text:style-name="T5">Door de toevoer van de buitenlucht via de bodem te laten stromen, worden extreme buitentemperaturen getemperd en wordt de WTW efficienter. </text:span></text:p>
            </draw:text-box>
          </draw:frame>
          <draw:g>
            <draw:custom-shape draw:style-name="gr15" draw:text-style-name="P12" draw:layer="layout" svg:width="2cm" svg:height="2cm" svg:x="20cm" svg:y="20.2cm">
              <text:p text:style-name="P3"><text:span text:style-name="T6">WTW</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16" draw:text-style-name="P11" draw:layer="layout" svg:x1="22.5cm" svg:y1="22.7cm" svg:x2="21.5cm" svg:y2="21.7cm">
              <text:p/>
            </draw:line>
            <draw:line draw:style-name="gr17" draw:text-style-name="P11" draw:layer="layout" svg:x1="3cm" svg:y1="22.7cm" svg:x2="19.5cm" svg:y2="22.7cm">
              <text:p text:style-name="P3"><text:span text:style-name="T7"/></text:p>
              <text:p text:style-name="P3"><text:span text:style-name="T7">toevoer buiten</text:span></text:p>
            </draw:line>
            <draw:line draw:style-name="gr18" draw:text-style-name="P11" draw:layer="layout" svg:x1="22.5cm" svg:y1="22.7cm" svg:x2="26.5cm" svg:y2="22.7cm">
              <text:p text:style-name="P3"><text:span text:style-name="T7"/></text:p>
              <text:p text:style-name="P3"><text:span text:style-name="T7">afvoer buiten</text:span></text:p>
            </draw:line>
            <draw:line draw:style-name="gr19" draw:text-style-name="P11" draw:layer="layout" svg:x1="20cm" svg:y1="20.2cm" svg:x2="20.5cm" svg:y2="20.7cm">
              <text:p/>
            </draw:line>
            <draw:line draw:style-name="gr16" draw:text-style-name="P11" draw:layer="layout" svg:x1="21.5cm" svg:y1="20.7cm" svg:x2="22cm" svg:y2="20.2cm">
              <text:p/>
            </draw:line>
            <draw:line draw:style-name="gr19" draw:text-style-name="P11" draw:layer="layout" svg:x1="19.5cm" svg:y1="22.7cm" svg:x2="20.5cm" svg:y2="21.7cm">
              <text:p/>
            </draw:line>
            <draw:line draw:style-name="gr20" draw:text-style-name="P11" draw:layer="layout" svg:x1="20.5cm" svg:y1="18.2cm" svg:x2="26.5cm" svg:y2="18.2cm">
              <text:p text:style-name="P3"><text:span text:style-name="T7"/></text:p>
              <text:p text:style-name="P3"><text:span text:style-name="T7">afvoer woning</text:span></text:p>
            </draw:line>
            <draw:line draw:style-name="gr18" draw:text-style-name="P11" draw:layer="layout" svg:x1="22cm" svg:y1="20.2cm" svg:x2="26.5cm" svg:y2="20.2cm">
              <text:p text:style-name="P3"><text:span text:style-name="T7"/></text:p>
              <text:p text:style-name="P3"><text:span text:style-name="T7">toevoer woning</text:span></text:p>
            </draw:line>
            <draw:line draw:style-name="gr16" draw:text-style-name="P11" draw:layer="layout" svg:x1="20cm" svg:y1="18.7cm" svg:x2="20cm" svg:y2="20.2cm">
              <text:p/>
            </draw:line>
            <draw:line draw:style-name="gr16" draw:text-style-name="P11" draw:layer="layout" svg:x1="20cm" svg:y1="18.7cm" svg:x2="20.5cm" svg:y2="18.2cm">
              <text:p/>
            </draw:line>
            <draw:g>
              <draw:custom-shape draw:style-name="gr21" draw:text-style-name="P13" draw:layer="layout" svg:width="0.5cm" svg:height="1cm" svg:x="25cm" svg:y="19.7cm">
                <text:p/>
                <draw:enhanced-geometry svg:viewBox="0 0 21600 21600" draw:type="rectangle" draw:enhanced-path="M 0 0 L 21600 0 21600 21600 0 21600 0 0 Z N"/>
              </draw:custom-shape>
              <draw:custom-shape draw:style-name="gr22" draw:text-style-name="P11" draw:layer="layout" svg:width="0.5cm" svg:height="0.268cm" svg:x="25cm" svg:y="19.7cm">
                <text:p/>
                <draw:enhanced-geometry svg:viewBox="0 0 21600 21600" draw:type="rectangle" draw:enhanced-path="M 0 0 L 21600 0 21600 21600 0 21600 0 0 Z N"/>
              </draw:custom-shape>
              <draw:custom-shape draw:style-name="gr22" draw:text-style-name="P11" draw:layer="layout" svg:width="0.5cm" svg:height="0.268cm" svg:x="25cm" svg:y="19.944cm">
                <text:p/>
                <draw:enhanced-geometry svg:viewBox="0 0 21600 21600" draw:type="rectangle" draw:enhanced-path="M 0 0 L 21600 0 21600 21600 0 21600 0 0 Z N"/>
              </draw:custom-shape>
              <draw:custom-shape draw:style-name="gr22" draw:text-style-name="P11" draw:layer="layout" svg:width="0.5cm" svg:height="0.268cm" svg:x="25cm" svg:y="20.188cm">
                <text:p/>
                <draw:enhanced-geometry svg:viewBox="0 0 21600 21600" draw:type="rectangle" draw:enhanced-path="M 0 0 L 21600 0 21600 21600 0 21600 0 0 Z N"/>
              </draw:custom-shape>
              <draw:custom-shape draw:style-name="gr22" draw:text-style-name="P11" draw:layer="layout" svg:width="0.5cm" svg:height="0.268cm" svg:x="25cm" svg:y="20.432cm">
                <text:p/>
                <draw:enhanced-geometry svg:viewBox="0 0 21600 21600" draw:type="rectangle" draw:enhanced-path="M 0 0 L 21600 0 21600 21600 0 21600 0 0 Z N"/>
              </draw:custom-shape>
            </draw:g>
            <draw:g>
              <draw:custom-shape draw:style-name="gr21" draw:text-style-name="P13" draw:layer="layout" svg:width="0.5cm" svg:height="1cm" svg:x="25cm" svg:y="17.7cm">
                <text:p/>
                <draw:enhanced-geometry svg:viewBox="0 0 21600 21600" draw:type="rectangle" draw:enhanced-path="M 0 0 L 21600 0 21600 21600 0 21600 0 0 Z N"/>
              </draw:custom-shape>
              <draw:custom-shape draw:style-name="gr22" draw:text-style-name="P11" draw:layer="layout" svg:width="0.5cm" svg:height="0.268cm" svg:x="25cm" svg:y="17.7cm">
                <text:p/>
                <draw:enhanced-geometry svg:viewBox="0 0 21600 21600" draw:type="rectangle" draw:enhanced-path="M 0 0 L 21600 0 21600 21600 0 21600 0 0 Z N"/>
              </draw:custom-shape>
              <draw:custom-shape draw:style-name="gr22" draw:text-style-name="P11" draw:layer="layout" svg:width="0.5cm" svg:height="0.268cm" svg:x="25cm" svg:y="17.944cm">
                <text:p/>
                <draw:enhanced-geometry svg:viewBox="0 0 21600 21600" draw:type="rectangle" draw:enhanced-path="M 0 0 L 21600 0 21600 21600 0 21600 0 0 Z N"/>
              </draw:custom-shape>
              <draw:custom-shape draw:style-name="gr22" draw:text-style-name="P11" draw:layer="layout" svg:width="0.5cm" svg:height="0.268cm" svg:x="25cm" svg:y="18.188cm">
                <text:p/>
                <draw:enhanced-geometry svg:viewBox="0 0 21600 21600" draw:type="rectangle" draw:enhanced-path="M 0 0 L 21600 0 21600 21600 0 21600 0 0 Z N"/>
              </draw:custom-shape>
              <draw:custom-shape draw:style-name="gr22" draw:text-style-name="P11" draw:layer="layout" svg:width="0.5cm" svg:height="0.268cm" svg:x="25cm" svg:y="18.432cm">
                <text:p/>
                <draw:enhanced-geometry svg:viewBox="0 0 21600 21600" draw:type="rectangle" draw:enhanced-path="M 0 0 L 21600 0 21600 21600 0 21600 0 0 Z N"/>
              </draw:custom-shape>
            </draw:g>
          </draw:g>
          <draw:line draw:style-name="gr23" draw:text-style-name="P11" draw:layer="layout" svg:x1="18.9cm" svg:y1="16.7cm" svg:x2="16cm" svg:y2="16.7cm">
            <text:p/>
          </draw:line>
          <draw:frame draw:style-name="gr24" draw:text-style-name="P14" draw:layer="layout" svg:width="0.502cm" svg:height="1.195cm" svg:x="24.5cm" svg:y="10.2cm">
            <draw:text-box>
              <text:p/>
            </draw:text-box>
          </draw:frame>
          <draw:g>
            <draw:custom-shape draw:style-name="gr25" draw:text-style-name="P13" draw:layer="layout" svg:width="0.4cm" svg:height="0.4cm" draw:transform="rotate (-1.5707963267949) translate (19.3cm 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1" draw:layer="layout" svg:width="0.8cm" svg:height="0.8cm" draw:transform="rotate (-3.14159265358979) translate (19.7cm 16.6cm)">
              <text:p/>
              <draw:enhanced-geometry svg:viewBox="0 0 21600 21600" draw:mirror-horizontal="false" draw:mirror-vertical="false" draw:type="rectangle" draw:enhanced-path="M 0 0 L 21600 0 21600 21600 0 21600 0 0 Z N"/>
            </draw:custom-shape>
            <draw:custom-shape draw:style-name="gr27" draw:text-style-name="P13" draw:layer="layout" svg:width="0.4cm" svg:height="0.4cm" draw:transform="rotate (-1.5707963267949) translate (19.7cm 1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5" draw:text-style-name="P13" draw:layer="layout" svg:width="0.4cm" svg:height="0.4cm" draw:transform="rotate (-1.5707963267949) translate (19.3cm 1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1" draw:layer="layout" svg:width="0.8cm" svg:height="0.8cm" draw:transform="rotate (-3.14159265358979) translate (19.7cm 17.1cm)">
              <text:p/>
              <draw:enhanced-geometry svg:viewBox="0 0 21600 21600" draw:mirror-horizontal="false" draw:mirror-vertical="false" draw:type="rectangle" draw:enhanced-path="M 0 0 L 21600 0 21600 21600 0 21600 0 0 Z N"/>
            </draw:custom-shape>
            <draw:custom-shape draw:style-name="gr27" draw:text-style-name="P13" draw:layer="layout" svg:width="0.4cm" svg:height="0.4cm" draw:transform="rotate (-1.5707963267949) translate (19.7cm 16.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28" draw:text-style-name="P11" draw:layer="layout" svg:x1="6.5cm" svg:y1="21.2cm" svg:x2="6.5cm" svg:y2="14cm">
              <text:p/>
            </draw:line>
            <draw:line draw:style-name="gr29" draw:text-style-name="P11" draw:layer="layout" svg:x1="6.5cm" svg:y1="14cm" svg:x2="14.5cm" svg:y2="14cm">
              <text:p/>
            </draw:line>
            <draw:g>
              <draw:g>
                <draw:custom-shape draw:style-name="gr30" draw:text-style-name="P15" draw:layer="layout" svg:width="1cm" svg:height="1cm" svg:x="6cm" svg:y="16.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0.639cm" svg:height="0.64cm" draw:transform="rotate (-3.14159265358979) translate (6.815cm 16.8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2" draw:text-style-name="P18" draw:layer="layout" svg:width="0.799cm" svg:height="0.8cm" svg:x="6.096cm" svg:y="16.2cm">
                <text:p text:style-name="P17"><text:span text:style-name="T8">D</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3" draw:text-style-name="P19" draw:layer="layout" svg:width="9cm" svg:height="9.651cm" svg:x="20.4cm" svg:y="4.8cm">
            <draw:text-box>
              <text:p><text:span text:style-name="T9">Via zonnecollectoren wordt warmte gewonnen en opgeslagen. Als de zonnecollectoren te weinig warmte leveren, kan de warmtepomp bijverwarmen.</text:span></text:p>
              <text:p><text:span text:style-name="T9"/></text:p>
              <text:p><text:span text:style-name="T9">Buffer1 fungeert als vloerverwarming, staat in direct contact met de woning en hoeft daarom niet erg warm te zijn om de woning op temperatuur te houden.</text:span></text:p>
              <text:p><text:span text:style-name="T6"/></text:p>
              <text:p><text:span text:style-name="T6">Buffer23 wordt gebruikt als opslag voor het overschot aan warmte dat door de zonnecollectoren wordt geleverd.</text:span></text:p>
              <text:p><text:span text:style-name="T6"/></text:p>
              <text:p><text:span text:style-name="T6">Buffer4 staat in direct contact met de bodem en kan daardoor warmte uitwisselen met de bodem. In de zomer kan buffer4 daardoor extra koelte leveren, en in de winter extra warmte.</text:span></text:p>
              <text:p><text:span text:style-name="T6"/></text:p>
            </draw:text-box>
          </draw:frame>
          <draw:frame draw:style-name="gr34" draw:text-style-name="P20" draw:layer="layout" svg:width="7.4cm" svg:height="18.111cm" svg:x="30.5cm" svg:y="4.5cm">
            <draw:text-box>
              <text:p><text:span text:style-name="T9">Pomp A: brengt water van buffer4 naar de warmtepomp, die het afkoelt om warmte over te brengen naar de boiler. Buffer4 wordt begrensd op 4°C minimaal.</text:span></text:p>
              <text:p><text:span text:style-name="T9"/></text:p>
              <text:p><text:span text:style-name="T9">Pomp B: brengt water vanaf de warmtepomp naar boven in de boiler, retour komt onder uit de boiler.</text:span></text:p>
              <text:p><text:span text:style-name="T9"/></text:p>
              <text:p><text:span text:style-name="T9">Pomp C: brengt water van de boiler naar de zonnecollectoren. Retour wordt naar de onderste spiraal in de boiler gebracht. De boiler wordt begrensd op 80°C maximaal.</text:span></text:p>
              <text:p><text:span text:style-name="T9"/></text:p>
              <text:p><text:span text:style-name="T9">Pomp D: brengt water van buffer23 naar de boiler, om op te warmen met warmte uit de zonnecollectoren. Buffer23 wordt begrensd op 60°C maximaal.</text:span></text:p>
              <text:p><text:span text:style-name="T9"/></text:p>
              <text:p><text:span text:style-name="T9">Pomp E: brengt water naar buffer1 <text:s/>Er zijn afhankelijk van het seizoen drie mogelijke bronnen:</text:span></text:p>
              <text:list text:style-name="L1">
                <text:list-item>
                  <text:p><text:span text:style-name="T9">Lente/herfst: buffer23 is warmer dan 24°C, gebruik buffer23</text:span></text:p>
                </text:list-item>
                <text:list-item>
                  <text:p><text:span text:style-name="T9">Zomer: gebruik passief gekoeld water uit buffer4</text:span></text:p>
                </text:list-item>
                <text:list-item>
                  <text:p><text:span text:style-name="T9">Winter: buffer23 is kouder dan 24°C, gebruik verwarmde boiler,</text:span></text:p>
                </text:list-item>
              </text:list>
              <text:p><text:span text:style-name="T6"/></text:p>
              <text:p><text:span text:style-name="T6">Pomp F: brengt water van de boiler naar de vloerverwarming op de verdieping.</text:span></text:p>
              <text:p><text:span text:style-name="T6"/></text:p>
              <text:p><text:span text:style-name="T6"/></text:p>
            </draw:text-box>
          </draw:frame>
          <draw:g>
            <draw:line draw:style-name="gr29" draw:text-style-name="P11" draw:layer="layout" svg:x1="9.5cm" svg:y1="14.7cm" svg:x2="9.5cm" svg:y2="18.2cm">
              <text:p/>
            </draw:line>
            <draw:line draw:style-name="gr35" draw:text-style-name="P11" draw:layer="layout" svg:x1="14.8cm" svg:y1="17.3cm" svg:x2="14.8cm" svg:y2="21.2cm">
              <text:p/>
            </draw:line>
            <draw:g>
              <draw:custom-shape draw:style-name="gr25" draw:text-style-name="P13" draw:layer="layout" svg:width="0.4cm" svg:height="0.4cm" draw:transform="rotate (-3.14159265358979) translate (15cm 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6" draw:text-style-name="P11" draw:layer="layout" svg:x1="14.6cm" svg:y1="17.9cm" svg:x2="15cm" svg:y2="17.9cm">
                <text:p/>
              </draw:line>
              <draw:custom-shape draw:style-name="gr26" draw:text-style-name="P11" draw:layer="layout" svg:width="0.8cm" svg:height="0.8cm" draw:transform="rotate (1.5707963267949) translate (14.4cm 18.1cm)">
                <text:p/>
                <draw:enhanced-geometry svg:viewBox="0 0 21600 21600" draw:mirror-horizontal="false" draw:type="rectangle" draw:enhanced-path="M 0 0 L 21600 0 21600 21600 0 21600 0 0 Z N"/>
              </draw:custom-shape>
            </draw:g>
            <draw:line draw:style-name="gr35" draw:text-style-name="P11" draw:layer="layout" svg:x1="14.5cm" svg:y1="17.3cm" svg:x2="16cm" svg:y2="17.3cm">
              <text:p/>
            </draw:line>
            <draw:g>
              <draw:g>
                <draw:custom-shape draw:style-name="gr30" draw:text-style-name="P15" draw:layer="layout" svg:width="1cm" svg:height="1cm" svg:x="9cm" svg:y="1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0.639cm" svg:height="0.64cm" draw:transform="rotate (-3.14159265358979) translate (9.815cm 1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2" draw:text-style-name="P18" draw:layer="layout" svg:width="0.799cm" svg:height="0.8cm" svg:x="9.096cm" svg:y="16.2cm">
                <text:p text:style-name="P17"><text:span text:style-name="T8">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7" draw:text-style-name="P11" draw:layer="layout" svg:x1="14.5cm" svg:y1="18.7cm" svg:x2="14.5cm" svg:y2="14cm">
              <text:p/>
            </draw:line>
            <draw:g>
              <draw:custom-shape draw:style-name="gr27" draw:text-style-name="P13" draw:layer="layout" svg:width="0.4cm" svg:height="0.4cm" draw:transform="rotate (-3.14159265358979) translate (14.7cm 17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6" draw:text-style-name="P11" draw:layer="layout" svg:x1="14.3cm" svg:y1="16.6cm" svg:x2="14.7cm" svg:y2="16.6cm">
                <text:p/>
              </draw:line>
              <draw:custom-shape draw:style-name="gr26" draw:text-style-name="P11" draw:layer="layout" svg:width="0.8cm" svg:height="0.8cm" draw:transform="rotate (1.5707963267949) translate (14.1cm 17.2cm)">
                <text:p/>
                <draw:enhanced-geometry svg:viewBox="0 0 21600 21600" draw:mirror-horizontal="false" draw:mirror-vertical="true" draw:type="rectangle" draw:enhanced-path="M 0 0 L 21600 0 21600 21600 0 21600 0 0 Z N"/>
              </draw:custom-shape>
            </draw:g>
          </draw:g>
          <draw:custom-shape draw:style-name="gr38" draw:text-style-name="P21" draw:layer="layout" svg:width="0.4cm" svg:height="0.4cm" svg:x="16.1cm" svg:y="20.5cm">
            <text:p text:style-name="P3"><text:span text:style-name="T10">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1" draw:layer="layout" svg:width="0.4cm" svg:height="0.4cm" svg:x="9.2cm" svg:y="18.5cm">
            <text:p text:style-name="P3"><text:span text:style-name="T10">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1" draw:layer="layout" svg:width="0.4cm" svg:height="0.4cm" svg:x="10.4cm" svg:y="20.5cm">
            <text:p text:style-name="P3"><text:span text:style-name="T10">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1" draw:layer="layout" svg:width="0.4cm" svg:height="0.4cm" svg:x="13.3cm" svg:y="18.5cm">
            <text:p text:style-name="P3"><text:span text:style-name="T10">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1" draw:layer="layout" svg:width="0.4cm" svg:height="0.4cm" svg:x="10.6cm" svg:y="9.7cm">
            <text:p text:style-name="P3"><text:span text:style-name="T10">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1" draw:layer="layout" svg:width="0.4cm" svg:height="0.4cm" svg:x="10.6cm" svg:y="7.4cm">
            <text:p text:style-name="P3"><text:span text:style-name="T10">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1" draw:layer="layout" svg:width="0.4cm" svg:height="0.4cm" svg:x="11.2cm" svg:y="11.4cm">
            <text:p text:style-name="P3"><text:span text:style-name="T10">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39" draw:text-style-name="P10" draw:layer="layout" svg:width="1.5cm" svg:height="0.599cm" svg:x="11.1cm" svg:y="14.184cm">
              <draw:text-box>
                <text:p text:style-name="P22">Winter</text:p>
              </draw:text-box>
            </draw:frame>
            <draw:line draw:style-name="gr40" draw:text-style-name="P11" draw:layer="layout" svg:x1="13.9cm" svg:y1="14.7cm" svg:x2="9.5cm" svg:y2="14.7cm">
              <text:p/>
            </draw:line>
            <draw:g>
              <draw:custom-shape draw:style-name="gr25" draw:text-style-name="P13" draw:layer="layout" svg:width="0.4cm" svg:height="0.4cm" draw:transform="rotate (-1.5707963267949) translate (12.9cm 14.48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1" draw:layer="layout" svg:width="0.8cm" svg:height="0.8cm" draw:transform="rotate (-3.14159265358979) translate (13.3cm 15.061cm)">
                <text:p/>
                <draw:enhanced-geometry svg:viewBox="0 0 21600 21600" draw:mirror-horizontal="false" draw:mirror-vertical="false" draw:type="rectangle" draw:enhanced-path="M 0 0 L 21600 0 21600 21600 0 21600 0 0 Z N"/>
              </draw:custom-shape>
              <draw:custom-shape draw:style-name="gr27" draw:text-style-name="P13" draw:layer="layout" svg:width="0.4cm" svg:height="0.4cm" draw:transform="rotate (-1.5707963267949) translate (13.281cm 14.48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6" draw:text-style-name="P11" draw:layer="layout" svg:x1="12.9cm" svg:y1="14.863cm" svg:x2="12.9cm" svg:y2="14.463cm">
                <text:p/>
              </draw:line>
              <draw:custom-shape draw:style-name="gr26" draw:text-style-name="P11" draw:layer="layout" svg:width="0.8cm" svg:height="0.8cm" draw:transform="rotate (1.5707963267949) translate (12.5cm 15.061cm)">
                <text:p/>
                <draw:enhanced-geometry svg:viewBox="0 0 21600 21600" draw:mirror-horizontal="false" draw:mirror-vertical="false" draw:type="rectangle" draw:enhanced-path="M 0 0 L 21600 0 21600 21600 0 21600 0 0 Z N"/>
              </draw:custom-shape>
              <draw:custom-shape draw:style-name="gr41" draw:text-style-name="P24" draw:layer="layout" svg:width="0.4cm" svg:height="0.4cm" svg:x="12.7cm" svg:y="14.184cm">
                <text:p text:style-name="P23"><text:span text:style-name="T10">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2" draw:text-style-name="P25" draw:layer="layout" svg:width="0.4cm" svg:height="0.4cm" draw:transform="rotate (-1.5707963267949) translate (7.9cm 7.491cm)">
              <text:p text:style-name="P3"><text:span text:style-name="T11">50</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3" draw:layer="layout" svg:width="0.4cm" svg:height="0.4cm" svg:x="7.691cm" svg:y="7.68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13" draw:layer="layout" svg:width="0.4cm" svg:height="0.4cm" draw:transform="rotate (-3.14159265358979) translate (8.091cm 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1" draw:layer="layout" svg:width="0.8cm" svg:height="0.8cm" draw:transform="rotate (1.5707963267949) translate (7.514cm 8.1cm)">
              <text:p/>
              <draw:enhanced-geometry svg:viewBox="0 0 21600 21600" draw:mirror-horizontal="false" draw:mirror-vertical="false" draw:type="rectangle" draw:enhanced-path="M 0 0 L 21600 0 21600 21600 0 21600 0 0 Z N"/>
            </draw:custom-shape>
            <draw:line draw:style-name="gr36" draw:text-style-name="P11" draw:layer="layout" svg:x1="7.891cm" svg:y1="7.7cm" svg:x2="8.112cm" svg:y2="7.7cm">
              <text:p/>
            </draw:line>
            <draw:custom-shape draw:style-name="gr26" draw:text-style-name="P11" draw:layer="layout" svg:width="0.8cm" svg:height="0.8cm" svg:x="7.514cm" svg:y="7.3cm">
              <text:p/>
              <draw:enhanced-geometry svg:viewBox="0 0 21600 21600" draw:mirror-horizontal="false" draw:mirror-vertical="false" draw:type="rectangle" draw:enhanced-path="M 0 0 L 21600 0 21600 21600 0 21600 0 0 Z N"/>
            </draw:custom-shape>
            <draw:custom-shape draw:style-name="gr41" draw:text-style-name="P26" draw:layer="layout" svg:width="0.4cm" svg:height="0.4cm" draw:transform="rotate (1.5707963267949) translate (7.991cm 7.9cm)">
              <text:p text:style-name="P3"><text:span text:style-name="T12">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3" draw:text-style-name="P11" draw:layer="layout" svg:x1="16.9cm" svg:y1="15.7cm" svg:x2="9.5cm" svg:y2="15.7cm">
              <text:p/>
            </draw:line>
            <draw:frame draw:style-name="gr39" draw:text-style-name="P10" draw:layer="layout" svg:width="1.6cm" svg:height="0.599cm" svg:x="11.1cm" svg:y="15.185cm">
              <draw:text-box>
                <text:p text:style-name="P22">Zomer</text:p>
              </draw:text-box>
            </draw:frame>
            <draw:g>
              <draw:custom-shape draw:style-name="gr25" draw:text-style-name="P13" draw:layer="layout" svg:width="0.4cm" svg:height="0.4cm" draw:transform="rotate (-1.5707963267949) translate (12.9cm 15.48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1" draw:layer="layout" svg:width="0.8cm" svg:height="0.8cm" draw:transform="rotate (-3.14159265358979) translate (13.3cm 16.061cm)">
                <text:p/>
                <draw:enhanced-geometry svg:viewBox="0 0 21600 21600" draw:mirror-horizontal="false" draw:mirror-vertical="false" draw:type="rectangle" draw:enhanced-path="M 0 0 L 21600 0 21600 21600 0 21600 0 0 Z N"/>
              </draw:custom-shape>
              <draw:custom-shape draw:style-name="gr27" draw:text-style-name="P13" draw:layer="layout" svg:width="0.4cm" svg:height="0.4cm" draw:transform="rotate (-1.5707963267949) translate (13.281cm 15.48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6" draw:text-style-name="P11" draw:layer="layout" svg:x1="12.9cm" svg:y1="15.863cm" svg:x2="12.9cm" svg:y2="15.463cm">
                <text:p/>
              </draw:line>
              <draw:custom-shape draw:style-name="gr26" draw:text-style-name="P11" draw:layer="layout" svg:width="0.8cm" svg:height="0.8cm" draw:transform="rotate (1.5707963267949) translate (12.5cm 16.061cm)">
                <text:p/>
                <draw:enhanced-geometry svg:viewBox="0 0 21600 21600" draw:mirror-horizontal="false" draw:mirror-vertical="false" draw:type="rectangle" draw:enhanced-path="M 0 0 L 21600 0 21600 21600 0 21600 0 0 Z N"/>
              </draw:custom-shape>
              <draw:custom-shape draw:style-name="gr41" draw:text-style-name="P24" draw:layer="layout" svg:width="0.4cm" svg:height="0.4cm" svg:x="12.7cm" svg:y="15.184cm">
                <text:p text:style-name="P23"><text:span text:style-name="T10">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43" draw:text-style-name="P11" draw:layer="layout" svg:x1="7.5cm" svg:y1="20.2cm" svg:x2="7.5cm" svg:y2="14.7cm">
              <text:p/>
            </draw:line>
            <draw:line draw:style-name="gr44" draw:text-style-name="P11" draw:layer="layout" svg:x1="7.5cm" svg:y1="14.7cm" svg:x2="9.5cm" svg:y2="14.7cm">
              <text:p/>
            </draw:line>
            <draw:frame draw:style-name="gr11" draw:text-style-name="P10" draw:layer="layout" svg:width="1.5cm" svg:height="0.947cm" svg:x="7.6cm" svg:y="14.853cm">
              <draw:text-box>
                <text:p text:style-name="P22">Lente,<text:line-break/>herfst</text:p>
              </draw:text-box>
            </draw:frame>
            <draw:g>
              <draw:custom-shape draw:style-name="gr25" draw:text-style-name="P13" draw:layer="layout" svg:width="0.4cm" svg:height="0.4cm" draw:transform="rotate (-1.5707963267949) translate (8.395cm 14.4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1" draw:layer="layout" svg:width="0.8cm" svg:height="0.8cm" draw:transform="rotate (-3.14159265358979) translate (8.795cm 15.073cm)">
                <text:p/>
                <draw:enhanced-geometry svg:viewBox="0 0 21600 21600" draw:mirror-horizontal="false" draw:mirror-vertical="false" draw:type="rectangle" draw:enhanced-path="M 0 0 L 21600 0 21600 21600 0 21600 0 0 Z N"/>
              </draw:custom-shape>
              <draw:custom-shape draw:style-name="gr27" draw:text-style-name="P13" draw:layer="layout" svg:width="0.4cm" svg:height="0.4cm" draw:transform="rotate (-1.5707963267949) translate (8.776cm 14.49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6" draw:text-style-name="P11" draw:layer="layout" svg:x1="8.395cm" svg:y1="14.875cm" svg:x2="8.395cm" svg:y2="14.475cm">
                <text:p/>
              </draw:line>
              <draw:custom-shape draw:style-name="gr26" draw:text-style-name="P11" draw:layer="layout" svg:width="0.8cm" svg:height="0.8cm" draw:transform="rotate (1.5707963267949) translate (7.995cm 15.073cm)">
                <text:p/>
                <draw:enhanced-geometry svg:viewBox="0 0 21600 21600" draw:mirror-horizontal="false" draw:mirror-vertical="false" draw:type="rectangle" draw:enhanced-path="M 0 0 L 21600 0 21600 21600 0 21600 0 0 Z N"/>
              </draw:custom-shape>
              <draw:custom-shape draw:style-name="gr41" draw:text-style-name="P24" draw:layer="layout" svg:width="0.4cm" svg:height="0.4cm" svg:x="8.2cm" svg:y="14.2cm">
                <text:p text:style-name="P23"><text:span text:style-name="T10">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11" draw:layer="layout" svg:width="9.2cm" svg:height="8.3cm" svg:x="5.7cm" svg:y="4.9cm">
            <text:p/>
            <draw:enhanced-geometry svg:viewBox="0 0 21600 21600" draw:type="rectangle" draw:enhanced-path="M 0 0 L 21600 0 21600 21600 0 21600 0 0 Z N"/>
          </draw:custom-shape>
          <draw:line draw:style-name="gr46" draw:text-style-name="P11" draw:layer="layout" svg:x1="10.9cm" svg:y1="11.8cm" svg:x2="13.3cm" svg:y2="11.8cm">
            <text:p/>
          </draw:line>
          <draw:line draw:style-name="gr47" draw:text-style-name="P11" draw:layer="layout" svg:x1="6cm" svg:y1="10.9cm" svg:x2="6cm" svg:y2="8.7cm">
            <text:p/>
          </draw:line>
          <draw:line draw:style-name="gr48" draw:text-style-name="P11" draw:layer="layout" svg:x1="14.9cm" svg:y1="9.1cm" svg:x2="14.5cm" svg:y2="9.1cm">
            <text:p/>
          </draw:line>
          <draw:g>
            <draw:line draw:style-name="gr49" draw:text-style-name="P11" draw:layer="layout" svg:x1="12cm" svg:y1="10.7cm" svg:x2="12cm" svg:y2="6.9cm">
              <text:p/>
            </draw:line>
            <draw:line draw:style-name="gr50" draw:text-style-name="P11" draw:layer="layout" svg:x1="11.8cm" svg:y1="4.9cm" svg:x2="11.8cm" svg:y2="8.9cm">
              <text:p/>
            </draw:line>
            <draw:g>
              <draw:g>
                <draw:custom-shape draw:style-name="gr30" draw:text-style-name="P15" draw:layer="layout" svg:width="1cm" svg:height="1cm" draw:transform="rotate (-3.14159265358979) translate (12.5cm 10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0.639cm" svg:height="0.64cm" svg:x="11.675cm" svg:y="9.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2" draw:text-style-name="P18" draw:layer="layout" svg:width="0.799cm" svg:height="0.8cm" svg:x="11.596cm" svg:y="9.1cm">
                <text:p text:style-name="P3"><text:span text:style-name="T8">C</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47" draw:text-style-name="P11" draw:layer="layout" svg:x1="7.9cm" svg:y1="10.9cm" svg:x2="7.9cm" svg:y2="8.1cm">
              <text:p/>
            </draw:line>
            <draw:custom-shape draw:style-name="gr51" draw:text-style-name="P27" draw:layer="layout" svg:width="1.2cm" svg:height="1.2cm" svg:x="17.1cm" svg:y="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line draw:style-name="gr52" draw:text-style-name="P28" draw:layer="layout" svg:x1="16.2cm" svg:y1="4.9cm" svg:x2="16.2cm" svg:y2="6.9cm">
                <text:p/>
              </draw:line>
              <draw:line draw:style-name="gr53" draw:text-style-name="P29" draw:layer="layout" svg:x1="17cm" svg:y1="4.9cm" svg:x2="17cm" svg:y2="6.9cm">
                <text:p/>
              </draw:line>
              <draw:line draw:style-name="gr52" draw:text-style-name="P28" draw:layer="layout" svg:x1="16.84cm" svg:y1="4.9cm" svg:x2="16.84cm" svg:y2="6.9cm">
                <text:p/>
              </draw:line>
              <draw:line draw:style-name="gr52" draw:text-style-name="P28" draw:layer="layout" svg:x1="16.68cm" svg:y1="4.9cm" svg:x2="16.68cm" svg:y2="6.9cm">
                <text:p/>
              </draw:line>
              <draw:line draw:style-name="gr52" draw:text-style-name="P28" draw:layer="layout" svg:x1="16.52cm" svg:y1="4.9cm" svg:x2="16.52cm" svg:y2="6.9cm">
                <text:p/>
              </draw:line>
              <draw:line draw:style-name="gr52" draw:text-style-name="P28" draw:layer="layout" svg:x1="16.36cm" svg:y1="4.9cm" svg:x2="16.36cm" svg:y2="6.9cm">
                <text:p/>
              </draw:line>
            </draw:g>
            <draw:g>
              <draw:custom-shape draw:style-name="gr54" draw:text-style-name="P30" draw:layer="layout" svg:width="1.6cm" svg:height="5.5cm" svg:x="9.3cm" svg:y="5.9cm">
                <text:p text:style-name="P3"><text:span text:style-name="T13">Boiler</text:span></text:p>
                <draw:enhanced-geometry svg:viewBox="0 0 21600 21600" draw:mirror-horizontal="false" draw:mirror-vertical="false" draw:type="rectangle" draw:enhanced-path="M 0 0 L 21600 0 21600 21600 0 21600 0 0 Z N"/>
              </draw:custom-shape>
              <draw:g>
                <draw:line draw:style-name="gr55" draw:text-style-name="P28" draw:layer="layout" svg:x1="10.5cm" svg:y1="6.7cm" svg:x2="9.7cm" svg:y2="6.65cm">
                  <text:p/>
                </draw:line>
                <draw:line draw:style-name="gr55" draw:text-style-name="P28" draw:layer="layout" svg:x1="10.5cm" svg:y1="6.6cm" svg:x2="9.7cm" svg:y2="6.65cm">
                  <text:p/>
                </draw:line>
                <draw:line draw:style-name="gr55" draw:text-style-name="P28" draw:layer="layout" svg:x1="10.5cm" svg:y1="6.8cm" svg:x2="9.7cm" svg:y2="6.75cm">
                  <text:p/>
                </draw:line>
                <draw:line draw:style-name="gr55" draw:text-style-name="P28" draw:layer="layout" svg:x1="10.5cm" svg:y1="6.7cm" svg:x2="9.7cm" svg:y2="6.75cm">
                  <text:p/>
                </draw:line>
                <draw:line draw:style-name="gr55" draw:text-style-name="P28" draw:layer="layout" svg:x1="10.5cm" svg:y1="6.8cm" svg:x2="9.7cm" svg:y2="6.85cm">
                  <text:p/>
                </draw:line>
                <draw:line draw:style-name="gr55" draw:text-style-name="P28" draw:layer="layout" svg:x1="10.5cm" svg:y1="6.6cm" svg:x2="9.7cm" svg:y2="6.55cm">
                  <text:p/>
                </draw:line>
                <draw:line draw:style-name="gr55" draw:text-style-name="P28" draw:layer="layout" svg:x1="10.5cm" svg:y1="6.5cm" svg:x2="9.7cm" svg:y2="6.55cm">
                  <text:p/>
                </draw:line>
                <draw:line draw:style-name="gr55" draw:text-style-name="P28" draw:layer="layout" svg:x1="10.5cm" svg:y1="6.9cm" svg:x2="9.7cm" svg:y2="6.85cm">
                  <text:p/>
                </draw:line>
                <draw:line draw:style-name="gr55" draw:text-style-name="P28" draw:layer="layout" svg:x1="10.5cm" svg:y1="7.1cm" svg:x2="9.7cm" svg:y2="7.05cm">
                  <text:p/>
                </draw:line>
                <draw:line draw:style-name="gr55" draw:text-style-name="P28" draw:layer="layout" svg:x1="10.5cm" svg:y1="7cm" svg:x2="9.7cm" svg:y2="7.05cm">
                  <text:p/>
                </draw:line>
                <draw:line draw:style-name="gr55" draw:text-style-name="P28" draw:layer="layout" svg:x1="10.5cm" svg:y1="7.2cm" svg:x2="9.7cm" svg:y2="7.15cm">
                  <text:p/>
                </draw:line>
                <draw:line draw:style-name="gr55" draw:text-style-name="P28" draw:layer="layout" svg:x1="10.5cm" svg:y1="7.1cm" svg:x2="9.7cm" svg:y2="7.15cm">
                  <text:p/>
                </draw:line>
                <draw:line draw:style-name="gr55" draw:text-style-name="P28" draw:layer="layout" svg:x1="10.5cm" svg:y1="7.2cm" svg:x2="9.7cm" svg:y2="7.25cm">
                  <text:p/>
                </draw:line>
                <draw:line draw:style-name="gr55" draw:text-style-name="P28" draw:layer="layout" svg:x1="10.5cm" svg:y1="7cm" svg:x2="9.7cm" svg:y2="6.95cm">
                  <text:p/>
                </draw:line>
                <draw:line draw:style-name="gr55" draw:text-style-name="P28" draw:layer="layout" svg:x1="10.5cm" svg:y1="6.9cm" svg:x2="9.7cm" svg:y2="6.95cm">
                  <text:p/>
                </draw:line>
                <draw:line draw:style-name="gr55" draw:text-style-name="P28" draw:layer="layout" svg:x1="10.5cm" svg:y1="7.3cm" svg:x2="9.7cm" svg:y2="7.25cm">
                  <text:p/>
                </draw:line>
                <draw:line draw:style-name="gr55" draw:text-style-name="P28" draw:layer="layout" svg:x1="10.5cm" svg:y1="7.5cm" svg:x2="9.7cm" svg:y2="7.45cm">
                  <text:p/>
                </draw:line>
                <draw:line draw:style-name="gr55" draw:text-style-name="P28" draw:layer="layout" svg:x1="10.5cm" svg:y1="7.4cm" svg:x2="9.7cm" svg:y2="7.45cm">
                  <text:p/>
                </draw:line>
                <draw:line draw:style-name="gr55" draw:text-style-name="P28" draw:layer="layout" svg:x1="10.5cm" svg:y1="7.6cm" svg:x2="9.7cm" svg:y2="7.55cm">
                  <text:p/>
                </draw:line>
                <draw:line draw:style-name="gr55" draw:text-style-name="P28" draw:layer="layout" svg:x1="10.5cm" svg:y1="7.5cm" svg:x2="9.7cm" svg:y2="7.55cm">
                  <text:p/>
                </draw:line>
                <draw:line draw:style-name="gr55" draw:text-style-name="P28" draw:layer="layout" svg:x1="10.5cm" svg:y1="7.6cm" svg:x2="9.7cm" svg:y2="7.65cm">
                  <text:p/>
                </draw:line>
                <draw:line draw:style-name="gr55" draw:text-style-name="P28" draw:layer="layout" svg:x1="10.5cm" svg:y1="7.4cm" svg:x2="9.7cm" svg:y2="7.35cm">
                  <text:p/>
                </draw:line>
                <draw:line draw:style-name="gr55" draw:text-style-name="P28" draw:layer="layout" svg:x1="10.5cm" svg:y1="7.3cm" svg:x2="9.7cm" svg:y2="7.35cm">
                  <text:p/>
                </draw:line>
                <draw:line draw:style-name="gr55" draw:text-style-name="P28" draw:layer="layout" svg:x1="10.5cm" svg:y1="7.7cm" svg:x2="9.7cm" svg:y2="7.65cm">
                  <text:p/>
                </draw:line>
                <draw:line draw:style-name="gr55" draw:text-style-name="P28" draw:layer="layout" svg:x1="10.5cm" svg:y1="7.9cm" svg:x2="9.7cm" svg:y2="7.85cm">
                  <text:p/>
                </draw:line>
                <draw:line draw:style-name="gr55" draw:text-style-name="P28" draw:layer="layout" svg:x1="10.5cm" svg:y1="7.8cm" svg:x2="9.7cm" svg:y2="7.85cm">
                  <text:p/>
                </draw:line>
                <draw:line draw:style-name="gr55" draw:text-style-name="P28" draw:layer="layout" svg:x1="10.5cm" svg:y1="8cm" svg:x2="9.7cm" svg:y2="7.95cm">
                  <text:p/>
                </draw:line>
                <draw:line draw:style-name="gr55" draw:text-style-name="P28" draw:layer="layout" svg:x1="10.5cm" svg:y1="7.9cm" svg:x2="9.7cm" svg:y2="7.95cm">
                  <text:p/>
                </draw:line>
                <draw:line draw:style-name="gr55" draw:text-style-name="P28" draw:layer="layout" svg:x1="10.5cm" svg:y1="8cm" svg:x2="9.7cm" svg:y2="8.05cm">
                  <text:p/>
                </draw:line>
                <draw:line draw:style-name="gr55" draw:text-style-name="P28" draw:layer="layout" svg:x1="10.5cm" svg:y1="7.8cm" svg:x2="9.7cm" svg:y2="7.75cm">
                  <text:p/>
                </draw:line>
                <draw:line draw:style-name="gr55" draw:text-style-name="P28" draw:layer="layout" svg:x1="10.5cm" svg:y1="7.7cm" svg:x2="9.7cm" svg:y2="7.75cm">
                  <text:p/>
                </draw:line>
                <draw:line draw:style-name="gr55" draw:text-style-name="P28" draw:layer="layout" svg:x1="10.5cm" svg:y1="8.1cm" svg:x2="9.7cm" svg:y2="8.05cm">
                  <text:p/>
                </draw:line>
                <draw:line draw:style-name="gr55" draw:text-style-name="P28" draw:layer="layout" svg:x1="10.5cm" svg:y1="8.3cm" svg:x2="9.7cm" svg:y2="8.25cm">
                  <text:p/>
                </draw:line>
                <draw:line draw:style-name="gr55" draw:text-style-name="P28" draw:layer="layout" svg:x1="10.5cm" svg:y1="8.2cm" svg:x2="9.7cm" svg:y2="8.25cm">
                  <text:p/>
                </draw:line>
                <draw:line draw:style-name="gr55" draw:text-style-name="P28" draw:layer="layout" svg:x1="10.5cm" svg:y1="8.4cm" svg:x2="9.7cm" svg:y2="8.35cm">
                  <text:p/>
                </draw:line>
                <draw:line draw:style-name="gr55" draw:text-style-name="P28" draw:layer="layout" svg:x1="10.5cm" svg:y1="8.3cm" svg:x2="9.7cm" svg:y2="8.35cm">
                  <text:p/>
                </draw:line>
                <draw:line draw:style-name="gr55" draw:text-style-name="P28" draw:layer="layout" svg:x1="10.5cm" svg:y1="8.4cm" svg:x2="9.7cm" svg:y2="8.45cm">
                  <text:p/>
                </draw:line>
                <draw:line draw:style-name="gr55" draw:text-style-name="P28" draw:layer="layout" svg:x1="10.5cm" svg:y1="8.2cm" svg:x2="9.7cm" svg:y2="8.15cm">
                  <text:p/>
                </draw:line>
                <draw:line draw:style-name="gr55" draw:text-style-name="P28" draw:layer="layout" svg:x1="10.5cm" svg:y1="8.1cm" svg:x2="9.7cm" svg:y2="8.15cm">
                  <text:p/>
                </draw:line>
                <draw:line draw:style-name="gr55" draw:text-style-name="P28" draw:layer="layout" svg:x1="10.5cm" svg:y1="8.5cm" svg:x2="9.7cm" svg:y2="8.45cm">
                  <text:p/>
                </draw:line>
                <draw:line draw:style-name="gr55" draw:text-style-name="P28" draw:layer="layout" svg:x1="10.5cm" svg:y1="8.7cm" svg:x2="9.7cm" svg:y2="8.65cm">
                  <text:p/>
                </draw:line>
                <draw:line draw:style-name="gr55" draw:text-style-name="P28" draw:layer="layout" svg:x1="10.5cm" svg:y1="8.6cm" svg:x2="9.7cm" svg:y2="8.65cm">
                  <text:p/>
                </draw:line>
                <draw:line draw:style-name="gr55" draw:text-style-name="P28" draw:layer="layout" svg:x1="10.5cm" svg:y1="8.8cm" svg:x2="9.7cm" svg:y2="8.75cm">
                  <text:p/>
                </draw:line>
                <draw:line draw:style-name="gr55" draw:text-style-name="P28" draw:layer="layout" svg:x1="10.5cm" svg:y1="8.7cm" svg:x2="9.7cm" svg:y2="8.75cm">
                  <text:p/>
                </draw:line>
                <draw:line draw:style-name="gr55" draw:text-style-name="P28" draw:layer="layout" svg:x1="10.5cm" svg:y1="8.8cm" svg:x2="9.7cm" svg:y2="8.85cm">
                  <text:p/>
                </draw:line>
                <draw:line draw:style-name="gr55" draw:text-style-name="P28" draw:layer="layout" svg:x1="10.5cm" svg:y1="8.6cm" svg:x2="9.7cm" svg:y2="8.55cm">
                  <text:p/>
                </draw:line>
                <draw:line draw:style-name="gr55" draw:text-style-name="P28" draw:layer="layout" svg:x1="10.5cm" svg:y1="8.5cm" svg:x2="9.7cm" svg:y2="8.55cm">
                  <text:p/>
                </draw:line>
                <draw:line draw:style-name="gr55" draw:text-style-name="P28" draw:layer="layout" svg:x1="10.5cm" svg:y1="8.9cm" svg:x2="9.7cm" svg:y2="8.85cm">
                  <text:p/>
                </draw:line>
                <draw:line draw:style-name="gr55" draw:text-style-name="P28" draw:layer="layout" svg:x1="10.5cm" svg:y1="9.1cm" svg:x2="9.7cm" svg:y2="9.05cm">
                  <text:p/>
                </draw:line>
                <draw:line draw:style-name="gr55" draw:text-style-name="P28" draw:layer="layout" svg:x1="10.5cm" svg:y1="9cm" svg:x2="9.7cm" svg:y2="9.05cm">
                  <text:p/>
                </draw:line>
                <draw:line draw:style-name="gr55" draw:text-style-name="P28" draw:layer="layout" svg:x1="10.5cm" svg:y1="9.2cm" svg:x2="9.7cm" svg:y2="9.15cm">
                  <text:p/>
                </draw:line>
                <draw:line draw:style-name="gr55" draw:text-style-name="P28" draw:layer="layout" svg:x1="10.5cm" svg:y1="9.1cm" svg:x2="9.7cm" svg:y2="9.15cm">
                  <text:p/>
                </draw:line>
                <draw:line draw:style-name="gr55" draw:text-style-name="P28" draw:layer="layout" svg:x1="10.5cm" svg:y1="9.2cm" svg:x2="9.7cm" svg:y2="9.25cm">
                  <text:p/>
                </draw:line>
                <draw:line draw:style-name="gr55" draw:text-style-name="P28" draw:layer="layout" svg:x1="10.5cm" svg:y1="9cm" svg:x2="9.7cm" svg:y2="8.95cm">
                  <text:p/>
                </draw:line>
                <draw:line draw:style-name="gr55" draw:text-style-name="P28" draw:layer="layout" svg:x1="10.5cm" svg:y1="8.9cm" svg:x2="9.7cm" svg:y2="8.95cm">
                  <text:p/>
                </draw:line>
                <draw:line draw:style-name="gr55" draw:text-style-name="P28" draw:layer="layout" svg:x1="10.5cm" svg:y1="9.3cm" svg:x2="9.7cm" svg:y2="9.25cm">
                  <text:p/>
                </draw:line>
                <draw:line draw:style-name="gr55" draw:text-style-name="P28" draw:layer="layout" svg:x1="10.5cm" svg:y1="9.5cm" svg:x2="9.7cm" svg:y2="9.45cm">
                  <text:p/>
                </draw:line>
                <draw:line draw:style-name="gr55" draw:text-style-name="P28" draw:layer="layout" svg:x1="10.5cm" svg:y1="9.4cm" svg:x2="9.7cm" svg:y2="9.45cm">
                  <text:p/>
                </draw:line>
                <draw:line draw:style-name="gr55" draw:text-style-name="P28" draw:layer="layout" svg:x1="10.5cm" svg:y1="9.6cm" svg:x2="9.7cm" svg:y2="9.55cm">
                  <text:p/>
                </draw:line>
                <draw:line draw:style-name="gr55" draw:text-style-name="P28" draw:layer="layout" svg:x1="10.5cm" svg:y1="9.5cm" svg:x2="9.7cm" svg:y2="9.55cm">
                  <text:p/>
                </draw:line>
                <draw:line draw:style-name="gr55" draw:text-style-name="P28" draw:layer="layout" svg:x1="10.5cm" svg:y1="9.6cm" svg:x2="9.7cm" svg:y2="9.65cm">
                  <text:p/>
                </draw:line>
                <draw:line draw:style-name="gr55" draw:text-style-name="P28" draw:layer="layout" svg:x1="10.5cm" svg:y1="9.4cm" svg:x2="9.7cm" svg:y2="9.35cm">
                  <text:p/>
                </draw:line>
                <draw:line draw:style-name="gr55" draw:text-style-name="P28" draw:layer="layout" svg:x1="10.5cm" svg:y1="9.3cm" svg:x2="9.7cm" svg:y2="9.35cm">
                  <text:p/>
                </draw:line>
                <draw:line draw:style-name="gr55" draw:text-style-name="P28" draw:layer="layout" svg:x1="10.5cm" svg:y1="9.7cm" svg:x2="9.7cm" svg:y2="9.65cm">
                  <text:p/>
                </draw:line>
                <draw:line draw:style-name="gr55" draw:text-style-name="P28" draw:layer="layout" svg:x1="10.5cm" svg:y1="9.9cm" svg:x2="9.7cm" svg:y2="9.85cm">
                  <text:p/>
                </draw:line>
                <draw:line draw:style-name="gr55" draw:text-style-name="P28" draw:layer="layout" svg:x1="10.5cm" svg:y1="9.8cm" svg:x2="9.7cm" svg:y2="9.85cm">
                  <text:p/>
                </draw:line>
                <draw:line draw:style-name="gr55" draw:text-style-name="P28" draw:layer="layout" svg:x1="10.5cm" svg:y1="10cm" svg:x2="9.7cm" svg:y2="9.95cm">
                  <text:p/>
                </draw:line>
                <draw:line draw:style-name="gr55" draw:text-style-name="P28" draw:layer="layout" svg:x1="10.5cm" svg:y1="9.9cm" svg:x2="9.7cm" svg:y2="9.95cm">
                  <text:p/>
                </draw:line>
                <draw:line draw:style-name="gr55" draw:text-style-name="P28" draw:layer="layout" svg:x1="10.5cm" svg:y1="10cm" svg:x2="9.7cm" svg:y2="10.05cm">
                  <text:p/>
                </draw:line>
                <draw:line draw:style-name="gr55" draw:text-style-name="P28" draw:layer="layout" svg:x1="10.5cm" svg:y1="9.8cm" svg:x2="9.7cm" svg:y2="9.75cm">
                  <text:p/>
                </draw:line>
                <draw:line draw:style-name="gr55" draw:text-style-name="P28" draw:layer="layout" svg:x1="10.5cm" svg:y1="9.7cm" svg:x2="9.7cm" svg:y2="9.75cm">
                  <text:p/>
                </draw:line>
                <draw:line draw:style-name="gr55" draw:text-style-name="P28" draw:layer="layout" svg:x1="10.5cm" svg:y1="10.1cm" svg:x2="9.7cm" svg:y2="10.05cm">
                  <text:p/>
                </draw:line>
                <draw:line draw:style-name="gr55" draw:text-style-name="P28" draw:layer="layout" svg:x1="10.5cm" svg:y1="10.3cm" svg:x2="9.7cm" svg:y2="10.25cm">
                  <text:p/>
                </draw:line>
                <draw:line draw:style-name="gr55" draw:text-style-name="P28" draw:layer="layout" svg:x1="10.5cm" svg:y1="10.2cm" svg:x2="9.7cm" svg:y2="10.25cm">
                  <text:p/>
                </draw:line>
                <draw:line draw:style-name="gr55" draw:text-style-name="P28" draw:layer="layout" svg:x1="10.5cm" svg:y1="10.4cm" svg:x2="9.7cm" svg:y2="10.35cm">
                  <text:p/>
                </draw:line>
                <draw:line draw:style-name="gr55" draw:text-style-name="P28" draw:layer="layout" svg:x1="10.5cm" svg:y1="10.3cm" svg:x2="9.7cm" svg:y2="10.35cm">
                  <text:p/>
                </draw:line>
                <draw:line draw:style-name="gr55" draw:text-style-name="P28" draw:layer="layout" svg:x1="10.5cm" svg:y1="10.4cm" svg:x2="9.7cm" svg:y2="10.45cm">
                  <text:p/>
                </draw:line>
                <draw:line draw:style-name="gr55" draw:text-style-name="P28" draw:layer="layout" svg:x1="10.5cm" svg:y1="10.2cm" svg:x2="9.7cm" svg:y2="10.15cm">
                  <text:p/>
                </draw:line>
                <draw:line draw:style-name="gr55" draw:text-style-name="P28" draw:layer="layout" svg:x1="10.5cm" svg:y1="10.1cm" svg:x2="9.7cm" svg:y2="10.15cm">
                  <text:p/>
                </draw:line>
                <draw:line draw:style-name="gr55" draw:text-style-name="P28" draw:layer="layout" svg:x1="10.5cm" svg:y1="10.5cm" svg:x2="9.7cm" svg:y2="10.45cm">
                  <text:p/>
                </draw:line>
                <draw:line draw:style-name="gr55" draw:text-style-name="P28" draw:layer="layout" svg:x1="10.5cm" svg:y1="10.7cm" svg:x2="9.7cm" svg:y2="10.65cm">
                  <text:p/>
                </draw:line>
                <draw:line draw:style-name="gr55" draw:text-style-name="P28" draw:layer="layout" svg:x1="10.5cm" svg:y1="10.6cm" svg:x2="9.7cm" svg:y2="10.65cm">
                  <text:p/>
                </draw:line>
                <draw:line draw:style-name="gr55" draw:text-style-name="P28" draw:layer="layout" svg:x1="10.5cm" svg:y1="10.8cm" svg:x2="9.7cm" svg:y2="10.75cm">
                  <text:p/>
                </draw:line>
                <draw:line draw:style-name="gr55" draw:text-style-name="P28" draw:layer="layout" svg:x1="10.5cm" svg:y1="10.7cm" svg:x2="9.7cm" svg:y2="10.75cm">
                  <text:p/>
                </draw:line>
                <draw:line draw:style-name="gr55" draw:text-style-name="P28" draw:layer="layout" svg:x1="10.5cm" svg:y1="10.6cm" svg:x2="9.7cm" svg:y2="10.55cm">
                  <text:p/>
                </draw:line>
                <draw:line draw:style-name="gr55" draw:text-style-name="P28" draw:layer="layout" svg:x1="10.5cm" svg:y1="10.5cm" svg:x2="9.7cm" svg:y2="10.55cm">
                  <text:p/>
                </draw:line>
              </draw:g>
              <draw:g>
                <draw:line draw:style-name="gr56" draw:text-style-name="P28" draw:layer="layout" svg:x1="10.104cm" svg:y1="8.9cm" svg:x2="10.9cm" svg:y2="8.9cm">
                  <text:p/>
                </draw:line>
                <draw:line draw:style-name="gr57" draw:text-style-name="P28" draw:layer="layout" svg:x1="10.1cm" svg:y1="10.7cm" svg:x2="10.896cm" svg:y2="10.7cm">
                  <text:p/>
                </draw:line>
                <draw:g>
                  <draw:line draw:style-name="gr56" draw:text-style-name="P28" draw:layer="layout" svg:x1="9.507cm" svg:y1="9.4cm" svg:x2="10.7cm" svg:y2="9.3cm">
                    <text:p/>
                  </draw:line>
                  <draw:line draw:style-name="gr56" draw:text-style-name="P28" draw:layer="layout" svg:x1="9.507cm" svg:y1="9.2cm" svg:x2="10.7cm" svg:y2="9.3cm">
                    <text:p/>
                  </draw:line>
                  <draw:line draw:style-name="gr56" draw:text-style-name="P28" draw:layer="layout" svg:x1="9.507cm" svg:y1="9cm" svg:x2="10.097cm" svg:y2="8.9cm">
                    <text:p/>
                  </draw:line>
                  <draw:line draw:style-name="gr57" draw:text-style-name="P28" draw:layer="layout" svg:x1="9.503cm" svg:y1="10.6cm" svg:x2="10.099cm" svg:y2="10.7cm">
                    <text:p/>
                  </draw:line>
                  <draw:line draw:style-name="gr56" draw:text-style-name="P28" draw:layer="layout" svg:x1="9.507cm" svg:y1="9.6cm" svg:x2="10.7cm" svg:y2="9.5cm">
                    <text:p/>
                  </draw:line>
                  <draw:line draw:style-name="gr56" draw:text-style-name="P28" draw:layer="layout" svg:x1="9.507cm" svg:y1="9.4cm" svg:x2="10.7cm" svg:y2="9.5cm">
                    <text:p/>
                  </draw:line>
                  <draw:line draw:style-name="gr56" draw:text-style-name="P28" draw:layer="layout" svg:x1="9.507cm" svg:y1="9.8cm" svg:x2="10.7cm" svg:y2="9.7cm">
                    <text:p/>
                  </draw:line>
                  <draw:line draw:style-name="gr56" draw:text-style-name="P28" draw:layer="layout" svg:x1="9.507cm" svg:y1="9.6cm" svg:x2="10.7cm" svg:y2="9.7cm">
                    <text:p/>
                  </draw:line>
                  <draw:line draw:style-name="gr56" draw:text-style-name="P28" draw:layer="layout" svg:x1="9.507cm" svg:y1="9.2cm" svg:x2="10.7cm" svg:y2="9.1cm">
                    <text:p/>
                  </draw:line>
                  <draw:line draw:style-name="gr56" draw:text-style-name="P28" draw:layer="layout" svg:x1="9.507cm" svg:y1="9cm" svg:x2="10.7cm" svg:y2="9.1cm">
                    <text:p/>
                  </draw:line>
                  <draw:line draw:style-name="gr57" draw:text-style-name="P28" draw:layer="layout" svg:x1="9.5cm" svg:y1="10.2cm" svg:x2="10.693cm" svg:y2="10.1cm">
                    <text:p/>
                  </draw:line>
                  <draw:line draw:style-name="gr57" draw:text-style-name="P28" draw:layer="layout" svg:x1="9.5cm" svg:y1="10cm" svg:x2="10.693cm" svg:y2="10.1cm">
                    <text:p/>
                  </draw:line>
                  <draw:line draw:style-name="gr57" draw:text-style-name="P28" draw:layer="layout" svg:x1="9.5cm" svg:y1="10.4cm" svg:x2="10.693cm" svg:y2="10.3cm">
                    <text:p/>
                  </draw:line>
                  <draw:line draw:style-name="gr57" draw:text-style-name="P28" draw:layer="layout" svg:x1="9.5cm" svg:y1="10.2cm" svg:x2="10.693cm" svg:y2="10.3cm">
                    <text:p/>
                  </draw:line>
                  <draw:line draw:style-name="gr57" draw:text-style-name="P28" draw:layer="layout" svg:x1="9.5cm" svg:y1="10.6cm" svg:x2="10.693cm" svg:y2="10.5cm">
                    <text:p/>
                  </draw:line>
                  <draw:line draw:style-name="gr57" draw:text-style-name="P28" draw:layer="layout" svg:x1="9.5cm" svg:y1="10.4cm" svg:x2="10.693cm" svg:y2="10.5cm">
                    <text:p/>
                  </draw:line>
                  <draw:line draw:style-name="gr56" draw:text-style-name="P28" draw:layer="layout" svg:x1="9.5cm" svg:y1="10cm" svg:x2="10.693cm" svg:y2="9.9cm">
                    <text:p/>
                  </draw:line>
                  <draw:line draw:style-name="gr56" draw:text-style-name="P28" draw:layer="layout" svg:x1="9.5cm" svg:y1="9.8cm" svg:x2="10.693cm" svg:y2="9.9cm">
                    <text:p/>
                  </draw:line>
                </draw:g>
              </draw:g>
              <draw:g>
                <draw:line draw:style-name="gr58" draw:text-style-name="P28" draw:layer="layout" svg:x1="10.5cm" svg:y1="6.5cm" svg:x2="10.108cm" svg:y2="6.4cm">
                  <text:p/>
                </draw:line>
                <draw:line draw:style-name="gr59" draw:text-style-name="P28" draw:layer="layout" svg:x1="10.5cm" svg:y1="10.8cm" svg:x2="10.1cm" svg:y2="10.9cm">
                  <text:p/>
                </draw:line>
                <draw:line draw:style-name="gr59" draw:text-style-name="P28" draw:layer="layout" svg:x1="9.4cm" svg:y1="10.9cm" svg:x2="10.1cm" svg:y2="10.9cm">
                  <text:p/>
                </draw:line>
              </draw:g>
            </draw:g>
            <draw:frame draw:style-name="gr60" draw:text-style-name="P10" draw:layer="layout" svg:width="2.5cm" svg:height="0.6cm" svg:x="3cm" svg:y="12.9cm">
              <draw:text-box>
                <text:p text:style-name="P3"><text:span text:style-name="T5">Koud water</text:span></text:p>
              </draw:text-box>
            </draw:frame>
            <draw:line draw:style-name="gr61" draw:text-style-name="P11" draw:layer="layout" svg:x1="10.1cm" svg:y1="6.4cm" svg:x2="7.9cm" svg:y2="6.4cm">
              <text:p/>
            </draw:line>
            <draw:line draw:style-name="gr23" draw:text-style-name="P11" draw:layer="layout" svg:x1="3.3cm" svg:y1="13.6cm" svg:x2="5.4cm" svg:y2="13.6cm">
              <text:p/>
            </draw:line>
            <draw:frame draw:style-name="gr62" draw:text-style-name="P10" draw:layer="layout" svg:width="3cm" svg:height="0.607cm" svg:x="15.8cm" svg:y="6.9cm">
              <draw:text-box>
                <text:p text:style-name="P3"><text:span text:style-name="T5">Zonnecollectoren</text:span></text:p>
              </draw:text-box>
            </draw:frame>
            <draw:custom-shape draw:style-name="gr38" draw:text-style-name="P21" draw:layer="layout" svg:width="0.4cm" svg:height="0.4cm" svg:x="15.7cm" svg:y="4.9cm">
              <text:p text:style-name="P3"><text:span text:style-name="T10">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47" draw:text-style-name="P11" draw:layer="layout" svg:x1="5.7cm" svg:y1="10.9cm" svg:x2="9.4cm" svg:y2="10.9cm">
              <text:p/>
            </draw:line>
            <draw:frame draw:style-name="gr11" draw:text-style-name="P10" draw:layer="layout" svg:width="1.7cm" svg:height="0.947cm" svg:x="3.6cm" svg:y="11.4cm">
              <draw:text-box>
                <text:p text:style-name="P3"><text:span text:style-name="T5">Douche</text:span></text:p>
                <text:p text:style-name="P3"><text:span text:style-name="T5">WTW</text:span></text:p>
              </draw:text-box>
            </draw:frame>
            <draw:custom-shape draw:style-name="gr63" draw:text-style-name="P11" draw:layer="layout" svg:width="0.1cm" svg:height="2.7cm" svg:x="5.3cm" svg:y="10.9cm">
              <text:p/>
              <draw:enhanced-geometry svg:viewBox="0 0 21600 21600" draw:type="rectangle" draw:enhanced-path="M 0 0 L 21600 0 21600 21600 0 21600 0 0 Z N"/>
            </draw:custom-shape>
            <draw:line draw:style-name="gr61" draw:text-style-name="P11" draw:layer="layout" svg:x1="16.3cm" svg:y1="4.9cm" svg:x2="11.8cm" svg:y2="4.9cm">
              <text:p/>
            </draw:line>
            <draw:line draw:style-name="gr61" draw:text-style-name="P11" draw:layer="layout" svg:x1="11.8cm" svg:y1="8.9cm" svg:x2="10.8cm" svg:y2="8.9cm">
              <text:p/>
            </draw:line>
            <draw:line draw:style-name="gr64" draw:text-style-name="P11" draw:layer="layout" svg:x1="10.9cm" svg:y1="10.7cm" svg:x2="12cm" svg:y2="10.7cm">
              <text:p/>
            </draw:line>
            <draw:line draw:style-name="gr64" draw:text-style-name="P11" draw:layer="layout" svg:x1="12cm" svg:y1="6.9cm" svg:x2="16.3cm" svg:y2="6.9cm">
              <text:p/>
            </draw:line>
            <draw:line draw:style-name="gr50" draw:text-style-name="P11" draw:layer="layout" svg:x1="7.9cm" svg:y1="6.4cm" svg:x2="7.9cm" svg:y2="7.3cm">
              <text:p/>
            </draw:line>
            <draw:line draw:style-name="gr40" draw:text-style-name="P11" draw:layer="layout" svg:x1="5.7cm" svg:y1="7.7cm" svg:x2="4cm" svg:y2="7.7cm">
              <text:p/>
            </draw:line>
            <draw:line draw:style-name="gr40" draw:text-style-name="P11" draw:layer="layout" svg:x1="4.7cm" svg:y1="7.7cm" svg:x2="4.7cm" svg:y2="10.5cm">
              <text:p/>
            </draw:line>
            <draw:line draw:style-name="gr47" draw:text-style-name="P11" draw:layer="layout" svg:x1="6cm" svg:y1="8.7cm" svg:x2="4cm" svg:y2="8.7cm">
              <text:p/>
            </draw:line>
            <draw:g>
              <draw:custom-shape draw:style-name="gr25" draw:text-style-name="P13" draw:layer="layout" svg:width="0.4cm" svg:height="0.4cm" draw:transform="rotate (-1.5707963267949) translate (3.6cm 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1" draw:layer="layout" svg:width="0.8cm" svg:height="0.8cm" draw:transform="rotate (-3.14159265358979) translate (4cm 8.1cm)">
                <text:p/>
                <draw:enhanced-geometry svg:viewBox="0 0 21600 21600" draw:mirror-horizontal="false" draw:mirror-vertical="false" draw:type="rectangle" draw:enhanced-path="M 0 0 L 21600 0 21600 21600 0 21600 0 0 Z N"/>
              </draw:custom-shape>
              <draw:custom-shape draw:style-name="gr27" draw:text-style-name="P13" draw:layer="layout" svg:width="0.4cm" svg:height="0.4cm" draw:transform="rotate (-1.5707963267949) translate (4cm 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5" draw:text-style-name="P13" draw:layer="layout" svg:width="0.4cm" svg:height="0.4cm" draw:transform="rotate (-1.5707963267949) translate (3.6cm 8.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1" draw:layer="layout" svg:width="0.8cm" svg:height="0.8cm" draw:transform="rotate (-3.14159265358979) translate (4cm 9.1cm)">
                <text:p/>
                <draw:enhanced-geometry svg:viewBox="0 0 21600 21600" draw:mirror-horizontal="false" draw:mirror-vertical="false" draw:type="rectangle" draw:enhanced-path="M 0 0 L 21600 0 21600 21600 0 21600 0 0 Z N"/>
              </draw:custom-shape>
              <draw:custom-shape draw:style-name="gr27" draw:text-style-name="P13" draw:layer="layout" svg:width="0.4cm" svg:height="0.4cm" draw:transform="rotate (-1.5707963267949) translate (4cm 8.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0" draw:text-style-name="P10" draw:layer="layout" svg:width="2.3cm" svg:height="0.6cm" svg:x="2.9cm" svg:y="6.8cm">
              <draw:text-box>
                <text:p text:style-name="P3"><text:span text:style-name="T5">Mengkraan</text:span></text:p>
              </draw:text-box>
            </draw:frame>
            <draw:line draw:style-name="gr65" draw:text-style-name="P11" draw:layer="layout" svg:x1="5.4cm" svg:y1="10.9cm" svg:x2="5.7cm" svg:y2="10.9cm">
              <text:p/>
            </draw:line>
            <draw:line draw:style-name="gr66" draw:text-style-name="P11" draw:layer="layout" svg:x1="7.5cm" svg:y1="7.7cm" svg:x2="5.7cm" svg:y2="7.7cm">
              <text:p/>
            </draw:line>
          </draw:g>
          <draw:line draw:style-name="gr46" draw:text-style-name="P11" draw:layer="layout" svg:x1="14.5cm" svg:y1="10.8cm" svg:x2="14.3cm" svg:y2="10.8cm">
            <text:p/>
          </draw:line>
          <draw:line draw:style-name="gr50" draw:text-style-name="P11" draw:layer="layout" svg:x1="10.8cm" svg:y1="8.4cm" svg:x2="12.9cm" svg:y2="8.4cm">
            <text:p/>
          </draw:line>
          <draw:line draw:style-name="gr44" draw:text-style-name="P11" draw:layer="layout" svg:x1="14.5cm" svg:y1="11.8cm" svg:x2="14.5cm" svg:y2="9.7cm">
            <text:p/>
          </draw:line>
          <draw:line draw:style-name="gr44" draw:text-style-name="P11" draw:layer="layout" svg:x1="14.5cm" svg:y1="14cm" svg:x2="14.5cm" svg:y2="13.2cm">
            <text:p/>
          </draw:line>
          <draw:line draw:style-name="gr48" draw:text-style-name="P11" draw:layer="layout" svg:x1="14.5cm" svg:y1="13.2cm" svg:x2="14.5cm" svg:y2="12.4cm">
            <text:p/>
          </draw:line>
          <draw:line draw:style-name="gr61" draw:text-style-name="P11" draw:layer="layout" svg:x1="12.9cm" svg:y1="10.8cm" svg:x2="13.5cm" svg:y2="10.8cm">
            <text:p/>
          </draw:line>
          <draw:g>
            <draw:line draw:style-name="gr66" draw:text-style-name="P11" draw:layer="layout" svg:x1="13.9cm" svg:y1="11.2cm" svg:x2="13.9cm" svg:y2="13.2cm">
              <text:p/>
            </draw:line>
            <draw:line draw:style-name="gr67" draw:text-style-name="P11" draw:layer="layout" svg:x1="10.8cm" svg:y1="11.2cm" svg:x2="12.7cm" svg:y2="11.2cm">
              <text:p/>
            </draw:line>
            <draw:g>
              <draw:custom-shape draw:style-name="gr42" draw:text-style-name="P25" draw:layer="layout" svg:width="0.4cm" svg:height="0.4cm" svg:x="13.691cm" svg:y="10.8cm">
                <text:p text:style-name="P31"><text:span text:style-name="T11">60</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3" draw:layer="layout" svg:width="0.4cm" svg:height="0.4cm" draw:transform="rotate (-1.5707963267949) translate (14.281cm 10.60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13" draw:layer="layout" svg:width="0.4cm" svg:height="0.4cm" draw:transform="rotate (-1.5707963267949) translate (13.9cm 10.60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1" draw:layer="layout" svg:width="0.8cm" svg:height="0.8cm" draw:transform="rotate (-3.14159265358979) translate (14.3cm 11.186cm)">
                <text:p/>
                <draw:enhanced-geometry svg:viewBox="0 0 21600 21600" draw:mirror-horizontal="false" draw:mirror-vertical="false" draw:type="rectangle" draw:enhanced-path="M 0 0 L 21600 0 21600 21600 0 21600 0 0 Z N"/>
              </draw:custom-shape>
              <draw:line draw:style-name="gr36" draw:text-style-name="P11" draw:layer="layout" svg:x1="13.9cm" svg:y1="10.809cm" svg:x2="13.9cm" svg:y2="10.588cm">
                <text:p/>
              </draw:line>
              <draw:custom-shape draw:style-name="gr26" draw:text-style-name="P11" draw:layer="layout" svg:width="0.8cm" svg:height="0.8cm" draw:transform="rotate (1.5707963267949) translate (13.5cm 11.186cm)">
                <text:p/>
                <draw:enhanced-geometry svg:viewBox="0 0 21600 21600" draw:mirror-horizontal="false" draw:mirror-vertical="false" draw:type="rectangle" draw:enhanced-path="M 0 0 L 21600 0 21600 21600 0 21600 0 0 Z N"/>
              </draw:custom-shape>
              <draw:custom-shape draw:style-name="gr41" draw:text-style-name="P26" draw:layer="layout" svg:width="0.4cm" svg:height="0.4cm" svg:x="13.7cm" svg:y="10.3cm">
                <text:p text:style-name="P32"><text:span text:style-name="T12">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40" draw:text-style-name="P11" draw:layer="layout" svg:x1="13.9cm" svg:y1="13.2cm" svg:x2="13.9cm" svg:y2="14.7cm">
              <text:p/>
            </draw:line>
            <draw:line draw:style-name="gr50" draw:text-style-name="P11" draw:layer="layout" svg:x1="12.9cm" svg:y1="8.4cm" svg:x2="12.9cm" svg:y2="10.8cm">
              <text:p/>
            </draw:line>
            <draw:line draw:style-name="gr48" draw:text-style-name="P11" draw:layer="layout" svg:x1="14.9cm" svg:y1="9.7cm" svg:x2="12.7cm" svg:y2="9.7cm">
              <text:p/>
            </draw:line>
            <draw:line draw:style-name="gr46" draw:text-style-name="P11" draw:layer="layout" svg:x1="12.7cm" svg:y1="11.2cm" svg:x2="12.7cm" svg:y2="9.7cm">
              <text:p/>
            </draw:line>
          </draw:g>
          <draw:g>
            <draw:line draw:style-name="gr68" draw:text-style-name="P11" draw:layer="layout" svg:x1="16.9cm" svg:y1="20.2cm" svg:x2="16.9cm" svg:y2="15.1cm">
              <text:p/>
            </draw:line>
            <draw:g>
              <draw:custom-shape draw:style-name="gr69" draw:text-style-name="P33" draw:layer="layout" svg:width="0.64cm" svg:height="0.96cm" draw:transform="rotate (-1.5707963267949) translate (16.97cm 13.133cm)">
                <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0" draw:text-style-name="P34" draw:layer="layout" svg:width="0.32cm" svg:height="1.715cm" draw:transform="rotate (-1.5707963267949) translate (17.315cm 12.5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70" draw:text-style-name="P34" draw:layer="layout" svg:width="0.32cm" svg:height="1.715cm" draw:transform="rotate (1.5707963267949) translate (15.6cm 12.8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70" draw:text-style-name="P34" draw:layer="layout" svg:width="0.32cm" svg:height="1.715cm" draw:transform="rotate (-1.5707963267949) translate (17.315cm 13.7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70" draw:text-style-name="P34" draw:layer="layout" svg:width="0.32cm" svg:height="1.715cm" draw:transform="rotate (1.5707963267949) translate (15.6cm 14.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71" draw:text-style-name="P35" draw:layer="layout" svg:width="0.641cm" svg:height="0.96cm" draw:transform="rotate (-1.5707963267949) translate (16.97cm 12.813cm)">
                <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2" draw:text-style-name="P36" draw:layer="layout" svg:width="0.322cm" svg:height="0.96cm" draw:transform="rotate (-1.5707963267949) translate (17.93cm 13.14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g>
            <draw:line draw:style-name="gr44" draw:text-style-name="P11" draw:layer="layout" svg:x1="14.5cm" svg:y1="6.7cm" svg:x2="10.8cm" svg:y2="6.7cm">
              <text:p/>
            </draw:line>
            <draw:line draw:style-name="gr44" draw:text-style-name="P11" draw:layer="layout" svg:x1="16.9cm" svg:y1="13.4cm" svg:x2="16.9cm" svg:y2="9.1cm">
              <text:p/>
            </draw:line>
            <draw:line draw:style-name="gr23" draw:text-style-name="P11" draw:layer="layout" svg:x1="16cm" svg:y1="14.1cm" svg:x2="16cm" svg:y2="21.7cm">
              <text:p/>
            </draw:line>
            <draw:line draw:style-name="gr44" draw:text-style-name="P11" draw:layer="layout" svg:x1="16cm" svg:y1="9.7cm" svg:x2="16cm" svg:y2="12.5cm">
              <text:p/>
            </draw:line>
            <draw:g>
              <draw:g>
                <draw:custom-shape draw:style-name="gr30" draw:text-style-name="P15" draw:layer="layout" svg:width="1cm" svg:height="1cm" svg:x="16.4cm" svg:y="14.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0.639cm" svg:height="0.64cm" draw:transform="rotate (-3.14159265358979) translate (17.215cm 14.8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2" draw:text-style-name="P18" draw:layer="layout" svg:width="0.799cm" svg:height="0.8cm" svg:x="16.496cm" svg:y="14.2cm">
                <text:p text:style-name="P17"><text:span text:style-name="T8">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0" draw:text-style-name="P15" draw:layer="layout" svg:width="1cm" svg:height="1cm" svg:x="16.4cm" svg:y="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0.639cm" svg:height="0.64cm" draw:transform="rotate (-3.14159265358979) translate (17.215cm 11.7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2" draw:text-style-name="P18" draw:layer="layout" svg:width="0.799cm" svg:height="0.8cm" svg:x="16.496cm" svg:y="11.1cm">
                <text:p text:style-name="P17"><text:span text:style-name="T8">B</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67" draw:text-style-name="P11" draw:layer="layout" svg:x1="14.9cm" svg:y1="9.7cm" svg:x2="16cm" svg:y2="9.7cm">
              <text:p/>
            </draw:line>
            <draw:line draw:style-name="gr46" draw:text-style-name="P11" draw:layer="layout" svg:x1="14.5cm" svg:y1="9.1cm" svg:x2="14.5cm" svg:y2="6.7cm">
              <text:p/>
            </draw:line>
            <draw:line draw:style-name="gr67" draw:text-style-name="P11" draw:layer="layout" svg:x1="14.9cm" svg:y1="9.1cm" svg:x2="16.9cm" svg:y2="9.1cm">
              <text:p/>
            </draw:line>
          </draw:g>
          <draw:g>
            <draw:line draw:style-name="gr40" draw:text-style-name="P11" draw:layer="layout" svg:x1="13.913cm" svg:y1="12.4cm" svg:x2="10.813cm" svg:y2="12.4cm">
              <text:p/>
            </draw:line>
            <draw:frame draw:style-name="gr73" draw:text-style-name="P10" draw:layer="layout" svg:width="3cm" svg:height="0.963cm" svg:x="5.9cm" svg:y="11.637cm">
              <draw:text-box>
                <text:p text:style-name="P22">Vloerverwarming</text:p>
                <text:p text:style-name="P22"><text:s/>bovenverdieping</text:p>
              </draw:text-box>
            </draw:frame>
            <draw:g>
              <draw:line draw:style-name="gr52" draw:text-style-name="P28" draw:layer="layout" svg:x1="10.9cm" svg:y1="11.8cm" svg:x2="8.9cm" svg:y2="11.8cm">
                <text:p/>
              </draw:line>
              <draw:line draw:style-name="gr53" draw:text-style-name="P29" draw:layer="layout" svg:x1="10.9cm" svg:y1="12.4cm" svg:x2="8.9cm" svg:y2="12.4cm">
                <text:p/>
              </draw:line>
              <draw:line draw:style-name="gr52" draw:text-style-name="P28" draw:layer="layout" svg:x1="10.9cm" svg:y1="12.28cm" svg:x2="8.9cm" svg:y2="12.28cm">
                <text:p/>
              </draw:line>
              <draw:line draw:style-name="gr52" draw:text-style-name="P28" draw:layer="layout" svg:x1="10.9cm" svg:y1="12.16cm" svg:x2="8.9cm" svg:y2="12.16cm">
                <text:p/>
              </draw:line>
              <draw:line draw:style-name="gr52" draw:text-style-name="P28" draw:layer="layout" svg:x1="10.9cm" svg:y1="12.04cm" svg:x2="8.9cm" svg:y2="12.04cm">
                <text:p/>
              </draw:line>
              <draw:line draw:style-name="gr52" draw:text-style-name="P28" draw:layer="layout" svg:x1="10.9cm" svg:y1="11.92cm" svg:x2="8.9cm" svg:y2="11.92cm">
                <text:p/>
              </draw:line>
            </draw:g>
            <draw:g>
              <draw:g>
                <draw:custom-shape draw:style-name="gr30" draw:text-style-name="P15" draw:layer="layout" svg:width="1cm" svg:height="1cm" draw:transform="rotate (1.5707963267949) translate (11.8cm 1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0.639cm" svg:height="0.64cm" draw:transform="rotate (-1.5707963267949) translate (12.54cm 12.08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74" draw:text-style-name="P18" draw:layer="layout" svg:width="0.799cm" svg:height="0.8cm" svg:x="11.896cm" svg:y="12cm">
                <text:p text:style-name="P17"><text:span text:style-name="T8">F</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75" draw:text-style-name="P11" draw:layer="layout" svg:x1="10.9cm" svg:y1="11.8cm" svg:x2="14.5cm" svg:y2="11.8cm">
              <text:p/>
            </draw:line>
          </draw:g>
          <draw:line draw:style-name="gr44" draw:text-style-name="P11" draw:layer="layout" svg:x1="14.5cm" svg:y1="12.4cm" svg:x2="14.5cm" svg:y2="11.8cm">
            <text:p/>
          </draw:line>
          <draw:g>
            <draw:frame draw:style-name="gr76" draw:text-style-name="P10" draw:layer="layout" svg:width="1.6cm" svg:height="1.643cm" svg:x="12.4cm" svg:y="16.601cm">
              <draw:text-box>
                <text:p text:style-name="P3"><text:span text:style-name="T5">Lente, Zomer, Herfst</text:span></text:p>
              </draw:text-box>
            </draw:frame>
            <draw:line draw:style-name="gr40" draw:text-style-name="P11" draw:layer="layout" svg:x1="13.883cm" svg:y1="14.688cm" svg:x2="13.843cm" svg:y2="20.202cm">
              <text:p/>
            </draw:line>
            <draw:g>
              <draw:custom-shape draw:style-name="gr25" draw:text-style-name="P13" draw:layer="layout" svg:width="0.4cm" svg:height="0.4cm" draw:transform="rotate (-3.14159265358979) translate (14.1cm 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6" draw:text-style-name="P11" draw:layer="layout" svg:x1="13.7cm" svg:y1="17cm" svg:x2="14.1cm" svg:y2="17cm">
                <text:p/>
              </draw:line>
              <draw:custom-shape draw:style-name="gr26" draw:text-style-name="P11" draw:layer="layout" svg:width="0.8cm" svg:height="0.8cm" draw:transform="rotate (1.5707963267949) translate (13.5cm 17.2cm)">
                <text:p/>
                <draw:enhanced-geometry svg:viewBox="0 0 21600 21600" draw:mirror-horizontal="false" draw:mirror-vertical="false" draw:type="rectangle" draw:enhanced-path="M 0 0 L 21600 0 21600 21600 0 21600 0 0 Z N"/>
              </draw:custom-shape>
            </draw:g>
          </draw:g>
        </draw:g>
        <draw:frame draw:style-name="gr77" draw:text-style-name="P14" draw:layer="layout" svg:width="0.502cm" svg:height="1.187cm" svg:x="8cm" svg:y="16cm">
          <draw:text-box>
            <text:p/>
          </draw:text-box>
        </draw:frame>
        <draw:frame draw:style-name="gr78" draw:text-style-name="P37" draw:layer="layout" svg:width="10.8cm" svg:height="3.766cm" svg:x="5.5cm" svg:y="25.5cm">
          <draw:text-box>
            <text:p><text:span text:style-name="T14"><text:file-name text:display="name">julianapark-k31-fundament-3</text:file-name></text:span><text:span text:style-name="T14"><text:s text:c="2"/></text:span><text:span text:style-name="T14"><text:date style:data-style-name="D4" text:date-value="2017-11-15">15-11-2017</text:date></text:span></text:p>
            <text:p><text:span text:style-name="T14">Arend Freije</text:span></text:p>
            <text:p><text:span text:style-name="T14">afreije@inn.nl</text:span></text:p>
            <text:p><text:span text:style-name="T14">06-14143214</text:span></text:p>
          </draw:text-box>
        </draw:frame>
      </draw:page>
      <draw:page draw:name="page2" draw:style-name="dp1" draw:master-page-name="Default">
        <draw:g>
          <draw:custom-shape draw:style-name="gr79" draw:text-style-name="P38" draw:layer="layout" svg:width="0.8cm" svg:height="0.798cm" svg:x="4.716cm" svg:y="7.511cm">
            <text:p text:style-name="P3"><text:span text:style-name="T15"><text:s text:c="5"/></text:span><text:span text:style-name="T15">Schuimbeton</text:span></text:p>
            <draw:enhanced-geometry svg:viewBox="0 0 21600 21600" draw:mirror-horizontal="true" draw:mirror-vertical="false" draw:type="rectangle" draw:enhanced-path="M 0 0 L 21600 0 21600 21600 0 21600 0 0 Z N"/>
          </draw:custom-shape>
          <draw:custom-shape draw:style-name="gr80" draw:text-style-name="P39" draw:layer="layout" svg:width="0.8cm" svg:height="0.8cm" svg:x="4.716cm" svg:y="8.509cm">
            <text:p text:style-name="P3"><text:span text:style-name="T15"><text:s text:c="5"/></text:span><text:span text:style-name="T15">Betongranulaat 20/40 met water</text:span></text:p>
            <draw:enhanced-geometry svg:viewBox="0 0 21600 21600" draw:mirror-horizontal="true" draw:mirror-vertical="false" draw:type="rectangle" draw:enhanced-path="M 0 0 L 21600 0 21600 21600 0 21600 0 0 Z N"/>
          </draw:custom-shape>
          <draw:custom-shape draw:style-name="gr81" draw:text-style-name="P40" draw:layer="layout" svg:width="0.8cm" svg:height="0.798cm" svg:x="4.7cm" svg:y="10.5cm">
            <text:p text:style-name="P3"><text:span text:style-name="T15"><text:s text:c="5"/></text:span><text:span text:style-name="T15">Gewapend beton</text:span></text:p>
            <draw:enhanced-geometry svg:viewBox="0 0 21600 21600" draw:mirror-horizontal="true" draw:mirror-vertical="false" draw:type="rectangle" draw:enhanced-path="M 0 0 L 21600 0 21600 21600 0 21600 0 0 Z N"/>
          </draw:custom-shape>
          <draw:custom-shape draw:style-name="gr82" draw:text-style-name="P41" draw:layer="layout" svg:width="0.8cm" svg:height="0.798cm" svg:x="4.7cm" svg:y="9.5cm">
            <text:p text:style-name="P3"><text:span text:style-name="T15"><text:s text:c="5"/></text:span><text:span text:style-name="T15">XPS</text:span></text:p>
            <draw:enhanced-geometry svg:viewBox="0 0 21600 21600" draw:mirror-horizontal="true" draw:mirror-vertical="false" draw:type="rectangle" draw:enhanced-path="M 0 0 L 21600 0 21600 21600 0 21600 0 0 Z N"/>
          </draw:custom-shape>
          <draw:custom-shape draw:style-name="gr79" draw:text-style-name="P38" draw:layer="layout" svg:width="0.8cm" svg:height="0.798cm" svg:x="4.7cm" svg:y="6.5cm">
            <text:p text:style-name="P3"><text:span text:style-name="T15"><text:s text:c="5"/></text:span><text:span text:style-name="T15">Schuimbeton isolerend</text:span></text:p>
            <draw:enhanced-geometry svg:viewBox="0 0 21600 21600" draw:mirror-horizontal="true" draw:mirror-vertical="false" draw:type="rectangle" draw:enhanced-path="M 0 0 L 21600 0 21600 21600 0 21600 0 0 Z N"/>
          </draw:custom-shape>
          <draw:frame draw:style-name="gr83" draw:text-style-name="P42" draw:layer="layout" svg:width="4.354cm" svg:height="1.347cm" svg:x="4.1cm" svg:y="3.3cm">
            <draw:text-box>
              <text:p><text:span text:style-name="T16">Legenda</text:span></text:p>
            </draw:text-box>
          </draw:frame>
          <draw:g>
            <draw:line draw:style-name="gr84" draw:text-style-name="P11" draw:layer="layout" svg:x1="4.7cm" svg:y1="11.7cm" svg:x2="4.7cm" svg:y2="12.5cm">
              <text:p/>
            </draw:line>
            <draw:line draw:style-name="gr85" draw:text-style-name="P11" draw:layer="layout" svg:x1="4.9cm" svg:y1="11.7cm" svg:x2="4.9cm" svg:y2="12.5cm">
              <text:p/>
            </draw:line>
            <draw:line draw:style-name="gr86" draw:text-style-name="P11" draw:layer="layout" svg:x1="5.1cm" svg:y1="11.7cm" svg:x2="5.1cm" svg:y2="12.5cm">
              <text:p/>
            </draw:line>
            <draw:line draw:style-name="gr87" draw:text-style-name="P11" draw:layer="layout" svg:x1="5.3cm" svg:y1="11.7cm" svg:x2="5.3cm" svg:y2="12.5cm">
              <text:p/>
            </draw:line>
            <draw:frame draw:style-name="gr88" draw:text-style-name="P43" draw:layer="layout" svg:width="11cm" svg:height="1cm" svg:x="5.5cm" svg:y="11.9cm">
              <draw:text-box>
                <text:p><text:span text:style-name="T17">Mantelbuis Electra/kabel/water/telecom 50mm</text:span></text:p>
              </draw:text-box>
            </draw:frame>
          </draw:g>
          <draw:frame draw:style-name="gr77" draw:text-style-name="P14" draw:layer="layout" svg:width="0.502cm" svg:height="1.187cm" svg:x="6.1cm" svg:y="12.1cm">
            <draw:text-box>
              <text:p/>
            </draw:text-box>
          </draw:frame>
          <draw:g>
            <draw:line draw:style-name="gr89" draw:text-style-name="P11" draw:layer="layout" svg:x1="5.3cm" svg:y1="13.7cm" svg:x2="5.3cm" svg:y2="12.9cm">
              <text:p/>
            </draw:line>
            <draw:frame draw:style-name="gr90" draw:text-style-name="P43" draw:layer="layout" svg:width="7.081cm" svg:height="0.798cm" svg:x="5.5cm" svg:y="13.102cm">
              <draw:text-box>
                <text:p><text:span text:style-name="T17">Afvoerbuis 125/110/70/50 mm</text:span></text:p>
              </draw:text-box>
            </draw:frame>
          </draw:g>
          <draw:g>
            <draw:line draw:style-name="gr91" draw:text-style-name="P11" draw:layer="layout" svg:x1="4.5cm" svg:y1="14.1cm" svg:x2="4.5cm" svg:y2="14.9cm">
              <text:p/>
            </draw:line>
            <draw:line draw:style-name="gr91" draw:text-style-name="P11" draw:layer="layout" svg:x1="4.494cm" svg:y1="14.7cm" svg:x2="4.894cm" svg:y2="14.7cm">
              <text:p/>
            </draw:line>
            <draw:g>
              <draw:ellipse draw:style-name="gr92" draw:text-style-name="P3" draw:layer="layout" svg:width="0.435cm" svg:height="0.4cm" svg:x="5.258cm" svg:y="14.5cm" draw:kind="arc" draw:start-angle="84.73" draw:end-angle="272.89">
                <text:p/>
              </draw:ellipse>
              <draw:line draw:style-name="gr93" draw:text-style-name="P11" draw:layer="layout" svg:x1="5.294cm" svg:y1="14.7cm" svg:x2="4.694cm" svg:y2="14.7cm">
                <text:p/>
              </draw:line>
              <draw:ellipse draw:style-name="gr92" draw:text-style-name="P3" draw:layer="layout" svg:width="0.29cm" svg:height="0.266cm" svg:x="5.331cm" svg:y="14.567cm" draw:kind="arc" draw:start-angle="84.84" draw:end-angle="272.76">
                <text:p/>
              </draw:ellipse>
              <draw:line draw:style-name="gr94" draw:text-style-name="P11" draw:layer="layout" svg:x1="5.186cm" svg:y1="14.5cm" svg:x2="5.186cm" svg:y2="14.9cm">
                <text:p/>
              </draw:line>
              <draw:line draw:style-name="gr94" draw:text-style-name="P11" draw:layer="layout" svg:x1="4.894cm" svg:y1="14.5cm" svg:x2="5.186cm" svg:y2="14.9cm">
                <text:p/>
              </draw:line>
              <draw:line draw:style-name="gr94" draw:text-style-name="P11" draw:layer="layout" svg:x1="4.802cm" svg:y1="14.5cm" svg:x2="5.094cm" svg:y2="14.9cm">
                <text:p/>
              </draw:line>
              <draw:line draw:style-name="gr94" draw:text-style-name="P11" draw:layer="layout" svg:x1="4.694cm" svg:y1="14.5cm" svg:x2="4.986cm" svg:y2="14.9cm">
                <text:p/>
              </draw:line>
            </draw:g>
            <draw:frame draw:style-name="gr95" draw:text-style-name="P43" draw:layer="layout" svg:width="7.2cm" svg:height="0.798cm" svg:x="5.5cm" svg:y="14.302cm">
              <draw:text-box>
                <text:p><text:span text:style-name="T17">Mantelbuis voor electra 40mm</text:span></text:p>
              </draw:text-box>
            </draw:frame>
          </draw:g>
          <draw:custom-shape draw:style-name="gr96" draw:text-style-name="P11" draw:layer="layout" svg:width="0.4cm" svg:height="0.4cm" svg:x="4.9cm" svg:y="6.698cm">
            <text:p/>
            <draw:enhanced-geometry svg:viewBox="0 0 21600 21600" draw:type="rectangle" draw:enhanced-path="M 0 0 L 21600 0 21600 21600 0 21600 0 0 Z N"/>
          </draw:custom-shape>
          <draw:line draw:style-name="gr97" draw:text-style-name="P11" draw:layer="layout" svg:x1="4.5cm" svg:y1="22.7cm" svg:x2="4.5cm" svg:y2="21.9cm">
            <text:p/>
          </draw:line>
          <draw:line draw:style-name="gr98" draw:text-style-name="P11" draw:layer="layout" svg:x1="4.5cm" svg:y1="19.5cm" svg:x2="4.5cm" svg:y2="20.3cm">
            <text:p/>
          </draw:line>
          <draw:line draw:style-name="gr99" draw:text-style-name="P11" draw:layer="layout" svg:x1="4.5cm" svg:y1="20.7cm" svg:x2="4.5cm" svg:y2="21.5cm">
            <text:p/>
          </draw:line>
          <draw:custom-shape draw:style-name="gr100" draw:text-style-name="P44" draw:layer="layout" svg:width="0.8cm" svg:height="0.2cm" svg:x="4.475cm" svg:y="17.5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101" draw:text-style-name="P44" draw:layer="layout" svg:width="0.8cm" svg:height="0.224cm" svg:x="4.475cm" svg:y="16.476cm">
            <text:p text:style-name="P3"><text:span text:style-name="T18">4</text:span></text:p>
            <draw:enhanced-geometry svg:viewBox="0 0 21600 21600" draw:mirror-horizontal="false" draw:mirror-vertical="false" draw:type="rectangle" draw:enhanced-path="M 0 0 L 21600 0 21600 21600 0 21600 0 0 Z N"/>
          </draw:custom-shape>
          <draw:frame draw:style-name="gr95" draw:text-style-name="P43" draw:layer="layout" svg:width="12.225cm" svg:height="0.798cm" svg:x="5.475cm" svg:y="16.302cm">
            <draw:text-box draw:corner-radius="0.2cm">
              <text:p><text:span text:style-name="T17">PP Drainagebuis 80mm met PP450 omhulling, SN8 </text:span></text:p>
            </draw:text-box>
          </draw:frame>
          <draw:frame draw:style-name="gr95" draw:text-style-name="P43" draw:layer="layout" svg:width="11.825cm" svg:height="0.798cm" svg:x="5.475cm" svg:y="17.302cm">
            <draw:text-box draw:corner-radius="0.2cm">
              <text:p><text:span text:style-name="T17">Aan/toevoerbuis warmtebuffers 80mm </text:span></text:p>
            </draw:text-box>
          </draw:frame>
          <draw:frame draw:style-name="gr95" draw:text-style-name="P43" draw:layer="layout" svg:width="6.225cm" svg:height="0.798cm" svg:x="5.475cm" svg:y="19.502cm">
            <draw:text-box draw:corner-radius="0.2cm">
              <text:p><text:span text:style-name="T17">Warm drinkwater</text:span></text:p>
            </draw:text-box>
          </draw:frame>
          <draw:frame draw:style-name="gr95" draw:text-style-name="P43" draw:layer="layout" svg:width="6.603cm" svg:height="0.798cm" svg:x="5.497cm" svg:y="20.744cm">
            <draw:text-box draw:corner-radius="0.2cm">
              <text:p><text:span text:style-name="T17">Koud leidingwater</text:span></text:p>
            </draw:text-box>
          </draw:frame>
          <draw:frame draw:style-name="gr102" draw:text-style-name="P43" draw:layer="layout" svg:width="9.025cm" svg:height="0.8cm" svg:x="5.475cm" svg:y="21.9cm">
            <draw:text-box draw:corner-radius="0.2cm">
              <text:p><text:span text:style-name="T17">Water voorverwarmd door douche wtw</text:span></text:p>
            </draw:text-box>
          </draw:frame>
          <draw:custom-shape draw:style-name="gr103" draw:text-style-name="P45" draw:layer="layout" svg:width="0.8cm" svg:height="0.3cm" svg:x="4.5cm" svg:y="18.6cm">
            <text:p text:style-name="P3"><text:span text:style-name="T18"><text:s text:c="3"/></text:span></text:p>
            <draw:enhanced-geometry svg:viewBox="0 0 21600 21600" draw:mirror-horizontal="false" draw:mirror-vertical="false" draw:type="rectangle" draw:enhanced-path="M 0 0 L 21600 0 21600 21600 0 21600 0 0 Z N"/>
          </draw:custom-shape>
          <draw:frame draw:style-name="gr102" draw:text-style-name="P43" draw:layer="layout" svg:width="9.025cm" svg:height="0.8cm" svg:x="5.475cm" svg:y="18.5cm">
            <draw:text-box draw:corner-radius="0.2cm">
              <text:p><text:span text:style-name="T17">Luchtaanvoer 160mm</text:span></text:p>
            </draw:text-box>
          </draw:frame>
        </draw:g>
        <draw:frame draw:style-name="gr78" draw:text-style-name="P37" draw:layer="layout" svg:width="10.8cm" svg:height="3.766cm" svg:x="5.5cm" svg:y="25.5cm">
          <draw:text-box>
            <text:p><text:span text:style-name="T14"><text:file-name text:display="name">julianapark-k31-fundament-3</text:file-name></text:span><text:span text:style-name="T14"><text:s text:c="2"/></text:span><text:span text:style-name="T14"><text:date style:data-style-name="D4" text:date-value="2017-11-15">15-11-2017</text:date></text:span></text:p>
            <text:p><text:span text:style-name="T14">Arend Freije</text:span></text:p>
            <text:p><text:span text:style-name="T14">afreije@inn.nl</text:span></text:p>
            <text:p><text:span text:style-name="T14">06-14143214</text:span></text:p>
          </draw:text-box>
        </draw:frame>
        <draw:g>
          <draw:custom-shape draw:style-name="gr104" draw:text-style-name="P9" draw:layer="layout" svg:width="36cm" svg:height="22.4cm" svg:x="2.5cm" svg:y="2.5cm">
            <text:p/>
            <draw:enhanced-geometry svg:viewBox="0 0 21600 21600" draw:mirror-horizontal="false" draw:mirror-vertical="false" draw:type="rectangle" draw:enhanced-path="M 0 0 L 21600 0 21600 21600 0 21600 0 0 Z N"/>
          </draw:custom-shape>
        </draw:g>
        <draw:g>
          <draw:line draw:style-name="gr105" draw:text-style-name="P11" draw:layer="layout" svg:x1="4.5cm" svg:y1="15.3cm" svg:x2="4.5cm" svg:y2="16.1cm">
            <text:p/>
          </draw:line>
          <draw:frame draw:style-name="gr106" draw:text-style-name="P43" draw:layer="layout" svg:width="8.6cm" svg:height="1.345cm" svg:x="5.5cm" svg:y="15.302cm">
            <draw:text-box draw:corner-radius="0.2cm">
              <text:p><text:span text:style-name="T17">Mantelbuis voor sensors 40mm</text:span></text:p>
            </draw:text-box>
          </draw:frame>
        </draw:g>
      </draw:page>
      <draw:page draw:name="page3" draw:style-name="dp1" draw:master-page-name="Default">
        <draw:g>
          <draw:custom-shape draw:style-name="gr107" draw:text-style-name="P46" draw:layer="layout" svg:width="18.9cm" svg:height="1.8cm" svg:x="5.25cm" svg:y="6.1cm">
            <text:p/>
            <draw:enhanced-geometry svg:viewBox="0 0 21600 21600" draw:mirror-horizontal="true" draw:mirror-vertical="false" draw:type="rectangle" draw:enhanced-path="M 0 0 L 21600 0 21600 21600 0 21600 0 0 Z N"/>
          </draw:custom-shape>
          <draw:custom-shape draw:style-name="gr108" draw:text-style-name="P47" draw:layer="layout" svg:width="18.8cm" svg:height="1.8cm" svg:x="5.3cm" svg:y="6.1cm">
            <text:p/>
            <draw:enhanced-geometry svg:viewBox="0 0 21600 21600" draw:mirror-horizontal="true" draw:mirror-vertical="false" draw:type="rectangle" draw:enhanced-path="M 0 0 L 21600 0 21600 21600 0 21600 0 0 Z N"/>
          </draw:custom-shape>
          <draw:custom-shape draw:style-name="gr109" draw:text-style-name="P48" draw:layer="layout" svg:width="18cm" svg:height="1.2cm" svg:x="5.7cm" svg:y="6.1cm">
            <text:p/>
            <draw:enhanced-geometry svg:viewBox="0 0 21600 21600" draw:mirror-horizontal="true" draw:mirror-vertical="true" draw:type="rectangle" draw:enhanced-path="M 0 0 L 21600 0 21600 21600 0 21600 0 0 Z N"/>
          </draw:custom-shape>
          <draw:custom-shape draw:style-name="gr110" draw:text-style-name="P49" draw:layer="layout" svg:width="13.6cm" svg:height="1cm" svg:x="7.9cm" svg:y="6.3cm">
            <text:p/>
            <draw:enhanced-geometry svg:viewBox="0 0 21600 21600" draw:mirror-horizontal="true" draw:mirror-vertical="false" draw:type="rectangle" draw:enhanced-path="M 0 0 L 21600 0 21600 21600 0 21600 0 0 Z N"/>
          </draw:custom-shape>
          <draw:custom-shape draw:style-name="gr111" draw:text-style-name="P50" draw:layer="layout" svg:width="1cm" svg:height="1.6cm" draw:transform="rotate (1.5707963267949) translate (21.4cm 7.301cm)">
            <text:p/>
            <draw:enhanced-geometry svg:viewBox="0 0 21600 21600" draw:mirror-horizontal="true" draw:mirror-vertical="true" draw:type="rectangle" draw:enhanced-path="M 0 0 L 21600 0 21600 21600 0 21600 0 0 Z N"/>
          </draw:custom-shape>
          <draw:custom-shape draw:style-name="gr112" draw:text-style-name="P48" draw:layer="layout" svg:width="17.6cm" svg:height="0.2cm" svg:x="5.9cm" svg:y="11.1cm">
            <text:p/>
            <draw:enhanced-geometry svg:viewBox="0 0 21600 21600" draw:mirror-horizontal="true" draw:mirror-vertical="true" draw:type="rectangle" draw:enhanced-path="M 0 0 L 21600 0 21600 21600 0 21600 0 0 Z N"/>
          </draw:custom-shape>
          <draw:custom-shape draw:style-name="gr113" draw:text-style-name="P49" draw:layer="layout" svg:width="13.6cm" svg:height="3.2cm" svg:x="7.9cm" svg:y="7.9cm">
            <text:p/>
            <draw:enhanced-geometry svg:viewBox="0 0 21600 21600" draw:mirror-horizontal="true" draw:mirror-vertical="false" draw:type="rectangle" draw:enhanced-path="M 0 0 L 21600 0 21600 21600 0 21600 0 0 Z N"/>
          </draw:custom-shape>
          <draw:g>
            <draw:custom-shape draw:style-name="gr114" draw:text-style-name="P48" draw:layer="layout" svg:width="0.4cm" svg:height="3.2cm" svg:x="5.9cm" svg:y="7.9cm">
              <text:p/>
              <draw:enhanced-geometry svg:viewBox="0 0 21600 21600" draw:mirror-horizontal="true" draw:mirror-vertical="true" draw:type="rectangle" draw:enhanced-path="M 0 0 L 21600 0 21600 21600 0 21600 0 0 Z N"/>
            </draw:custom-shape>
            <draw:custom-shape draw:style-name="gr115" draw:text-style-name="P51" draw:layer="layout" svg:width="0.6cm" svg:height="0.6cm" svg:x="5.3cm" svg:y="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6" draw:text-style-name="P48" draw:layer="layout" svg:width="0.6cm" svg:height="0.2cm" svg:x="5.3cm" svg:y="7.9cm">
              <text:p/>
              <draw:enhanced-geometry svg:viewBox="0 0 21600 21600" draw:mirror-horizontal="true" draw:mirror-vertical="true" draw:type="rectangle" draw:enhanced-path="M 0 0 L 21600 0 21600 21600 0 21600 0 0 Z N"/>
            </draw:custom-shape>
          </draw:g>
          <draw:g>
            <draw:custom-shape draw:style-name="gr114" draw:text-style-name="P48" draw:layer="layout" svg:width="0.4cm" svg:height="3.2cm" svg:x="23.1cm" svg:y="7.9cm">
              <text:p/>
              <draw:enhanced-geometry svg:viewBox="0 0 21600 21600" draw:mirror-horizontal="false" draw:mirror-vertical="true" draw:type="rectangle" draw:enhanced-path="M 0 0 L 21600 0 21600 21600 0 21600 0 0 Z N"/>
            </draw:custom-shape>
            <draw:custom-shape draw:style-name="gr115" draw:text-style-name="P51" draw:layer="layout" svg:width="0.6cm" svg:height="0.6cm" svg:x="23.5cm" svg:y="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6" draw:text-style-name="P48" draw:layer="layout" svg:width="0.6cm" svg:height="0.2cm" svg:x="23.5cm" svg:y="7.9cm">
              <text:p/>
              <draw:enhanced-geometry svg:viewBox="0 0 21600 21600" draw:mirror-horizontal="false" draw:mirror-vertical="true" draw:type="rectangle" draw:enhanced-path="M 0 0 L 21600 0 21600 21600 0 21600 0 0 Z N"/>
            </draw:custom-shape>
          </draw:g>
          <draw:custom-shape draw:style-name="gr117" draw:text-style-name="P52" draw:layer="layout" svg:width="3.2cm" svg:height="1.6cm" draw:transform="rotate (1.5707963267949) translate (6.3cm 11.1cm)">
            <text:p text:style-name="P3"><text:span text:style-name="T19">Buffer4</text:span></text:p>
            <draw:enhanced-geometry svg:viewBox="0 0 21600 21600" draw:mirror-horizontal="false" draw:mirror-vertical="false" draw:type="rectangle" draw:enhanced-path="M 0 0 L 21600 0 21600 21600 0 21600 0 0 Z N"/>
          </draw:custom-shape>
          <draw:custom-shape draw:style-name="gr118" draw:text-style-name="P44" draw:layer="layout" svg:width="12cm" svg:height="1cm" draw:transform="rotate (-3.14159265358979) translate (20.7cm 7.3cm)">
            <text:p text:style-name="P3"><text:span text:style-name="T18">Buffer1</text:span></text:p>
            <draw:enhanced-geometry svg:viewBox="0 0 21600 21600" draw:mirror-horizontal="true" draw:mirror-vertical="true" draw:type="rectangle" draw:enhanced-path="M 0 0 L 21600 0 21600 21600 0 21600 0 0 Z N"/>
          </draw:custom-shape>
          <draw:custom-shape draw:style-name="gr111" draw:text-style-name="P50" draw:layer="layout" svg:width="1cm" svg:height="1.6cm" draw:transform="rotate (1.5707963267949) translate (6.4cm 7.3cm)">
            <text:p/>
            <draw:enhanced-geometry svg:viewBox="0 0 21600 21600" draw:mirror-horizontal="true" draw:mirror-vertical="true" draw:type="rectangle" draw:enhanced-path="M 0 0 L 21600 0 21600 21600 0 21600 0 0 Z N"/>
          </draw:custom-shape>
          <draw:custom-shape draw:style-name="gr119" draw:text-style-name="P44" draw:layer="layout" svg:width="12cm" svg:height="2.6cm" draw:transform="rotate (-3.14159265358979) translate (20.7cm 10.5cm)">
            <text:p text:style-name="P3"><text:span text:style-name="T18">Buffer23</text:span></text:p>
            <draw:enhanced-geometry svg:viewBox="0 0 21600 21600" draw:mirror-horizontal="true" draw:mirror-vertical="true" draw:type="rectangle" draw:enhanced-path="M 0 0 L 21600 0 21600 21600 0 21600 0 0 Z N"/>
          </draw:custom-shape>
          <draw:custom-shape draw:style-name="gr117" draw:text-style-name="P52" draw:layer="layout" svg:width="3.2cm" svg:height="1.6cm" draw:transform="rotate (1.5707963267949) translate (21.5cm 11.1cm)">
            <text:p text:style-name="P3"><text:span text:style-name="T19">Buffer4</text:span></text:p>
            <draw:enhanced-geometry svg:viewBox="0 0 21600 21600" draw:mirror-horizontal="true" draw:mirror-vertical="true" draw:type="rectangle" draw:enhanced-path="M 0 0 L 21600 0 21600 21600 0 21600 0 0 Z N"/>
          </draw:custom-shape>
          <draw:custom-shape draw:style-name="gr120" draw:text-style-name="P49" draw:layer="layout" svg:width="18cm" svg:height="0.7cm" svg:x="5.7cm" svg:y="7.2cm">
            <text:p/>
            <draw:enhanced-geometry svg:viewBox="0 0 21600 21600" draw:mirror-horizontal="true" draw:mirror-vertical="false" draw:type="rectangle" draw:enhanced-path="M 0 0 L 21600 0 21600 21600 0 21600 0 0 Z N"/>
          </draw:custom-shape>
          <draw:custom-shape draw:style-name="gr121" draw:text-style-name="P11" draw:layer="layout" svg:width="13.2cm" svg:height="3.2cm" svg:x="8.1cm" svg:y="7.7cm">
            <text:p/>
            <draw:enhanced-geometry svg:viewBox="0 0 21600 21600" draw:type="rectangle" draw:enhanced-path="M 0 0 L 21600 0 21600 21600 0 21600 0 0 Z N"/>
          </draw:custom-shape>
          <draw:custom-shape draw:style-name="gr122" draw:text-style-name="P11" draw:layer="layout" svg:width="12.4cm" svg:height="3cm" svg:x="8.5cm" svg:y="7.7cm">
            <text:p/>
            <draw:enhanced-geometry svg:viewBox="0 0 21600 21600" draw:type="rectangle" draw:enhanced-path="M 0 0 L 21600 0 21600 21600 0 21600 0 0 Z N"/>
          </draw:custom-shape>
          <draw:custom-shape draw:style-name="gr123" draw:text-style-name="P11" draw:layer="layout" svg:width="17.6cm" svg:height="0.4cm" svg:x="5.9cm" svg:y="7.3cm">
            <text:p/>
            <draw:enhanced-geometry svg:viewBox="0 0 21600 21600" draw:mirror-vertical="true" draw:type="rectangle" draw:enhanced-path="M 0 0 L 21600 0 21600 21600 0 21600 0 0 Z N"/>
          </draw:custom-shape>
        </draw:g>
        <draw:g>
          <draw:custom-shape draw:style-name="gr107" draw:text-style-name="P46" draw:layer="layout" svg:width="18.9cm" svg:height="1.8cm" svg:x="5.25cm" svg:y="14.1cm">
            <text:p/>
            <draw:enhanced-geometry svg:viewBox="0 0 21600 21600" draw:mirror-horizontal="true" draw:mirror-vertical="false" draw:type="rectangle" draw:enhanced-path="M 0 0 L 21600 0 21600 21600 0 21600 0 0 Z N"/>
          </draw:custom-shape>
          <draw:custom-shape draw:style-name="gr108" draw:text-style-name="P47" draw:layer="layout" svg:width="18.8cm" svg:height="1.8cm" svg:x="5.3cm" svg:y="14.1cm">
            <text:p/>
            <draw:enhanced-geometry svg:viewBox="0 0 21600 21600" draw:mirror-horizontal="true" draw:mirror-vertical="false" draw:type="rectangle" draw:enhanced-path="M 0 0 L 21600 0 21600 21600 0 21600 0 0 Z N"/>
          </draw:custom-shape>
          <draw:custom-shape draw:style-name="gr109" draw:text-style-name="P48" draw:layer="layout" svg:width="18cm" svg:height="1.2cm" svg:x="5.7cm" svg:y="14.1cm">
            <text:p/>
            <draw:enhanced-geometry svg:viewBox="0 0 21600 21600" draw:mirror-horizontal="true" draw:mirror-vertical="true" draw:type="rectangle" draw:enhanced-path="M 0 0 L 21600 0 21600 21600 0 21600 0 0 Z N"/>
          </draw:custom-shape>
          <draw:custom-shape draw:style-name="gr124" draw:text-style-name="P50" draw:layer="layout" svg:width="1cm" svg:height="3.5cm" draw:transform="rotate (1.5707963267949) translate (19.5cm 15.3cm)">
            <text:p/>
            <draw:enhanced-geometry svg:viewBox="0 0 21600 21600" draw:mirror-horizontal="true" draw:mirror-vertical="true" draw:type="rectangle" draw:enhanced-path="M 0 0 L 21600 0 21600 21600 0 21600 0 0 Z N"/>
          </draw:custom-shape>
          <draw:custom-shape draw:style-name="gr112" draw:text-style-name="P48" draw:layer="layout" svg:width="17.6cm" svg:height="0.2cm" svg:x="5.9cm" svg:y="19.1cm">
            <text:p/>
            <draw:enhanced-geometry svg:viewBox="0 0 21600 21600" draw:mirror-horizontal="true" draw:mirror-vertical="true" draw:type="rectangle" draw:enhanced-path="M 0 0 L 21600 0 21600 21600 0 21600 0 0 Z N"/>
          </draw:custom-shape>
          <draw:custom-shape draw:style-name="gr125" draw:text-style-name="P49" draw:layer="layout" svg:width="13.1cm" svg:height="4.8cm" svg:x="6.4cm" svg:y="14.3cm">
            <text:p/>
            <draw:enhanced-geometry svg:viewBox="0 0 21600 21600" draw:mirror-horizontal="true" draw:mirror-vertical="false" draw:type="rectangle" draw:enhanced-path="M 0 0 L 21600 0 21600 21600 0 21600 0 0 Z N"/>
          </draw:custom-shape>
          <draw:custom-shape draw:style-name="gr126" draw:text-style-name="P50" draw:layer="layout" svg:width="1cm" svg:height="2cm" draw:transform="rotate (1.5707963267949) translate (7.9cm 15.3cm)">
            <text:p/>
            <draw:enhanced-geometry svg:viewBox="0 0 21600 21600" draw:mirror-horizontal="true" draw:mirror-vertical="true" draw:type="rectangle" draw:enhanced-path="M 0 0 L 21600 0 21600 21600 0 21600 0 0 Z N"/>
          </draw:custom-shape>
          <draw:g>
            <draw:custom-shape draw:style-name="gr114" draw:text-style-name="P48" draw:layer="layout" svg:width="0.4cm" svg:height="3.2cm" svg:x="5.9cm" svg:y="15.9cm">
              <text:p/>
              <draw:enhanced-geometry svg:viewBox="0 0 21600 21600" draw:mirror-horizontal="true" draw:mirror-vertical="true" draw:type="rectangle" draw:enhanced-path="M 0 0 L 21600 0 21600 21600 0 21600 0 0 Z N"/>
            </draw:custom-shape>
            <draw:custom-shape draw:style-name="gr115" draw:text-style-name="P51" draw:layer="layout" svg:width="0.6cm" svg:height="0.6cm" svg:x="5.3cm" svg:y="1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6" draw:text-style-name="P48" draw:layer="layout" svg:width="0.6cm" svg:height="0.2cm" svg:x="5.3cm" svg:y="15.9cm">
              <text:p/>
              <draw:enhanced-geometry svg:viewBox="0 0 21600 21600" draw:mirror-horizontal="true" draw:mirror-vertical="true" draw:type="rectangle" draw:enhanced-path="M 0 0 L 21600 0 21600 21600 0 21600 0 0 Z N"/>
            </draw:custom-shape>
          </draw:g>
          <draw:g>
            <draw:custom-shape draw:style-name="gr114" draw:text-style-name="P48" draw:layer="layout" svg:width="0.4cm" svg:height="3.2cm" svg:x="23.1cm" svg:y="15.9cm">
              <text:p/>
              <draw:enhanced-geometry svg:viewBox="0 0 21600 21600" draw:mirror-horizontal="false" draw:mirror-vertical="true" draw:type="rectangle" draw:enhanced-path="M 0 0 L 21600 0 21600 21600 0 21600 0 0 Z N"/>
            </draw:custom-shape>
            <draw:custom-shape draw:style-name="gr115" draw:text-style-name="P51" draw:layer="layout" svg:width="0.6cm" svg:height="0.6cm" svg:x="23.5cm" svg:y="1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6" draw:text-style-name="P48" draw:layer="layout" svg:width="0.6cm" svg:height="0.2cm" svg:x="23.5cm" svg:y="15.9cm">
              <text:p/>
              <draw:enhanced-geometry svg:viewBox="0 0 21600 21600" draw:mirror-horizontal="false" draw:mirror-vertical="true" draw:type="rectangle" draw:enhanced-path="M 0 0 L 21600 0 21600 21600 0 21600 0 0 Z N"/>
            </draw:custom-shape>
          </draw:g>
          <draw:custom-shape draw:style-name="gr127" draw:text-style-name="P52" draw:layer="layout" svg:width="3.2cm" svg:height="8cm" draw:transform="rotate (1.5707963267949) translate (6.3cm 19.1cm)">
            <text:p text:style-name="P3"><text:span text:style-name="T19">Buffer4</text:span></text:p>
            <draw:enhanced-geometry svg:viewBox="0 0 21600 21600" draw:mirror-horizontal="false" draw:mirror-vertical="true" draw:type="rectangle" draw:enhanced-path="M 0 0 L 21600 0 21600 21600 0 21600 0 0 Z N"/>
          </draw:custom-shape>
          <draw:custom-shape draw:style-name="gr128" draw:text-style-name="P53" draw:layer="layout" svg:width="8cm" svg:height="1cm" draw:transform="rotate (-3.14159265358979) translate (18.7cm 15.3cm)">
            <text:p text:style-name="P3"><text:span text:style-name="T19">kelder</text:span></text:p>
            <draw:enhanced-geometry svg:viewBox="0 0 21600 21600" draw:mirror-horizontal="true" draw:mirror-vertical="true" draw:type="rectangle" draw:enhanced-path="M 0 0 L 21600 0 21600 21600 0 21600 0 0 Z N"/>
          </draw:custom-shape>
          <draw:custom-shape draw:style-name="gr127" draw:text-style-name="P52" draw:layer="layout" svg:width="3.2cm" svg:height="8cm" draw:transform="rotate (1.5707963267949) translate (15.1cm 19.1cm)">
            <text:p text:style-name="P3"><text:span text:style-name="T19">Buffer4</text:span></text:p>
            <draw:enhanced-geometry svg:viewBox="0 0 21600 21600" draw:mirror-horizontal="true" draw:mirror-vertical="true" draw:type="rectangle" draw:enhanced-path="M 0 0 L 21600 0 21600 21600 0 21600 0 0 Z N"/>
          </draw:custom-shape>
          <draw:custom-shape draw:style-name="gr120" draw:text-style-name="P49" draw:layer="layout" svg:width="18cm" svg:height="0.7cm" svg:x="5.7cm" svg:y="15.2cm">
            <text:p/>
            <draw:enhanced-geometry svg:viewBox="0 0 21600 21600" draw:mirror-horizontal="true" draw:mirror-vertical="false" draw:type="rectangle" draw:enhanced-path="M 0 0 L 21600 0 21600 21600 0 21600 0 0 Z N"/>
          </draw:custom-shape>
          <draw:g>
            <draw:custom-shape draw:style-name="gr116" draw:text-style-name="P48" draw:layer="layout" svg:width="0.3cm" svg:height="0.4cm" svg:x="14.55cm" svg:y="19.3cm">
              <text:p/>
              <draw:enhanced-geometry svg:viewBox="0 0 21600 21600" draw:mirror-horizontal="true" draw:mirror-vertical="true" draw:type="rectangle" draw:enhanced-path="M 0 0 L 21600 0 21600 21600 0 21600 0 0 Z N"/>
            </draw:custom-shape>
            <draw:custom-shape draw:style-name="gr129" draw:text-style-name="P51" draw:layer="layout" svg:width="0.45cm" svg:height="0.3cm" svg:x="14.1cm" svg:y="19.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6" draw:text-style-name="P48" draw:layer="layout" svg:width="0.45cm" svg:height="0.1cm" svg:x="14.1cm" svg:y="19.3cm">
              <text:p/>
              <draw:enhanced-geometry svg:viewBox="0 0 21600 21600" draw:mirror-horizontal="true" draw:mirror-vertical="true" draw:type="rectangle" draw:enhanced-path="M 0 0 L 21600 0 21600 21600 0 21600 0 0 Z N"/>
            </draw:custom-shape>
            <draw:custom-shape draw:style-name="gr129" draw:text-style-name="P51" draw:layer="layout" svg:width="0.45cm" svg:height="0.3cm" svg:x="14.85cm" svg:y="1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6" draw:text-style-name="P48" draw:layer="layout" svg:width="0.45cm" svg:height="0.1cm" svg:x="14.85cm" svg:y="19.3cm">
              <text:p/>
              <draw:enhanced-geometry svg:viewBox="0 0 21600 21600" draw:mirror-horizontal="false" draw:mirror-vertical="true" draw:type="rectangle" draw:enhanced-path="M 0 0 L 21600 0 21600 21600 0 21600 0 0 Z N"/>
            </draw:custom-shape>
          </draw:g>
          <draw:custom-shape draw:style-name="gr123" draw:text-style-name="P11" draw:layer="layout" svg:width="17.6cm" svg:height="0.4cm" svg:x="5.9cm" svg:y="15.3cm">
            <text:p/>
            <draw:enhanced-geometry svg:viewBox="0 0 21600 21600" draw:type="rectangle" draw:enhanced-path="M 0 0 L 21600 0 21600 21600 0 21600 0 0 Z N"/>
          </draw:custom-shape>
        </draw:g>
        <draw:g>
          <draw:custom-shape draw:style-name="gr130" draw:text-style-name="P45" draw:layer="layout" svg:width="0.3cm" svg:height="0.3cm" svg:x="14.55cm" svg:y="19.3cm">
            <text:p text:style-name="P3"><text:span text:style-name="T18"><text:s text:c="3"/></text:span></text:p>
            <draw:enhanced-geometry svg:viewBox="0 0 21600 21600" draw:mirror-horizontal="false" draw:mirror-vertical="false" draw:type="rectangle" draw:enhanced-path="M 0 0 L 21600 0 21600 21600 0 21600 0 0 Z N"/>
          </draw:custom-shape>
          <draw:g>
            <draw:custom-shape draw:style-name="gr131" draw:text-style-name="P44" draw:layer="layout" svg:width="0.2cm" svg:height="1.4cm" svg:x="13.7cm" svg:y="14.9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132" draw:text-style-name="P44" draw:layer="layout" svg:width="0.2cm" svg:height="3.8cm" svg:x="15.3cm" svg:y="14.9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133" draw:text-style-name="P44" draw:layer="layout" svg:width="6.953cm" svg:height="0.224cm" svg:x="15.347cm" svg:y="18.476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133" draw:text-style-name="P44" draw:layer="layout" svg:width="6.953cm" svg:height="0.224cm" svg:x="6.9cm" svg:y="16.276cm">
              <text:p text:style-name="P3"><text:span text:style-name="T18">4</text:span></text:p>
              <draw:enhanced-geometry svg:viewBox="0 0 21600 21600" draw:mirror-horizontal="false" draw:mirror-vertical="false" draw:type="rectangle" draw:enhanced-path="M 0 0 L 21600 0 21600 21600 0 21600 0 0 Z N"/>
            </draw:custom-shape>
          </draw:g>
          <draw:custom-shape draw:style-name="gr134" draw:text-style-name="P44" draw:layer="layout" svg:width="1.4cm" svg:height="0.203cm" svg:x="9.7cm" svg:y="14.7cm">
            <text:p text:style-name="P3"><text:span text:style-name="T18"><text:s text:c="3"/></text:span><text:span text:style-name="T18">1</text:span></text:p>
            <draw:enhanced-geometry svg:viewBox="0 0 21600 21600" draw:mirror-horizontal="false" draw:mirror-vertical="false" draw:type="rectangle" draw:enhanced-path="M 0 0 L 21600 0 21600 21600 0 21600 0 0 Z N"/>
          </draw:custom-shape>
          <draw:line draw:style-name="gr135" draw:text-style-name="P11" draw:layer="layout" svg:x1="18.1cm" svg:y1="17.9cm" svg:x2="16.3cm" svg:y2="17.9cm">
            <text:p/>
          </draw:line>
          <draw:line draw:style-name="gr135" draw:text-style-name="P11" draw:layer="layout" svg:x1="13.3cm" svg:y1="17.1cm" svg:x2="11.5cm" svg:y2="17.1cm">
            <text:p/>
          </draw:line>
          <draw:line draw:style-name="gr135" draw:text-style-name="P11" draw:layer="layout" svg:x1="10.1cm" svg:y1="14.9cm" svg:x2="8.3cm" svg:y2="14.9cm">
            <text:p/>
          </draw:line>
          <draw:line draw:style-name="gr135" draw:text-style-name="P11" draw:layer="layout" svg:x1="21.7cm" svg:y1="14.9cm" svg:x2="19.9cm" svg:y2="14.9cm">
            <text:p/>
          </draw:line>
          <draw:custom-shape draw:style-name="gr134" draw:text-style-name="P44" draw:layer="layout" svg:width="1.4cm" svg:height="0.203cm" svg:x="18.3cm" svg:y="14.697cm">
            <text:p text:style-name="P3"><text:span text:style-name="T18"><text:s text:c="3"/></text:span><text:span text:style-name="T18">1</text:span></text:p>
            <draw:enhanced-geometry svg:viewBox="0 0 21600 21600" draw:mirror-horizontal="false" draw:mirror-vertical="false" draw:type="rectangle" draw:enhanced-path="M 0 0 L 21600 0 21600 21600 0 21600 0 0 Z N"/>
          </draw:custom-shape>
        </draw:g>
        <draw:g>
          <draw:line draw:style-name="gr84" draw:text-style-name="P11" draw:layer="layout" svg:x1="6.5cm" svg:y1="15.7cm" svg:x2="6.5cm" svg:y2="15.9cm">
            <text:p/>
          </draw:line>
          <draw:line draw:style-name="gr85" draw:text-style-name="P11" draw:layer="layout" svg:x1="6.7cm" svg:y1="15.7cm" svg:x2="6.7cm" svg:y2="15.9cm">
            <text:p/>
          </draw:line>
          <draw:line draw:style-name="gr86" draw:text-style-name="P11" draw:layer="layout" svg:x1="6.9cm" svg:y1="15.7cm" svg:x2="6.9cm" svg:y2="15.9cm">
            <text:p/>
          </draw:line>
          <draw:line draw:style-name="gr87" draw:text-style-name="P11" draw:layer="layout" svg:x1="7.1cm" svg:y1="15.7cm" svg:x2="7.1cm" svg:y2="15.9cm">
            <text:p/>
          </draw:line>
          <draw:line draw:style-name="gr89" draw:text-style-name="P11" draw:layer="layout" svg:x1="10.3cm" svg:y1="15.9cm" svg:x2="10.3cm" svg:y2="15.7cm">
            <text:p/>
          </draw:line>
        </draw:g>
        <draw:g>
          <draw:custom-shape draw:style-name="gr136" draw:text-style-name="P54" draw:layer="layout" svg:width="2cm" svg:height="1.999cm" svg:x="2.5cm" svg:y="4.468cm">
            <text:p text:style-name="P3"><text:span text:style-name="T20">Z</text:span><text:span text:style-name="T20"><text:line-break/></text:span><text:span text:style-name="T20">O <text:s text:c="2"/>W</text:span></text:p>
            <text:p text:style-name="P3"><text:span text:style-name="T20">N</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frame draw:style-name="gr137" draw:text-style-name="P14" draw:layer="layout" svg:width="0.717cm" svg:height="1.703cm" svg:x="17.7cm" svg:y="26.067cm">
            <draw:text-box>
              <text:p/>
            </draw:text-box>
          </draw:frame>
          <draw:frame draw:style-name="gr138" draw:text-style-name="P1" draw:layer="layout" svg:width="13.2cm" svg:height="1.032cm" svg:x="5.697cm" svg:y="3.268cm">
            <draw:text-box>
              <text:p><text:span text:style-name="T1">Doorsnede fundament oost-west</text:span></text:p>
            </draw:text-box>
          </draw:frame>
          <draw:frame draw:style-name="gr24" draw:text-style-name="P14" draw:layer="layout" svg:width="0.502cm" svg:height="1.195cm" svg:x="22.3cm" svg:y="26.5cm">
            <draw:text-box>
              <text:p/>
            </draw:text-box>
          </draw:frame>
          <draw:custom-shape draw:style-name="gr139" draw:text-style-name="P9" draw:layer="layout" svg:width="36cm" svg:height="23cm" svg:x="2.5cm" svg:y="2.5cm">
            <text:p/>
            <draw:enhanced-geometry svg:viewBox="0 0 21600 21600" draw:mirror-horizontal="false" draw:mirror-vertical="false" draw:type="rectangle" draw:enhanced-path="M 0 0 L 21600 0 21600 21600 0 21600 0 0 Z N"/>
          </draw:custom-shape>
          <draw:measure draw:style-name="gr140" draw:text-style-name="P55" draw:layer="layout" svg:x1="5.3cm" svg:y1="11.3cm" svg:x2="5.3cm" svg:y2="6.1cm">
            <text:p text:style-name="P55"><text:span text:style-name="T21"><text:measure text:kind="gap"/></text:span><text:span text:style-name="T21"><text:measure text:kind="value">2.600</text:measure></text:span><text:span text:style-name="T21"><text:s/></text:span><text:span text:style-name="T21"><text:measure text:kind="unit">mm</text:measure></text:span><text:span text:style-name="T21"><text:measure text:kind="gap"/></text:span></text:p>
          </draw:measure>
          <draw:measure draw:style-name="gr141" draw:text-style-name="P56" draw:layer="layout" svg:x1="24.1cm" svg:y1="5.9cm" svg:x2="5.3cm" svg:y2="5.9cm">
            <text:p text:style-name="P56"><text:span text:style-name="T22"><text:measure text:kind="gap"/></text:span><text:span text:style-name="T22"><text:measure text:kind="value">9.400</text:measure></text:span><text:span text:style-name="T22"><text:s/></text:span><text:span text:style-name="T22"><text:measure text:kind="unit">mm</text:measure></text:span><text:span text:style-name="T22"><text:measure text:kind="gap"/></text:span></text:p>
          </draw:measure>
          <draw:measure draw:style-name="gr142" draw:text-style-name="P56" draw:layer="layout" svg:x1="23cm" svg:y1="5.1cm" svg:x2="6.4cm" svg:y2="5.1cm">
            <text:p text:style-name="P56"><text:span text:style-name="T22"><text:measure text:kind="gap"/></text:span><text:span text:style-name="T22"><text:measure text:kind="value">8.300</text:measure></text:span><text:span text:style-name="T22"><text:s/></text:span><text:span text:style-name="T22"><text:measure text:kind="unit">mm</text:measure></text:span><text:span text:style-name="T22"><text:measure text:kind="gap"/></text:span></text:p>
          </draw:measure>
          <draw:measure draw:style-name="gr143" draw:text-style-name="P55" draw:layer="layout" svg:x1="23.653cm" svg:y1="7.1cm" svg:x2="22.953cm" svg:y2="7.1cm">
            <text:p text:style-name="P55"><text:span text:style-name="T21"><text:measure text:kind="gap"/></text:span><text:span text:style-name="T21"><text:measure text:kind="value">350</text:measure></text:span><text:span text:style-name="T21"><text:s/></text:span><text:span text:style-name="T21"><text:measure text:kind="unit">mm</text:measure></text:span><text:span text:style-name="T21"><text:measure text:kind="gap"/></text:span></text:p>
          </draw:measure>
          <draw:measure draw:style-name="gr144" draw:text-style-name="P55" draw:layer="layout" svg:x1="17.9cm" svg:y1="11.1cm" svg:x2="17.9cm" svg:y2="7.9cm">
            <text:p text:style-name="P55"><text:span text:style-name="T21"><text:measure text:kind="gap"/></text:span><text:span text:style-name="T21"><text:measure text:kind="value">1.600</text:measure></text:span><text:span text:style-name="T21"><text:s/></text:span><text:span text:style-name="T21"><text:measure text:kind="unit">mm</text:measure></text:span><text:span text:style-name="T21"><text:measure text:kind="gap"/></text:span></text:p>
          </draw:measure>
          <draw:measure draw:style-name="gr144" draw:text-style-name="P55" draw:layer="layout" svg:x1="20.733cm" svg:y1="11.1cm" svg:x2="21.533cm" svg:y2="11.1cm">
            <text:p text:style-name="P55"><text:span text:style-name="T21"><text:measure text:kind="gap"/></text:span><text:span text:style-name="T21"><text:measure text:kind="value">400</text:measure></text:span><text:span text:style-name="T21"><text:s/></text:span><text:span text:style-name="T21"><text:measure text:kind="unit">mm</text:measure></text:span><text:span text:style-name="T21"><text:measure text:kind="gap"/></text:span></text:p>
          </draw:measure>
          <draw:measure draw:style-name="gr145" draw:text-style-name="P56" draw:layer="layout" svg:x1="23.5cm" svg:y1="19.7cm" svg:x2="5.9cm" svg:y2="19.7cm">
            <text:p text:style-name="P56"><text:span text:style-name="T22"><text:measure text:kind="gap"/></text:span><text:span text:style-name="T22"><text:measure text:kind="value">8.800</text:measure></text:span><text:span text:style-name="T22"><text:s/></text:span><text:span text:style-name="T22"><text:measure text:kind="unit">mm</text:measure></text:span><text:span text:style-name="T22"><text:measure text:kind="gap"/></text:span></text:p>
          </draw:measure>
          <draw:measure draw:style-name="gr146" draw:text-style-name="P56" draw:layer="layout" svg:x1="23.7cm" svg:y1="7.6cm" svg:x2="5.7cm" svg:y2="7.6cm">
            <text:p text:style-name="P56"><text:span text:style-name="T22"><text:measure text:kind="gap"/></text:span><text:span text:style-name="T22"><text:measure text:kind="value">9.000</text:measure></text:span><text:span text:style-name="T22"><text:s/></text:span><text:span text:style-name="T22"><text:measure text:kind="unit">mm</text:measure></text:span><text:span text:style-name="T22"><text:measure text:kind="gap"/></text:span></text:p>
          </draw:measure>
          <draw:frame draw:style-name="gr78" draw:text-style-name="P37" draw:layer="layout" svg:width="10.8cm" svg:height="3.766cm" svg:x="5.5cm" svg:y="25.5cm">
            <draw:text-box>
              <text:p><text:span text:style-name="T14"><text:file-name text:display="name">julianapark-k31-fundament-3</text:file-name></text:span><text:span text:style-name="T14"><text:s text:c="2"/></text:span><text:span text:style-name="T14"><text:date style:data-style-name="D4" text:date-value="2017-11-15">15-11-2017</text:date></text:span></text:p>
              <text:p><text:span text:style-name="T14">Arend Freije</text:span></text:p>
              <text:p><text:span text:style-name="T14">afreije@inn.nl</text:span></text:p>
              <text:p><text:span text:style-name="T14">06-14143214</text:span></text:p>
            </draw:text-box>
          </draw:frame>
          <draw:measure draw:style-name="gr144" draw:text-style-name="P55" draw:layer="layout" svg:x1="8.764cm" svg:y1="11.1cm" svg:x2="8.764cm" svg:y2="6.3cm">
            <text:p text:style-name="P55"><text:span text:style-name="T21"><text:measure text:kind="gap"/></text:span><text:span text:style-name="T21"><text:measure text:kind="value">2.400</text:measure></text:span><text:span text:style-name="T21"><text:s/></text:span><text:span text:style-name="T21"><text:measure text:kind="unit">mm</text:measure></text:span><text:span text:style-name="T21"><text:measure text:kind="gap"/></text:span></text:p>
          </draw:measure>
          <draw:measure draw:style-name="gr147" draw:text-style-name="P55" draw:layer="layout" svg:x1="17.9cm" svg:y1="6.301cm" svg:x2="17.9cm" svg:y2="7.201cm">
            <text:p text:style-name="P55"><text:span text:style-name="T21"><text:measure text:kind="gap"/></text:span><text:span text:style-name="T21"><text:measure text:kind="value">450</text:measure></text:span><text:span text:style-name="T21"><text:s/></text:span><text:span text:style-name="T21"><text:measure text:kind="unit">mm</text:measure></text:span><text:span text:style-name="T21"><text:measure text:kind="gap"/></text:span></text:p>
          </draw:measure>
          <draw:measure draw:style-name="gr148" draw:text-style-name="P55" draw:layer="layout" svg:x1="12.7cm" svg:y1="10.5cm" svg:x2="12.7cm" svg:y2="11.3cm">
            <text:p text:style-name="P55"><text:span text:style-name="T21"><text:measure text:kind="gap"/></text:span><text:span text:style-name="T21"><text:measure text:kind="value">400</text:measure></text:span><text:span text:style-name="T21"><text:s/></text:span><text:span text:style-name="T21"><text:measure text:kind="unit">mm</text:measure></text:span><text:span text:style-name="T21"><text:measure text:kind="gap"/></text:span></text:p>
          </draw:measure>
          <draw:measure draw:style-name="gr144" draw:text-style-name="P55" draw:layer="layout" svg:x1="20.7cm" svg:y1="7.867cm" svg:x2="20.7cm" svg:y2="7.167cm">
            <text:p text:style-name="P55"><text:span text:style-name="T21"><text:measure text:kind="gap"/></text:span><text:span text:style-name="T21"><text:measure text:kind="value">350</text:measure></text:span><text:span text:style-name="T21"><text:s/></text:span><text:span text:style-name="T21"><text:measure text:kind="unit">mm</text:measure></text:span><text:span text:style-name="T21"><text:measure text:kind="gap"/></text:span></text:p>
          </draw:measure>
          <draw:measure draw:style-name="gr149" draw:text-style-name="P56" draw:layer="layout" svg:x1="7.9cm" svg:y1="11.3cm" svg:x2="6.3cm" svg:y2="11.3cm">
            <text:p text:style-name="P56"><text:span text:style-name="T22"><text:measure text:kind="gap"/></text:span><text:span text:style-name="T22"><text:measure text:kind="value">800</text:measure></text:span><text:span text:style-name="T22"><text:s/></text:span><text:span text:style-name="T22"><text:measure text:kind="unit">mm</text:measure></text:span><text:span text:style-name="T22"><text:measure text:kind="gap"/></text:span></text:p>
          </draw:measure>
          <draw:measure draw:style-name="gr150" draw:text-style-name="P56" draw:layer="layout" svg:x1="23.1cm" svg:y1="11.3cm" svg:x2="21.5cm" svg:y2="11.3cm">
            <text:p text:style-name="P56"><text:span text:style-name="T22"><text:measure text:kind="gap"/></text:span><text:span text:style-name="T22"><text:measure text:kind="value">800</text:measure></text:span><text:span text:style-name="T22"><text:s/></text:span><text:span text:style-name="T22"><text:measure text:kind="unit">mm</text:measure></text:span><text:span text:style-name="T22"><text:measure text:kind="gap"/></text:span></text:p>
          </draw:measure>
          <draw:measure draw:style-name="gr151" draw:text-style-name="P56" draw:layer="layout" svg:x1="20.7cm" svg:y1="11.3cm" svg:x2="8.7cm" svg:y2="11.3cm">
            <text:p text:style-name="P56"><text:span text:style-name="T22"><text:measure text:kind="gap"/></text:span><text:span text:style-name="T22"><text:measure text:kind="value">6.000</text:measure></text:span><text:span text:style-name="T22"><text:s/></text:span><text:span text:style-name="T22"><text:measure text:kind="unit">mm</text:measure></text:span><text:span text:style-name="T22"><text:measure text:kind="gap"/></text:span></text:p>
          </draw:measure>
          <draw:line draw:style-name="gr152" draw:text-style-name="P11" draw:layer="layout" svg:x1="22.5cm" svg:y1="4.5cm" svg:x2="22.5cm" svg:y2="22.5cm">
            <text:p/>
          </draw:line>
          <draw:line draw:style-name="gr152" draw:text-style-name="P11" draw:layer="layout" svg:x1="14.7cm" svg:y1="4.5cm" svg:x2="14.7cm" svg:y2="22.327cm">
            <text:p/>
          </draw:line>
        </draw:g>
      </draw:page>
      <draw:page draw:name="page4" draw:style-name="dp1" draw:master-page-name="Default">
        <draw:g>
          <draw:custom-shape draw:style-name="gr153" draw:text-style-name="P46" draw:layer="layout" svg:width="28.5cm" svg:height="1.8cm" svg:x="5.25cm" svg:y="6.1cm">
            <text:p/>
            <draw:enhanced-geometry svg:viewBox="0 0 21600 21600" draw:mirror-horizontal="true" draw:mirror-vertical="false" draw:type="rectangle" draw:enhanced-path="M 0 0 L 21600 0 21600 21600 0 21600 0 0 Z N"/>
          </draw:custom-shape>
          <draw:custom-shape draw:style-name="gr154" draw:text-style-name="P57" draw:layer="layout" svg:width="28.4cm" svg:height="1.8cm" svg:x="5.3cm" svg:y="6.1cm">
            <text:p/>
            <draw:enhanced-geometry svg:viewBox="0 0 21600 21600" draw:mirror-horizontal="true" draw:mirror-vertical="false" draw:type="rectangle" draw:enhanced-path="M 0 0 L 21600 0 21600 21600 0 21600 0 0 Z N"/>
          </draw:custom-shape>
          <draw:custom-shape draw:style-name="gr155" draw:text-style-name="P46" draw:layer="layout" svg:width="19.6cm" svg:height="3.2cm" svg:x="6.3cm" svg:y="7.9cm">
            <text:p/>
            <draw:enhanced-geometry svg:viewBox="0 0 21600 21600" draw:mirror-horizontal="true" draw:mirror-vertical="false" draw:type="rectangle" draw:enhanced-path="M 0 0 L 21600 0 21600 21600 0 21600 0 0 Z N"/>
          </draw:custom-shape>
          <draw:custom-shape draw:style-name="gr156" draw:text-style-name="P58" draw:layer="layout" svg:width="27.6cm" svg:height="1.2cm" svg:x="5.7cm" svg:y="6.1cm">
            <text:p/>
            <draw:enhanced-geometry svg:viewBox="0 0 21600 21600" draw:mirror-horizontal="true" draw:mirror-vertical="true" draw:type="rectangle" draw:enhanced-path="M 0 0 L 21600 0 21600 21600 0 21600 0 0 Z N"/>
          </draw:custom-shape>
          <draw:custom-shape draw:style-name="gr157" draw:text-style-name="P44" draw:layer="layout" svg:width="26.2cm" svg:height="1cm" draw:transform="rotate (-3.14159265358979) translate (32.6cm 7.3cm)">
            <text:p text:style-name="P3"><text:span text:style-name="T18">Buffer1</text:span></text:p>
            <draw:enhanced-geometry svg:viewBox="0 0 21600 21600" draw:mirror-horizontal="true" draw:mirror-vertical="true" draw:type="rectangle" draw:enhanced-path="M 0 0 L 21600 0 21600 21600 0 21600 0 0 Z N"/>
          </draw:custom-shape>
          <draw:custom-shape draw:style-name="gr158" draw:text-style-name="P46" draw:layer="layout" svg:width="13.8cm" svg:height="1cm" svg:x="12.1cm" svg:y="6.3cm">
            <text:p/>
            <draw:enhanced-geometry svg:viewBox="0 0 21600 21600" draw:mirror-horizontal="true" draw:mirror-vertical="false" draw:type="rectangle" draw:enhanced-path="M 0 0 L 21600 0 21600 21600 0 21600 0 0 Z N"/>
          </draw:custom-shape>
          <draw:custom-shape draw:style-name="gr159" draw:text-style-name="P58" draw:layer="layout" svg:width="27.2cm" svg:height="0.6cm" svg:x="5.9cm" svg:y="11.1cm">
            <text:p/>
            <draw:enhanced-geometry svg:viewBox="0 0 21600 21600" draw:mirror-horizontal="true" draw:mirror-vertical="true" draw:type="rectangle" draw:enhanced-path="M 0 0 L 21600 0 21600 21600 0 21600 0 0 Z N"/>
          </draw:custom-shape>
          <draw:g>
            <draw:custom-shape draw:style-name="gr114" draw:text-style-name="P58" draw:layer="layout" svg:width="0.4cm" svg:height="3.2cm" svg:x="5.9cm" svg:y="7.9cm">
              <text:p/>
              <draw:enhanced-geometry svg:viewBox="0 0 21600 21600" draw:mirror-horizontal="true" draw:mirror-vertical="true" draw:type="rectangle" draw:enhanced-path="M 0 0 L 21600 0 21600 21600 0 21600 0 0 Z N"/>
            </draw:custom-shape>
            <draw:custom-shape draw:style-name="gr115" draw:text-style-name="P59" draw:layer="layout" svg:width="0.6cm" svg:height="0.6cm" svg:x="5.3cm" svg:y="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6" draw:text-style-name="P58" draw:layer="layout" svg:width="0.6cm" svg:height="0.2cm" svg:x="5.3cm" svg:y="7.9cm">
              <text:p/>
              <draw:enhanced-geometry svg:viewBox="0 0 21600 21600" draw:mirror-horizontal="true" draw:mirror-vertical="true" draw:type="rectangle" draw:enhanced-path="M 0 0 L 21600 0 21600 21600 0 21600 0 0 Z N"/>
            </draw:custom-shape>
          </draw:g>
          <draw:g>
            <draw:custom-shape draw:style-name="gr114" draw:text-style-name="P58" draw:layer="layout" svg:width="0.4cm" svg:height="3.2cm" svg:x="32.7cm" svg:y="7.9cm">
              <text:p/>
              <draw:enhanced-geometry svg:viewBox="0 0 21600 21600" draw:mirror-horizontal="false" draw:mirror-vertical="true" draw:type="rectangle" draw:enhanced-path="M 0 0 L 21600 0 21600 21600 0 21600 0 0 Z N"/>
            </draw:custom-shape>
            <draw:custom-shape draw:style-name="gr115" draw:text-style-name="P59" draw:layer="layout" svg:width="0.6cm" svg:height="0.6cm" svg:x="33.1cm" svg:y="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6" draw:text-style-name="P58" draw:layer="layout" svg:width="0.6cm" svg:height="0.2cm" svg:x="33.1cm" svg:y="7.9cm">
              <text:p/>
              <draw:enhanced-geometry svg:viewBox="0 0 21600 21600" draw:mirror-horizontal="false" draw:mirror-vertical="true" draw:type="rectangle" draw:enhanced-path="M 0 0 L 21600 0 21600 21600 0 21600 0 0 Z N"/>
            </draw:custom-shape>
          </draw:g>
          <draw:custom-shape draw:style-name="gr160" draw:text-style-name="P44" draw:layer="layout" svg:width="6.8cm" svg:height="3.2cm" draw:transform="rotate (-3.14159265358979) translate (32.7cm 11.1cm)">
            <text:p text:style-name="P3"><text:span text:style-name="T18">Buffer4</text:span></text:p>
            <draw:enhanced-geometry svg:viewBox="0 0 21600 21600" draw:mirror-horizontal="true" draw:mirror-vertical="true" draw:type="rectangle" draw:enhanced-path="M 0 0 L 21600 0 21600 21600 0 21600 0 0 Z N"/>
          </draw:custom-shape>
          <draw:custom-shape draw:style-name="gr161" draw:text-style-name="P44" draw:layer="layout" svg:width="3.8cm" svg:height="1cm" draw:transform="rotate (-3.14159265358979) translate (16.7cm 7.3cm)">
            <text:p text:style-name="P3"><text:span text:style-name="T18">Buffer1</text:span></text:p>
            <draw:enhanced-geometry svg:viewBox="0 0 21600 21600" draw:mirror-horizontal="true" draw:mirror-vertical="true" draw:type="rectangle" draw:enhanced-path="M 0 0 L 21600 0 21600 21600 0 21600 0 0 Z N"/>
          </draw:custom-shape>
          <draw:custom-shape draw:style-name="gr162" draw:text-style-name="P45" draw:layer="layout" svg:width="1cm" svg:height="5.7cm" draw:transform="rotate (1.5707963267949) translate (6.4cm 7.3cm)">
            <text:p/>
            <draw:enhanced-geometry svg:viewBox="0 0 21600 21600" draw:mirror-horizontal="true" draw:mirror-vertical="true" draw:type="rectangle" draw:enhanced-path="M 0 0 L 21600 0 21600 21600 0 21600 0 0 Z N"/>
          </draw:custom-shape>
          <draw:custom-shape draw:style-name="gr161" draw:text-style-name="P44" draw:layer="layout" svg:width="3.8cm" svg:height="1cm" draw:transform="rotate (-3.14159265358979) translate (25.1cm 7.3cm)">
            <text:p text:style-name="P3"><text:span text:style-name="T18">Buffer1</text:span></text:p>
            <draw:enhanced-geometry svg:viewBox="0 0 21600 21600" draw:mirror-horizontal="true" draw:mirror-vertical="true" draw:type="rectangle" draw:enhanced-path="M 0 0 L 21600 0 21600 21600 0 21600 0 0 Z N"/>
          </draw:custom-shape>
          <draw:custom-shape draw:style-name="gr163" draw:text-style-name="P46" draw:layer="layout" svg:width="27.6cm" svg:height="0.7cm" svg:x="5.7cm" svg:y="7.2cm">
            <text:p/>
            <draw:enhanced-geometry svg:viewBox="0 0 21600 21600" draw:mirror-horizontal="true" draw:mirror-vertical="false" draw:type="rectangle" draw:enhanced-path="M 0 0 L 21600 0 21600 21600 0 21600 0 0 Z N"/>
          </draw:custom-shape>
          <draw:custom-shape draw:style-name="gr164" draw:text-style-name="P45" draw:layer="layout" svg:width="0.201cm" svg:height="2.9cm" draw:transform="rotate (1.5707963267949) translate (6.4cm 6.282cm)">
            <text:p/>
            <draw:enhanced-geometry svg:viewBox="0 0 21600 21600" draw:mirror-horizontal="false" draw:mirror-vertical="true" draw:type="rectangle" draw:enhanced-path="M 0 0 L 21600 0 21600 21600 0 21600 0 0 Z N"/>
          </draw:custom-shape>
          <draw:custom-shape draw:style-name="gr165" draw:text-style-name="P60" draw:layer="layout" svg:width="27.6cm" svg:height="0.2cm" svg:x="5.7cm" svg:y="11.3cm">
            <text:p/>
            <draw:enhanced-geometry svg:viewBox="0 0 21600 21600" draw:mirror-horizontal="true" draw:mirror-vertical="false" draw:type="rectangle" draw:enhanced-path="M 0 0 L 21600 0 21600 21600 0 21600 0 0 Z N"/>
          </draw:custom-shape>
          <draw:custom-shape draw:style-name="gr166" draw:text-style-name="P11" draw:layer="layout" svg:width="27.2cm" svg:height="0.4cm" svg:x="5.9cm" svg:y="7.3cm">
            <text:p/>
            <draw:enhanced-geometry svg:viewBox="0 0 21600 21600" draw:type="rectangle" draw:enhanced-path="M 0 0 L 21600 0 21600 21600 0 21600 0 0 Z N"/>
          </draw:custom-shape>
        </draw:g>
        <draw:g>
          <draw:custom-shape draw:style-name="gr153" draw:text-style-name="P46" draw:layer="layout" svg:width="28.5cm" svg:height="1.8cm" svg:x="5.25cm" svg:y="14.1cm">
            <text:p/>
            <draw:enhanced-geometry svg:viewBox="0 0 21600 21600" draw:mirror-horizontal="true" draw:mirror-vertical="false" draw:type="rectangle" draw:enhanced-path="M 0 0 L 21600 0 21600 21600 0 21600 0 0 Z N"/>
          </draw:custom-shape>
          <draw:custom-shape draw:style-name="gr154" draw:text-style-name="P57" draw:layer="layout" svg:width="28.4cm" svg:height="1.8cm" svg:x="5.3cm" svg:y="14.1cm">
            <text:p/>
            <draw:enhanced-geometry svg:viewBox="0 0 21600 21600" draw:mirror-horizontal="true" draw:mirror-vertical="false" draw:type="rectangle" draw:enhanced-path="M 0 0 L 21600 0 21600 21600 0 21600 0 0 Z N"/>
          </draw:custom-shape>
          <draw:custom-shape draw:style-name="gr167" draw:text-style-name="P46" draw:layer="layout" svg:width="17.2cm" svg:height="3.2cm" svg:x="8.7cm" svg:y="15.9cm">
            <text:p/>
            <draw:enhanced-geometry svg:viewBox="0 0 21600 21600" draw:mirror-horizontal="true" draw:mirror-vertical="false" draw:type="rectangle" draw:enhanced-path="M 0 0 L 21600 0 21600 21600 0 21600 0 0 Z N"/>
          </draw:custom-shape>
          <draw:custom-shape draw:style-name="gr156" draw:text-style-name="P58" draw:layer="layout" svg:width="27.6cm" svg:height="1.2cm" svg:x="5.7cm" svg:y="14.1cm">
            <text:p/>
            <draw:enhanced-geometry svg:viewBox="0 0 21600 21600" draw:mirror-horizontal="true" draw:mirror-vertical="true" draw:type="rectangle" draw:enhanced-path="M 0 0 L 21600 0 21600 21600 0 21600 0 0 Z N"/>
          </draw:custom-shape>
          <draw:custom-shape draw:style-name="gr157" draw:text-style-name="P44" draw:layer="layout" svg:width="26.2cm" svg:height="1cm" draw:transform="rotate (-3.14159265358979) translate (32.6cm 15.3cm)">
            <text:p text:style-name="P3"><text:span text:style-name="T18">Buffer1</text:span></text:p>
            <draw:enhanced-geometry svg:viewBox="0 0 21600 21600" draw:mirror-horizontal="true" draw:mirror-vertical="true" draw:type="rectangle" draw:enhanced-path="M 0 0 L 21600 0 21600 21600 0 21600 0 0 Z N"/>
          </draw:custom-shape>
          <draw:custom-shape draw:style-name="gr158" draw:text-style-name="P46" draw:layer="layout" svg:width="13.8cm" svg:height="1cm" svg:x="12.1cm" svg:y="14.3cm">
            <text:p/>
            <draw:enhanced-geometry svg:viewBox="0 0 21600 21600" draw:mirror-horizontal="true" draw:mirror-vertical="false" draw:type="rectangle" draw:enhanced-path="M 0 0 L 21600 0 21600 21600 0 21600 0 0 Z N"/>
          </draw:custom-shape>
          <draw:custom-shape draw:style-name="gr159" draw:text-style-name="P58" draw:layer="layout" svg:width="27.2cm" svg:height="0.2cm" svg:x="5.9cm" svg:y="19.1cm">
            <text:p/>
            <draw:enhanced-geometry svg:viewBox="0 0 21600 21600" draw:mirror-horizontal="true" draw:mirror-vertical="true" draw:type="rectangle" draw:enhanced-path="M 0 0 L 21600 0 21600 21600 0 21600 0 0 Z N"/>
          </draw:custom-shape>
          <draw:g>
            <draw:custom-shape draw:style-name="gr114" draw:text-style-name="P58" draw:layer="layout" svg:width="0.4cm" svg:height="3.2cm" svg:x="5.9cm" svg:y="15.9cm">
              <text:p/>
              <draw:enhanced-geometry svg:viewBox="0 0 21600 21600" draw:mirror-horizontal="true" draw:mirror-vertical="true" draw:type="rectangle" draw:enhanced-path="M 0 0 L 21600 0 21600 21600 0 21600 0 0 Z N"/>
            </draw:custom-shape>
            <draw:custom-shape draw:style-name="gr115" draw:text-style-name="P59" draw:layer="layout" svg:width="0.6cm" svg:height="0.6cm" svg:x="5.3cm" svg:y="1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6" draw:text-style-name="P58" draw:layer="layout" svg:width="0.6cm" svg:height="0.2cm" svg:x="5.3cm" svg:y="15.9cm">
              <text:p/>
              <draw:enhanced-geometry svg:viewBox="0 0 21600 21600" draw:mirror-horizontal="true" draw:mirror-vertical="true" draw:type="rectangle" draw:enhanced-path="M 0 0 L 21600 0 21600 21600 0 21600 0 0 Z N"/>
            </draw:custom-shape>
          </draw:g>
          <draw:g>
            <draw:custom-shape draw:style-name="gr114" draw:text-style-name="P58" draw:layer="layout" svg:width="0.4cm" svg:height="3.2cm" svg:x="32.7cm" svg:y="15.9cm">
              <text:p/>
              <draw:enhanced-geometry svg:viewBox="0 0 21600 21600" draw:mirror-horizontal="false" draw:mirror-vertical="true" draw:type="rectangle" draw:enhanced-path="M 0 0 L 21600 0 21600 21600 0 21600 0 0 Z N"/>
            </draw:custom-shape>
            <draw:custom-shape draw:style-name="gr115" draw:text-style-name="P59" draw:layer="layout" svg:width="0.6cm" svg:height="0.6cm" svg:x="33.1cm" svg:y="1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6" draw:text-style-name="P58" draw:layer="layout" svg:width="0.6cm" svg:height="0.2cm" svg:x="33.1cm" svg:y="15.9cm">
              <text:p/>
              <draw:enhanced-geometry svg:viewBox="0 0 21600 21600" draw:mirror-horizontal="false" draw:mirror-vertical="true" draw:type="rectangle" draw:enhanced-path="M 0 0 L 21600 0 21600 21600 0 21600 0 0 Z N"/>
            </draw:custom-shape>
          </draw:g>
          <draw:custom-shape draw:style-name="gr160" draw:text-style-name="P44" draw:layer="layout" svg:width="6.8cm" svg:height="3.2cm" draw:transform="rotate (-3.14159265358979) translate (32.7cm 19.1cm)">
            <text:p text:style-name="P3"><text:span text:style-name="T18">Buffer4</text:span></text:p>
            <draw:enhanced-geometry svg:viewBox="0 0 21600 21600" draw:mirror-horizontal="true" draw:mirror-vertical="true" draw:type="rectangle" draw:enhanced-path="M 0 0 L 21600 0 21600 21600 0 21600 0 0 Z N"/>
          </draw:custom-shape>
          <draw:custom-shape draw:style-name="gr168" draw:text-style-name="P44" draw:layer="layout" svg:width="15.6cm" svg:height="2.6cm" draw:transform="rotate (-3.14159265358979) translate (25.1cm 18.5cm)">
            <text:p text:style-name="P3"><text:span text:style-name="T18">Buffer23</text:span></text:p>
            <draw:enhanced-geometry svg:viewBox="0 0 21600 21600" draw:mirror-horizontal="true" draw:mirror-vertical="true" draw:type="rectangle" draw:enhanced-path="M 0 0 L 21600 0 21600 21600 0 21600 0 0 Z N"/>
          </draw:custom-shape>
          <draw:custom-shape draw:style-name="gr161" draw:text-style-name="P44" draw:layer="layout" svg:width="3.8cm" svg:height="1cm" draw:transform="rotate (-3.14159265358979) translate (16.7cm 15.3cm)">
            <text:p text:style-name="P3"><text:span text:style-name="T18">Buffer1</text:span></text:p>
            <draw:enhanced-geometry svg:viewBox="0 0 21600 21600" draw:mirror-horizontal="true" draw:mirror-vertical="true" draw:type="rectangle" draw:enhanced-path="M 0 0 L 21600 0 21600 21600 0 21600 0 0 Z N"/>
          </draw:custom-shape>
          <draw:custom-shape draw:style-name="gr169" draw:text-style-name="P44" draw:layer="layout" svg:width="7.6cm" svg:height="1cm" draw:transform="rotate (-3.14159265358979) translate (25.1cm 15.3cm)">
            <text:p text:style-name="P3"><text:span text:style-name="T18">Buffer1</text:span></text:p>
            <draw:enhanced-geometry svg:viewBox="0 0 21600 21600" draw:mirror-horizontal="true" draw:mirror-vertical="true" draw:type="rectangle" draw:enhanced-path="M 0 0 L 21600 0 21600 21600 0 21600 0 0 Z N"/>
          </draw:custom-shape>
          <draw:custom-shape draw:style-name="gr163" draw:text-style-name="P46" draw:layer="layout" svg:width="27.6cm" svg:height="0.7cm" svg:x="5.7cm" svg:y="15.2cm">
            <text:p/>
            <draw:enhanced-geometry svg:viewBox="0 0 21600 21600" draw:mirror-horizontal="true" draw:mirror-vertical="false" draw:type="rectangle" draw:enhanced-path="M 0 0 L 21600 0 21600 21600 0 21600 0 0 Z N"/>
          </draw:custom-shape>
          <draw:custom-shape draw:style-name="gr170" draw:text-style-name="P44" draw:layer="layout" svg:width="2.4cm" svg:height="3.2cm" draw:transform="rotate (-3.14159265358979) translate (8.7cm 19.1cm)">
            <text:p text:style-name="P3"><text:span text:style-name="T18">Buffer4</text:span></text:p>
            <draw:enhanced-geometry svg:viewBox="0 0 21600 21600" draw:mirror-horizontal="true" draw:mirror-vertical="true" draw:type="rectangle" draw:enhanced-path="M 0 0 L 21600 0 21600 21600 0 21600 0 0 Z N"/>
          </draw:custom-shape>
          <draw:custom-shape draw:style-name="gr171" draw:text-style-name="P11" draw:layer="layout" svg:width="16.8cm" svg:height="3.2cm" svg:x="8.9cm" svg:y="15.7cm">
            <text:p/>
            <draw:enhanced-geometry svg:viewBox="0 0 21600 21600" draw:type="rectangle" draw:enhanced-path="M 0 0 L 21600 0 21600 21600 0 21600 0 0 Z N"/>
          </draw:custom-shape>
          <draw:custom-shape draw:style-name="gr166" draw:text-style-name="P11" draw:layer="layout" svg:width="27.2cm" svg:height="0.4cm" svg:x="5.9cm" svg:y="15.3cm">
            <text:p/>
            <draw:enhanced-geometry svg:viewBox="0 0 21600 21600" draw:mirror-vertical="true" draw:type="rectangle" draw:enhanced-path="M 0 0 L 21600 0 21600 21600 0 21600 0 0 Z N"/>
          </draw:custom-shape>
          <draw:custom-shape draw:style-name="gr172" draw:text-style-name="P11" draw:layer="layout" svg:width="16cm" svg:height="3cm" svg:x="9.3cm" svg:y="15.7cm">
            <text:p/>
            <draw:enhanced-geometry svg:viewBox="0 0 21600 21600" draw:type="rectangle" draw:enhanced-path="M 0 0 L 21600 0 21600 21600 0 21600 0 0 Z N"/>
          </draw:custom-shape>
        </draw:g>
        <draw:g>
          <draw:line draw:style-name="gr105" draw:text-style-name="P11" draw:layer="layout" svg:x1="20.7cm" svg:y1="10.1cm" svg:x2="11.1cm" svg:y2="8.1cm">
            <text:p/>
          </draw:line>
          <draw:line draw:style-name="gr105" draw:text-style-name="P11" draw:layer="layout" svg:x1="6.9cm" svg:y1="10.1cm" svg:x2="8.9cm" svg:y2="8.1cm">
            <text:p/>
          </draw:line>
          <draw:line draw:style-name="gr105" draw:text-style-name="P11" draw:layer="layout" svg:x1="8.9cm" svg:y1="6.9cm" svg:x2="8.9cm" svg:y2="8.1cm">
            <text:p/>
          </draw:line>
          <draw:line draw:style-name="gr105" draw:text-style-name="P11" draw:layer="layout" svg:x1="10.1cm" svg:y1="6.9cm" svg:x2="11.1cm" svg:y2="8.1cm">
            <text:p/>
          </draw:line>
          <draw:line draw:style-name="gr105" draw:text-style-name="P11" draw:layer="layout" svg:x1="10.9cm" svg:y1="6.9cm" svg:x2="11.9cm" svg:y2="7.7cm">
            <text:p/>
          </draw:line>
          <draw:line draw:style-name="gr105" draw:text-style-name="P11" draw:layer="layout" svg:x1="25.3cm" svg:y1="7.7cm" svg:x2="11.9cm" svg:y2="7.7cm">
            <text:p/>
          </draw:line>
          <draw:line draw:style-name="gr105" draw:text-style-name="P11" draw:layer="layout" svg:x1="25.1cm" svg:y1="7.5cm" svg:x2="12.1cm" svg:y2="7.5cm">
            <text:p/>
          </draw:line>
          <draw:line draw:style-name="gr105" draw:text-style-name="P11" draw:layer="layout" svg:x1="11.3cm" svg:y1="6.9cm" svg:x2="12.1cm" svg:y2="7.5cm">
            <text:p/>
          </draw:line>
          <draw:line draw:style-name="gr105" draw:text-style-name="P11" draw:layer="layout" svg:x1="25.5cm" svg:y1="6.9cm" svg:x2="25.1cm" svg:y2="7.5cm">
            <text:p/>
          </draw:line>
          <draw:line draw:style-name="gr105" draw:text-style-name="P11" draw:layer="layout" svg:x1="25.7cm" svg:y1="6.9cm" svg:x2="25.3cm" svg:y2="7.7cm">
            <text:p/>
          </draw:line>
          <draw:line draw:style-name="gr91" draw:text-style-name="P11" draw:layer="layout" svg:x1="17.1cm" svg:y1="5.7cm" svg:x2="17.1cm" svg:y2="7.3cm">
            <text:p/>
          </draw:line>
          <draw:line draw:style-name="gr91" draw:text-style-name="P11" draw:layer="layout" svg:x1="17.1cm" svg:y1="5.9cm" svg:x2="17.5cm" svg:y2="5.9cm">
            <text:p/>
          </draw:line>
          <draw:g>
            <draw:ellipse draw:style-name="gr92" draw:text-style-name="P3" draw:layer="layout" svg:width="0.435cm" svg:height="0.4cm" svg:x="17.864cm" svg:y="5.7cm" draw:kind="arc" draw:start-angle="84.73" draw:end-angle="272.89">
              <text:p/>
            </draw:ellipse>
            <draw:line draw:style-name="gr93" draw:text-style-name="P11" draw:layer="layout" svg:x1="17.9cm" svg:y1="5.9cm" svg:x2="17.3cm" svg:y2="5.9cm">
              <text:p/>
            </draw:line>
            <draw:ellipse draw:style-name="gr92" draw:text-style-name="P3" draw:layer="layout" svg:width="0.29cm" svg:height="0.266cm" svg:x="17.937cm" svg:y="5.767cm" draw:kind="arc" draw:start-angle="84.84" draw:end-angle="272.76">
              <text:p/>
            </draw:ellipse>
            <draw:line draw:style-name="gr94" draw:text-style-name="P11" draw:layer="layout" svg:x1="17.792cm" svg:y1="5.7cm" svg:x2="17.792cm" svg:y2="6.1cm">
              <text:p/>
            </draw:line>
            <draw:line draw:style-name="gr94" draw:text-style-name="P11" draw:layer="layout" svg:x1="17.5cm" svg:y1="5.7cm" svg:x2="17.792cm" svg:y2="6.1cm">
              <text:p/>
            </draw:line>
            <draw:line draw:style-name="gr94" draw:text-style-name="P11" draw:layer="layout" svg:x1="17.408cm" svg:y1="5.7cm" svg:x2="17.7cm" svg:y2="6.1cm">
              <text:p/>
            </draw:line>
            <draw:line draw:style-name="gr94" draw:text-style-name="P11" draw:layer="layout" svg:x1="17.3cm" svg:y1="5.7cm" svg:x2="17.592cm" svg:y2="6.1cm">
              <text:p/>
            </draw:line>
          </draw:g>
        </draw:g>
        <draw:g>
          <draw:line draw:style-name="gr173" draw:text-style-name="P11" draw:layer="layout" svg:x1="12.3cm" svg:y1="15.5cm" svg:x2="3.5cm" svg:y2="16.1cm">
            <text:p/>
          </draw:line>
          <draw:g>
            <draw:custom-shape draw:style-name="gr174" draw:text-style-name="P44" draw:layer="layout" svg:width="0.2cm" svg:height="0.2cm" svg:x="6.9cm" svg:y="14.703cm">
              <text:p text:style-name="P3"><text:span text:style-name="T18"><text:s text:c="3"/></text:span><text:span text:style-name="T18">1</text:span></text:p>
              <draw:enhanced-geometry svg:viewBox="0 0 21600 21600" draw:mirror-horizontal="false" draw:mirror-vertical="false" draw:type="rectangle" draw:enhanced-path="M 0 0 L 21600 0 21600 21600 0 21600 0 0 Z N"/>
            </draw:custom-shape>
            <draw:g>
              <draw:custom-shape draw:style-name="gr175" draw:text-style-name="P44" draw:layer="layout" svg:width="0.2cm" svg:height="3.8cm" svg:x="6.5cm" svg:y="14.903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176" draw:text-style-name="P44" draw:layer="layout" svg:width="0.2cm" svg:height="3.2cm" svg:x="10.5cm" svg:y="14.903cm">
                <text:p text:style-name="P3"><text:span text:style-name="T18">3</text:span></text:p>
                <draw:enhanced-geometry svg:viewBox="0 0 21600 21600" draw:mirror-horizontal="false" draw:mirror-vertical="false" draw:type="rectangle" draw:enhanced-path="M 0 0 L 21600 0 21600 21600 0 21600 0 0 Z N"/>
              </draw:custom-shape>
              <draw:custom-shape draw:style-name="gr177" draw:text-style-name="P44" draw:layer="layout" svg:width="0.2cm" svg:height="1.6cm" svg:x="11.3cm" svg:y="14.903cm">
                <text:p text:style-name="P3"><text:span text:style-name="T18">2</text:span></text:p>
                <draw:enhanced-geometry svg:viewBox="0 0 21600 21600" draw:mirror-horizontal="false" draw:mirror-vertical="false" draw:type="rectangle" draw:enhanced-path="M 0 0 L 21600 0 21600 21600 0 21600 0 0 Z N"/>
              </draw:custom-shape>
            </draw:g>
          </draw:g>
          <draw:line draw:style-name="gr173" draw:text-style-name="P11" draw:layer="layout" svg:x1="12.3cm" svg:y1="15.503cm" svg:x2="12.7cm" svg:y2="14.503cm">
            <text:p/>
          </draw:line>
          <draw:custom-shape draw:style-name="gr133" draw:text-style-name="P44" draw:layer="layout" svg:width="6.953cm" svg:height="0.224cm" svg:x="10.547cm" svg:y="17.9cm">
            <text:p text:style-name="P3"><text:span text:style-name="T18">3</text:span></text:p>
            <draw:enhanced-geometry svg:viewBox="0 0 21600 21600" draw:mirror-horizontal="false" draw:mirror-vertical="false" draw:type="rectangle" draw:enhanced-path="M 0 0 L 21600 0 21600 21600 0 21600 0 0 Z N"/>
          </draw:custom-shape>
          <draw:custom-shape draw:style-name="gr178" draw:text-style-name="P44" draw:layer="layout" svg:width="3.153cm" svg:height="0.224cm" svg:x="7.147cm" svg:y="14.7cm">
            <text:p text:style-name="P3"><text:span text:style-name="T18">1</text:span></text:p>
            <draw:enhanced-geometry svg:viewBox="0 0 21600 21600" draw:mirror-horizontal="false" draw:mirror-vertical="false" draw:type="rectangle" draw:enhanced-path="M 0 0 L 21600 0 21600 21600 0 21600 0 0 Z N"/>
          </draw:custom-shape>
          <draw:custom-shape draw:style-name="gr179" draw:text-style-name="P44" draw:layer="layout" svg:width="1.753cm" svg:height="0.224cm" svg:x="6.747cm" svg:y="18.476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133" draw:text-style-name="P44" draw:layer="layout" svg:width="6.953cm" svg:height="0.224cm" svg:x="11.547cm" svg:y="16.276cm">
            <text:p text:style-name="P3"><text:span text:style-name="T18">2</text:span></text:p>
            <draw:enhanced-geometry svg:viewBox="0 0 21600 21600" draw:mirror-horizontal="false" draw:mirror-vertical="false" draw:type="rectangle" draw:enhanced-path="M 0 0 L 21600 0 21600 21600 0 21600 0 0 Z N"/>
          </draw:custom-shape>
        </draw:g>
        <draw:g>
          <draw:custom-shape draw:style-name="gr136" draw:text-style-name="P54" draw:layer="layout" svg:width="2cm" svg:height="1.999cm" svg:x="2.5cm" svg:y="4.468cm">
            <text:p text:style-name="P3"><text:span text:style-name="T20">O</text:span><text:span text:style-name="T20"><text:line-break/></text:span><text:span text:style-name="T20">N <text:s text:c="2"/>Z</text:span></text:p>
            <text:p text:style-name="P3"><text:span text:style-name="T20">W</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frame draw:style-name="gr137" draw:text-style-name="P14" draw:layer="layout" svg:width="0.717cm" svg:height="1.703cm" svg:x="17.7cm" svg:y="26.067cm">
            <draw:text-box>
              <text:p/>
            </draw:text-box>
          </draw:frame>
          <draw:frame draw:style-name="gr138" draw:text-style-name="P1" draw:layer="layout" svg:width="13.2cm" svg:height="1.032cm" svg:x="4.5cm" svg:y="3.068cm">
            <draw:text-box>
              <text:p><text:span text:style-name="T1">Doorsnede fundament noord-zuid</text:span></text:p>
            </draw:text-box>
          </draw:frame>
          <draw:frame draw:style-name="gr24" draw:text-style-name="P14" draw:layer="layout" svg:width="0.502cm" svg:height="1.195cm" svg:x="22.3cm" svg:y="26.5cm">
            <draw:text-box>
              <text:p/>
            </draw:text-box>
          </draw:frame>
          <draw:custom-shape draw:style-name="gr180" draw:text-style-name="P9" draw:layer="layout" svg:width="35cm" svg:height="23cm" svg:x="2.5cm" svg:y="2.5cm">
            <text:p/>
            <draw:enhanced-geometry svg:viewBox="0 0 21600 21600" draw:mirror-horizontal="false" draw:mirror-vertical="false" draw:type="rectangle" draw:enhanced-path="M 0 0 L 21600 0 21600 21600 0 21600 0 0 Z N"/>
          </draw:custom-shape>
          <draw:measure draw:style-name="gr181" draw:text-style-name="P56" draw:layer="layout" svg:x1="32.5cm" svg:y1="5.1cm" svg:x2="25.9cm" svg:y2="5.1cm">
            <text:p text:style-name="P56"><text:span text:style-name="T22"><text:measure text:kind="gap"/></text:span><text:span text:style-name="T22"><text:measure text:kind="value">3.300</text:measure></text:span><text:span text:style-name="T22"><text:s/></text:span><text:span text:style-name="T22"><text:measure text:kind="unit">mm</text:measure></text:span><text:span text:style-name="T22"><text:measure text:kind="gap"/></text:span></text:p>
          </draw:measure>
          <draw:measure draw:style-name="gr140" draw:text-style-name="P55" draw:layer="layout" svg:x1="5.3cm" svg:y1="11.3cm" svg:x2="5.3cm" svg:y2="6.1cm">
            <text:p text:style-name="P55"><text:span text:style-name="T21"><text:measure text:kind="gap"/></text:span><text:span text:style-name="T21"><text:measure text:kind="value">2.600</text:measure></text:span><text:span text:style-name="T21"><text:s/></text:span><text:span text:style-name="T21"><text:measure text:kind="unit">mm</text:measure></text:span><text:span text:style-name="T21"><text:measure text:kind="gap"/></text:span></text:p>
          </draw:measure>
          <draw:measure draw:style-name="gr182" draw:text-style-name="P56" draw:layer="layout" svg:x1="33.7cm" svg:y1="5.9cm" svg:x2="5.3cm" svg:y2="5.9cm">
            <text:p text:style-name="P56"><text:span text:style-name="T22"><text:measure text:kind="gap"/></text:span><text:span text:style-name="T22"><text:measure text:kind="value">14.200</text:measure></text:span><text:span text:style-name="T22"><text:s/></text:span><text:span text:style-name="T22"><text:measure text:kind="unit">mm</text:measure></text:span><text:span text:style-name="T22"><text:measure text:kind="gap"/></text:span></text:p>
          </draw:measure>
          <draw:measure draw:style-name="gr183" draw:text-style-name="P56" draw:layer="layout" svg:x1="25.1cm" svg:y1="5.1cm" svg:x2="6.5cm" svg:y2="5.1cm">
            <text:p text:style-name="P56"><text:span text:style-name="T22"><text:measure text:kind="gap"/></text:span><text:span text:style-name="T22"><text:measure text:kind="value">9.300</text:measure></text:span><text:span text:style-name="T22"><text:s/></text:span><text:span text:style-name="T22"><text:measure text:kind="unit">mm</text:measure></text:span><text:span text:style-name="T22"><text:measure text:kind="gap"/></text:span></text:p>
          </draw:measure>
          <draw:measure draw:style-name="gr184" draw:text-style-name="P55" draw:layer="layout" svg:x1="13.9cm" svg:y1="7.2cm" svg:x2="13.9cm" svg:y2="6.3cm">
            <text:p text:style-name="P55"><text:span text:style-name="T21"><text:measure text:kind="gap"/></text:span><text:span text:style-name="T21"><text:measure text:kind="value">450</text:measure></text:span><text:span text:style-name="T21"><text:s/></text:span><text:span text:style-name="T21"><text:measure text:kind="unit">mm</text:measure></text:span><text:span text:style-name="T21"><text:measure text:kind="gap"/></text:span></text:p>
          </draw:measure>
          <draw:measure draw:style-name="gr143" draw:text-style-name="P55" draw:layer="layout" svg:x1="6.359cm" svg:y1="7.1cm" svg:x2="5.259cm" svg:y2="7.1cm">
            <text:p text:style-name="P55"><text:span text:style-name="T21"><text:measure text:kind="gap"/></text:span><text:span text:style-name="T21"><text:measure text:kind="value">550</text:measure></text:span><text:span text:style-name="T21"><text:s/></text:span><text:span text:style-name="T21"><text:measure text:kind="unit">mm</text:measure></text:span><text:span text:style-name="T21"><text:measure text:kind="gap"/></text:span></text:p>
          </draw:measure>
          <draw:measure draw:style-name="gr144" draw:text-style-name="P55" draw:layer="layout" svg:x1="9.9cm" svg:y1="11.1cm" svg:x2="9.9cm" svg:y2="6.3cm">
            <text:p text:style-name="P55"><text:span text:style-name="T21"><text:measure text:kind="gap"/></text:span><text:span text:style-name="T21"><text:measure text:kind="value">2.400</text:measure></text:span><text:span text:style-name="T21"><text:s/></text:span><text:span text:style-name="T21"><text:measure text:kind="unit">mm</text:measure></text:span><text:span text:style-name="T21"><text:measure text:kind="gap"/></text:span></text:p>
          </draw:measure>
          <draw:measure draw:style-name="gr185" draw:text-style-name="P56" draw:layer="layout" svg:x1="25.1cm" svg:y1="19.3cm" svg:x2="9.5cm" svg:y2="19.3cm">
            <text:p text:style-name="P56"><text:span text:style-name="T22"><text:measure text:kind="gap"/></text:span><text:span text:style-name="T22"><text:measure text:kind="value">7.800</text:measure></text:span><text:span text:style-name="T22"><text:s/></text:span><text:span text:style-name="T22"><text:measure text:kind="unit">mm</text:measure></text:span><text:span text:style-name="T22"><text:measure text:kind="gap"/></text:span></text:p>
          </draw:measure>
          <draw:measure draw:style-name="gr186" draw:text-style-name="P56" draw:layer="layout" svg:x1="32.7cm" svg:y1="9.5cm" svg:x2="6.3cm" svg:y2="9.5cm">
            <text:p text:style-name="P56"><text:span text:style-name="T22"><text:measure text:kind="gap"/></text:span><text:span text:style-name="T22"><text:measure text:kind="value">13.200</text:measure></text:span><text:span text:style-name="T22"><text:s/></text:span><text:span text:style-name="T22"><text:measure text:kind="unit">mm</text:measure></text:span><text:span text:style-name="T22"><text:measure text:kind="gap"/></text:span></text:p>
          </draw:measure>
          <draw:measure draw:style-name="gr187" draw:text-style-name="P56" draw:layer="layout" svg:x1="8.7cm" svg:y1="19.3cm" svg:x2="6.3cm" svg:y2="19.3cm">
            <text:p text:style-name="P56"><text:span text:style-name="T22"><text:measure text:kind="gap"/></text:span><text:span text:style-name="T22"><text:measure text:kind="value">1.200</text:measure></text:span><text:span text:style-name="T22"><text:s/></text:span><text:span text:style-name="T22"><text:measure text:kind="unit">mm</text:measure></text:span><text:span text:style-name="T22"><text:measure text:kind="gap"/></text:span></text:p>
          </draw:measure>
          <draw:measure draw:style-name="gr188" draw:text-style-name="P56" draw:layer="layout" svg:x1="32.7cm" svg:y1="19.3cm" svg:x2="25.9cm" svg:y2="19.3cm">
            <text:p text:style-name="P56"><text:span text:style-name="T22"><text:measure text:kind="gap"/></text:span><text:span text:style-name="T22"><text:measure text:kind="value">3.400</text:measure></text:span><text:span text:style-name="T22"><text:s/></text:span><text:span text:style-name="T22"><text:measure text:kind="unit">mm</text:measure></text:span><text:span text:style-name="T22"><text:measure text:kind="gap"/></text:span></text:p>
          </draw:measure>
          <draw:frame draw:style-name="gr78" draw:text-style-name="P37" draw:layer="layout" svg:width="10.8cm" svg:height="3.766cm" svg:x="5.5cm" svg:y="25.5cm">
            <draw:text-box>
              <text:p><text:span text:style-name="T14"><text:file-name text:display="name">julianapark-k31-fundament-3</text:file-name></text:span><text:span text:style-name="T14"><text:s text:c="2"/></text:span><text:span text:style-name="T14"><text:date style:data-style-name="D4" text:date-value="2017-11-15">15-11-2017</text:date></text:span></text:p>
              <text:p><text:span text:style-name="T14">Arend Freije</text:span></text:p>
              <text:p><text:span text:style-name="T14">afreije@inn.nl</text:span></text:p>
              <text:p><text:span text:style-name="T14">06-14143214</text:span></text:p>
            </draw:text-box>
          </draw:frame>
          <draw:measure draw:style-name="gr189" draw:text-style-name="P56" draw:layer="layout" svg:x1="33.074cm" svg:y1="11.688cm" svg:x2="5.874cm" svg:y2="11.688cm">
            <text:p text:style-name="P56"><text:span text:style-name="T22"><text:measure text:kind="gap"/></text:span><text:span text:style-name="T22"><text:measure text:kind="value">13.600</text:measure></text:span><text:span text:style-name="T22"><text:s/></text:span><text:span text:style-name="T22"><text:measure text:kind="unit">mm</text:measure></text:span><text:span text:style-name="T22"><text:measure text:kind="gap"/></text:span></text:p>
          </draw:measure>
          <draw:measure draw:style-name="gr144" draw:text-style-name="P55" draw:layer="layout" svg:x1="27.8cm" svg:y1="7.899cm" svg:x2="27.8cm" svg:y2="7.199cm">
            <text:p text:style-name="P55"><text:span text:style-name="T21"><text:measure text:kind="gap"/></text:span><text:span text:style-name="T21"><text:measure text:kind="value">350</text:measure></text:span><text:span text:style-name="T21"><text:s/></text:span><text:span text:style-name="T21"><text:measure text:kind="unit">mm</text:measure></text:span><text:span text:style-name="T21"><text:measure text:kind="gap"/></text:span></text:p>
          </draw:measure>
          <draw:line draw:style-name="gr152" draw:text-style-name="P11" draw:layer="layout" svg:x1="22.5cm" svg:y1="4.5cm" svg:x2="22.5cm" svg:y2="22.5cm">
            <text:p/>
          </draw:line>
          <draw:line draw:style-name="gr152" draw:text-style-name="P11" draw:layer="layout" svg:x1="7.9cm" svg:y1="4.5cm" svg:x2="7.9cm" svg:y2="22.327cm">
            <text:p/>
          </draw:line>
          <draw:measure draw:style-name="gr140" draw:text-style-name="P55" draw:layer="layout" svg:x1="5.3cm" svg:y1="19.3cm" svg:x2="5.3cm" svg:y2="14.1cm">
            <text:p text:style-name="P55"><text:span text:style-name="T21"><text:measure text:kind="gap"/></text:span><text:span text:style-name="T21"><text:measure text:kind="value">2.600</text:measure></text:span><text:span text:style-name="T21"><text:s/></text:span><text:span text:style-name="T21"><text:measure text:kind="unit">mm</text:measure></text:span><text:span text:style-name="T21"><text:measure text:kind="gap"/></text:span></text:p>
          </draw:measure>
          <draw:measure draw:style-name="gr144" draw:text-style-name="P55" draw:layer="layout" svg:x1="24.8cm" svg:y1="11.132cm" svg:x2="24.8cm" svg:y2="7.932cm">
            <text:p text:style-name="P55"><text:span text:style-name="T21"><text:measure text:kind="gap"/></text:span><text:span text:style-name="T21"><text:measure text:kind="value">1.600</text:measure></text:span><text:span text:style-name="T21"><text:s/></text:span><text:span text:style-name="T21"><text:measure text:kind="unit">mm</text:measure></text:span><text:span text:style-name="T21"><text:measure text:kind="gap"/></text:span></text:p>
          </draw:measure>
          <draw:measure draw:style-name="gr147" draw:text-style-name="P55" draw:layer="layout" svg:x1="24.8cm" svg:y1="6.333cm" svg:x2="24.8cm" svg:y2="7.233cm">
            <text:p text:style-name="P55"><text:span text:style-name="T21"><text:measure text:kind="gap"/></text:span><text:span text:style-name="T21"><text:measure text:kind="value">450</text:measure></text:span><text:span text:style-name="T21"><text:s/></text:span><text:span text:style-name="T21"><text:measure text:kind="unit">mm</text:measure></text:span><text:span text:style-name="T21"><text:measure text:kind="gap"/></text:span></text:p>
          </draw:measure>
          <draw:measure draw:style-name="gr147" draw:text-style-name="P55" draw:layer="layout" svg:x1="9.3cm" svg:y1="6.1cm" svg:x2="9.3cm" svg:y2="7.2cm">
            <text:p text:style-name="P55"><text:span text:style-name="T21"><text:measure text:kind="gap"/></text:span><text:span text:style-name="T21"><text:measure text:kind="value">550</text:measure></text:span><text:span text:style-name="T21"><text:s/></text:span><text:span text:style-name="T21"><text:measure text:kind="unit">mm</text:measure></text:span><text:span text:style-name="T21"><text:measure text:kind="gap"/></text:span></text:p>
          </draw:measure>
        </draw:g>
      </draw:page>
      <draw:page draw:name="page5" draw:style-name="dp1" draw:master-page-name="Default">
        <draw:g>
          <draw:custom-shape draw:style-name="gr190" draw:text-style-name="P47" draw:layer="layout" svg:width="28.4cm" svg:height="18.8cm" svg:x="5.3cm" svg:y="5.9cm">
            <text:p/>
            <draw:enhanced-geometry svg:viewBox="0 0 21600 21600" draw:mirror-horizontal="true" draw:mirror-vertical="false" draw:type="rectangle" draw:enhanced-path="M 0 0 L 21600 0 21600 21600 0 21600 0 0 Z N"/>
          </draw:custom-shape>
          <draw:custom-shape draw:style-name="gr191" draw:text-style-name="P61" draw:layer="layout" svg:width="27.6cm" svg:height="18cm" svg:x="5.7cm" svg:y="6.3cm">
            <text:p/>
            <draw:enhanced-geometry svg:viewBox="0 0 21600 21600" draw:mirror-horizontal="true" draw:mirror-vertical="true" draw:type="rectangle" draw:enhanced-path="M 0 0 L 21600 0 21600 21600 0 21600 0 0 Z N"/>
          </draw:custom-shape>
          <draw:custom-shape draw:style-name="gr192" draw:text-style-name="P62" draw:layer="layout" svg:width="8cm" svg:height="16.8cm" svg:x="24.7cm" svg:y="6.9cm">
            <text:p/>
            <draw:enhanced-geometry svg:viewBox="0 0 21600 21600" draw:mirror-horizontal="true" draw:mirror-vertical="true" draw:type="rectangle" draw:enhanced-path="M 0 0 L 21600 0 21600 21600 0 21600 0 0 Z N"/>
          </draw:custom-shape>
          <draw:custom-shape draw:style-name="gr193" draw:text-style-name="P61" draw:layer="layout" svg:width="16.2cm" svg:height="8cm" svg:x="6.3cm" svg:y="11.3cm">
            <text:p/>
            <draw:enhanced-geometry svg:viewBox="0 0 21600 21600" draw:mirror-horizontal="false" draw:mirror-vertical="true" draw:type="rectangle" draw:enhanced-path="M 0 0 L 21600 0 21600 21600 0 21600 0 0 Z N"/>
          </draw:custom-shape>
          <draw:custom-shape draw:style-name="gr194" draw:text-style-name="P61" draw:layer="layout" svg:width="6.8cm" svg:height="6cm" svg:x="7.1cm" svg:y="12.1cm">
            <text:p/>
            <draw:enhanced-geometry svg:viewBox="0 0 21600 21600" draw:mirror-horizontal="false" draw:mirror-vertical="true" draw:type="rectangle" draw:enhanced-path="M 0 0 L 21600 0 21600 21600 0 21600 0 0 Z N"/>
          </draw:custom-shape>
          <draw:custom-shape draw:style-name="gr195" draw:text-style-name="P61" draw:layer="layout" svg:width="0.8cm" svg:height="10.2cm" svg:x="28.7cm" svg:y="10.1cm">
            <text:p/>
            <draw:enhanced-geometry svg:viewBox="0 0 21600 21600" draw:mirror-horizontal="true" draw:mirror-vertical="true" draw:type="rectangle" draw:enhanced-path="M 0 0 L 21600 0 21600 21600 0 21600 0 0 Z N"/>
          </draw:custom-shape>
          <draw:custom-shape draw:style-name="gr196" draw:text-style-name="P50" draw:layer="layout" svg:width="12cm" svg:height="4.2cm" draw:transform="rotate (1.5707963267949) translate (25.3cm 21.3cm)">
            <text:p/>
            <draw:enhanced-geometry svg:viewBox="0 0 21600 21600" draw:mirror-horizontal="false" draw:mirror-vertical="false" draw:type="rectangle" draw:enhanced-path="M 0 0 L 21600 0 21600 21600 0 21600 0 0 Z N"/>
          </draw:custom-shape>
          <draw:custom-shape draw:style-name="gr197" draw:text-style-name="P61" draw:layer="layout" svg:width="7.2cm" svg:height="16cm" svg:x="25.1cm" svg:y="7.3cm">
            <text:p/>
            <draw:enhanced-geometry svg:viewBox="0 0 21600 21600" draw:mirror-horizontal="false" draw:mirror-vertical="true" draw:type="rectangle" draw:enhanced-path="M 0 0 L 21600 0 21600 21600 0 21600 0 0 Z N"/>
          </draw:custom-shape>
          <draw:custom-shape draw:style-name="gr198" draw:text-style-name="P63" draw:layer="layout" svg:width="1.6cm" svg:height="1cm" svg:x="11.3cm" svg:y="6.9cm">
            <text:p text:style-name="P3"><text:span text:style-name="T23">MK</text:span></text:p>
            <draw:enhanced-geometry svg:viewBox="0 0 21600 21600" draw:mirror-horizontal="true" draw:mirror-vertical="false" draw:type="rectangle" draw:enhanced-path="M 0 0 L 21600 0 21600 21600 0 21600 0 0 Z N"/>
          </draw:custom-shape>
        </draw:g>
        <draw:g>
          <draw:g>
            <draw:custom-shape draw:style-name="gr199" draw:text-style-name="P13" draw:layer="layout" svg:width="4.4cm" svg:height="8cm" svg:x="6.3cm" svg:y="11.5cm">
              <text:p/>
              <draw:enhanced-geometry svg:viewBox="0 0 21600 21600" draw:type="rectangle" draw:enhanced-path="M 0 0 L 21600 0 21600 21600 0 21600 0 0 Z N"/>
            </draw:custom-shape>
            <draw:custom-shape draw:style-name="gr200" draw:text-style-name="P13" draw:layer="layout" svg:width="5.6cm" svg:height="5.6cm" draw:transform="rotate (1.5707963267949) translate (6.3cm 18.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custom-shape draw:style-name="gr201" draw:text-style-name="P64" draw:layer="layout" svg:width="3.96cm" svg:height="1.838cm" draw:transform="rotate (2.35619449019234) translate (10.6cm 15.1cm)">
                <text:p/>
                <draw:enhanced-geometry svg:viewBox="0 0 21600 21600" draw:mirror-horizontal="true" draw:mirror-vertical="false" draw:type="rectangle" draw:enhanced-path="M 0 0 L 21600 0 21600 21600 0 21600 0 0 Z N"/>
              </draw:custom-shape>
              <draw:custom-shape draw:style-name="gr202" draw:text-style-name="P65" draw:layer="layout" svg:width="1.556cm" svg:height="1.556cm" draw:transform="rotate (0.785398163397448) translate (9.7cm 12.2cm)">
                <text:p/>
                <draw:enhanced-geometry svg:viewBox="0 0 21600 21600" draw:mirror-horizontal="true" draw:mirror-vertical="false" draw:type="rectangle" draw:enhanced-path="M 0 0 L 21600 0 21600 21600 0 21600 0 0 Z N"/>
              </draw:custom-shape>
            </draw:g>
            <draw:custom-shape draw:style-name="gr203" draw:text-style-name="P66" draw:layer="layout" svg:width="5.8cm" svg:height="1.4cm" svg:x="6.3cm" svg:y="18.1cm">
              <text:p/>
              <draw:enhanced-geometry svg:viewBox="0 0 21600 21600" draw:type="rectangle" draw:enhanced-path="M 0 0 L 21600 0 21600 21600 0 21600 0 0 Z N"/>
            </draw:custom-shape>
            <draw:custom-shape draw:style-name="gr204" draw:text-style-name="P66" draw:layer="layout" svg:width="5.8cm" svg:height="5.8cm" draw:transform="rotate (1.5707963267949) translate (6.3cm 18.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05" draw:text-style-name="P67" draw:layer="layout" svg:width="1.2cm" svg:height="1.2cm" svg:x="7.1cm" svg:y="11.7cm">
              <text:p text:style-name="P3"><text:span text:style-name="T24">was-</text:span></text:p>
              <text:p text:style-name="P3"><text:span text:style-name="T24">machine</text:span></text:p>
              <draw:enhanced-geometry svg:viewBox="0 0 21600 21600" draw:mirror-horizontal="false" draw:mirror-vertical="false" draw:type="rectangle" draw:enhanced-path="M 0 0 L 21600 0 21600 21600 0 21600 0 0 Z N"/>
            </draw:custom-shape>
            <draw:measure draw:style-name="gr143" draw:text-style-name="P55" draw:layer="layout" svg:x1="12.1cm" svg:y1="17.9cm" svg:x2="6.3cm" svg:y2="17.9cm">
              <text:p text:style-name="P55"><text:span text:style-name="T21"><text:measure text:kind="gap"/></text:span><text:span text:style-name="T21"><text:measure text:kind="value">2.900</text:measure></text:span><text:span text:style-name="T21"><text:s/></text:span><text:span text:style-name="T21"><text:measure text:kind="unit">mm</text:measure></text:span><text:span text:style-name="T21"><text:measure text:kind="gap"/></text:span></text:p>
            </draw:measure>
            <draw:measure draw:style-name="gr206" draw:text-style-name="P55" draw:layer="layout" svg:x1="9.4cm" svg:y1="11.5cm" svg:x2="9.4cm" svg:y2="19.5cm">
              <text:p text:style-name="P55"><text:span text:style-name="T21"><text:measure text:kind="gap"/></text:span><text:span text:style-name="T21"><text:measure text:kind="value">4.000</text:measure></text:span><text:span text:style-name="T21"><text:s/></text:span><text:span text:style-name="T21"><text:measure text:kind="unit">mm</text:measure></text:span><text:span text:style-name="T21"><text:measure text:kind="gap"/></text:span></text:p>
            </draw:measure>
            <draw:g>
              <draw:custom-shape draw:style-name="gr207" draw:text-style-name="P11" draw:layer="layout" svg:width="1.6cm" svg:height="1.6cm" svg:x="6.5cm" svg:y="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8" draw:layer="layout" svg:width="0.02cm" svg:height="0.02cm" svg:x="7.3cm" svg:y="15.5cm">
                <text:p text:style-name="P3"><text:span text:style-name="T25">boiler</text:span></text:p>
                <draw:enhanced-geometry svg:viewBox="0 0 21600 21600" draw:mirror-horizontal="false" draw:mirror-vertical="false" draw:type="rectangle" draw:enhanced-path="M 0 0 L 21600 0 21600 21600 0 21600 0 0 Z N"/>
              </draw:custom-shape>
            </draw:g>
            <draw:custom-shape draw:style-name="gr209" draw:text-style-name="P69" draw:layer="layout" svg:width="1.4cm" svg:height="1.4cm" svg:x="6.9cm" svg:y="13.1cm">
              <text:p text:style-name="P3"><text:span text:style-name="T6">warmte</text:span></text:p>
              <text:p text:style-name="P3"><text:span text:style-name="T6">pomp</text:span></text:p>
              <draw:enhanced-geometry svg:viewBox="0 0 21600 21600" draw:mirror-horizontal="false" draw:mirror-vertical="false" draw:type="rectangle" draw:enhanced-path="M 0 0 L 21600 0 21600 21600 0 21600 0 0 Z N"/>
            </draw:custom-shape>
            <draw:g>
              <draw:custom-shape draw:style-name="gr210" draw:text-style-name="P70" draw:layer="layout" svg:width="1cm" svg:height="8.8cm" svg:x="5.3cm" svg:y="10.3cm">
                <text:p/>
                <draw:enhanced-geometry svg:viewBox="0 0 21600 21600" draw:mirror-horizontal="false" draw:mirror-vertical="true" draw:type="rectangle" draw:enhanced-path="M 0 0 L 21600 0 21600 21600 0 21600 0 0 Z N"/>
              </draw:custom-shape>
              <draw:custom-shape draw:style-name="gr211" draw:text-style-name="P71" draw:layer="layout" svg:width="1cm" svg:height="1cm" svg:x="5.3cm" svg:y="14.8cm">
                <text:p/>
                <draw:enhanced-geometry svg:viewBox="0 0 21600 21600" draw:mirror-horizontal="false" draw:mirror-vertical="false" draw:type="rectangle" draw:enhanced-path="M 0 0 L 21600 0 21600 21600 0 21600 0 0 Z N"/>
              </draw:custom-shape>
              <draw:custom-shape draw:style-name="gr212" draw:text-style-name="P72" draw:layer="layout" svg:width="1cm" svg:height="0.2cm" draw:transform="rotate (1.5707963267949) translate (5.5cm 15.8cm)">
                <text:p/>
                <draw:enhanced-geometry svg:viewBox="0 0 21600 21600" draw:mirror-horizontal="false" draw:mirror-vertical="true" draw:type="rectangle" draw:enhanced-path="M 0 0 L 21600 0 21600 21600 0 21600 0 0 Z N"/>
              </draw:custom-shape>
            </draw:g>
          </draw:g>
        </draw:g>
        <draw:g>
          <draw:line draw:style-name="gr89" draw:text-style-name="P11" draw:layer="layout" svg:x1="19.5cm" svg:y1="7.1cm" svg:x2="18.5cm" svg:y2="8.1cm">
            <text:p/>
          </draw:line>
          <draw:line draw:style-name="gr89" draw:text-style-name="P11" draw:layer="layout" svg:x1="13.3cm" svg:y1="8.1cm" svg:x2="14.1cm" svg:y2="7.3cm">
            <text:p/>
          </draw:line>
          <draw:line draw:style-name="gr89" draw:text-style-name="P11" draw:layer="layout" svg:x1="9.1cm" svg:y1="11.3cm" svg:x2="8.7cm" svg:y2="10.9cm">
            <text:p/>
          </draw:line>
          <draw:line draw:style-name="gr89" draw:text-style-name="P11" draw:layer="layout" svg:x1="6.9cm" svg:y1="22.9cm" svg:x2="6.7cm" svg:y2="22.7cm">
            <text:p/>
          </draw:line>
          <draw:line draw:style-name="gr89" draw:text-style-name="P11" draw:layer="layout" svg:x1="9.5cm" svg:y1="10.9cm" svg:x2="13.1cm" svg:y2="7.3cm">
            <text:p/>
          </draw:line>
          <draw:line draw:style-name="gr89" draw:text-style-name="P11" draw:layer="layout" svg:x1="18.5cm" svg:y1="8.1cm" svg:x2="12.5cm" svg:y2="8.1cm">
            <text:p/>
          </draw:line>
          <draw:line draw:style-name="gr89" draw:text-style-name="P11" draw:layer="layout" svg:x1="6.7cm" svg:y1="19.5cm" svg:x2="6.7cm" svg:y2="22.7cm">
            <text:p/>
          </draw:line>
          <draw:line draw:style-name="gr89" draw:text-style-name="P11" draw:layer="layout" svg:x1="6.9cm" svg:y1="20.3cm" svg:x2="6.7cm" svg:y2="20.3cm">
            <text:p/>
          </draw:line>
          <draw:line draw:style-name="gr89" draw:text-style-name="P11" draw:layer="layout" svg:x1="12.3cm" svg:y1="19.5cm" svg:x2="12.3cm" svg:y2="10.9cm">
            <text:p/>
          </draw:line>
          <draw:line draw:style-name="gr89" draw:text-style-name="P11" draw:layer="layout" svg:x1="12.3cm" svg:y1="19.5cm" svg:x2="6.7cm" svg:y2="19.5cm">
            <text:p/>
          </draw:line>
          <draw:line draw:style-name="gr89" draw:text-style-name="P11" draw:layer="layout" svg:x1="9.1cm" svg:y1="11.3cm" svg:x2="8.9cm" svg:y2="11.5cm">
            <text:p/>
          </draw:line>
          <draw:line draw:style-name="gr89" draw:text-style-name="P11" draw:layer="layout" svg:x1="7.7cm" svg:y1="10.9cm" svg:x2="8.3cm" svg:y2="11.5cm">
            <text:p/>
          </draw:line>
          <draw:line draw:style-name="gr89" draw:text-style-name="P11" draw:layer="layout" svg:x1="12.3cm" svg:y1="10.9cm" svg:x2="3.5cm" svg:y2="10.9cm">
            <text:p/>
          </draw:line>
        </draw:g>
        <draw:g>
          <draw:custom-shape draw:style-name="gr213" draw:text-style-name="P73" draw:layer="layout" svg:width="1.6cm" svg:height="1cm" svg:x="11.275cm" svg:y="6.9cm">
            <text:p text:style-name="P3"><text:span text:style-name="T23">MK</text:span></text:p>
            <draw:enhanced-geometry svg:viewBox="0 0 21600 21600" draw:mirror-horizontal="true" draw:mirror-vertical="false" draw:type="rectangle" draw:enhanced-path="M 0 0 L 21600 0 21600 21600 0 21600 0 0 Z N"/>
          </draw:custom-shape>
          <draw:g>
            <draw:line draw:style-name="gr214" draw:text-style-name="P74" draw:layer="layout" svg:x1="12.3cm" svg:y1="9.025cm" svg:x2="11.5cm" svg:y2="8.225cm">
              <text:p/>
            </draw:line>
            <draw:line draw:style-name="gr215" draw:text-style-name="P74" draw:layer="layout" svg:x1="12.3cm" svg:y1="9.025cm" svg:x2="11.275cm" svg:y2="8.425cm">
              <text:p/>
            </draw:line>
          </draw:g>
          <draw:custom-shape draw:style-name="gr216" draw:text-style-name="P73" draw:layer="layout" svg:width="0.625cm" svg:height="0.6cm" svg:x="12.875cm" svg:y="6.9cm">
            <text:p/>
            <draw:enhanced-geometry svg:viewBox="0 0 21600 21600" draw:mirror-horizontal="false" draw:mirror-vertical="false" draw:type="rectangle" draw:enhanced-path="M 0 0 L 21600 0 21600 21600 0 21600 0 0 Z N"/>
          </draw:custom-shape>
          <draw:custom-shape draw:style-name="gr217" draw:text-style-name="P73" draw:layer="layout" svg:width="0.6cm" svg:height="0.6cm" svg:x="14.71cm" svg:y="6.9cm">
            <text:p/>
            <draw:enhanced-geometry svg:viewBox="0 0 21600 21600" draw:mirror-horizontal="false" draw:mirror-vertical="false" draw:type="rectangle" draw:enhanced-path="M 0 0 L 21600 0 21600 21600 0 21600 0 0 Z N"/>
          </draw:custom-shape>
          <draw:custom-shape draw:style-name="gr218" draw:text-style-name="P73" draw:layer="layout" svg:width="0.2cm" svg:height="4.2cm" svg:x="15.1cm" svg:y="7.5cm">
            <text:p/>
            <draw:enhanced-geometry svg:viewBox="0 0 21600 21600" draw:mirror-horizontal="false" draw:mirror-vertical="false" draw:type="rectangle" draw:enhanced-path="M 0 0 L 21600 0 21600 21600 0 21600 0 0 Z N"/>
          </draw:custom-shape>
          <draw:custom-shape draw:style-name="gr219" draw:text-style-name="P73" draw:layer="layout" svg:width="0.2cm" svg:height="1cm" svg:x="11.1cm" svg:y="6.9cm">
            <text:p/>
            <draw:enhanced-geometry svg:viewBox="0 0 21600 21600" draw:mirror-horizontal="false" draw:mirror-vertical="false" draw:type="rectangle" draw:enhanced-path="M 0 0 L 21600 0 21600 21600 0 21600 0 0 Z N"/>
          </draw:custom-shape>
          <draw:custom-shape draw:style-name="gr220" draw:text-style-name="P73" draw:layer="layout" svg:width="0.2cm" svg:height="1.2cm" svg:x="12.9cm" svg:y="7.5cm">
            <text:p/>
            <draw:enhanced-geometry svg:viewBox="0 0 21600 21600" draw:mirror-horizontal="false" draw:mirror-vertical="false" draw:type="rectangle" draw:enhanced-path="M 0 0 L 21600 0 21600 21600 0 21600 0 0 Z N"/>
          </draw:custom-shape>
          <draw:custom-shape draw:style-name="gr221" draw:text-style-name="P73" draw:layer="layout" svg:width="0.2cm" svg:height="1.706cm" draw:transform="rotate (0.785398163397448) translate (11.147cm 8.041cm)">
            <text:p/>
            <draw:enhanced-geometry svg:viewBox="0 0 21600 21600" draw:mirror-horizontal="false" draw:mirror-vertical="false" draw:type="rectangle" draw:enhanced-path="M 0 0 L 21600 0 21600 21600 0 21600 0 0 Z N"/>
          </draw:custom-shape>
          <draw:custom-shape draw:style-name="gr222" draw:text-style-name="P73" draw:layer="layout" svg:width="0.2cm" svg:height="3.33cm" draw:transform="rotate (0.785398163397448) translate (19.452cm 16.347cm)">
            <text:p/>
            <draw:enhanced-geometry svg:viewBox="0 0 21600 21600" draw:mirror-horizontal="false" draw:mirror-vertical="false" draw:type="rectangle" draw:enhanced-path="M 0 0 L 21600 0 21600 21600 0 21600 0 0 Z N"/>
          </draw:custom-shape>
          <draw:custom-shape draw:style-name="gr223" draw:text-style-name="P73" draw:layer="layout" svg:width="2.4cm" svg:height="0.2cm" svg:x="21.9cm" svg:y="18.5cm">
            <text:p/>
            <draw:enhanced-geometry svg:viewBox="0 0 21600 21600" draw:mirror-horizontal="false" draw:mirror-vertical="false" draw:type="rectangle" draw:enhanced-path="M 0 0 L 21600 0 21600 21600 0 21600 0 0 Z N"/>
          </draw:custom-shape>
          <draw:custom-shape draw:style-name="gr224" draw:text-style-name="P73" draw:layer="layout" svg:width="0.2cm" svg:height="4.384cm" draw:transform="rotate (0.785398163397448) translate (13.429cm 13.77cm)">
            <text:p/>
            <draw:enhanced-geometry svg:viewBox="0 0 21600 21600" draw:mirror-horizontal="false" draw:mirror-vertical="false" draw:type="rectangle" draw:enhanced-path="M 0 0 L 21600 0 21600 21600 0 21600 0 0 Z N"/>
          </draw:custom-shape>
          <draw:custom-shape draw:style-name="gr225" draw:text-style-name="P73" draw:layer="layout" svg:width="0.2cm" svg:height="2.728cm" draw:transform="rotate (0.785398163397448) translate (19.629cm 19.971cm)">
            <text:p/>
            <draw:enhanced-geometry svg:viewBox="0 0 21600 21600" draw:mirror-horizontal="false" draw:mirror-vertical="false" draw:type="rectangle" draw:enhanced-path="M 0 0 L 21600 0 21600 21600 0 21600 0 0 Z N"/>
          </draw:custom-shape>
          <draw:custom-shape draw:style-name="gr226" draw:text-style-name="P73" draw:layer="layout" svg:width="0.2cm" svg:height="1.132cm" draw:transform="rotate (0.785398163397448) translate (15.452cm 12.347cm)">
            <text:p/>
            <draw:enhanced-geometry svg:viewBox="0 0 21600 21600" draw:mirror-horizontal="false" draw:mirror-vertical="false" draw:type="rectangle" draw:enhanced-path="M 0 0 L 21600 0 21600 21600 0 21600 0 0 Z N"/>
          </draw:custom-shape>
          <draw:custom-shape draw:style-name="gr227" draw:text-style-name="P73" draw:layer="layout" svg:width="0.2cm" svg:height="3.2cm" svg:x="24.3cm" svg:y="6.9cm">
            <text:p/>
            <draw:enhanced-geometry svg:viewBox="0 0 21600 21600" draw:mirror-horizontal="false" draw:mirror-vertical="false" draw:type="rectangle" draw:enhanced-path="M 0 0 L 21600 0 21600 21600 0 21600 0 0 Z N"/>
          </draw:custom-shape>
          <draw:custom-shape draw:style-name="gr227" draw:text-style-name="P73" draw:layer="layout" svg:width="0.2cm" svg:height="3.2cm" svg:x="24.7cm" svg:y="6.9cm">
            <text:p/>
            <draw:enhanced-geometry svg:viewBox="0 0 21600 21600" draw:mirror-horizontal="false" draw:mirror-vertical="false" draw:type="rectangle" draw:enhanced-path="M 0 0 L 21600 0 21600 21600 0 21600 0 0 Z N"/>
          </draw:custom-shape>
          <draw:custom-shape draw:style-name="gr228" draw:text-style-name="P73" draw:layer="layout" svg:width="0.2cm" svg:height="5cm" svg:x="24.3cm" svg:y="14.5cm">
            <text:p/>
            <draw:enhanced-geometry svg:viewBox="0 0 21600 21600" draw:mirror-horizontal="false" draw:mirror-vertical="false" draw:type="rectangle" draw:enhanced-path="M 0 0 L 21600 0 21600 21600 0 21600 0 0 Z N"/>
          </draw:custom-shape>
          <draw:custom-shape draw:style-name="gr228" draw:text-style-name="P73" draw:layer="layout" svg:width="0.2cm" svg:height="5cm" svg:x="24.7cm" svg:y="14.5cm">
            <text:p/>
            <draw:enhanced-geometry svg:viewBox="0 0 21600 21600" draw:mirror-horizontal="false" draw:mirror-vertical="false" draw:type="rectangle" draw:enhanced-path="M 0 0 L 21600 0 21600 21600 0 21600 0 0 Z N"/>
          </draw:custom-shape>
          <draw:custom-shape draw:style-name="gr229" draw:text-style-name="P73" draw:layer="layout" svg:width="0.2cm" svg:height="1.8cm" svg:x="21.5cm" svg:y="21.9cm">
            <text:p/>
            <draw:enhanced-geometry svg:viewBox="0 0 21600 21600" draw:mirror-horizontal="false" draw:mirror-vertical="false" draw:type="rectangle" draw:enhanced-path="M 0 0 L 21600 0 21600 21600 0 21600 0 0 Z N"/>
          </draw:custom-shape>
          <draw:custom-shape draw:style-name="gr230" draw:text-style-name="P73" draw:layer="layout" svg:width="0.199cm" svg:height="7.82cm" draw:transform="rotate (0.785398163397448) translate (6.402cm 12.241cm)">
            <text:p/>
            <draw:enhanced-geometry svg:viewBox="0 0 21600 21600" draw:mirror-horizontal="true" draw:mirror-vertical="false" draw:type="rectangle" draw:enhanced-path="M 0 0 L 21600 0 21600 21600 0 21600 0 0 Z N"/>
          </draw:custom-shape>
          <draw:custom-shape draw:style-name="gr231" draw:text-style-name="P73" draw:layer="layout" svg:width="4.2cm" svg:height="0.2cm" svg:x="6.3cm" svg:y="10.5cm">
            <text:p/>
            <draw:enhanced-geometry svg:viewBox="0 0 21600 21600" draw:mirror-horizontal="false" draw:mirror-vertical="false" draw:type="rectangle" draw:enhanced-path="M 0 0 L 21600 0 21600 21600 0 21600 0 0 Z N"/>
          </draw:custom-shape>
          <draw:custom-shape draw:style-name="gr232" draw:text-style-name="P73" draw:layer="layout" svg:width="0.199cm" svg:height="0.753cm" draw:transform="rotate (0.785398163397448) translate (12.406cm 8.641cm)">
            <text:p/>
            <draw:enhanced-geometry svg:viewBox="0 0 21600 21600" draw:mirror-horizontal="true" draw:mirror-vertical="false" draw:type="rectangle" draw:enhanced-path="M 0 0 L 21600 0 21600 21600 0 21600 0 0 Z N"/>
          </draw:custom-shape>
          <draw:custom-shape draw:style-name="gr233" draw:text-style-name="P73" draw:layer="layout" svg:width="0.2cm" svg:height="2cm" svg:x="24.7cm" svg:y="21.7cm">
            <text:p/>
            <draw:enhanced-geometry svg:viewBox="0 0 21600 21600" draw:mirror-horizontal="false" draw:mirror-vertical="false" draw:type="rectangle" draw:enhanced-path="M 0 0 L 21600 0 21600 21600 0 21600 0 0 Z N"/>
          </draw:custom-shape>
          <draw:custom-shape draw:style-name="gr233" draw:text-style-name="P73" draw:layer="layout" svg:width="0.2cm" svg:height="2cm" svg:x="24.3cm" svg:y="21.7cm">
            <text:p/>
            <draw:enhanced-geometry svg:viewBox="0 0 21600 21600" draw:mirror-horizontal="false" draw:mirror-vertical="false" draw:type="rectangle" draw:enhanced-path="M 0 0 L 21600 0 21600 21600 0 21600 0 0 Z N"/>
          </draw:custom-shape>
          <draw:g>
            <draw:custom-shape draw:style-name="gr234" draw:text-style-name="P73" draw:layer="layout" svg:width="0.2cm" svg:height="0.2cm" svg:x="24.5cm" svg:y="21.7cm">
              <text:p/>
              <draw:enhanced-geometry svg:viewBox="0 0 21600 21600" draw:mirror-horizontal="false" draw:mirror-vertical="false" draw:type="rectangle" draw:enhanced-path="M 0 0 L 21600 0 21600 21600 0 21600 0 0 Z N"/>
            </draw:custom-shape>
            <draw:g>
              <draw:line draw:style-name="gr235" draw:text-style-name="P74" draw:layer="layout" svg:x1="24.6cm" svg:y1="21.7cm" svg:x2="24.6cm" svg:y2="19.5cm">
                <text:p/>
              </draw:line>
              <draw:line draw:style-name="gr214" draw:text-style-name="P74" draw:layer="layout" svg:x1="24.6cm" svg:y1="20.9cm" svg:x2="24.6cm" svg:y2="17.3cm">
                <text:p/>
              </draw:line>
              <draw:line draw:style-name="gr215" draw:text-style-name="P74" draw:layer="layout" svg:x1="24.6cm" svg:y1="17.3cm" svg:x2="24.6cm" svg:y2="19.7cm">
                <text:p/>
              </draw:line>
            </draw:g>
          </draw:g>
          <draw:g>
            <draw:g>
              <draw:line draw:style-name="gr235" draw:text-style-name="P74" draw:layer="layout" svg:x1="24.6cm" svg:y1="12.3cm" svg:x2="24.6cm" svg:y2="14.6cm">
                <text:p/>
              </draw:line>
              <draw:line draw:style-name="gr214" draw:text-style-name="P74" draw:layer="layout" svg:x1="24.6cm" svg:y1="13.136cm" svg:x2="24.6cm" svg:y2="16.9cm">
                <text:p/>
              </draw:line>
              <draw:line draw:style-name="gr215" draw:text-style-name="P74" draw:layer="layout" svg:x1="24.6cm" svg:y1="16.899cm" svg:x2="24.6cm" svg:y2="14.39cm">
                <text:p/>
              </draw:line>
            </draw:g>
            <draw:g>
              <draw:line draw:style-name="gr235" draw:text-style-name="P74" draw:layer="layout" svg:x1="24.6cm" svg:y1="12.3cm" svg:x2="24.6cm" svg:y2="10cm">
                <text:p/>
              </draw:line>
              <draw:line draw:style-name="gr214" draw:text-style-name="P74" draw:layer="layout" svg:x1="24.6cm" svg:y1="11.464cm" svg:x2="24.6cm" svg:y2="7.7cm">
                <text:p/>
              </draw:line>
              <draw:line draw:style-name="gr215" draw:text-style-name="P74" draw:layer="layout" svg:x1="24.6cm" svg:y1="7.7cm" svg:x2="24.6cm" svg:y2="10.209cm">
                <text:p/>
              </draw:line>
            </draw:g>
          </draw:g>
          <draw:g>
            <draw:custom-shape draw:style-name="gr234" draw:text-style-name="P73" draw:layer="layout" svg:width="0.2cm" svg:height="0.2cm" draw:transform="rotate (0.785398163397448) translate (12.3cm 9.188cm)">
              <text:p/>
              <draw:enhanced-geometry svg:viewBox="0 0 21600 21600" draw:mirror-horizontal="false" draw:mirror-vertical="false" draw:type="rectangle" draw:enhanced-path="M 0 0 L 21600 0 21600 21600 0 21600 0 0 Z N"/>
            </draw:custom-shape>
            <draw:custom-shape draw:style-name="gr236" draw:text-style-name="P73" draw:layer="layout" svg:width="0.2cm" svg:height="2.2cm" draw:transform="rotate (0.785398163397448) translate (13.855cm 10.744cm)">
              <text:p/>
              <draw:enhanced-geometry svg:viewBox="0 0 21600 21600" draw:mirror-horizontal="false" draw:mirror-vertical="false" draw:type="rectangle" draw:enhanced-path="M 0 0 L 21600 0 21600 21600 0 21600 0 0 Z N"/>
            </draw:custom-shape>
            <draw:g>
              <draw:line draw:style-name="gr235" draw:text-style-name="P74" draw:layer="layout" svg:x1="12.5cm" svg:y1="9.247cm" svg:x2="13.926cm" svg:y2="10.673cm">
                <text:p/>
              </draw:line>
              <draw:line draw:style-name="gr214" draw:text-style-name="P74" draw:layer="layout" svg:x1="13.018cm" svg:y1="9.765cm" svg:x2="15.351cm" svg:y2="12.098cm">
                <text:p/>
              </draw:line>
              <draw:line draw:style-name="gr215" draw:text-style-name="P74" draw:layer="layout" svg:x1="15.352cm" svg:y1="12.099cm" svg:x2="13.796cm" svg:y2="10.543cm">
                <text:p/>
              </draw:line>
            </draw:g>
          </draw:g>
          <draw:g>
            <draw:custom-shape draw:style-name="gr234" draw:text-style-name="P73" draw:layer="layout" svg:width="0.2cm" svg:height="0.2cm" draw:transform="rotate (0.785398163397448) translate (16.3cm 13.188cm)">
              <text:p/>
              <draw:enhanced-geometry svg:viewBox="0 0 21600 21600" draw:mirror-horizontal="false" draw:mirror-vertical="false" draw:type="rectangle" draw:enhanced-path="M 0 0 L 21600 0 21600 21600 0 21600 0 0 Z N"/>
            </draw:custom-shape>
            <draw:custom-shape draw:style-name="gr236" draw:text-style-name="P73" draw:layer="layout" svg:width="0.2cm" svg:height="2.2cm" draw:transform="rotate (0.785398163397448) translate (17.855cm 14.744cm)">
              <text:p/>
              <draw:enhanced-geometry svg:viewBox="0 0 21600 21600" draw:mirror-horizontal="false" draw:mirror-vertical="false" draw:type="rectangle" draw:enhanced-path="M 0 0 L 21600 0 21600 21600 0 21600 0 0 Z N"/>
            </draw:custom-shape>
            <draw:g>
              <draw:line draw:style-name="gr235" draw:text-style-name="P74" draw:layer="layout" svg:x1="16.5cm" svg:y1="13.247cm" svg:x2="17.926cm" svg:y2="14.673cm">
                <text:p/>
              </draw:line>
              <draw:line draw:style-name="gr214" draw:text-style-name="P74" draw:layer="layout" svg:x1="17.018cm" svg:y1="13.765cm" svg:x2="19.351cm" svg:y2="16.098cm">
                <text:p/>
              </draw:line>
              <draw:line draw:style-name="gr215" draw:text-style-name="P74" draw:layer="layout" svg:x1="19.352cm" svg:y1="16.099cm" svg:x2="17.796cm" svg:y2="14.543cm">
                <text:p/>
              </draw:line>
            </draw:g>
          </draw:g>
          <draw:g>
            <draw:custom-shape draw:style-name="gr234" draw:text-style-name="P73" draw:layer="layout" svg:width="0.199cm" svg:height="0.2cm" draw:transform="rotate (0.785398163397448) translate (19.47cm 19.795cm)">
              <text:p/>
              <draw:enhanced-geometry svg:viewBox="0 0 21600 21600" draw:mirror-horizontal="true" draw:mirror-vertical="true" draw:type="rectangle" draw:enhanced-path="M 0 0 L 21600 0 21600 21600 0 21600 0 0 Z N"/>
            </draw:custom-shape>
            <draw:custom-shape draw:style-name="gr236" draw:text-style-name="P73" draw:layer="layout" svg:width="0.199cm" svg:height="2.2cm" draw:transform="rotate (0.785398163397448) translate (16.501cm 16.825cm)">
              <text:p/>
              <draw:enhanced-geometry svg:viewBox="0 0 21600 21600" draw:mirror-horizontal="true" draw:mirror-vertical="true" draw:type="rectangle" draw:enhanced-path="M 0 0 L 21600 0 21600 21600 0 21600 0 0 Z N"/>
            </draw:custom-shape>
            <draw:g>
              <draw:line draw:style-name="gr235" draw:text-style-name="P74" draw:layer="layout" svg:x1="19.552cm" svg:y1="19.752cm" svg:x2="18.126cm" svg:y2="18.326cm">
                <text:p/>
              </draw:line>
              <draw:line draw:style-name="gr214" draw:text-style-name="P74" draw:layer="layout" svg:x1="19.033cm" svg:y1="19.233cm" svg:x2="16.7cm" svg:y2="16.9cm">
                <text:p/>
              </draw:line>
              <draw:line draw:style-name="gr215" draw:text-style-name="P74" draw:layer="layout" svg:x1="16.7cm" svg:y1="16.9cm" svg:x2="18.256cm" svg:y2="18.456cm">
                <text:p/>
              </draw:line>
            </draw:g>
          </draw:g>
          <draw:g>
            <draw:custom-shape draw:style-name="gr234" draw:text-style-name="P73" draw:layer="layout" svg:width="0.2cm" svg:height="0.2cm" draw:transform="rotate (0.785398163397448) translate (10.3cm 10.641cm)">
              <text:p/>
              <draw:enhanced-geometry svg:viewBox="0 0 21600 21600" draw:mirror-horizontal="false" draw:mirror-vertical="false" draw:type="rectangle" draw:enhanced-path="M 0 0 L 21600 0 21600 21600 0 21600 0 0 Z N"/>
            </draw:custom-shape>
            <draw:custom-shape draw:style-name="gr236" draw:text-style-name="P73" draw:layer="layout" svg:width="0.2cm" svg:height="2.2cm" draw:transform="rotate (0.785398163397448) translate (11.855cm 12.197cm)">
              <text:p/>
              <draw:enhanced-geometry svg:viewBox="0 0 21600 21600" draw:mirror-horizontal="false" draw:mirror-vertical="false" draw:type="rectangle" draw:enhanced-path="M 0 0 L 21600 0 21600 21600 0 21600 0 0 Z N"/>
            </draw:custom-shape>
            <draw:g>
              <draw:line draw:style-name="gr235" draw:text-style-name="P74" draw:layer="layout" svg:x1="10.5cm" svg:y1="10.7cm" svg:x2="11.926cm" svg:y2="12.126cm">
                <text:p/>
              </draw:line>
              <draw:line draw:style-name="gr214" draw:text-style-name="P74" draw:layer="layout" svg:x1="11.018cm" svg:y1="11.218cm" svg:x2="13.351cm" svg:y2="13.551cm">
                <text:p/>
              </draw:line>
              <draw:line draw:style-name="gr215" draw:text-style-name="P74" draw:layer="layout" svg:x1="13.352cm" svg:y1="13.552cm" svg:x2="11.796cm" svg:y2="11.996cm">
                <text:p/>
              </draw:line>
            </draw:g>
          </draw:g>
        </draw:g>
        <draw:custom-shape draw:style-name="gr136" draw:text-style-name="P54" draw:layer="layout" svg:width="2cm" svg:height="1.999cm" svg:x="2.5cm" svg:y="4.668cm">
          <text:p text:style-name="P3"><text:span text:style-name="T20">O</text:span><text:span text:style-name="T20"><text:line-break/></text:span><text:span text:style-name="T20">N <text:s text:c="2"/>Z</text:span></text:p>
          <text:p text:style-name="P3"><text:span text:style-name="T20">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7" draw:text-style-name="P14" draw:layer="layout" svg:width="0.717cm" svg:height="1.703cm" svg:x="17.7cm" svg:y="26.067cm">
          <draw:text-box>
            <text:p/>
          </draw:text-box>
        </draw:frame>
        <draw:frame draw:style-name="gr1" draw:text-style-name="P1" draw:layer="layout" svg:width="13.2cm" svg:height="1.673cm" svg:x="5.697cm" svg:y="3.468cm">
          <draw:text-box>
            <text:p><text:span text:style-name="T1">Vloer begane grond</text:span></text:p>
          </draw:text-box>
        </draw:frame>
        <draw:frame draw:style-name="gr24" draw:text-style-name="P14" draw:layer="layout" svg:width="0.502cm" svg:height="1.195cm" svg:x="22.3cm" svg:y="26.5cm">
          <draw:text-box>
            <text:p/>
          </draw:text-box>
        </draw:frame>
        <draw:g>
          <draw:custom-shape draw:style-name="gr104" draw:text-style-name="P9" draw:layer="layout" svg:width="36cm" svg:height="22.4cm" svg:x="2.5cm" svg:y="2.5cm">
            <text:p/>
            <draw:enhanced-geometry svg:viewBox="0 0 21600 21600" draw:mirror-horizontal="false" draw:mirror-vertical="false" draw:type="rectangle" draw:enhanced-path="M 0 0 L 21600 0 21600 21600 0 21600 0 0 Z N"/>
          </draw:custom-shape>
          <draw:measure draw:style-name="gr237" draw:text-style-name="P56" draw:layer="layout" svg:x1="32.7cm" svg:y1="5.094cm" svg:x2="24.9cm" svg:y2="5.094cm">
            <text:p text:style-name="P56"><text:span text:style-name="T22"><text:measure text:kind="gap"/></text:span><text:span text:style-name="T22"><text:measure text:kind="value">3.900</text:measure></text:span><text:span text:style-name="T22"><text:s/></text:span><text:span text:style-name="T22"><text:measure text:kind="unit">mm</text:measure></text:span><text:span text:style-name="T22"><text:measure text:kind="gap"/></text:span></text:p>
          </draw:measure>
          <draw:measure draw:style-name="gr238" draw:text-style-name="P55" draw:layer="layout" svg:x1="5.3cm" svg:y1="24.694cm" svg:x2="5.2cm" svg:y2="5.894cm">
            <text:p text:style-name="P55"><text:span text:style-name="T21"><text:measure text:kind="gap"/></text:span><text:span text:style-name="T21"><text:measure text:kind="value">9.400</text:measure></text:span><text:span text:style-name="T21"><text:s/></text:span><text:span text:style-name="T21"><text:measure text:kind="unit">mm</text:measure></text:span><text:span text:style-name="T21"><text:measure text:kind="gap"/></text:span></text:p>
          </draw:measure>
          <draw:measure draw:style-name="gr239" draw:text-style-name="P56" draw:layer="layout" svg:x1="33.7cm" svg:y1="5.894cm" svg:x2="5.3cm" svg:y2="5.894cm">
            <text:p text:style-name="P56"><text:span text:style-name="T22"><text:measure text:kind="gap"/></text:span><text:span text:style-name="T22"><text:measure text:kind="value">14.200</text:measure></text:span><text:span text:style-name="T22"><text:s/></text:span><text:span text:style-name="T22"><text:measure text:kind="unit">mm</text:measure></text:span><text:span text:style-name="T22"><text:measure text:kind="gap"/></text:span></text:p>
          </draw:measure>
          <draw:measure draw:style-name="gr240" draw:text-style-name="P56" draw:layer="layout" svg:x1="24.9cm" svg:y1="5.094cm" svg:x2="6.3cm" svg:y2="5.094cm">
            <text:p text:style-name="P56"><text:span text:style-name="T22"><text:measure text:kind="gap"/></text:span><text:span text:style-name="T22"><text:measure text:kind="value">9.300</text:measure></text:span><text:span text:style-name="T22"><text:s/></text:span><text:span text:style-name="T22"><text:measure text:kind="unit">mm</text:measure></text:span><text:span text:style-name="T22"><text:measure text:kind="gap"/></text:span></text:p>
          </draw:measure>
          <draw:measure draw:style-name="gr241" draw:text-style-name="P55" draw:layer="layout" svg:x1="32.3cm" svg:y1="9.094cm" svg:x2="25.1cm" svg:y2="9.09cm">
            <text:p text:style-name="P55"><text:span text:style-name="T21"><text:measure text:kind="gap"/></text:span><text:span text:style-name="T21"><text:measure text:kind="value">3.600</text:measure></text:span><text:span text:style-name="T21"><text:s/></text:span><text:span text:style-name="T21"><text:measure text:kind="unit">mm</text:measure></text:span><text:span text:style-name="T21"><text:measure text:kind="gap"/></text:span></text:p>
          </draw:measure>
          <draw:measure draw:style-name="gr147" draw:text-style-name="P55" draw:layer="layout" svg:x1="23.5cm" svg:y1="24.294cm" svg:x2="23.5cm" svg:y2="6.294cm">
            <text:p text:style-name="P55"><text:span text:style-name="T21"><text:measure text:kind="gap"/></text:span><text:span text:style-name="T21"><text:measure text:kind="value">9.000</text:measure></text:span><text:span text:style-name="T21"><text:s/></text:span><text:span text:style-name="T21"><text:measure text:kind="unit">mm</text:measure></text:span><text:span text:style-name="T21"><text:measure text:kind="gap"/></text:span></text:p>
          </draw:measure>
          <draw:measure draw:style-name="gr241" draw:text-style-name="P55" draw:layer="layout" svg:x1="24.7cm" svg:y1="9.09cm" svg:x2="5.7cm" svg:y2="9.09cm">
            <text:p text:style-name="P55"><text:span text:style-name="T21"><text:measure text:kind="gap"/></text:span><text:span text:style-name="T21"><text:measure text:kind="value">9.500</text:measure></text:span><text:span text:style-name="T21"><text:s/></text:span><text:span text:style-name="T21"><text:measure text:kind="unit">mm</text:measure></text:span><text:span text:style-name="T21"><text:measure text:kind="gap"/></text:span></text:p>
          </draw:measure>
          <draw:measure draw:style-name="gr241" draw:text-style-name="P55" draw:layer="layout" svg:x1="25.1cm" svg:y1="10.094cm" svg:x2="24.7cm" svg:y2="10.094cm">
            <text:p text:style-name="P55"><text:span text:style-name="T21"><text:measure text:kind="gap"/></text:span><text:span text:style-name="T21"><text:measure text:kind="value">200</text:measure></text:span><text:span text:style-name="T21"><text:s/></text:span><text:span text:style-name="T21"><text:measure text:kind="unit">mm</text:measure></text:span><text:span text:style-name="T21"><text:measure text:kind="gap"/></text:span></text:p>
          </draw:measure>
          <draw:measure draw:style-name="gr147" draw:text-style-name="P55" draw:layer="layout" svg:x1="31.3cm" svg:y1="23.294cm" svg:x2="31.3cm" svg:y2="7.294cm">
            <text:p text:style-name="P55"><text:span text:style-name="T21"><text:measure text:kind="gap"/></text:span><text:span text:style-name="T21"><text:measure text:kind="value">8.000</text:measure></text:span><text:span text:style-name="T21"><text:s/></text:span><text:span text:style-name="T21"><text:measure text:kind="unit">mm</text:measure></text:span><text:span text:style-name="T21"><text:measure text:kind="gap"/></text:span></text:p>
          </draw:measure>
          <draw:measure draw:style-name="gr241" draw:text-style-name="P55" draw:layer="layout" svg:x1="17.5cm" svg:y1="10.894cm" svg:x2="17.5cm" svg:y2="24.294cm">
            <text:p text:style-name="P55"><text:span text:style-name="T21"><text:measure text:kind="gap"/></text:span><text:span text:style-name="T21"><text:measure text:kind="value">6.700</text:measure></text:span><text:span text:style-name="T21"><text:s/></text:span><text:span text:style-name="T21"><text:measure text:kind="unit">mm</text:measure></text:span><text:span text:style-name="T21"><text:measure text:kind="gap"/></text:span></text:p>
          </draw:measure>
          <draw:measure draw:style-name="gr241" draw:text-style-name="P55" draw:layer="layout" svg:x1="24.7cm" svg:y1="11.494cm" svg:x2="17.5cm" svg:y2="11.49cm">
            <text:p text:style-name="P55"><text:span text:style-name="T21"><text:measure text:kind="gap"/></text:span><text:span text:style-name="T21"><text:measure text:kind="value">3.600</text:measure></text:span><text:span text:style-name="T21"><text:s/></text:span><text:span text:style-name="T21"><text:measure text:kind="unit">mm</text:measure></text:span><text:span text:style-name="T21"><text:measure text:kind="gap"/></text:span></text:p>
          </draw:measure>
          <draw:measure draw:style-name="gr241" draw:text-style-name="P55" draw:layer="layout" svg:x1="32.333cm" svg:y1="9.098cm" svg:x2="33.333cm" svg:y2="9.098cm">
            <text:p text:style-name="P55"><text:span text:style-name="T21"><text:measure text:kind="gap"/></text:span><text:span text:style-name="T21"><text:measure text:kind="value">500</text:measure></text:span><text:span text:style-name="T21"><text:s/></text:span><text:span text:style-name="T21"><text:measure text:kind="unit">mm</text:measure></text:span><text:span text:style-name="T21"><text:measure text:kind="gap"/></text:span></text:p>
          </draw:measure>
          <draw:measure draw:style-name="gr241" draw:text-style-name="P55" draw:layer="layout" svg:x1="33.3cm" svg:y1="11.494cm" svg:x2="24.7cm" svg:y2="11.49cm">
            <text:p text:style-name="P55"><text:span text:style-name="T21"><text:measure text:kind="gap"/></text:span><text:span text:style-name="T21"><text:measure text:kind="value">4.300</text:measure></text:span><text:span text:style-name="T21"><text:s/></text:span><text:span text:style-name="T21"><text:measure text:kind="unit">mm</text:measure></text:span><text:span text:style-name="T21"><text:measure text:kind="gap"/></text:span></text:p>
          </draw:measure>
          <draw:g>
            <draw:line draw:style-name="gr152" draw:text-style-name="P11" draw:layer="layout" svg:x1="3.5cm" svg:y1="15.3cm" svg:x2="35.5cm" svg:y2="15.3cm">
              <text:p/>
            </draw:line>
            <draw:line draw:style-name="gr152" draw:text-style-name="P11" draw:layer="layout" svg:x1="3.5cm" svg:y1="10.3cm" svg:x2="35.5cm" svg:y2="10.3cm">
              <text:p/>
            </draw:line>
            <draw:line draw:style-name="gr152" draw:text-style-name="P11" draw:layer="layout" svg:x1="22.5cm" svg:y1="4.3cm" svg:x2="22.5cm" svg:y2="25.1cm">
              <text:p/>
            </draw:line>
            <draw:line draw:style-name="gr152" draw:text-style-name="P11" draw:layer="layout" svg:x1="7.9cm" svg:y1="4.3cm" svg:x2="7.9cm" svg:y2="24.9cm">
              <text:p/>
            </draw:line>
          </draw:g>
        </draw:g>
        <draw:frame draw:style-name="gr242" draw:text-style-name="P37" draw:layer="layout" svg:width="9.58cm" svg:height="4.016cm" svg:x="5.717cm" svg:y="24.884cm">
          <draw:text-box>
            <text:p><text:span text:style-name="T14"><text:file-name text:display="name">julianapark-k31-fundament-3</text:file-name></text:span><text:span text:style-name="T14"><text:s text:c="2"/></text:span><text:span text:style-name="T14"><text:date style:data-style-name="D4" text:date-value="2017-11-15">15-11-2017</text:date></text:span></text:p>
            <text:p><text:span text:style-name="T14">Arend Freije</text:span></text:p>
            <text:p><text:span text:style-name="T14">afreije@inn.nl</text:span></text:p>
            <text:p><text:span text:style-name="T14">06-14143214</text:span></text:p>
          </draw:text-box>
        </draw:frame>
        <draw:g>
          <draw:ellipse draw:style-name="gr92" draw:text-style-name="P3" draw:layer="layout" svg:width="0.435cm" svg:height="0.4cm" draw:transform="rotate (1.5707963267949) translate (17.3cm 10.537cm)" draw:kind="arc" draw:start-angle="84.73" draw:end-angle="272.89">
            <text:p/>
          </draw:ellipse>
          <draw:line draw:style-name="gr93" draw:text-style-name="P11" draw:layer="layout" svg:x1="17.5cm" svg:y1="10.501cm" svg:x2="17.5cm" svg:y2="11.101cm">
            <text:p/>
          </draw:line>
          <draw:ellipse draw:style-name="gr92" draw:text-style-name="P3" draw:layer="layout" svg:width="0.29cm" svg:height="0.266cm" draw:transform="rotate (1.5707963267949) translate (17.367cm 10.464cm)" draw:kind="arc" draw:start-angle="84.84" draw:end-angle="272.76">
            <text:p/>
          </draw:ellipse>
          <draw:line draw:style-name="gr94" draw:text-style-name="P11" draw:layer="layout" svg:x1="17.3cm" svg:y1="10.609cm" svg:x2="17.7cm" svg:y2="10.609cm">
            <text:p/>
          </draw:line>
          <draw:line draw:style-name="gr94" draw:text-style-name="P11" draw:layer="layout" svg:x1="17.3cm" svg:y1="10.901cm" svg:x2="17.7cm" svg:y2="10.609cm">
            <text:p/>
          </draw:line>
          <draw:line draw:style-name="gr94" draw:text-style-name="P11" draw:layer="layout" svg:x1="17.3cm" svg:y1="10.993cm" svg:x2="17.7cm" svg:y2="10.701cm">
            <text:p/>
          </draw:line>
          <draw:line draw:style-name="gr94" draw:text-style-name="P11" draw:layer="layout" svg:x1="17.3cm" svg:y1="11.101cm" svg:x2="17.7cm" svg:y2="10.809cm">
            <text:p/>
          </draw:line>
        </draw:g>
        <draw:g>
          <draw:line draw:style-name="gr99" draw:text-style-name="P11" draw:layer="layout" svg:x1="8.9cm" svg:y1="10.7cm" svg:x2="14.9cm" svg:y2="10.7cm">
            <text:p/>
          </draw:line>
          <draw:line draw:style-name="gr99" draw:text-style-name="P11" draw:layer="layout" svg:x1="6.7cm" svg:y1="19.7cm" svg:x2="6.9cm" svg:y2="19.7cm">
            <text:p/>
          </draw:line>
          <draw:line draw:style-name="gr99" draw:text-style-name="P11" draw:layer="layout" svg:x1="19.7cm" svg:y1="7.3cm" svg:x2="19.7cm" svg:y2="6.7cm">
            <text:p/>
          </draw:line>
          <draw:line draw:style-name="gr99" draw:text-style-name="P11" draw:layer="layout" svg:x1="14.9cm" svg:y1="10.7cm" svg:x2="14.9cm" svg:y2="7.3cm">
            <text:p/>
          </draw:line>
          <draw:line draw:style-name="gr84" draw:text-style-name="P11" draw:layer="layout" svg:x1="3.5cm" svg:y1="7.1cm" svg:x2="12.1cm" svg:y2="7.1cm">
            <text:p/>
          </draw:line>
          <draw:line draw:style-name="gr99" draw:text-style-name="P11" draw:layer="layout" svg:x1="13.7cm" svg:y1="7.3cm" svg:x2="20.5cm" svg:y2="7.3cm">
            <text:p/>
          </draw:line>
          <draw:line draw:style-name="gr99" draw:text-style-name="P11" draw:layer="layout" svg:x1="15.3cm" svg:y1="7.3cm" svg:x2="15.3cm" svg:y2="7.1cm">
            <text:p/>
          </draw:line>
          <draw:line draw:style-name="gr99" draw:text-style-name="P11" draw:layer="layout" svg:x1="12.5cm" svg:y1="7.3cm" svg:x2="13.7cm" svg:y2="7.3cm">
            <text:p/>
          </draw:line>
          <draw:line draw:style-name="gr99" draw:text-style-name="P11" draw:layer="layout" svg:x1="20.5cm" svg:y1="7.3cm" svg:x2="20.5cm" svg:y2="6.7cm">
            <text:p/>
          </draw:line>
          <draw:line draw:style-name="gr99" draw:text-style-name="P11" draw:layer="layout" svg:x1="8.9cm" svg:y1="11.1cm" svg:x2="8.9cm" svg:y2="10.7cm">
            <text:p/>
          </draw:line>
          <draw:line draw:style-name="gr97" draw:text-style-name="P11" draw:layer="layout" svg:x1="6.7cm" svg:y1="22.3cm" svg:x2="6.7cm" svg:y2="11.3cm">
            <text:p/>
          </draw:line>
          <draw:line draw:style-name="gr97" draw:text-style-name="P11" draw:layer="layout" svg:x1="8.9cm" svg:y1="11.3cm" svg:x2="6.7cm" svg:y2="11.3cm">
            <text:p/>
          </draw:line>
          <draw:line draw:style-name="gr97" draw:text-style-name="P11" draw:layer="layout" svg:x1="7.125cm" svg:y1="15.1cm" svg:x2="6.725cm" svg:y2="15.1cm">
            <text:p/>
          </draw:line>
          <draw:line draw:style-name="gr99" draw:text-style-name="P11" draw:layer="layout" svg:x1="7.9cm" svg:y1="11.1cm" svg:x2="9.1cm" svg:y2="11.1cm">
            <text:p/>
          </draw:line>
          <draw:line draw:style-name="gr99" draw:text-style-name="P11" draw:layer="layout" svg:x1="14.7cm" svg:y1="10.1cm" svg:x2="14.7cm" svg:y2="10.7cm">
            <text:p/>
          </draw:line>
          <draw:line draw:style-name="gr97" draw:text-style-name="P11" draw:layer="layout" svg:x1="9.1cm" svg:y1="11.1cm" svg:x2="8.9cm" svg:y2="11.3cm">
            <text:p/>
          </draw:line>
          <draw:line draw:style-name="gr85" draw:text-style-name="P11" draw:layer="layout" svg:x1="3.5cm" svg:y1="7.3cm" svg:x2="11.5cm" svg:y2="7.3cm">
            <text:p/>
          </draw:line>
          <draw:line draw:style-name="gr86" draw:text-style-name="P11" draw:layer="layout" svg:x1="3.5cm" svg:y1="7.5cm" svg:x2="11.7cm" svg:y2="7.5cm">
            <text:p/>
          </draw:line>
          <draw:line draw:style-name="gr87" draw:text-style-name="P11" draw:layer="layout" svg:x1="3.5cm" svg:y1="7.7cm" svg:x2="11.5cm" svg:y2="7.7cm">
            <text:p/>
          </draw:line>
          <draw:line draw:style-name="gr99" draw:text-style-name="P11" draw:layer="layout" svg:x1="12.3cm" svg:y1="7.5cm" svg:x2="12.5cm" svg:y2="7.3cm">
            <text:p/>
          </draw:line>
          <draw:line draw:style-name="gr99" draw:text-style-name="P11" draw:layer="layout" svg:x1="13.7cm" svg:y1="7.3cm" svg:x2="13.7cm" svg:y2="7.1cm">
            <text:p/>
          </draw:line>
          <draw:line draw:style-name="gr99" draw:text-style-name="P11" draw:layer="layout" svg:x1="13.3cm" svg:y1="7.3cm" svg:x2="13.3cm" svg:y2="7.1cm">
            <text:p/>
          </draw:line>
          <draw:line draw:style-name="gr98" draw:text-style-name="P11" draw:layer="layout" svg:x1="9.3cm" svg:y1="11.1cm" svg:x2="9.3cm" svg:y2="10.9cm">
            <text:p/>
          </draw:line>
          <draw:line draw:style-name="gr98" draw:text-style-name="P11" draw:layer="layout" svg:x1="6.5cm" svg:y1="22.5cm" svg:x2="6.5cm" svg:y2="10.9cm">
            <text:p/>
          </draw:line>
          <draw:line draw:style-name="gr98" draw:text-style-name="P11" draw:layer="layout" svg:x1="15.1cm" svg:y1="10.9cm" svg:x2="6.5cm" svg:y2="10.9cm">
            <text:p/>
          </draw:line>
          <draw:line draw:style-name="gr98" draw:text-style-name="P11" draw:layer="layout" svg:x1="6.5cm" svg:y1="20.5cm" svg:x2="6.9cm" svg:y2="20.5cm">
            <text:p/>
          </draw:line>
          <draw:line draw:style-name="gr98" draw:text-style-name="P11" draw:layer="layout" svg:x1="6.5cm" svg:y1="22.5cm" svg:x2="6.9cm" svg:y2="22.9cm">
            <text:p/>
          </draw:line>
          <draw:line draw:style-name="gr98" draw:text-style-name="P11" draw:layer="layout" svg:x1="19.3cm" svg:y1="7.1cm" svg:x2="19.3cm" svg:y2="6.7cm">
            <text:p/>
          </draw:line>
          <draw:line draw:style-name="gr98" draw:text-style-name="P11" draw:layer="layout" svg:x1="15.1cm" svg:y1="10.9cm" svg:x2="15.1cm" svg:y2="7.1cm">
            <text:p/>
          </draw:line>
          <draw:line draw:style-name="gr98" draw:text-style-name="P11" draw:layer="layout" svg:x1="19.3cm" svg:y1="7.1cm" svg:x2="15.1cm" svg:y2="7.1cm">
            <text:p/>
          </draw:line>
          <draw:line draw:style-name="gr98" draw:text-style-name="P11" draw:layer="layout" svg:x1="6.5cm" svg:y1="15.5cm" svg:x2="7.1cm" svg:y2="15.5cm">
            <text:p/>
          </draw:line>
          <draw:line draw:style-name="gr98" draw:text-style-name="P11" draw:layer="layout" svg:x1="6.5cm" svg:y1="12.1cm" svg:x2="6.9cm" svg:y2="12.1cm">
            <text:p/>
          </draw:line>
          <draw:line draw:style-name="gr98" draw:text-style-name="P11" draw:layer="layout" svg:x1="14.5cm" svg:y1="10.3cm" svg:x2="14.5cm" svg:y2="10.9cm">
            <text:p/>
          </draw:line>
          <draw:line draw:style-name="gr91" draw:text-style-name="P11" draw:layer="layout" svg:x1="17.125cm" svg:y1="7.5cm" svg:x2="12.725cm" svg:y2="7.5cm">
            <text:p/>
          </draw:line>
          <draw:line draw:style-name="gr91" draw:text-style-name="P11" draw:layer="layout" svg:x1="17.125cm" svg:y1="7.5cm" svg:x2="17.125cm" svg:y2="10.9cm">
            <text:p/>
          </draw:line>
          <draw:line draw:style-name="gr91" draw:text-style-name="P11" draw:layer="layout" svg:x1="17.525cm" svg:y1="10.9cm" svg:x2="17.125cm" svg:y2="10.9cm">
            <text:p/>
          </draw:line>
          <draw:line draw:style-name="gr105" draw:text-style-name="P11" draw:layer="layout" svg:x1="12.525cm" svg:y1="14.1cm" svg:x2="25.5cm" svg:y2="8.9cm">
            <text:p/>
          </draw:line>
          <draw:line draw:style-name="gr243" draw:text-style-name="P11" draw:layer="layout" svg:x1="12.5cm" svg:y1="14.1cm" svg:x2="11.7cm" svg:y2="13.5cm">
            <text:p/>
          </draw:line>
          <draw:line draw:style-name="gr105" draw:text-style-name="P11" draw:layer="layout" svg:x1="12.125cm" svg:y1="14.3cm" svg:x2="25.5cm" svg:y2="21.3cm">
            <text:p/>
          </draw:line>
          <draw:line draw:style-name="gr243" draw:text-style-name="P11" draw:layer="layout" svg:x1="10.9cm" svg:y1="15.3cm" svg:x2="10.1cm" svg:y2="15.3cm">
            <text:p/>
          </draw:line>
          <draw:line draw:style-name="gr99" draw:text-style-name="P11" draw:layer="layout" svg:x1="6.7cm" svg:y1="22.3cm" svg:x2="7.1cm" svg:y2="22.7cm">
            <text:p/>
          </draw:line>
          <draw:line draw:style-name="gr243" draw:text-style-name="P11" draw:layer="layout" svg:x1="12.125cm" svg:y1="14.3cm" svg:x2="11.325cm" svg:y2="13.7cm">
            <text:p/>
          </draw:line>
          <draw:line draw:style-name="gr243" draw:text-style-name="P11" draw:layer="layout" svg:x1="9.3cm" svg:y1="15.3cm" svg:x2="9.9cm" svg:y2="15.3cm">
            <text:p/>
          </draw:line>
        </draw:g>
        <draw:g>
          <draw:custom-shape draw:style-name="gr244" draw:text-style-name="P44" draw:layer="layout" svg:width="0.2cm" svg:height="1.6cm" svg:x="6.9cm" svg:y="18.3cm">
            <text:p text:style-name="P3"><text:span text:style-name="T18"><text:s text:c="3"/></text:span><text:span text:style-name="T18">1</text:span></text:p>
            <draw:enhanced-geometry svg:viewBox="0 0 21600 21600" draw:mirror-horizontal="false" draw:mirror-vertical="false" draw:type="rectangle" draw:enhanced-path="M 0 0 L 21600 0 21600 21600 0 21600 0 0 Z N"/>
          </draw:custom-shape>
          <draw:custom-shape draw:style-name="gr245" draw:text-style-name="P44" draw:layer="layout" svg:width="0.2cm" svg:height="1.4cm" svg:x="6.5cm" svg:y="9.9cm">
            <text:p text:style-name="P3"><text:span text:style-name="T18"><text:s text:c="3"/></text:span><text:span text:style-name="T18">1</text:span></text:p>
            <draw:enhanced-geometry svg:viewBox="0 0 21600 21600" draw:mirror-horizontal="false" draw:mirror-vertical="false" draw:type="rectangle" draw:enhanced-path="M 0 0 L 21600 0 21600 21600 0 21600 0 0 Z N"/>
          </draw:custom-shape>
          <draw:g>
            <draw:custom-shape draw:style-name="gr246" draw:text-style-name="P44" draw:layer="layout" svg:width="0.2cm" svg:height="0.2cm" svg:x="6.5cm" svg:y="16.1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6.5cm" svg:y="14.3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0.5cm" svg:y="16.1cm">
              <text:p text:style-name="P3"><text:span text:style-name="T18">3</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0.5cm" svg:y="14.3cm">
              <text:p text:style-name="P3"><text:span text:style-name="T18">3</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1.3cm" svg:y="14.3cm">
              <text:p text:style-name="P3"><text:span text:style-name="T18">2</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1.3cm" svg:y="16.1cm">
              <text:p text:style-name="P3"><text:span text:style-name="T18">2</text:span></text:p>
              <draw:enhanced-geometry svg:viewBox="0 0 21600 21600" draw:mirror-horizontal="false" draw:mirror-vertical="false" draw:type="rectangle" draw:enhanced-path="M 0 0 L 21600 0 21600 21600 0 21600 0 0 Z N"/>
            </draw:custom-shape>
          </draw:g>
        </draw:g>
        <draw:frame draw:style-name="gr247" draw:text-style-name="P75" draw:layer="layout" svg:width="0.502cm" svg:height="1.187cm" svg:x="14.932cm" svg:y="19.225cm">
          <draw:text-box>
            <text:p/>
          </draw:text-box>
        </draw:frame>
      </draw:page>
      <draw:page draw:name="page6" draw:style-name="dp1" draw:master-page-name="Default">
        <draw:g>
          <draw:custom-shape draw:style-name="gr190" draw:text-style-name="P47" draw:layer="layout" svg:width="28.4cm" svg:height="18.8cm" svg:x="5.3cm" svg:y="5.9cm">
            <text:p/>
            <draw:enhanced-geometry svg:viewBox="0 0 21600 21600" draw:mirror-horizontal="true" draw:mirror-vertical="false" draw:type="rectangle" draw:enhanced-path="M 0 0 L 21600 0 21600 21600 0 21600 0 0 Z N"/>
          </draw:custom-shape>
          <draw:custom-shape draw:style-name="gr248" draw:text-style-name="P48" draw:layer="layout" svg:width="27.6cm" svg:height="18cm" svg:x="5.7cm" svg:y="6.3cm">
            <text:p/>
            <draw:enhanced-geometry svg:viewBox="0 0 21600 21600" draw:mirror-horizontal="true" draw:mirror-vertical="true" draw:type="rectangle" draw:enhanced-path="M 0 0 L 21600 0 21600 21600 0 21600 0 0 Z N"/>
          </draw:custom-shape>
          <draw:custom-shape draw:style-name="gr249" draw:text-style-name="P50" draw:layer="layout" svg:width="16.6cm" svg:height="26.2cm" draw:transform="rotate (1.5707963267949) translate (6.4cm 23.6cm)">
            <text:p/>
            <draw:enhanced-geometry svg:viewBox="0 0 21600 21600" draw:mirror-horizontal="true" draw:mirror-vertical="true" draw:type="rectangle" draw:enhanced-path="M 0 0 L 21600 0 21600 21600 0 21600 0 0 Z N"/>
          </draw:custom-shape>
          <draw:custom-shape draw:style-name="gr250" draw:text-style-name="P49" draw:layer="layout" svg:width="0.8cm" svg:height="8.6cm" svg:x="16.7cm" svg:y="7cm">
            <text:p/>
            <draw:enhanced-geometry svg:viewBox="0 0 21600 21600" draw:mirror-horizontal="true" draw:mirror-vertical="false" draw:type="rectangle" draw:enhanced-path="M 0 0 L 21600 0 21600 21600 0 21600 0 0 Z N"/>
          </draw:custom-shape>
          <draw:custom-shape draw:style-name="gr251" draw:text-style-name="P49" draw:layer="layout" svg:width="10.4cm" svg:height="1.6cm" svg:x="6.4cm" svg:y="7cm">
            <text:p/>
            <draw:enhanced-geometry svg:viewBox="0 0 21600 21600" draw:mirror-horizontal="true" draw:mirror-vertical="false" draw:type="rectangle" draw:enhanced-path="M 0 0 L 21600 0 21600 21600 0 21600 0 0 Z N"/>
          </draw:custom-shape>
          <draw:custom-shape draw:style-name="gr252" draw:text-style-name="P49" draw:layer="layout" svg:width="6.6cm" svg:height="8.8cm" svg:x="6.3cm" svg:y="10.5cm">
            <text:p/>
            <draw:enhanced-geometry svg:viewBox="0 0 21600 21600" draw:mirror-horizontal="false" draw:mirror-vertical="true" draw:type="rectangle" draw:enhanced-path="M 0 0 L 21600 0 21600 21600 0 21600 0 0 Z N"/>
          </draw:custom-shape>
          <draw:custom-shape draw:style-name="gr194" draw:text-style-name="P61" draw:layer="layout" svg:width="6.8cm" svg:height="6cm" svg:x="7.1cm" svg:y="12.1cm">
            <text:p/>
            <draw:enhanced-geometry svg:viewBox="0 0 21600 21600" draw:mirror-horizontal="false" draw:mirror-vertical="true" draw:type="rectangle" draw:enhanced-path="M 0 0 L 21600 0 21600 21600 0 21600 0 0 Z N"/>
          </draw:custom-shape>
          <draw:custom-shape draw:style-name="gr253" draw:text-style-name="P49" draw:layer="layout" svg:width="23.3cm" svg:height="13.4cm" svg:x="6.4cm" svg:y="8.6cm">
            <text:p/>
            <draw:enhanced-geometry svg:viewBox="0 0 21600 21600" draw:mirror-horizontal="true" draw:mirror-vertical="true" draw:type="rectangle" draw:enhanced-path="M 0 0 L 21600 0 21600 21600 0 21600 0 0 Z N"/>
          </draw:custom-shape>
          <draw:custom-shape draw:style-name="gr198" draw:text-style-name="P63" draw:layer="layout" svg:width="1.6cm" svg:height="1cm" svg:x="11.3cm" svg:y="6.9cm">
            <text:p text:style-name="P3"><text:span text:style-name="T23">MK</text:span></text:p>
            <draw:enhanced-geometry svg:viewBox="0 0 21600 21600" draw:mirror-horizontal="true" draw:mirror-vertical="false" draw:type="rectangle" draw:enhanced-path="M 0 0 L 21600 0 21600 21600 0 21600 0 0 Z N"/>
          </draw:custom-shape>
          <draw:custom-shape draw:style-name="gr254" draw:text-style-name="P50" draw:layer="layout" svg:width="2.2cm" svg:height="5.7cm" draw:transform="rotate (1.5707963267949) translate (6.4cm 22.1cm)">
            <text:p/>
            <draw:enhanced-geometry svg:viewBox="0 0 21600 21600" draw:mirror-horizontal="true" draw:mirror-vertical="true" draw:type="rectangle" draw:enhanced-path="M 0 0 L 21600 0 21600 21600 0 21600 0 0 Z N"/>
          </draw:custom-shape>
          <draw:custom-shape draw:style-name="gr255" draw:text-style-name="P50" draw:layer="layout" svg:width="5.6cm" svg:height="3.8cm" draw:transform="rotate (1.5707963267949) translate (12.9cm 15.7cm)">
            <text:p/>
            <draw:enhanced-geometry svg:viewBox="0 0 21600 21600" draw:mirror-horizontal="true" draw:mirror-vertical="true" draw:type="rectangle" draw:enhanced-path="M 0 0 L 21600 0 21600 21600 0 21600 0 0 Z N"/>
          </draw:custom-shape>
          <draw:custom-shape draw:style-name="gr256" draw:text-style-name="P50" draw:layer="layout" svg:width="5.6cm" svg:height="8.4cm" draw:transform="rotate (1.5707963267949) translate (12.9cm 21.3cm)">
            <text:p/>
            <draw:enhanced-geometry svg:viewBox="0 0 21600 21600" draw:mirror-horizontal="true" draw:mirror-vertical="true" draw:type="rectangle" draw:enhanced-path="M 0 0 L 21600 0 21600 21600 0 21600 0 0 Z N"/>
          </draw:custom-shape>
          <draw:custom-shape draw:style-name="gr257" draw:text-style-name="P50" draw:layer="layout" svg:width="12cm" svg:height="3.8cm" draw:transform="rotate (1.5707963267949) translate (21.3cm 21.3cm)">
            <text:p/>
            <draw:enhanced-geometry svg:viewBox="0 0 21600 21600" draw:mirror-horizontal="true" draw:mirror-vertical="true" draw:type="rectangle" draw:enhanced-path="M 0 0 L 21600 0 21600 21600 0 21600 0 0 Z N"/>
          </draw:custom-shape>
          <draw:custom-shape draw:style-name="gr258" draw:text-style-name="P50" draw:layer="layout" svg:width="6.4cm" svg:height="3.8cm" draw:transform="rotate (1.5707963267949) translate (17.5cm 14.9cm)">
            <text:p/>
            <draw:enhanced-geometry svg:viewBox="0 0 21600 21600" draw:mirror-horizontal="true" draw:mirror-vertical="true" draw:type="rectangle" draw:enhanced-path="M 0 0 L 21600 0 21600 21600 0 21600 0 0 Z N"/>
          </draw:custom-shape>
          <draw:custom-shape draw:style-name="gr257" draw:text-style-name="P50" draw:layer="layout" svg:width="12cm" svg:height="3.8cm" draw:transform="rotate (1.5707963267949) translate (25.9cm 21.3cm)">
            <text:p/>
            <draw:enhanced-geometry svg:viewBox="0 0 21600 21600" draw:mirror-horizontal="true" draw:mirror-vertical="true" draw:type="rectangle" draw:enhanced-path="M 0 0 L 21600 0 21600 21600 0 21600 0 0 Z N"/>
          </draw:custom-shape>
          <draw:custom-shape draw:style-name="gr259" draw:text-style-name="P50" draw:layer="layout" svg:width="2cm" svg:height="10.3cm" draw:transform="rotate (1.5707963267949) translate (6.4cm 10.5cm)">
            <text:p/>
            <draw:enhanced-geometry svg:viewBox="0 0 21600 21600" draw:mirror-horizontal="true" draw:mirror-vertical="true" draw:type="rectangle" draw:enhanced-path="M 0 0 L 21600 0 21600 21600 0 21600 0 0 Z N"/>
          </draw:custom-shape>
        </draw:g>
        <draw:custom-shape draw:style-name="gr136" draw:text-style-name="P54" draw:layer="layout" svg:width="2cm" svg:height="1.999cm" svg:x="2.5cm" svg:y="4.668cm">
          <text:p text:style-name="P3"><text:span text:style-name="T20">O</text:span><text:span text:style-name="T20"><text:line-break/></text:span><text:span text:style-name="T20">N <text:s text:c="2"/>Z</text:span></text:p>
          <text:p text:style-name="P3"><text:span text:style-name="T20">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7" draw:text-style-name="P14" draw:layer="layout" svg:width="0.717cm" svg:height="1.703cm" svg:x="17.7cm" svg:y="26.067cm">
          <draw:text-box>
            <text:p/>
          </draw:text-box>
        </draw:frame>
        <draw:frame draw:style-name="gr1" draw:text-style-name="P1" draw:layer="layout" svg:width="13.2cm" svg:height="1.673cm" svg:x="5.697cm" svg:y="3.468cm">
          <draw:text-box>
            <text:p><text:span text:style-name="T1">Buffer 1</text:span></text:p>
          </draw:text-box>
        </draw:frame>
        <draw:frame draw:style-name="gr24" draw:text-style-name="P14" draw:layer="layout" svg:width="0.502cm" svg:height="1.195cm" svg:x="22.3cm" svg:y="26.5cm">
          <draw:text-box>
            <text:p/>
          </draw:text-box>
        </draw:frame>
        <draw:g>
          <draw:g>
            <draw:custom-shape draw:style-name="gr199" draw:text-style-name="P13" draw:layer="layout" svg:width="4.4cm" svg:height="8cm" svg:x="6.3cm" svg:y="11.5cm">
              <text:p/>
              <draw:enhanced-geometry svg:viewBox="0 0 21600 21600" draw:type="rectangle" draw:enhanced-path="M 0 0 L 21600 0 21600 21600 0 21600 0 0 Z N"/>
            </draw:custom-shape>
            <draw:custom-shape draw:style-name="gr200" draw:text-style-name="P13" draw:layer="layout" svg:width="5.6cm" svg:height="5.6cm" draw:transform="rotate (1.5707963267949) translate (6.3cm 18.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custom-shape draw:style-name="gr201" draw:text-style-name="P64" draw:layer="layout" svg:width="3.96cm" svg:height="1.838cm" draw:transform="rotate (2.35619449019234) translate (10.6cm 15.1cm)">
                <text:p/>
                <draw:enhanced-geometry svg:viewBox="0 0 21600 21600" draw:mirror-horizontal="true" draw:mirror-vertical="false" draw:type="rectangle" draw:enhanced-path="M 0 0 L 21600 0 21600 21600 0 21600 0 0 Z N"/>
              </draw:custom-shape>
              <draw:custom-shape draw:style-name="gr260" draw:text-style-name="P65" draw:layer="layout" svg:width="1.556cm" svg:height="1.556cm" draw:transform="rotate (0.785398163397448) translate (9.7cm 12.2cm)">
                <text:p/>
                <draw:enhanced-geometry svg:viewBox="0 0 21600 21600" draw:mirror-horizontal="true" draw:mirror-vertical="false" draw:type="rectangle" draw:enhanced-path="M 0 0 L 21600 0 21600 21600 0 21600 0 0 Z N"/>
              </draw:custom-shape>
            </draw:g>
            <draw:custom-shape draw:style-name="gr203" draw:text-style-name="P66" draw:layer="layout" svg:width="5.8cm" svg:height="1.4cm" svg:x="6.3cm" svg:y="18.1cm">
              <text:p/>
              <draw:enhanced-geometry svg:viewBox="0 0 21600 21600" draw:type="rectangle" draw:enhanced-path="M 0 0 L 21600 0 21600 21600 0 21600 0 0 Z N"/>
            </draw:custom-shape>
            <draw:custom-shape draw:style-name="gr204" draw:text-style-name="P66" draw:layer="layout" svg:width="5.8cm" svg:height="5.8cm" draw:transform="rotate (1.5707963267949) translate (6.3cm 18.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05" draw:text-style-name="P67" draw:layer="layout" svg:width="1.2cm" svg:height="1.2cm" svg:x="7.1cm" svg:y="11.7cm">
              <text:p text:style-name="P3"><text:span text:style-name="T24">was-</text:span></text:p>
              <text:p text:style-name="P3"><text:span text:style-name="T24">machine</text:span></text:p>
              <draw:enhanced-geometry svg:viewBox="0 0 21600 21600" draw:mirror-horizontal="false" draw:mirror-vertical="false" draw:type="rectangle" draw:enhanced-path="M 0 0 L 21600 0 21600 21600 0 21600 0 0 Z N"/>
            </draw:custom-shape>
            <draw:measure draw:style-name="gr143" draw:text-style-name="P55" draw:layer="layout" svg:x1="12.1cm" svg:y1="17.9cm" svg:x2="6.3cm" svg:y2="17.9cm">
              <text:p text:style-name="P55"><text:span text:style-name="T21"><text:measure text:kind="gap"/></text:span><text:span text:style-name="T21"><text:measure text:kind="value">2.900</text:measure></text:span><text:span text:style-name="T21"><text:s/></text:span><text:span text:style-name="T21"><text:measure text:kind="unit">mm</text:measure></text:span><text:span text:style-name="T21"><text:measure text:kind="gap"/></text:span></text:p>
            </draw:measure>
            <draw:measure draw:style-name="gr206" draw:text-style-name="P55" draw:layer="layout" svg:x1="9.4cm" svg:y1="11.5cm" svg:x2="9.4cm" svg:y2="19.5cm">
              <text:p text:style-name="P55"><text:span text:style-name="T21"><text:measure text:kind="gap"/></text:span><text:span text:style-name="T21"><text:measure text:kind="value">4.000</text:measure></text:span><text:span text:style-name="T21"><text:s/></text:span><text:span text:style-name="T21"><text:measure text:kind="unit">mm</text:measure></text:span><text:span text:style-name="T21"><text:measure text:kind="gap"/></text:span></text:p>
            </draw:measure>
            <draw:g>
              <draw:custom-shape draw:style-name="gr207" draw:text-style-name="P11" draw:layer="layout" svg:width="1.6cm" svg:height="1.6cm" svg:x="6.5cm" svg:y="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8" draw:layer="layout" svg:width="0.02cm" svg:height="0.02cm" svg:x="7.3cm" svg:y="15.5cm">
                <text:p text:style-name="P3"><text:span text:style-name="T25">boiler</text:span></text:p>
                <draw:enhanced-geometry svg:viewBox="0 0 21600 21600" draw:mirror-horizontal="false" draw:mirror-vertical="false" draw:type="rectangle" draw:enhanced-path="M 0 0 L 21600 0 21600 21600 0 21600 0 0 Z N"/>
              </draw:custom-shape>
            </draw:g>
            <draw:custom-shape draw:style-name="gr209" draw:text-style-name="P69" draw:layer="layout" svg:width="1.4cm" svg:height="1.4cm" svg:x="6.9cm" svg:y="13.1cm">
              <text:p text:style-name="P3"><text:span text:style-name="T6">warmte</text:span></text:p>
              <text:p text:style-name="P3"><text:span text:style-name="T6">pomp</text:span></text:p>
              <draw:enhanced-geometry svg:viewBox="0 0 21600 21600" draw:mirror-horizontal="false" draw:mirror-vertical="false" draw:type="rectangle" draw:enhanced-path="M 0 0 L 21600 0 21600 21600 0 21600 0 0 Z N"/>
            </draw:custom-shape>
          </draw:g>
        </draw:g>
        <draw:g>
          <draw:line draw:style-name="gr89" draw:text-style-name="P11" draw:layer="layout" svg:x1="19.5cm" svg:y1="7.1cm" svg:x2="18.5cm" svg:y2="8.1cm">
            <text:p/>
          </draw:line>
          <draw:line draw:style-name="gr89" draw:text-style-name="P11" draw:layer="layout" svg:x1="13.3cm" svg:y1="8.1cm" svg:x2="14.1cm" svg:y2="7.3cm">
            <text:p/>
          </draw:line>
          <draw:line draw:style-name="gr89" draw:text-style-name="P11" draw:layer="layout" svg:x1="9.1cm" svg:y1="11.3cm" svg:x2="8.7cm" svg:y2="10.9cm">
            <text:p/>
          </draw:line>
          <draw:line draw:style-name="gr89" draw:text-style-name="P11" draw:layer="layout" svg:x1="6.9cm" svg:y1="22.9cm" svg:x2="6.7cm" svg:y2="22.7cm">
            <text:p/>
          </draw:line>
          <draw:line draw:style-name="gr89" draw:text-style-name="P11" draw:layer="layout" svg:x1="9.5cm" svg:y1="10.9cm" svg:x2="13.1cm" svg:y2="7.3cm">
            <text:p/>
          </draw:line>
          <draw:line draw:style-name="gr89" draw:text-style-name="P11" draw:layer="layout" svg:x1="18.5cm" svg:y1="8.1cm" svg:x2="12.5cm" svg:y2="8.1cm">
            <text:p/>
          </draw:line>
          <draw:line draw:style-name="gr89" draw:text-style-name="P11" draw:layer="layout" svg:x1="6.7cm" svg:y1="19.5cm" svg:x2="6.7cm" svg:y2="22.7cm">
            <text:p/>
          </draw:line>
          <draw:line draw:style-name="gr89" draw:text-style-name="P11" draw:layer="layout" svg:x1="6.9cm" svg:y1="20.3cm" svg:x2="6.7cm" svg:y2="20.3cm">
            <text:p/>
          </draw:line>
          <draw:line draw:style-name="gr89" draw:text-style-name="P11" draw:layer="layout" svg:x1="12.3cm" svg:y1="19.5cm" svg:x2="12.3cm" svg:y2="10.9cm">
            <text:p/>
          </draw:line>
          <draw:line draw:style-name="gr89" draw:text-style-name="P11" draw:layer="layout" svg:x1="12.3cm" svg:y1="19.5cm" svg:x2="6.7cm" svg:y2="19.5cm">
            <text:p/>
          </draw:line>
          <draw:line draw:style-name="gr89" draw:text-style-name="P11" draw:layer="layout" svg:x1="9.1cm" svg:y1="11.3cm" svg:x2="8.9cm" svg:y2="11.5cm">
            <text:p/>
          </draw:line>
          <draw:line draw:style-name="gr89" draw:text-style-name="P11" draw:layer="layout" svg:x1="7.1cm" svg:y1="10.9cm" svg:x2="7.5cm" svg:y2="11.3cm">
            <text:p/>
          </draw:line>
          <draw:line draw:style-name="gr89" draw:text-style-name="P11" draw:layer="layout" svg:x1="12.3cm" svg:y1="10.9cm" svg:x2="3.5cm" svg:y2="10.9cm">
            <text:p/>
          </draw:line>
        </draw:g>
        <draw:frame draw:style-name="gr242" draw:text-style-name="P37" draw:layer="layout" svg:width="9.58cm" svg:height="4.016cm" svg:x="5.717cm" svg:y="24.884cm">
          <draw:text-box>
            <text:p><text:span text:style-name="T14"><text:file-name text:display="name">julianapark-k31-fundament-3</text:file-name></text:span><text:span text:style-name="T14"><text:s text:c="2"/></text:span><text:span text:style-name="T14"><text:date style:data-style-name="D4" text:date-value="2017-11-15">15-11-2017</text:date></text:span></text:p>
            <text:p><text:span text:style-name="T14">Arend Freije</text:span></text:p>
            <text:p><text:span text:style-name="T14">afreije@inn.nl</text:span></text:p>
            <text:p><text:span text:style-name="T14">06-14143214</text:span></text:p>
          </draw:text-box>
        </draw:frame>
        <draw:line draw:style-name="gr135" draw:text-style-name="P11" draw:layer="layout" svg:x1="11.1cm" svg:y1="10.1cm" svg:x2="12.9cm" svg:y2="10.1cm">
          <text:p/>
        </draw:line>
        <draw:line draw:style-name="gr135" draw:text-style-name="P11" draw:layer="layout" svg:x1="11.3cm" svg:y1="20.9cm" svg:x2="9.5cm" svg:y2="20.9cm">
          <text:p/>
        </draw:line>
        <draw:g>
          <draw:ellipse draw:style-name="gr92" draw:text-style-name="P3" draw:layer="layout" svg:width="0.435cm" svg:height="0.4cm" draw:transform="rotate (1.5707963267949) translate (17.3cm 10.537cm)" draw:kind="arc" draw:start-angle="84.73" draw:end-angle="272.89">
            <text:p/>
          </draw:ellipse>
          <draw:line draw:style-name="gr93" draw:text-style-name="P11" draw:layer="layout" svg:x1="17.5cm" svg:y1="10.501cm" svg:x2="17.5cm" svg:y2="11.101cm">
            <text:p/>
          </draw:line>
          <draw:ellipse draw:style-name="gr92" draw:text-style-name="P3" draw:layer="layout" svg:width="0.29cm" svg:height="0.266cm" draw:transform="rotate (1.5707963267949) translate (17.367cm 10.464cm)" draw:kind="arc" draw:start-angle="84.84" draw:end-angle="272.76">
            <text:p/>
          </draw:ellipse>
          <draw:line draw:style-name="gr94" draw:text-style-name="P11" draw:layer="layout" svg:x1="17.3cm" svg:y1="10.609cm" svg:x2="17.7cm" svg:y2="10.609cm">
            <text:p/>
          </draw:line>
          <draw:line draw:style-name="gr94" draw:text-style-name="P11" draw:layer="layout" svg:x1="17.3cm" svg:y1="10.901cm" svg:x2="17.7cm" svg:y2="10.609cm">
            <text:p/>
          </draw:line>
          <draw:line draw:style-name="gr94" draw:text-style-name="P11" draw:layer="layout" svg:x1="17.3cm" svg:y1="10.993cm" svg:x2="17.7cm" svg:y2="10.701cm">
            <text:p/>
          </draw:line>
          <draw:line draw:style-name="gr94" draw:text-style-name="P11" draw:layer="layout" svg:x1="17.3cm" svg:y1="11.101cm" svg:x2="17.7cm" svg:y2="10.809cm">
            <text:p/>
          </draw:line>
        </draw:g>
        <draw:g>
          <draw:custom-shape draw:style-name="gr244" draw:text-style-name="P44" draw:layer="layout" svg:width="0.2cm" svg:height="1.6cm" svg:x="6.9cm" svg:y="18.5cm">
            <text:p text:style-name="P3"><text:span text:style-name="T18"><text:s text:c="3"/></text:span><text:span text:style-name="T18">1</text:span></text:p>
            <draw:enhanced-geometry svg:viewBox="0 0 21600 21600" draw:mirror-horizontal="false" draw:mirror-vertical="false" draw:type="rectangle" draw:enhanced-path="M 0 0 L 21600 0 21600 21600 0 21600 0 0 Z N"/>
          </draw:custom-shape>
          <draw:custom-shape draw:style-name="gr245" draw:text-style-name="P44" draw:layer="layout" svg:width="0.2cm" svg:height="1.4cm" svg:x="6.5cm" svg:y="10.1cm">
            <text:p text:style-name="P3"><text:span text:style-name="T18"><text:s text:c="3"/></text:span><text:span text:style-name="T18">1</text:span></text:p>
            <draw:enhanced-geometry svg:viewBox="0 0 21600 21600" draw:mirror-horizontal="false" draw:mirror-vertical="false" draw:type="rectangle" draw:enhanced-path="M 0 0 L 21600 0 21600 21600 0 21600 0 0 Z N"/>
          </draw:custom-shape>
          <draw:g>
            <draw:custom-shape draw:style-name="gr246" draw:text-style-name="P44" draw:layer="layout" svg:width="0.2cm" svg:height="0.2cm" svg:x="6.5cm" svg:y="16.1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6.5cm" svg:y="14.3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0.5cm" svg:y="16.1cm">
              <text:p text:style-name="P3"><text:span text:style-name="T18">3</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0.5cm" svg:y="14.3cm">
              <text:p text:style-name="P3"><text:span text:style-name="T18">3</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1.3cm" svg:y="14.3cm">
              <text:p text:style-name="P3"><text:span text:style-name="T18">2</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1.3cm" svg:y="16.1cm">
              <text:p text:style-name="P3"><text:span text:style-name="T18">2</text:span></text:p>
              <draw:enhanced-geometry svg:viewBox="0 0 21600 21600" draw:mirror-horizontal="false" draw:mirror-vertical="false" draw:type="rectangle" draw:enhanced-path="M 0 0 L 21600 0 21600 21600 0 21600 0 0 Z N"/>
            </draw:custom-shape>
          </draw:g>
        </draw:g>
        <draw:g>
          <draw:custom-shape draw:style-name="gr104" draw:text-style-name="P9" draw:layer="layout" svg:width="36cm" svg:height="22.4cm" svg:x="2.5cm" svg:y="2.5cm">
            <text:p/>
            <draw:enhanced-geometry svg:viewBox="0 0 21600 21600" draw:mirror-horizontal="false" draw:mirror-vertical="false" draw:type="rectangle" draw:enhanced-path="M 0 0 L 21600 0 21600 21600 0 21600 0 0 Z N"/>
          </draw:custom-shape>
          <draw:measure draw:style-name="gr261" draw:text-style-name="P56" draw:layer="layout" svg:x1="32.7cm" svg:y1="5.1cm" svg:x2="24.9cm" svg:y2="5.1cm">
            <text:p text:style-name="P56"><text:span text:style-name="T22"><text:measure text:kind="gap"/></text:span><text:span text:style-name="T22"><text:measure text:kind="value">3.900</text:measure></text:span><text:span text:style-name="T22"><text:s/></text:span><text:span text:style-name="T22"><text:measure text:kind="unit">mm</text:measure></text:span><text:span text:style-name="T22"><text:measure text:kind="gap"/></text:span></text:p>
          </draw:measure>
          <draw:measure draw:style-name="gr238" draw:text-style-name="P55" draw:layer="layout" svg:x1="5.3cm" svg:y1="24.7cm" svg:x2="5.2cm" svg:y2="5.9cm">
            <text:p text:style-name="P55"><text:span text:style-name="T21"><text:measure text:kind="gap"/></text:span><text:span text:style-name="T21"><text:measure text:kind="value">9.400</text:measure></text:span><text:span text:style-name="T21"><text:s/></text:span><text:span text:style-name="T21"><text:measure text:kind="unit">mm</text:measure></text:span><text:span text:style-name="T21"><text:measure text:kind="gap"/></text:span></text:p>
          </draw:measure>
          <draw:measure draw:style-name="gr262" draw:text-style-name="P56" draw:layer="layout" svg:x1="33.7cm" svg:y1="5.9cm" svg:x2="5.3cm" svg:y2="5.9cm">
            <text:p text:style-name="P56"><text:span text:style-name="T22"><text:measure text:kind="gap"/></text:span><text:span text:style-name="T22"><text:measure text:kind="value">14.200</text:measure></text:span><text:span text:style-name="T22"><text:s/></text:span><text:span text:style-name="T22"><text:measure text:kind="unit">mm</text:measure></text:span><text:span text:style-name="T22"><text:measure text:kind="gap"/></text:span></text:p>
          </draw:measure>
          <draw:measure draw:style-name="gr263" draw:text-style-name="P56" draw:layer="layout" svg:x1="24.9cm" svg:y1="5.1cm" svg:x2="6.3cm" svg:y2="5.1cm">
            <text:p text:style-name="P56"><text:span text:style-name="T22"><text:measure text:kind="gap"/></text:span><text:span text:style-name="T22"><text:measure text:kind="value">9.300</text:measure></text:span><text:span text:style-name="T22"><text:s/></text:span><text:span text:style-name="T22"><text:measure text:kind="unit">mm</text:measure></text:span><text:span text:style-name="T22"><text:measure text:kind="gap"/></text:span></text:p>
          </draw:measure>
          <draw:measure draw:style-name="gr241" draw:text-style-name="P55" draw:layer="layout" svg:x1="23.1cm" svg:y1="21.3cm" svg:x2="23.1cm" svg:y2="22.1cm">
            <text:p text:style-name="P55"><text:span text:style-name="T21"><text:measure text:kind="gap"/></text:span><text:span text:style-name="T21"><text:measure text:kind="value">400</text:measure></text:span><text:span text:style-name="T21"><text:s/></text:span><text:span text:style-name="T21"><text:measure text:kind="unit">mm</text:measure></text:span><text:span text:style-name="T21"><text:measure text:kind="gap"/></text:span></text:p>
          </draw:measure>
          <draw:measure draw:style-name="gr264" draw:text-style-name="P55" draw:layer="layout" svg:x1="15.4cm" svg:y1="8.5cm" svg:x2="15.4cm" svg:y2="6.9cm">
            <text:p text:style-name="P55"><text:span text:style-name="T21"><text:measure text:kind="gap"/></text:span><text:span text:style-name="T21"><text:measure text:kind="value">800</text:measure></text:span><text:span text:style-name="T21"><text:s/></text:span><text:span text:style-name="T21"><text:measure text:kind="unit">mm</text:measure></text:span><text:span text:style-name="T21"><text:measure text:kind="gap"/></text:span></text:p>
          </draw:measure>
          <draw:measure draw:style-name="gr143" draw:text-style-name="P55" draw:layer="layout" svg:x1="22cm" svg:y1="9.3cm" svg:x2="22cm" svg:y2="21.3cm">
            <text:p text:style-name="P55"><text:span text:style-name="T21"><text:measure text:kind="gap"/></text:span><text:span text:style-name="T21"><text:measure text:kind="value">6.000</text:measure></text:span><text:span text:style-name="T21"><text:s/></text:span><text:span text:style-name="T21"><text:measure text:kind="unit">mm</text:measure></text:span><text:span text:style-name="T21"><text:measure text:kind="gap"/></text:span></text:p>
          </draw:measure>
          <draw:measure draw:style-name="gr144" draw:text-style-name="P55" draw:layer="layout" svg:x1="6.3cm" svg:y1="9.1cm" svg:x2="15.5cm" svg:y2="9.1cm">
            <text:p text:style-name="P55"><text:span text:style-name="T21"><text:measure text:kind="gap"/></text:span><text:span text:style-name="T21"><text:measure text:kind="value">4.600</text:measure></text:span><text:span text:style-name="T21"><text:s/></text:span><text:span text:style-name="T21"><text:measure text:kind="unit">mm</text:measure></text:span><text:span text:style-name="T21"><text:measure text:kind="gap"/></text:span></text:p>
          </draw:measure>
          <draw:measure draw:style-name="gr147" draw:text-style-name="P55" draw:layer="layout" svg:x1="33.7cm" svg:y1="9.7cm" svg:x2="32.7cm" svg:y2="9.7cm">
            <text:p text:style-name="P55"><text:span text:style-name="T21"><text:measure text:kind="gap"/></text:span><text:span text:style-name="T21"><text:measure text:kind="value">500</text:measure></text:span><text:span text:style-name="T21"><text:s/></text:span><text:span text:style-name="T21"><text:measure text:kind="unit">mm</text:measure></text:span><text:span text:style-name="T21"><text:measure text:kind="gap"/></text:span></text:p>
          </draw:measure>
          <draw:measure draw:style-name="gr265" draw:text-style-name="P55" draw:layer="layout" svg:x1="9.1cm" svg:y1="23.7cm" svg:x2="9.1cm" svg:y2="19.9cm">
            <text:p text:style-name="P55"><text:span text:style-name="T21"><text:measure text:kind="gap"/></text:span><text:span text:style-name="T21"><text:measure text:kind="value">1.900</text:measure></text:span><text:span text:style-name="T21"><text:s/></text:span><text:span text:style-name="T21"><text:measure text:kind="unit">mm</text:measure></text:span><text:span text:style-name="T21"><text:measure text:kind="gap"/></text:span></text:p>
          </draw:measure>
          <draw:measure draw:style-name="gr148" draw:text-style-name="P55" draw:layer="layout" svg:x1="25.9cm" svg:y1="10.5cm" svg:x2="29.7cm" svg:y2="10.5cm">
            <text:p text:style-name="P55"><text:span text:style-name="T21"><text:measure text:kind="gap"/></text:span><text:span text:style-name="T21"><text:measure text:kind="value">1.900</text:measure></text:span><text:span text:style-name="T21"><text:s/></text:span><text:span text:style-name="T21"><text:measure text:kind="unit">mm</text:measure></text:span><text:span text:style-name="T21"><text:measure text:kind="gap"/></text:span></text:p>
          </draw:measure>
          <draw:measure draw:style-name="gr148" draw:text-style-name="P55" draw:layer="layout" svg:x1="16.7cm" svg:y1="13.6cm" svg:x2="12.9cm" svg:y2="13.6cm">
            <text:p text:style-name="P55"><text:span text:style-name="T21"><text:measure text:kind="gap"/></text:span><text:span text:style-name="T21"><text:measure text:kind="value">1.900</text:measure></text:span><text:span text:style-name="T21"><text:s/></text:span><text:span text:style-name="T21"><text:measure text:kind="unit">mm</text:measure></text:span><text:span text:style-name="T21"><text:measure text:kind="gap"/></text:span></text:p>
          </draw:measure>
          <draw:measure draw:style-name="gr143" draw:text-style-name="P55" draw:layer="layout" svg:x1="29.7cm" svg:y1="8.5cm" svg:x2="21.3cm" svg:y2="8.5cm">
            <text:p text:style-name="P55"><text:span text:style-name="T21"><text:measure text:kind="gap"/></text:span><text:span text:style-name="T21"><text:measure text:kind="value">4.200</text:measure></text:span><text:span text:style-name="T21"><text:s/></text:span><text:span text:style-name="T21"><text:measure text:kind="unit">mm</text:measure></text:span><text:span text:style-name="T21"><text:measure text:kind="gap"/></text:span></text:p>
          </draw:measure>
          <draw:measure draw:style-name="gr143" draw:text-style-name="P55" draw:layer="layout" svg:x1="16.3cm" svg:y1="15.7cm" svg:x2="16.3cm" svg:y2="8.5cm">
            <text:p text:style-name="P55"><text:span text:style-name="T21"><text:measure text:kind="gap"/></text:span><text:span text:style-name="T21"><text:measure text:kind="value">3.600</text:measure></text:span><text:span text:style-name="T21"><text:s/></text:span><text:span text:style-name="T21"><text:measure text:kind="unit">mm</text:measure></text:span><text:span text:style-name="T21"><text:measure text:kind="gap"/></text:span></text:p>
          </draw:measure>
          <draw:measure draw:style-name="gr148" draw:text-style-name="P55" draw:layer="layout" svg:x1="32.7cm" svg:y1="22.5cm" svg:x2="17.5cm" svg:y2="22.5cm">
            <text:p text:style-name="P55"><text:span text:style-name="T21"><text:measure text:kind="gap"/></text:span><text:span text:style-name="T21"><text:measure text:kind="value">7.600</text:measure></text:span><text:span text:style-name="T21"><text:s/></text:span><text:span text:style-name="T21"><text:measure text:kind="unit">mm</text:measure></text:span><text:span text:style-name="T21"><text:measure text:kind="gap"/></text:span></text:p>
          </draw:measure>
          <draw:measure draw:style-name="gr143" draw:text-style-name="P55" draw:layer="layout" svg:x1="15.5cm" svg:y1="10.5cm" svg:x2="15.5cm" svg:y2="8.5cm">
            <text:p text:style-name="P55"><text:span text:style-name="T21"><text:measure text:kind="gap"/></text:span><text:span text:style-name="T21"><text:measure text:kind="value">1.000</text:measure></text:span><text:span text:style-name="T21"><text:s/></text:span><text:span text:style-name="T21"><text:measure text:kind="unit">mm</text:measure></text:span><text:span text:style-name="T21"><text:measure text:kind="gap"/></text:span></text:p>
          </draw:measure>
          <draw:measure draw:style-name="gr148" draw:text-style-name="P55" draw:layer="layout" svg:x1="29.7cm" svg:y1="22.1cm" svg:x2="32.7cm" svg:y2="22.1cm">
            <text:p text:style-name="P55"><text:span text:style-name="T21"><text:measure text:kind="gap"/></text:span><text:span text:style-name="T21"><text:measure text:kind="value">1.500</text:measure></text:span><text:span text:style-name="T21"><text:s/></text:span><text:span text:style-name="T21"><text:measure text:kind="unit">mm</text:measure></text:span><text:span text:style-name="T21"><text:measure text:kind="gap"/></text:span></text:p>
          </draw:measure>
          <draw:measure draw:style-name="gr147" draw:text-style-name="P55" draw:layer="layout" svg:x1="17.5cm" svg:y1="15.2cm" svg:x2="16.7cm" svg:y2="15.2cm">
            <text:p text:style-name="P55"><text:span text:style-name="T21"><text:measure text:kind="gap"/></text:span><text:span text:style-name="T21"><text:measure text:kind="value">400</text:measure></text:span><text:span text:style-name="T21"><text:s/></text:span><text:span text:style-name="T21"><text:measure text:kind="unit">mm</text:measure></text:span><text:span text:style-name="T21"><text:measure text:kind="gap"/></text:span></text:p>
          </draw:measure>
          <draw:measure draw:style-name="gr148" draw:text-style-name="P55" draw:layer="layout" svg:x1="21.3cm" svg:y1="10.5cm" svg:x2="25.1cm" svg:y2="10.5cm">
            <text:p text:style-name="P55"><text:span text:style-name="T21"><text:measure text:kind="gap"/></text:span><text:span text:style-name="T21"><text:measure text:kind="value">1.900</text:measure></text:span><text:span text:style-name="T21"><text:s/></text:span><text:span text:style-name="T21"><text:measure text:kind="unit">mm</text:measure></text:span><text:span text:style-name="T21"><text:measure text:kind="gap"/></text:span></text:p>
          </draw:measure>
          <draw:measure draw:style-name="gr148" draw:text-style-name="P55" draw:layer="layout" svg:x1="17.5cm" svg:y1="14.4cm" svg:x2="21.3cm" svg:y2="14.4cm">
            <text:p text:style-name="P55"><text:span text:style-name="T21"><text:measure text:kind="gap"/></text:span><text:span text:style-name="T21"><text:measure text:kind="value">1.900</text:measure></text:span><text:span text:style-name="T21"><text:s/></text:span><text:span text:style-name="T21"><text:measure text:kind="unit">mm</text:measure></text:span><text:span text:style-name="T21"><text:measure text:kind="gap"/></text:span></text:p>
          </draw:measure>
          <draw:measure draw:style-name="gr143" draw:text-style-name="P55" draw:layer="layout" svg:x1="17.1cm" svg:y1="23.7cm" svg:x2="17.1cm" svg:y2="14.9cm">
            <text:p text:style-name="P55"><text:span text:style-name="T21"><text:measure text:kind="gap"/></text:span><text:span text:style-name="T21"><text:measure text:kind="value">4.400</text:measure></text:span><text:span text:style-name="T21"><text:s/></text:span><text:span text:style-name="T21"><text:measure text:kind="unit">mm</text:measure></text:span><text:span text:style-name="T21"><text:measure text:kind="gap"/></text:span></text:p>
          </draw:measure>
          <draw:measure draw:style-name="gr148" draw:text-style-name="P55" draw:layer="layout" svg:x1="6.3cm" svg:y1="23.3cm" svg:x2="16.7cm" svg:y2="23.3cm">
            <text:p text:style-name="P55"><text:span text:style-name="T21"><text:measure text:kind="gap"/></text:span><text:span text:style-name="T21"><text:measure text:kind="value">5.200</text:measure></text:span><text:span text:style-name="T21"><text:s/></text:span><text:span text:style-name="T21"><text:measure text:kind="unit">mm</text:measure></text:span><text:span text:style-name="T21"><text:measure text:kind="gap"/></text:span></text:p>
          </draw:measure>
          <draw:measure draw:style-name="gr147" draw:text-style-name="P55" draw:layer="layout" svg:x1="25.867cm" svg:y1="15.4cm" svg:x2="25.067cm" svg:y2="15.4cm">
            <text:p text:style-name="P55"><text:span text:style-name="T21"><text:measure text:kind="gap"/></text:span><text:span text:style-name="T21"><text:measure text:kind="value">400</text:measure></text:span><text:span text:style-name="T21"><text:s/></text:span><text:span text:style-name="T21"><text:measure text:kind="unit">mm</text:measure></text:span><text:span text:style-name="T21"><text:measure text:kind="gap"/></text:span></text:p>
          </draw:measure>
          <draw:measure draw:style-name="gr148" draw:text-style-name="P55" draw:layer="layout" svg:x1="21.3cm" svg:y1="14.4cm" svg:x2="25.1cm" svg:y2="14.4cm">
            <text:p text:style-name="P55"><text:span text:style-name="T21"><text:measure text:kind="gap"/></text:span><text:span text:style-name="T21"><text:measure text:kind="value">1.900</text:measure></text:span><text:span text:style-name="T21"><text:s/></text:span><text:span text:style-name="T21"><text:measure text:kind="unit">mm</text:measure></text:span><text:span text:style-name="T21"><text:measure text:kind="gap"/></text:span></text:p>
          </draw:measure>
          <draw:measure draw:style-name="gr143" draw:text-style-name="P55" draw:layer="layout" svg:x1="6.4cm" svg:y1="9.6cm" svg:x2="5.3cm" svg:y2="9.6cm">
            <text:p text:style-name="P55"><text:span text:style-name="T21"><text:measure text:kind="gap"/></text:span><text:span text:style-name="T21"><text:measure text:kind="value">550</text:measure></text:span><text:span text:style-name="T21"><text:s/></text:span><text:span text:style-name="T21"><text:measure text:kind="unit">mm</text:measure></text:span><text:span text:style-name="T21"><text:measure text:kind="gap"/></text:span></text:p>
          </draw:measure>
          <draw:line draw:style-name="gr152" draw:text-style-name="P11" draw:layer="layout" svg:x1="22.5cm" svg:y1="4.3cm" svg:x2="22.5cm" svg:y2="25.1cm">
            <text:p/>
          </draw:line>
          <draw:line draw:style-name="gr152" draw:text-style-name="P11" draw:layer="layout" svg:x1="7.9cm" svg:y1="4.3cm" svg:x2="7.9cm" svg:y2="24.9cm">
            <text:p/>
          </draw:line>
          <draw:g>
            <draw:line draw:style-name="gr152" draw:text-style-name="P11" draw:layer="layout" svg:x1="3.5cm" svg:y1="15.3cm" svg:x2="35.5cm" svg:y2="15.3cm">
              <text:p/>
            </draw:line>
            <draw:line draw:style-name="gr152" draw:text-style-name="P11" draw:layer="layout" svg:x1="3.5cm" svg:y1="10.3cm" svg:x2="35.5cm" svg:y2="10.3cm">
              <text:p/>
            </draw:line>
          </draw:g>
        </draw:g>
        <draw:g>
          <draw:line draw:style-name="gr99" draw:text-style-name="P11" draw:layer="layout" svg:x1="8.9cm" svg:y1="10.7cm" svg:x2="14.9cm" svg:y2="10.7cm">
            <text:p/>
          </draw:line>
          <draw:line draw:style-name="gr99" draw:text-style-name="P11" draw:layer="layout" svg:x1="6.7cm" svg:y1="19.7cm" svg:x2="6.9cm" svg:y2="19.7cm">
            <text:p/>
          </draw:line>
          <draw:line draw:style-name="gr99" draw:text-style-name="P11" draw:layer="layout" svg:x1="19.7cm" svg:y1="7.3cm" svg:x2="19.7cm" svg:y2="6.7cm">
            <text:p/>
          </draw:line>
          <draw:line draw:style-name="gr99" draw:text-style-name="P11" draw:layer="layout" svg:x1="14.9cm" svg:y1="10.7cm" svg:x2="14.9cm" svg:y2="7.3cm">
            <text:p/>
          </draw:line>
          <draw:line draw:style-name="gr84" draw:text-style-name="P11" draw:layer="layout" svg:x1="3.5cm" svg:y1="7.1cm" svg:x2="12.1cm" svg:y2="7.1cm">
            <text:p/>
          </draw:line>
          <draw:line draw:style-name="gr99" draw:text-style-name="P11" draw:layer="layout" svg:x1="13.7cm" svg:y1="7.3cm" svg:x2="20.5cm" svg:y2="7.3cm">
            <text:p/>
          </draw:line>
          <draw:line draw:style-name="gr99" draw:text-style-name="P11" draw:layer="layout" svg:x1="15.3cm" svg:y1="7.3cm" svg:x2="15.3cm" svg:y2="7.1cm">
            <text:p/>
          </draw:line>
          <draw:line draw:style-name="gr99" draw:text-style-name="P11" draw:layer="layout" svg:x1="12.5cm" svg:y1="7.3cm" svg:x2="13.7cm" svg:y2="7.3cm">
            <text:p/>
          </draw:line>
          <draw:line draw:style-name="gr99" draw:text-style-name="P11" draw:layer="layout" svg:x1="20.5cm" svg:y1="7.3cm" svg:x2="20.5cm" svg:y2="6.7cm">
            <text:p/>
          </draw:line>
          <draw:line draw:style-name="gr99" draw:text-style-name="P11" draw:layer="layout" svg:x1="8.9cm" svg:y1="11.1cm" svg:x2="8.9cm" svg:y2="10.7cm">
            <text:p/>
          </draw:line>
          <draw:line draw:style-name="gr97" draw:text-style-name="P11" draw:layer="layout" svg:x1="6.7cm" svg:y1="22.3cm" svg:x2="6.7cm" svg:y2="11.3cm">
            <text:p/>
          </draw:line>
          <draw:line draw:style-name="gr97" draw:text-style-name="P11" draw:layer="layout" svg:x1="8.9cm" svg:y1="11.3cm" svg:x2="6.7cm" svg:y2="11.3cm">
            <text:p/>
          </draw:line>
          <draw:line draw:style-name="gr97" draw:text-style-name="P11" draw:layer="layout" svg:x1="7.125cm" svg:y1="15.1cm" svg:x2="6.725cm" svg:y2="15.1cm">
            <text:p/>
          </draw:line>
          <draw:line draw:style-name="gr99" draw:text-style-name="P11" draw:layer="layout" svg:x1="7.9cm" svg:y1="11.1cm" svg:x2="9.1cm" svg:y2="11.1cm">
            <text:p/>
          </draw:line>
          <draw:line draw:style-name="gr99" draw:text-style-name="P11" draw:layer="layout" svg:x1="14.7cm" svg:y1="10.1cm" svg:x2="14.7cm" svg:y2="10.7cm">
            <text:p/>
          </draw:line>
          <draw:line draw:style-name="gr97" draw:text-style-name="P11" draw:layer="layout" svg:x1="9.1cm" svg:y1="11.1cm" svg:x2="8.9cm" svg:y2="11.3cm">
            <text:p/>
          </draw:line>
          <draw:line draw:style-name="gr85" draw:text-style-name="P11" draw:layer="layout" svg:x1="3.5cm" svg:y1="7.3cm" svg:x2="11.5cm" svg:y2="7.3cm">
            <text:p/>
          </draw:line>
          <draw:line draw:style-name="gr86" draw:text-style-name="P11" draw:layer="layout" svg:x1="3.5cm" svg:y1="7.5cm" svg:x2="11.7cm" svg:y2="7.5cm">
            <text:p/>
          </draw:line>
          <draw:line draw:style-name="gr87" draw:text-style-name="P11" draw:layer="layout" svg:x1="3.5cm" svg:y1="7.7cm" svg:x2="11.5cm" svg:y2="7.7cm">
            <text:p/>
          </draw:line>
          <draw:line draw:style-name="gr99" draw:text-style-name="P11" draw:layer="layout" svg:x1="12.3cm" svg:y1="7.5cm" svg:x2="12.5cm" svg:y2="7.3cm">
            <text:p/>
          </draw:line>
          <draw:line draw:style-name="gr99" draw:text-style-name="P11" draw:layer="layout" svg:x1="13.7cm" svg:y1="7.3cm" svg:x2="13.7cm" svg:y2="7.1cm">
            <text:p/>
          </draw:line>
          <draw:line draw:style-name="gr99" draw:text-style-name="P11" draw:layer="layout" svg:x1="13.3cm" svg:y1="7.3cm" svg:x2="13.3cm" svg:y2="7.1cm">
            <text:p/>
          </draw:line>
          <draw:line draw:style-name="gr98" draw:text-style-name="P11" draw:layer="layout" svg:x1="9.3cm" svg:y1="11.1cm" svg:x2="9.3cm" svg:y2="10.9cm">
            <text:p/>
          </draw:line>
          <draw:line draw:style-name="gr98" draw:text-style-name="P11" draw:layer="layout" svg:x1="6.5cm" svg:y1="22.5cm" svg:x2="6.5cm" svg:y2="10.9cm">
            <text:p/>
          </draw:line>
          <draw:line draw:style-name="gr98" draw:text-style-name="P11" draw:layer="layout" svg:x1="15.1cm" svg:y1="10.9cm" svg:x2="6.5cm" svg:y2="10.9cm">
            <text:p/>
          </draw:line>
          <draw:line draw:style-name="gr98" draw:text-style-name="P11" draw:layer="layout" svg:x1="6.5cm" svg:y1="20.5cm" svg:x2="6.9cm" svg:y2="20.5cm">
            <text:p/>
          </draw:line>
          <draw:line draw:style-name="gr98" draw:text-style-name="P11" draw:layer="layout" svg:x1="6.5cm" svg:y1="22.5cm" svg:x2="6.9cm" svg:y2="22.9cm">
            <text:p/>
          </draw:line>
          <draw:line draw:style-name="gr98" draw:text-style-name="P11" draw:layer="layout" svg:x1="19.3cm" svg:y1="7.1cm" svg:x2="19.3cm" svg:y2="6.7cm">
            <text:p/>
          </draw:line>
          <draw:line draw:style-name="gr98" draw:text-style-name="P11" draw:layer="layout" svg:x1="15.1cm" svg:y1="10.9cm" svg:x2="15.1cm" svg:y2="7.1cm">
            <text:p/>
          </draw:line>
          <draw:line draw:style-name="gr98" draw:text-style-name="P11" draw:layer="layout" svg:x1="19.3cm" svg:y1="7.1cm" svg:x2="15.1cm" svg:y2="7.1cm">
            <text:p/>
          </draw:line>
          <draw:line draw:style-name="gr98" draw:text-style-name="P11" draw:layer="layout" svg:x1="6.5cm" svg:y1="15.5cm" svg:x2="7.1cm" svg:y2="15.5cm">
            <text:p/>
          </draw:line>
          <draw:line draw:style-name="gr98" draw:text-style-name="P11" draw:layer="layout" svg:x1="6.5cm" svg:y1="12.1cm" svg:x2="6.9cm" svg:y2="12.1cm">
            <text:p/>
          </draw:line>
          <draw:line draw:style-name="gr98" draw:text-style-name="P11" draw:layer="layout" svg:x1="14.5cm" svg:y1="10.3cm" svg:x2="14.5cm" svg:y2="10.9cm">
            <text:p/>
          </draw:line>
          <draw:line draw:style-name="gr91" draw:text-style-name="P11" draw:layer="layout" svg:x1="17.125cm" svg:y1="7.5cm" svg:x2="12.725cm" svg:y2="7.5cm">
            <text:p/>
          </draw:line>
          <draw:line draw:style-name="gr91" draw:text-style-name="P11" draw:layer="layout" svg:x1="17.125cm" svg:y1="7.5cm" svg:x2="17.125cm" svg:y2="10.9cm">
            <text:p/>
          </draw:line>
          <draw:line draw:style-name="gr91" draw:text-style-name="P11" draw:layer="layout" svg:x1="17.525cm" svg:y1="10.9cm" svg:x2="17.125cm" svg:y2="10.9cm">
            <text:p/>
          </draw:line>
          <draw:line draw:style-name="gr105" draw:text-style-name="P11" draw:layer="layout" svg:x1="12.525cm" svg:y1="14.1cm" svg:x2="25.5cm" svg:y2="8.9cm">
            <text:p/>
          </draw:line>
          <draw:line draw:style-name="gr243" draw:text-style-name="P11" draw:layer="layout" svg:x1="12.5cm" svg:y1="14.1cm" svg:x2="11.7cm" svg:y2="13.5cm">
            <text:p/>
          </draw:line>
          <draw:line draw:style-name="gr105" draw:text-style-name="P11" draw:layer="layout" svg:x1="12.125cm" svg:y1="14.3cm" svg:x2="25.5cm" svg:y2="21.3cm">
            <text:p/>
          </draw:line>
          <draw:line draw:style-name="gr243" draw:text-style-name="P11" draw:layer="layout" svg:x1="10.9cm" svg:y1="15.3cm" svg:x2="10.1cm" svg:y2="15.3cm">
            <text:p/>
          </draw:line>
          <draw:line draw:style-name="gr99" draw:text-style-name="P11" draw:layer="layout" svg:x1="6.7cm" svg:y1="22.3cm" svg:x2="7.1cm" svg:y2="22.7cm">
            <text:p/>
          </draw:line>
          <draw:line draw:style-name="gr243" draw:text-style-name="P11" draw:layer="layout" svg:x1="12.125cm" svg:y1="14.3cm" svg:x2="11.325cm" svg:y2="13.7cm">
            <text:p/>
          </draw:line>
          <draw:line draw:style-name="gr243" draw:text-style-name="P11" draw:layer="layout" svg:x1="9.3cm" svg:y1="15.3cm" svg:x2="9.9cm" svg:y2="15.3cm">
            <text:p/>
          </draw:line>
        </draw:g>
        <draw:line draw:style-name="gr135" draw:text-style-name="P11" draw:layer="layout" svg:x1="29.7cm" svg:y1="22.7cm" svg:x2="27.9cm" svg:y2="22.7cm">
          <text:p/>
        </draw:line>
        <draw:line draw:style-name="gr135" draw:text-style-name="P11" draw:layer="layout" svg:x1="18.3cm" svg:y1="16.3cm" svg:x2="20.1cm" svg:y2="16.3cm">
          <text:p/>
        </draw:line>
        <draw:line draw:style-name="gr135" draw:text-style-name="P11" draw:layer="layout" svg:x1="27.9cm" svg:y1="7.7cm" svg:x2="29.7cm" svg:y2="7.7cm">
          <text:p/>
        </draw:line>
      </draw:page>
      <draw:page draw:name="page7" draw:style-name="dp1" draw:master-page-name="Default">
        <draw:g>
          <draw:custom-shape draw:style-name="gr266" draw:text-style-name="P62" draw:layer="layout" svg:width="27.6cm" svg:height="18cm" svg:x="5.7cm" svg:y="6.5cm">
            <text:p/>
            <draw:enhanced-geometry svg:viewBox="0 0 21600 21600" draw:mirror-horizontal="true" draw:mirror-vertical="true" draw:type="rectangle" draw:enhanced-path="M 0 0 L 21600 0 21600 21600 0 21600 0 0 Z N"/>
          </draw:custom-shape>
        </draw:g>
        <draw:g>
          <draw:line draw:style-name="gr89" draw:text-style-name="P11" draw:layer="layout" svg:x1="19.5cm" svg:y1="7.1cm" svg:x2="18.5cm" svg:y2="8.1cm">
            <text:p/>
          </draw:line>
          <draw:line draw:style-name="gr89" draw:text-style-name="P11" draw:layer="layout" svg:x1="13.3cm" svg:y1="8.1cm" svg:x2="14.1cm" svg:y2="7.3cm">
            <text:p/>
          </draw:line>
          <draw:line draw:style-name="gr89" draw:text-style-name="P11" draw:layer="layout" svg:x1="9.1cm" svg:y1="11.3cm" svg:x2="8.7cm" svg:y2="10.9cm">
            <text:p/>
          </draw:line>
          <draw:line draw:style-name="gr89" draw:text-style-name="P11" draw:layer="layout" svg:x1="6.9cm" svg:y1="22.9cm" svg:x2="6.7cm" svg:y2="22.7cm">
            <text:p/>
          </draw:line>
          <draw:line draw:style-name="gr89" draw:text-style-name="P11" draw:layer="layout" svg:x1="9.5cm" svg:y1="10.9cm" svg:x2="13.1cm" svg:y2="7.3cm">
            <text:p/>
          </draw:line>
          <draw:line draw:style-name="gr89" draw:text-style-name="P11" draw:layer="layout" svg:x1="18.5cm" svg:y1="8.1cm" svg:x2="12.5cm" svg:y2="8.1cm">
            <text:p/>
          </draw:line>
          <draw:line draw:style-name="gr89" draw:text-style-name="P11" draw:layer="layout" svg:x1="6.7cm" svg:y1="19.5cm" svg:x2="6.7cm" svg:y2="22.7cm">
            <text:p/>
          </draw:line>
          <draw:line draw:style-name="gr89" draw:text-style-name="P11" draw:layer="layout" svg:x1="6.9cm" svg:y1="20.3cm" svg:x2="6.7cm" svg:y2="20.3cm">
            <text:p/>
          </draw:line>
          <draw:line draw:style-name="gr89" draw:text-style-name="P11" draw:layer="layout" svg:x1="12.3cm" svg:y1="19.5cm" svg:x2="12.3cm" svg:y2="10.9cm">
            <text:p/>
          </draw:line>
          <draw:line draw:style-name="gr89" draw:text-style-name="P11" draw:layer="layout" svg:x1="12.3cm" svg:y1="19.5cm" svg:x2="6.7cm" svg:y2="19.5cm">
            <text:p/>
          </draw:line>
          <draw:line draw:style-name="gr89" draw:text-style-name="P11" draw:layer="layout" svg:x1="9.1cm" svg:y1="11.3cm" svg:x2="8.9cm" svg:y2="11.5cm">
            <text:p/>
          </draw:line>
          <draw:line draw:style-name="gr89" draw:text-style-name="P11" draw:layer="layout" svg:x1="7.1cm" svg:y1="10.9cm" svg:x2="7.5cm" svg:y2="11.3cm">
            <text:p/>
          </draw:line>
          <draw:line draw:style-name="gr89" draw:text-style-name="P11" draw:layer="layout" svg:x1="12.3cm" svg:y1="10.9cm" svg:x2="3.5cm" svg:y2="10.9cm">
            <text:p/>
          </draw:line>
        </draw:g>
        <draw:custom-shape draw:style-name="gr136" draw:text-style-name="P54" draw:layer="layout" svg:width="2cm" svg:height="1.999cm" svg:x="2.5cm" svg:y="4.668cm">
          <text:p text:style-name="P3"><text:span text:style-name="T20">O</text:span><text:span text:style-name="T20"><text:line-break/></text:span><text:span text:style-name="T20">N <text:s text:c="2"/>Z</text:span></text:p>
          <text:p text:style-name="P3"><text:span text:style-name="T20">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7" draw:text-style-name="P14" draw:layer="layout" svg:width="0.717cm" svg:height="1.703cm" svg:x="17.7cm" svg:y="26.067cm">
          <draw:text-box>
            <text:p/>
          </draw:text-box>
        </draw:frame>
        <draw:frame draw:style-name="gr1" draw:text-style-name="P1" draw:layer="layout" svg:width="13.2cm" svg:height="1.673cm" svg:x="5.697cm" svg:y="3.468cm">
          <draw:text-box>
            <text:p><text:span text:style-name="T1">Vloer buffer1</text:span></text:p>
          </draw:text-box>
        </draw:frame>
        <draw:frame draw:style-name="gr24" draw:text-style-name="P14" draw:layer="layout" svg:width="0.502cm" svg:height="1.195cm" svg:x="22.3cm" svg:y="26.5cm">
          <draw:text-box>
            <text:p/>
          </draw:text-box>
        </draw:frame>
        <draw:g>
          <draw:custom-shape draw:style-name="gr104" draw:text-style-name="P9" draw:layer="layout" svg:width="36cm" svg:height="22.4cm" svg:x="2.5cm" svg:y="2.5cm">
            <text:p/>
            <draw:enhanced-geometry svg:viewBox="0 0 21600 21600" draw:mirror-horizontal="false" draw:mirror-vertical="false" draw:type="rectangle" draw:enhanced-path="M 0 0 L 21600 0 21600 21600 0 21600 0 0 Z N"/>
          </draw:custom-shape>
          <draw:measure draw:style-name="gr267" draw:text-style-name="P56" draw:layer="layout" svg:x1="32.7cm" svg:y1="5.3cm" svg:x2="24.9cm" svg:y2="5.3cm">
            <text:p text:style-name="P56"><text:span text:style-name="T22"><text:measure text:kind="gap"/></text:span><text:span text:style-name="T22"><text:measure text:kind="value">3.900</text:measure></text:span><text:span text:style-name="T22"><text:s/></text:span><text:span text:style-name="T22"><text:measure text:kind="unit">mm</text:measure></text:span><text:span text:style-name="T22"><text:measure text:kind="gap"/></text:span></text:p>
          </draw:measure>
          <draw:measure draw:style-name="gr238" draw:text-style-name="P55" draw:layer="layout" svg:x1="5.3cm" svg:y1="24.9cm" svg:x2="5.2cm" svg:y2="6.1cm">
            <text:p text:style-name="P55"><text:span text:style-name="T21"><text:measure text:kind="gap"/></text:span><text:span text:style-name="T21"><text:measure text:kind="value">9.400</text:measure></text:span><text:span text:style-name="T21"><text:s/></text:span><text:span text:style-name="T21"><text:measure text:kind="unit">mm</text:measure></text:span><text:span text:style-name="T21"><text:measure text:kind="gap"/></text:span></text:p>
          </draw:measure>
          <draw:measure draw:style-name="gr268" draw:text-style-name="P56" draw:layer="layout" svg:x1="33.7cm" svg:y1="6.1cm" svg:x2="5.3cm" svg:y2="6.1cm">
            <text:p text:style-name="P56"><text:span text:style-name="T22"><text:measure text:kind="gap"/></text:span><text:span text:style-name="T22"><text:measure text:kind="value">14.200</text:measure></text:span><text:span text:style-name="T22"><text:s/></text:span><text:span text:style-name="T22"><text:measure text:kind="unit">mm</text:measure></text:span><text:span text:style-name="T22"><text:measure text:kind="gap"/></text:span></text:p>
          </draw:measure>
          <draw:measure draw:style-name="gr269" draw:text-style-name="P56" draw:layer="layout" svg:x1="24.9cm" svg:y1="5.3cm" svg:x2="6.3cm" svg:y2="5.3cm">
            <text:p text:style-name="P56"><text:span text:style-name="T22"><text:measure text:kind="gap"/></text:span><text:span text:style-name="T22"><text:measure text:kind="value">9.300</text:measure></text:span><text:span text:style-name="T22"><text:s/></text:span><text:span text:style-name="T22"><text:measure text:kind="unit">mm</text:measure></text:span><text:span text:style-name="T22"><text:measure text:kind="gap"/></text:span></text:p>
          </draw:measure>
          <draw:measure draw:style-name="gr147" draw:text-style-name="P55" draw:layer="layout" svg:x1="23.5cm" svg:y1="24.5cm" svg:x2="23.5cm" svg:y2="6.5cm">
            <text:p text:style-name="P55"><text:span text:style-name="T21"><text:measure text:kind="gap"/></text:span><text:span text:style-name="T21"><text:measure text:kind="value">9.000</text:measure></text:span><text:span text:style-name="T21"><text:s/></text:span><text:span text:style-name="T21"><text:measure text:kind="unit">mm</text:measure></text:span><text:span text:style-name="T21"><text:measure text:kind="gap"/></text:span></text:p>
          </draw:measure>
          <draw:measure draw:style-name="gr241" draw:text-style-name="P55" draw:layer="layout" svg:x1="33.3cm" svg:y1="9.3cm" svg:x2="5.7cm" svg:y2="9.296cm">
            <text:p text:style-name="P55"><text:span text:style-name="T21"><text:measure text:kind="gap"/></text:span><text:span text:style-name="T21"><text:measure text:kind="value">13.800</text:measure></text:span><text:span text:style-name="T21"><text:s/></text:span><text:span text:style-name="T21"><text:measure text:kind="unit">mm</text:measure></text:span><text:span text:style-name="T21"><text:measure text:kind="gap"/></text:span></text:p>
          </draw:measure>
        </draw:g>
        <draw:frame draw:style-name="gr242" draw:text-style-name="P37" draw:layer="layout" svg:width="9.58cm" svg:height="4.016cm" svg:x="5.717cm" svg:y="24.884cm">
          <draw:text-box>
            <text:p><text:span text:style-name="T14"><text:file-name text:display="name">julianapark-k31-fundament-3</text:file-name></text:span><text:span text:style-name="T14"><text:s text:c="2"/></text:span><text:span text:style-name="T14"><text:date style:data-style-name="D4" text:date-value="2017-11-15">15-11-2017</text:date></text:span></text:p>
            <text:p><text:span text:style-name="T14">Arend Freije</text:span></text:p>
            <text:p><text:span text:style-name="T14">afreije@inn.nl</text:span></text:p>
            <text:p><text:span text:style-name="T14">06-14143214</text:span></text:p>
          </draw:text-box>
        </draw:frame>
        <draw:g>
          <draw:line draw:style-name="gr84" draw:text-style-name="P11" draw:layer="layout" svg:x1="3.5cm" svg:y1="7.1cm" svg:x2="12.1cm" svg:y2="7.1cm">
            <text:p/>
          </draw:line>
          <draw:line draw:style-name="gr85" draw:text-style-name="P11" draw:layer="layout" svg:x1="3.5cm" svg:y1="7.3cm" svg:x2="11.5cm" svg:y2="7.3cm">
            <text:p/>
          </draw:line>
          <draw:line draw:style-name="gr86" draw:text-style-name="P11" draw:layer="layout" svg:x1="3.5cm" svg:y1="7.5cm" svg:x2="11.7cm" svg:y2="7.5cm">
            <text:p/>
          </draw:line>
          <draw:line draw:style-name="gr87" draw:text-style-name="P11" draw:layer="layout" svg:x1="3.5cm" svg:y1="7.7cm" svg:x2="11.5cm" svg:y2="7.7cm">
            <text:p/>
          </draw:line>
          <draw:line draw:style-name="gr105" draw:text-style-name="P11" draw:layer="layout" svg:x1="12.525cm" svg:y1="14.1cm" svg:x2="25.5cm" svg:y2="8.9cm">
            <text:p/>
          </draw:line>
          <draw:line draw:style-name="gr243" draw:text-style-name="P11" draw:layer="layout" svg:x1="12.5cm" svg:y1="14.1cm" svg:x2="11.7cm" svg:y2="13.5cm">
            <text:p/>
          </draw:line>
          <draw:line draw:style-name="gr105" draw:text-style-name="P11" draw:layer="layout" svg:x1="12.125cm" svg:y1="14.3cm" svg:x2="25.5cm" svg:y2="21.3cm">
            <text:p/>
          </draw:line>
          <draw:line draw:style-name="gr243" draw:text-style-name="P11" draw:layer="layout" svg:x1="10.9cm" svg:y1="15.3cm" svg:x2="10.1cm" svg:y2="15.3cm">
            <text:p/>
          </draw:line>
          <draw:line draw:style-name="gr243" draw:text-style-name="P11" draw:layer="layout" svg:x1="12.125cm" svg:y1="14.3cm" svg:x2="11.325cm" svg:y2="13.7cm">
            <text:p/>
          </draw:line>
          <draw:line draw:style-name="gr243" draw:text-style-name="P11" draw:layer="layout" svg:x1="9.3cm" svg:y1="15.3cm" svg:x2="9.9cm" svg:y2="15.3cm">
            <text:p/>
          </draw:line>
        </draw:g>
        <draw:g>
          <draw:custom-shape draw:style-name="gr246" draw:text-style-name="P44" draw:layer="layout" svg:width="0.2cm" svg:height="0.2cm" svg:x="6.5cm" svg:y="16.1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6.5cm" svg:y="14.3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0.5cm" svg:y="16.1cm">
            <text:p text:style-name="P3"><text:span text:style-name="T18">3</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0.5cm" svg:y="14.3cm">
            <text:p text:style-name="P3"><text:span text:style-name="T18">3</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1.3cm" svg:y="14.3cm">
            <text:p text:style-name="P3"><text:span text:style-name="T18">2</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1.3cm" svg:y="16.1cm">
            <text:p text:style-name="P3"><text:span text:style-name="T18">2</text:span></text:p>
            <draw:enhanced-geometry svg:viewBox="0 0 21600 21600" draw:mirror-horizontal="false" draw:mirror-vertical="false" draw:type="rectangle" draw:enhanced-path="M 0 0 L 21600 0 21600 21600 0 21600 0 0 Z N"/>
          </draw:custom-shape>
        </draw:g>
        <draw:g>
          <draw:line draw:style-name="gr152" draw:text-style-name="P11" draw:layer="layout" svg:x1="3.5cm" svg:y1="15.3cm" svg:x2="35.5cm" svg:y2="15.3cm">
            <text:p/>
          </draw:line>
          <draw:line draw:style-name="gr152" draw:text-style-name="P11" draw:layer="layout" svg:x1="3.5cm" svg:y1="10.3cm" svg:x2="35.5cm" svg:y2="10.3cm">
            <text:p/>
          </draw:line>
          <draw:line draw:style-name="gr152" draw:text-style-name="P11" draw:layer="layout" svg:x1="22.5cm" svg:y1="4.3cm" svg:x2="22.5cm" svg:y2="25.1cm">
            <text:p/>
          </draw:line>
          <draw:line draw:style-name="gr152" draw:text-style-name="P11" draw:layer="layout" svg:x1="7.9cm" svg:y1="4.3cm" svg:x2="7.9cm" svg:y2="24.9cm">
            <text:p/>
          </draw:line>
        </draw:g>
      </draw:page>
      <draw:page draw:name="page8" draw:style-name="dp1" draw:master-page-name="Default">
        <draw:g>
          <draw:custom-shape draw:style-name="gr270" draw:text-style-name="P48" draw:layer="layout" svg:width="27.2cm" svg:height="17.6cm" svg:x="5.7cm" svg:y="6.5cm">
            <text:p/>
            <draw:enhanced-geometry svg:viewBox="0 0 21600 21600" draw:mirror-horizontal="true" draw:mirror-vertical="true" draw:type="rectangle" draw:enhanced-path="M 0 0 L 21600 0 21600 21600 0 21600 0 0 Z N"/>
          </draw:custom-shape>
          <draw:custom-shape draw:style-name="gr271" draw:text-style-name="P50" draw:layer="layout" svg:width="16.8cm" svg:height="24cm" draw:transform="rotate (1.5707963267949) translate (8.5cm 23.7cm)">
            <text:p/>
            <draw:enhanced-geometry svg:viewBox="0 0 21600 21600" draw:mirror-horizontal="true" draw:mirror-vertical="true" draw:type="rectangle" draw:enhanced-path="M 0 0 L 21600 0 21600 21600 0 21600 0 0 Z N"/>
          </draw:custom-shape>
          <draw:custom-shape draw:style-name="gr272" draw:text-style-name="P49" draw:layer="layout" svg:width="17.2cm" svg:height="13.6cm" svg:x="8.5cm" svg:y="8.5cm">
            <text:p/>
            <draw:enhanced-geometry svg:viewBox="0 0 21600 21600" draw:mirror-horizontal="true" draw:mirror-vertical="true" draw:type="rectangle" draw:enhanced-path="M 0 0 L 21600 0 21600 21600 0 21600 0 0 Z N"/>
          </draw:custom-shape>
          <draw:custom-shape draw:style-name="gr273" draw:text-style-name="P50" draw:layer="layout" svg:width="12cm" svg:height="3.6cm" draw:transform="rotate (1.5707963267949) translate (21.3cm 21.288cm)">
            <text:p/>
            <draw:enhanced-geometry svg:viewBox="0 0 21600 21600" draw:mirror-horizontal="true" draw:mirror-vertical="false" draw:type="rectangle" draw:enhanced-path="M 0 0 L 21600 0 21600 21600 0 21600 0 0 Z N"/>
          </draw:custom-shape>
          <draw:custom-shape draw:style-name="gr274" draw:text-style-name="P50" draw:layer="layout" svg:width="5.6cm" svg:height="12cm" draw:transform="rotate (1.5707963267949) translate (9.3cm 14.9cm)">
            <text:p/>
            <draw:enhanced-geometry svg:viewBox="0 0 21600 21600" draw:mirror-horizontal="true" draw:mirror-vertical="true" draw:type="rectangle" draw:enhanced-path="M 0 0 L 21600 0 21600 21600 0 21600 0 0 Z N"/>
          </draw:custom-shape>
          <draw:custom-shape draw:style-name="gr274" draw:text-style-name="P50" draw:layer="layout" svg:width="5.6cm" svg:height="12cm" draw:transform="rotate (1.5707963267949) translate (9.3cm 21.3cm)">
            <text:p/>
            <draw:enhanced-geometry svg:viewBox="0 0 21600 21600" draw:mirror-horizontal="true" draw:mirror-vertical="true" draw:type="rectangle" draw:enhanced-path="M 0 0 L 21600 0 21600 21600 0 21600 0 0 Z N"/>
          </draw:custom-shape>
          <draw:custom-shape draw:style-name="gr275" draw:text-style-name="P50" draw:layer="layout" svg:width="7.96cm" svg:height="2.4cm" draw:transform="rotate (1.5707963267949) translate (6.1cm 14.86cm)">
            <text:p/>
            <draw:enhanced-geometry svg:viewBox="0 0 21600 21600" draw:mirror-horizontal="true" draw:mirror-vertical="true" draw:type="rectangle" draw:enhanced-path="M 0 0 L 21600 0 21600 21600 0 21600 0 0 Z N"/>
          </draw:custom-shape>
          <draw:custom-shape draw:style-name="gr276" draw:text-style-name="P50" draw:layer="layout" svg:width="8.04cm" svg:height="2.4cm" draw:transform="rotate (1.5707963267949) translate (6.1cm 23.7cm)">
            <text:p/>
            <draw:enhanced-geometry svg:viewBox="0 0 21600 21600" draw:mirror-horizontal="true" draw:mirror-vertical="true" draw:type="rectangle" draw:enhanced-path="M 0 0 L 21600 0 21600 21600 0 21600 0 0 Z N"/>
          </draw:custom-shape>
          <draw:custom-shape draw:style-name="gr277" draw:text-style-name="P49" draw:layer="layout" svg:width="2.6cm" svg:height="0.8cm" svg:x="6.1cm" svg:y="14.86cm">
            <text:p/>
            <draw:enhanced-geometry svg:viewBox="0 0 21600 21600" draw:mirror-horizontal="false" draw:mirror-vertical="true" draw:type="rectangle" draw:enhanced-path="M 0 0 L 21600 0 21600 21600 0 21600 0 0 Z N"/>
          </draw:custom-shape>
        </draw:g>
        <draw:custom-shape draw:style-name="gr136" draw:text-style-name="P54" draw:layer="layout" svg:width="2cm" svg:height="1.999cm" svg:x="2.5cm" svg:y="4.668cm">
          <text:p text:style-name="P3"><text:span text:style-name="T20">O</text:span><text:span text:style-name="T20"><text:line-break/></text:span><text:span text:style-name="T20">N <text:s text:c="2"/>Z</text:span></text:p>
          <text:p text:style-name="P3"><text:span text:style-name="T20">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7" draw:text-style-name="P14" draw:layer="layout" svg:width="0.717cm" svg:height="1.703cm" svg:x="17.7cm" svg:y="26.067cm">
          <draw:text-box>
            <text:p/>
          </draw:text-box>
        </draw:frame>
        <draw:frame draw:style-name="gr1" draw:text-style-name="P1" draw:layer="layout" svg:width="13.2cm" svg:height="1.673cm" svg:x="5.697cm" svg:y="3.468cm">
          <draw:text-box>
            <text:p><text:span text:style-name="T1">Buffer 23, Buffer4</text:span></text:p>
          </draw:text-box>
        </draw:frame>
        <draw:frame draw:style-name="gr24" draw:text-style-name="P14" draw:layer="layout" svg:width="0.502cm" svg:height="1.195cm" svg:x="22.3cm" svg:y="26.5cm">
          <draw:text-box>
            <text:p/>
          </draw:text-box>
        </draw:frame>
        <draw:g>
          <draw:custom-shape draw:style-name="gr104" draw:text-style-name="P9" draw:layer="layout" svg:width="36cm" svg:height="22.4cm" svg:x="2.5cm" svg:y="2.3cm">
            <text:p/>
            <draw:enhanced-geometry svg:viewBox="0 0 21600 21600" draw:mirror-horizontal="false" draw:mirror-vertical="false" draw:type="rectangle" draw:enhanced-path="M 0 0 L 21600 0 21600 21600 0 21600 0 0 Z N"/>
          </draw:custom-shape>
          <draw:measure draw:style-name="gr278" draw:text-style-name="P55" draw:layer="layout" svg:x1="5.4cm" svg:y1="6.5cm" svg:x2="5.4cm" svg:y2="24.1cm">
            <text:p text:style-name="P55"><text:span text:style-name="T21"><text:measure text:kind="gap"/></text:span><text:span text:style-name="T21"><text:measure text:kind="value">8.800</text:measure></text:span><text:span text:style-name="T21"><text:s/></text:span><text:span text:style-name="T21"><text:measure text:kind="unit">mm</text:measure></text:span><text:span text:style-name="T21"><text:measure text:kind="gap"/></text:span></text:p>
          </draw:measure>
          <draw:measure draw:style-name="gr241" draw:text-style-name="P55" draw:layer="layout" svg:x1="32.9cm" svg:y1="6.096cm" svg:x2="5.7cm" svg:y2="6.096cm">
            <text:p text:style-name="P55"><text:span text:style-name="T21"><text:measure text:kind="gap"/></text:span><text:span text:style-name="T21"><text:measure text:kind="value">13.600</text:measure></text:span><text:span text:style-name="T21"><text:s/></text:span><text:span text:style-name="T21"><text:measure text:kind="unit">mm</text:measure></text:span><text:span text:style-name="T21"><text:measure text:kind="gap"/></text:span></text:p>
          </draw:measure>
          <draw:measure draw:style-name="gr147" draw:text-style-name="P55" draw:layer="layout" svg:x1="25.7cm" svg:y1="11.1cm" svg:x2="24.9cm" svg:y2="11.1cm">
            <text:p text:style-name="P55"><text:span text:style-name="T21"><text:measure text:kind="gap"/></text:span><text:span text:style-name="T21"><text:measure text:kind="value">400</text:measure></text:span><text:span text:style-name="T21"><text:s/></text:span><text:span text:style-name="T21"><text:measure text:kind="unit">mm</text:measure></text:span><text:span text:style-name="T21"><text:measure text:kind="gap"/></text:span></text:p>
          </draw:measure>
          <draw:measure draw:style-name="gr241" draw:text-style-name="P55" draw:layer="layout" svg:x1="14.8cm" svg:y1="22.199cm" svg:x2="14.8cm" svg:y2="21.399cm">
            <text:p text:style-name="P55"><text:span text:style-name="T21"><text:measure text:kind="gap"/></text:span><text:span text:style-name="T21"><text:measure text:kind="value">400</text:measure></text:span><text:span text:style-name="T21"><text:s/></text:span><text:span text:style-name="T21"><text:measure text:kind="unit">mm</text:measure></text:span><text:span text:style-name="T21"><text:measure text:kind="gap"/></text:span></text:p>
          </draw:measure>
          <draw:measure draw:style-name="gr265" draw:text-style-name="P55" draw:layer="layout" svg:x1="20.801cm" svg:y1="23.7cm" svg:x2="20.801cm" svg:y2="22.1cm">
            <text:p text:style-name="P55"><text:span text:style-name="T21"><text:measure text:kind="gap"/></text:span><text:span text:style-name="T21"><text:measure text:kind="value">800</text:measure></text:span><text:span text:style-name="T21"><text:s/></text:span><text:span text:style-name="T21"><text:measure text:kind="unit">mm</text:measure></text:span><text:span text:style-name="T21"><text:measure text:kind="gap"/></text:span></text:p>
          </draw:measure>
          <draw:measure draw:style-name="gr143" draw:text-style-name="P55" draw:layer="layout" svg:x1="23.5cm" svg:y1="9.3cm" svg:x2="23.5cm" svg:y2="21.3cm">
            <text:p text:style-name="P55"><text:span text:style-name="T21"><text:measure text:kind="gap"/></text:span><text:span text:style-name="T21"><text:measure text:kind="value">6.000</text:measure></text:span><text:span text:style-name="T21"><text:s/></text:span><text:span text:style-name="T21"><text:measure text:kind="unit">mm</text:measure></text:span><text:span text:style-name="T21"><text:measure text:kind="gap"/></text:span></text:p>
          </draw:measure>
          <draw:measure draw:style-name="gr278" draw:text-style-name="P55" draw:layer="layout" svg:x1="25.7cm" svg:y1="12.7cm" svg:x2="32.5cm" svg:y2="12.7cm">
            <text:p text:style-name="P55"><text:span text:style-name="T21"><text:measure text:kind="gap"/></text:span><text:span text:style-name="T21"><text:measure text:kind="value">3.400</text:measure></text:span><text:span text:style-name="T21"><text:s/></text:span><text:span text:style-name="T21"><text:measure text:kind="unit">mm</text:measure></text:span><text:span text:style-name="T21"><text:measure text:kind="gap"/></text:span></text:p>
          </draw:measure>
          <draw:measure draw:style-name="gr278" draw:text-style-name="P55" draw:layer="layout" svg:x1="6.1cm" svg:y1="12.5cm" svg:x2="8.5cm" svg:y2="12.5cm">
            <text:p text:style-name="P55"><text:span text:style-name="T21"><text:measure text:kind="gap"/></text:span><text:span text:style-name="T21"><text:measure text:kind="value">1.200</text:measure></text:span><text:span text:style-name="T21"><text:s/></text:span><text:span text:style-name="T21"><text:measure text:kind="unit">mm</text:measure></text:span><text:span text:style-name="T21"><text:measure text:kind="gap"/></text:span></text:p>
          </draw:measure>
          <draw:measure draw:style-name="gr278" draw:text-style-name="P55" draw:layer="layout" svg:x1="9.3cm" svg:y1="12.6cm" svg:x2="24.9cm" svg:y2="12.6cm">
            <text:p text:style-name="P55"><text:span text:style-name="T21"><text:measure text:kind="gap"/></text:span><text:span text:style-name="T21"><text:measure text:kind="value">7.800</text:measure></text:span><text:span text:style-name="T21"><text:s/></text:span><text:span text:style-name="T21"><text:measure text:kind="unit">mm</text:measure></text:span><text:span text:style-name="T21"><text:measure text:kind="gap"/></text:span></text:p>
          </draw:measure>
          <draw:line draw:style-name="gr135" draw:text-style-name="P11" draw:layer="layout" svg:x1="10.501cm" svg:y1="7.7cm" svg:x2="12.301cm" svg:y2="7.7cm">
            <text:p/>
          </draw:line>
          <draw:line draw:style-name="gr135" draw:text-style-name="P11" draw:layer="layout" svg:x1="12.301cm" svg:y1="16.9cm" svg:x2="10.501cm" svg:y2="16.9cm">
            <text:p/>
          </draw:line>
          <draw:line draw:style-name="gr135" draw:text-style-name="P11" draw:layer="layout" svg:x1="10.501cm" svg:y1="13.7cm" svg:x2="12.301cm" svg:y2="13.7cm">
            <text:p/>
          </draw:line>
          <draw:line draw:style-name="gr135" draw:text-style-name="P11" draw:layer="layout" svg:x1="12.301cm" svg:y1="22.9cm" svg:x2="10.501cm" svg:y2="22.9cm">
            <text:p/>
          </draw:line>
          <draw:measure draw:style-name="gr265" draw:text-style-name="P55" draw:layer="layout" svg:x1="20.8cm" svg:y1="21.3cm" svg:x2="20.8cm" svg:y2="15.7cm">
            <text:p text:style-name="P55"><text:span text:style-name="T21"><text:measure text:kind="gap"/></text:span><text:span text:style-name="T21"><text:measure text:kind="value">2.800</text:measure></text:span><text:span text:style-name="T21"><text:s/></text:span><text:span text:style-name="T21"><text:measure text:kind="unit">mm</text:measure></text:span><text:span text:style-name="T21"><text:measure text:kind="gap"/></text:span></text:p>
          </draw:measure>
          <draw:measure draw:style-name="gr265" draw:text-style-name="P55" draw:layer="layout" svg:x1="20.664cm" svg:y1="14.9cm" svg:x2="20.664cm" svg:y2="9.3cm">
            <text:p text:style-name="P55"><text:span text:style-name="T21"><text:measure text:kind="gap"/></text:span><text:span text:style-name="T21"><text:measure text:kind="value">2.800</text:measure></text:span><text:span text:style-name="T21"><text:s/></text:span><text:span text:style-name="T21"><text:measure text:kind="unit">mm</text:measure></text:span><text:span text:style-name="T21"><text:measure text:kind="gap"/></text:span></text:p>
          </draw:measure>
          <draw:measure draw:style-name="gr265" draw:text-style-name="P55" draw:layer="layout" svg:x1="20.601cm" svg:y1="8.401cm" svg:x2="20.601cm" svg:y2="6.801cm">
            <text:p text:style-name="P55"><text:span text:style-name="T21"><text:measure text:kind="gap"/></text:span><text:span text:style-name="T21"><text:measure text:kind="value">800</text:measure></text:span><text:span text:style-name="T21"><text:s/></text:span><text:span text:style-name="T21"><text:measure text:kind="unit">mm</text:measure></text:span><text:span text:style-name="T21"><text:measure text:kind="gap"/></text:span></text:p>
          </draw:measure>
          <draw:measure draw:style-name="gr241" draw:text-style-name="P55" draw:layer="layout" svg:x1="14.8cm" svg:y1="15.799cm" svg:x2="14.8cm" svg:y2="14.999cm">
            <text:p text:style-name="P55"><text:span text:style-name="T21"><text:measure text:kind="gap"/></text:span><text:span text:style-name="T21"><text:measure text:kind="value">400</text:measure></text:span><text:span text:style-name="T21"><text:s/></text:span><text:span text:style-name="T21"><text:measure text:kind="unit">mm</text:measure></text:span><text:span text:style-name="T21"><text:measure text:kind="gap"/></text:span></text:p>
          </draw:measure>
          <draw:measure draw:style-name="gr241" draw:text-style-name="P55" draw:layer="layout" svg:x1="14.8cm" svg:y1="9.399cm" svg:x2="14.8cm" svg:y2="8.599cm">
            <text:p text:style-name="P55"><text:span text:style-name="T21"><text:measure text:kind="gap"/></text:span><text:span text:style-name="T21"><text:measure text:kind="value">400</text:measure></text:span><text:span text:style-name="T21"><text:s/></text:span><text:span text:style-name="T21"><text:measure text:kind="unit">mm</text:measure></text:span><text:span text:style-name="T21"><text:measure text:kind="gap"/></text:span></text:p>
          </draw:measure>
          <draw:g>
            <draw:line draw:style-name="gr152" draw:text-style-name="P11" draw:layer="layout" svg:x1="3.5cm" svg:y1="15.3cm" svg:x2="35.5cm" svg:y2="15.3cm">
              <text:p/>
            </draw:line>
            <draw:line draw:style-name="gr152" draw:text-style-name="P11" draw:layer="layout" svg:x1="3.5cm" svg:y1="10.3cm" svg:x2="35.5cm" svg:y2="10.3cm">
              <text:p/>
            </draw:line>
            <draw:line draw:style-name="gr152" draw:text-style-name="P11" draw:layer="layout" svg:x1="22.5cm" svg:y1="4.3cm" svg:x2="22.5cm" svg:y2="25.1cm">
              <text:p/>
            </draw:line>
            <draw:line draw:style-name="gr152" draw:text-style-name="P11" draw:layer="layout" svg:x1="7.9cm" svg:y1="4.3cm" svg:x2="7.9cm" svg:y2="24.9cm">
              <text:p/>
            </draw:line>
          </draw:g>
        </draw:g>
        <draw:frame draw:style-name="gr242" draw:text-style-name="P37" draw:layer="layout" svg:width="9.58cm" svg:height="4.016cm" svg:x="5.717cm" svg:y="24.884cm">
          <draw:text-box>
            <text:p><text:span text:style-name="T14"><text:file-name text:display="name">julianapark-k31-fundament-3</text:file-name></text:span><text:span text:style-name="T14"><text:s text:c="2"/></text:span><text:span text:style-name="T14"><text:date style:data-style-name="D4" text:date-value="2017-11-15">15-11-2017</text:date></text:span></text:p>
            <text:p><text:span text:style-name="T14">Arend Freije</text:span></text:p>
            <text:p><text:span text:style-name="T14">afreije@inn.nl</text:span></text:p>
            <text:p><text:span text:style-name="T14">06-14143214</text:span></text:p>
          </draw:text-box>
        </draw:frame>
        <draw:g>
          <draw:custom-shape draw:style-name="gr246" draw:text-style-name="P44" draw:layer="layout" svg:width="0.2cm" svg:height="0.2cm" svg:x="6.5cm" svg:y="16.1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6.5cm" svg:y="14.3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0.5cm" svg:y="16.1cm">
            <text:p text:style-name="P3"><text:span text:style-name="T18">3</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0.5cm" svg:y="14.3cm">
            <text:p text:style-name="P3"><text:span text:style-name="T18">3</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1.3cm" svg:y="14.3cm">
            <text:p text:style-name="P3"><text:span text:style-name="T18">2</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1.3cm" svg:y="16.1cm">
            <text:p text:style-name="P3"><text:span text:style-name="T18">2</text:span></text:p>
            <draw:enhanced-geometry svg:viewBox="0 0 21600 21600" draw:mirror-horizontal="false" draw:mirror-vertical="false" draw:type="rectangle" draw:enhanced-path="M 0 0 L 21600 0 21600 21600 0 21600 0 0 Z N"/>
          </draw:custom-shape>
        </draw:g>
        <draw:frame draw:style-name="gr279" draw:text-style-name="P1" draw:layer="layout" svg:width="8.2cm" svg:height="1.2cm" svg:x="24.3cm" svg:y="7.3cm">
          <draw:text-box>
            <text:p><text:span text:style-name="T1">Buffer4</text:span></text:p>
          </draw:text-box>
        </draw:frame>
        <draw:frame draw:style-name="gr280" draw:text-style-name="P76" draw:layer="layout" svg:width="3.419cm" svg:height="0.955cm" svg:x="10.081cm" svg:y="9.9cm">
          <draw:text-box>
            <text:p><text:span text:style-name="T1">Buffer 23</text:span></text:p>
          </draw:text-box>
        </draw:frame>
        <draw:line draw:style-name="gr105" draw:text-style-name="P11" draw:layer="layout" svg:x1="20.7cm" svg:y1="15.3cm" svg:x2="10.1cm" svg:y2="15.3cm">
          <text:p/>
        </draw:line>
        <draw:line draw:style-name="gr105" draw:text-style-name="P11" draw:layer="layout" svg:x1="6.9cm" svg:y1="15.3cm" svg:x2="8.9cm" svg:y2="15.3cm">
          <text:p/>
        </draw:line>
      </draw:page>
      <draw:page draw:name="page9" draw:style-name="dp1" draw:master-page-name="Default">
        <draw:g>
          <draw:custom-shape draw:style-name="gr270" draw:text-style-name="P48" draw:layer="layout" svg:width="27.2cm" svg:height="17.6cm" svg:x="5.7cm" svg:y="6.5cm">
            <text:p/>
            <draw:enhanced-geometry svg:viewBox="0 0 21600 21600" draw:mirror-horizontal="true" draw:mirror-vertical="true" draw:type="rectangle" draw:enhanced-path="M 0 0 L 21600 0 21600 21600 0 21600 0 0 Z N"/>
          </draw:custom-shape>
          <draw:custom-shape draw:style-name="gr281" draw:text-style-name="P49" draw:layer="layout" svg:width="21.2cm" svg:height="11.6cm" svg:x="8.7cm" svg:y="9.5cm">
            <text:p/>
            <draw:enhanced-geometry svg:viewBox="0 0 21600 21600" draw:mirror-horizontal="true" draw:mirror-vertical="true" draw:type="rectangle" draw:enhanced-path="M 0 0 L 21600 0 21600 21600 0 21600 0 0 Z N"/>
          </draw:custom-shape>
          <draw:custom-shape draw:style-name="gr282" draw:text-style-name="P48" draw:layer="layout" svg:width="20cm" svg:height="10.4cm" svg:x="9.3cm" svg:y="10.1cm">
            <text:p/>
            <draw:enhanced-geometry svg:viewBox="0 0 21600 21600" draw:mirror-horizontal="true" draw:mirror-vertical="true" draw:type="rectangle" draw:enhanced-path="M 0 0 L 21600 0 21600 21600 0 21600 0 0 Z N"/>
          </draw:custom-shape>
          <draw:custom-shape draw:style-name="gr283" draw:text-style-name="P11" draw:layer="layout" svg:width="20.4cm" svg:height="10.8cm" svg:x="9.1cm" svg:y="9.9cm">
            <text:p/>
            <draw:enhanced-geometry svg:viewBox="0 0 21600 21600" draw:type="rectangle" draw:enhanced-path="M 0 0 L 21600 0 21600 21600 0 21600 0 0 Z N"/>
          </draw:custom-shape>
          <draw:custom-shape draw:style-name="gr284" draw:text-style-name="P11" draw:layer="layout" svg:width="20.8cm" svg:height="11.2cm" svg:x="8.9cm" svg:y="9.7cm">
            <text:p/>
            <draw:enhanced-geometry svg:viewBox="0 0 21600 21600" draw:type="rectangle" draw:enhanced-path="M 0 0 L 21600 0 21600 21600 0 21600 0 0 Z N"/>
          </draw:custom-shape>
          <draw:custom-shape draw:style-name="gr285" draw:text-style-name="P50" draw:layer="layout" svg:width="0.4cm" svg:height="1cm" draw:transform="rotate (1.5707963267949) translate (26.3cm 15.5cm)">
            <text:p/>
            <draw:enhanced-geometry svg:viewBox="0 0 21600 21600" draw:mirror-horizontal="true" draw:mirror-vertical="true" draw:type="rectangle" draw:enhanced-path="M 0 0 L 21600 0 21600 21600 0 21600 0 0 Z N"/>
          </draw:custom-shape>
          <draw:custom-shape draw:style-name="gr285" draw:text-style-name="P50" draw:layer="layout" svg:width="0.4cm" svg:height="1cm" draw:transform="rotate (1.5707963267949) translate (30.9cm 15.5cm)">
            <text:p/>
            <draw:enhanced-geometry svg:viewBox="0 0 21600 21600" draw:mirror-horizontal="true" draw:mirror-vertical="true" draw:type="rectangle" draw:enhanced-path="M 0 0 L 21600 0 21600 21600 0 21600 0 0 Z N"/>
          </draw:custom-shape>
          <draw:g>
            <draw:custom-shape draw:style-name="gr286" draw:text-style-name="P50" draw:layer="layout" svg:width="8.2cm" svg:height="2.4cm" draw:transform="rotate (1.5707963267949) translate (6.1cm 15.1cm)">
              <text:p/>
              <draw:enhanced-geometry svg:viewBox="0 0 21600 21600" draw:mirror-horizontal="true" draw:mirror-vertical="true" draw:type="rectangle" draw:enhanced-path="M 0 0 L 21600 0 21600 21600 0 21600 0 0 Z N"/>
            </draw:custom-shape>
            <draw:custom-shape draw:style-name="gr287" draw:text-style-name="P50" draw:layer="layout" svg:width="2.4cm" svg:height="15cm" draw:transform="rotate (1.5707963267949) translate (8.9cm 9.3cm)">
              <text:p/>
              <draw:enhanced-geometry svg:viewBox="0 0 21600 21600" draw:mirror-horizontal="true" draw:mirror-vertical="true" draw:type="rectangle" draw:enhanced-path="M 0 0 L 21600 0 21600 21600 0 21600 0 0 Z N"/>
            </draw:custom-shape>
            <draw:custom-shape draw:style-name="gr288" draw:text-style-name="P50" draw:layer="layout" svg:width="2.4cm" svg:height="8.2cm" draw:transform="rotate (1.5707963267949) translate (24.3cm 9.3cm)">
              <text:p/>
              <draw:enhanced-geometry svg:viewBox="0 0 21600 21600" draw:mirror-horizontal="true" draw:mirror-vertical="true" draw:type="rectangle" draw:enhanced-path="M 0 0 L 21600 0 21600 21600 0 21600 0 0 Z N"/>
            </draw:custom-shape>
            <draw:custom-shape draw:style-name="gr289" draw:text-style-name="P50" draw:layer="layout" svg:width="5.4cm" svg:height="2.4cm" draw:transform="rotate (1.5707963267949) translate (30.1cm 15.1cm)">
              <text:p/>
              <draw:enhanced-geometry svg:viewBox="0 0 21600 21600" draw:mirror-horizontal="true" draw:mirror-vertical="true" draw:type="rectangle" draw:enhanced-path="M 0 0 L 21600 0 21600 21600 0 21600 0 0 Z N"/>
            </draw:custom-shape>
            <draw:custom-shape draw:style-name="gr285" draw:text-style-name="P50" draw:layer="layout" svg:width="0.4cm" svg:height="1cm" draw:transform="rotate (1.5707963267949) translate (30.9cm 9.7cm)">
              <text:p/>
              <draw:enhanced-geometry svg:viewBox="0 0 21600 21600" draw:mirror-horizontal="true" draw:mirror-vertical="true" draw:type="rectangle" draw:enhanced-path="M 0 0 L 21600 0 21600 21600 0 21600 0 0 Z N"/>
            </draw:custom-shape>
            <draw:custom-shape draw:style-name="gr290" draw:text-style-name="P50" draw:layer="layout" svg:width="1cm" svg:height="0.4cm" draw:transform="rotate (1.5707963267949) translate (8.5cm 8.5cm)">
              <text:p/>
              <draw:enhanced-geometry svg:viewBox="0 0 21600 21600" draw:mirror-horizontal="true" draw:mirror-vertical="true" draw:type="rectangle" draw:enhanced-path="M 0 0 L 21600 0 21600 21600 0 21600 0 0 Z N"/>
            </draw:custom-shape>
            <draw:custom-shape draw:style-name="gr290" draw:text-style-name="P50" draw:layer="layout" svg:width="1cm" svg:height="0.4cm" draw:transform="rotate (1.5707963267949) translate (23.9cm 8.5cm)">
              <text:p/>
              <draw:enhanced-geometry svg:viewBox="0 0 21600 21600" draw:mirror-horizontal="true" draw:mirror-vertical="true" draw:type="rectangle" draw:enhanced-path="M 0 0 L 21600 0 21600 21600 0 21600 0 0 Z N"/>
            </draw:custom-shape>
          </draw:g>
          <draw:g>
            <draw:custom-shape draw:style-name="gr286" draw:text-style-name="P50" draw:layer="layout" svg:width="8.2cm" svg:height="2.4cm" draw:transform="rotate (-1.5707963267949) translate (32.5cm 15.5cm)">
              <text:p/>
              <draw:enhanced-geometry svg:viewBox="0 0 21600 21600" draw:mirror-horizontal="true" draw:mirror-vertical="true" draw:type="rectangle" draw:enhanced-path="M 0 0 L 21600 0 21600 21600 0 21600 0 0 Z N"/>
            </draw:custom-shape>
            <draw:custom-shape draw:style-name="gr287" draw:text-style-name="P50" draw:layer="layout" svg:width="2.4cm" svg:height="15cm" draw:transform="rotate (-1.5707963267949) translate (29.7cm 21.3cm)">
              <text:p/>
              <draw:enhanced-geometry svg:viewBox="0 0 21600 21600" draw:mirror-horizontal="true" draw:mirror-vertical="true" draw:type="rectangle" draw:enhanced-path="M 0 0 L 21600 0 21600 21600 0 21600 0 0 Z N"/>
            </draw:custom-shape>
            <draw:custom-shape draw:style-name="gr288" draw:text-style-name="P50" draw:layer="layout" svg:width="2.4cm" svg:height="8.2cm" draw:transform="rotate (-1.5707963267949) translate (14.3cm 21.3cm)">
              <text:p/>
              <draw:enhanced-geometry svg:viewBox="0 0 21600 21600" draw:mirror-horizontal="true" draw:mirror-vertical="true" draw:type="rectangle" draw:enhanced-path="M 0 0 L 21600 0 21600 21600 0 21600 0 0 Z N"/>
            </draw:custom-shape>
            <draw:custom-shape draw:style-name="gr289" draw:text-style-name="P50" draw:layer="layout" svg:width="5.4cm" svg:height="2.4cm" draw:transform="rotate (-1.5707963267949) translate (8.5cm 15.5cm)">
              <text:p/>
              <draw:enhanced-geometry svg:viewBox="0 0 21600 21600" draw:mirror-horizontal="true" draw:mirror-vertical="true" draw:type="rectangle" draw:enhanced-path="M 0 0 L 21600 0 21600 21600 0 21600 0 0 Z N"/>
            </draw:custom-shape>
            <draw:custom-shape draw:style-name="gr285" draw:text-style-name="P50" draw:layer="layout" svg:width="0.4cm" svg:height="1cm" draw:transform="rotate (-1.5707963267949) translate (7.7cm 20.9cm)">
              <text:p/>
              <draw:enhanced-geometry svg:viewBox="0 0 21600 21600" draw:mirror-horizontal="true" draw:mirror-vertical="true" draw:type="rectangle" draw:enhanced-path="M 0 0 L 21600 0 21600 21600 0 21600 0 0 Z N"/>
            </draw:custom-shape>
            <draw:custom-shape draw:style-name="gr290" draw:text-style-name="P50" draw:layer="layout" svg:width="1cm" svg:height="0.4cm" draw:transform="rotate (-1.5707963267949) translate (30.1cm 22.1cm)">
              <text:p/>
              <draw:enhanced-geometry svg:viewBox="0 0 21600 21600" draw:mirror-horizontal="true" draw:mirror-vertical="true" draw:type="rectangle" draw:enhanced-path="M 0 0 L 21600 0 21600 21600 0 21600 0 0 Z N"/>
            </draw:custom-shape>
            <draw:custom-shape draw:style-name="gr290" draw:text-style-name="P50" draw:layer="layout" svg:width="1cm" svg:height="0.4cm" draw:transform="rotate (-1.5707963267949) translate (14.7cm 22.1cm)">
              <text:p/>
              <draw:enhanced-geometry svg:viewBox="0 0 21600 21600" draw:mirror-horizontal="true" draw:mirror-vertical="true" draw:type="rectangle" draw:enhanced-path="M 0 0 L 21600 0 21600 21600 0 21600 0 0 Z N"/>
            </draw:custom-shape>
          </draw:g>
          <draw:g>
            <draw:custom-shape draw:style-name="gr291" draw:text-style-name="P50" draw:layer="layout" svg:width="4.8cm" svg:height="9.2cm" draw:transform="rotate (1.5707963267949) translate (14.7cm 15.1cm)">
              <text:p/>
              <draw:enhanced-geometry svg:viewBox="0 0 21600 21600" draw:mirror-horizontal="true" draw:mirror-vertical="true" draw:type="rectangle" draw:enhanced-path="M 0 0 L 21600 0 21600 21600 0 21600 0 0 Z N"/>
            </draw:custom-shape>
            <draw:custom-shape draw:style-name="gr292" draw:text-style-name="P50" draw:layer="layout" svg:width="4.8cm" svg:height="4.8cm" draw:transform="rotate (1.5707963267949) translate (24.3cm 15.1cm)">
              <text:p/>
              <draw:enhanced-geometry svg:viewBox="0 0 21600 21600" draw:mirror-horizontal="true" draw:mirror-vertical="true" draw:type="rectangle" draw:enhanced-path="M 0 0 L 21600 0 21600 21600 0 21600 0 0 Z N"/>
            </draw:custom-shape>
            <draw:custom-shape draw:style-name="gr293" draw:text-style-name="P50" draw:layer="layout" svg:width="1.2cm" svg:height="0.4cm" draw:transform="rotate (1.5707963267949) translate (23.9cm 13.112cm)">
              <text:p/>
              <draw:enhanced-geometry svg:viewBox="0 0 21600 21600" draw:mirror-horizontal="true" draw:mirror-vertical="true" draw:type="rectangle" draw:enhanced-path="M 0 0 L 21600 0 21600 21600 0 21600 0 0 Z N"/>
            </draw:custom-shape>
            <draw:custom-shape draw:style-name="gr292" draw:text-style-name="P50" draw:layer="layout" svg:width="4.8cm" svg:height="4.8cm" draw:transform="rotate (1.5707963267949) translate (9.5cm 15.1cm)">
              <text:p/>
              <draw:enhanced-geometry svg:viewBox="0 0 21600 21600" draw:mirror-horizontal="true" draw:mirror-vertical="true" draw:type="rectangle" draw:enhanced-path="M 0 0 L 21600 0 21600 21600 0 21600 0 0 Z N"/>
            </draw:custom-shape>
            <draw:custom-shape draw:style-name="gr293" draw:text-style-name="P50" draw:layer="layout" svg:width="1.2cm" svg:height="0.4cm" draw:transform="rotate (1.5707963267949) translate (14.3cm 13.112cm)">
              <text:p/>
              <draw:enhanced-geometry svg:viewBox="0 0 21600 21600" draw:mirror-horizontal="true" draw:mirror-vertical="true" draw:type="rectangle" draw:enhanced-path="M 0 0 L 21600 0 21600 21600 0 21600 0 0 Z N"/>
            </draw:custom-shape>
          </draw:g>
          <draw:g>
            <draw:custom-shape draw:style-name="gr291" draw:text-style-name="P50" draw:layer="layout" svg:width="4.8cm" svg:height="9.2cm" draw:transform="rotate (1.5707963267949) translate (14.7cm 20.3cm)">
              <text:p/>
              <draw:enhanced-geometry svg:viewBox="0 0 21600 21600" draw:mirror-horizontal="true" draw:mirror-vertical="false" draw:type="rectangle" draw:enhanced-path="M 0 0 L 21600 0 21600 21600 0 21600 0 0 Z N"/>
            </draw:custom-shape>
            <draw:custom-shape draw:style-name="gr292" draw:text-style-name="P50" draw:layer="layout" svg:width="4.8cm" svg:height="4.8cm" draw:transform="rotate (1.5707963267949) translate (24.3cm 20.3cm)">
              <text:p/>
              <draw:enhanced-geometry svg:viewBox="0 0 21600 21600" draw:mirror-horizontal="true" draw:mirror-vertical="false" draw:type="rectangle" draw:enhanced-path="M 0 0 L 21600 0 21600 21600 0 21600 0 0 Z N"/>
            </draw:custom-shape>
            <draw:custom-shape draw:style-name="gr293" draw:text-style-name="P50" draw:layer="layout" svg:width="1.2cm" svg:height="0.4cm" draw:transform="rotate (1.5707963267949) translate (23.9cm 18.688cm)">
              <text:p/>
              <draw:enhanced-geometry svg:viewBox="0 0 21600 21600" draw:mirror-horizontal="true" draw:mirror-vertical="false" draw:type="rectangle" draw:enhanced-path="M 0 0 L 21600 0 21600 21600 0 21600 0 0 Z N"/>
            </draw:custom-shape>
            <draw:custom-shape draw:style-name="gr292" draw:text-style-name="P50" draw:layer="layout" svg:width="4.8cm" svg:height="4.8cm" draw:transform="rotate (1.5707963267949) translate (9.5cm 20.3cm)">
              <text:p/>
              <draw:enhanced-geometry svg:viewBox="0 0 21600 21600" draw:mirror-horizontal="true" draw:mirror-vertical="false" draw:type="rectangle" draw:enhanced-path="M 0 0 L 21600 0 21600 21600 0 21600 0 0 Z N"/>
            </draw:custom-shape>
            <draw:custom-shape draw:style-name="gr293" draw:text-style-name="P50" draw:layer="layout" svg:width="1.2cm" svg:height="0.4cm" draw:transform="rotate (1.5707963267949) translate (14.3cm 18.688cm)">
              <text:p/>
              <draw:enhanced-geometry svg:viewBox="0 0 21600 21600" draw:mirror-horizontal="true" draw:mirror-vertical="false" draw:type="rectangle" draw:enhanced-path="M 0 0 L 21600 0 21600 21600 0 21600 0 0 Z N"/>
            </draw:custom-shape>
          </draw:g>
        </draw:g>
        <draw:custom-shape draw:style-name="gr136" draw:text-style-name="P54" draw:layer="layout" svg:width="2cm" svg:height="1.999cm" svg:x="2.5cm" svg:y="4.668cm">
          <text:p text:style-name="P3"><text:span text:style-name="T20">O</text:span><text:span text:style-name="T20"><text:line-break/></text:span><text:span text:style-name="T20">N <text:s text:c="2"/>Z</text:span></text:p>
          <text:p text:style-name="P3"><text:span text:style-name="T20">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7" draw:text-style-name="P14" draw:layer="layout" svg:width="0.717cm" svg:height="1.703cm" svg:x="17.7cm" svg:y="26.067cm">
          <draw:text-box>
            <text:p/>
          </draw:text-box>
        </draw:frame>
        <draw:frame draw:style-name="gr1" draw:text-style-name="P1" draw:layer="layout" svg:width="20.403cm" svg:height="1.673cm" svg:x="5.697cm" svg:y="3.468cm">
          <draw:text-box>
            <text:p><text:span text:style-name="T1">Buffer 23, Buffer4: ideaalplaatje, waterkelders zonder betongranulaat</text:span></text:p>
          </draw:text-box>
        </draw:frame>
        <draw:frame draw:style-name="gr24" draw:text-style-name="P14" draw:layer="layout" svg:width="0.502cm" svg:height="1.195cm" svg:x="22.3cm" svg:y="26.5cm">
          <draw:text-box>
            <text:p/>
          </draw:text-box>
        </draw:frame>
        <draw:g>
          <draw:custom-shape draw:style-name="gr104" draw:text-style-name="P9" draw:layer="layout" svg:width="36cm" svg:height="22.4cm" svg:x="2.5cm" svg:y="2.3cm">
            <text:p/>
            <draw:enhanced-geometry svg:viewBox="0 0 21600 21600" draw:mirror-horizontal="false" draw:mirror-vertical="false" draw:type="rectangle" draw:enhanced-path="M 0 0 L 21600 0 21600 21600 0 21600 0 0 Z N"/>
          </draw:custom-shape>
          <draw:measure draw:style-name="gr278" draw:text-style-name="P55" draw:layer="layout" svg:x1="5.4cm" svg:y1="6.5cm" svg:x2="5.4cm" svg:y2="24.1cm">
            <text:p text:style-name="P55"><text:span text:style-name="T21"><text:measure text:kind="gap"/></text:span><text:span text:style-name="T21"><text:measure text:kind="value">8.800</text:measure></text:span><text:span text:style-name="T21"><text:s/></text:span><text:span text:style-name="T21"><text:measure text:kind="unit">mm</text:measure></text:span><text:span text:style-name="T21"><text:measure text:kind="gap"/></text:span></text:p>
          </draw:measure>
          <draw:measure draw:style-name="gr241" draw:text-style-name="P55" draw:layer="layout" svg:x1="32.9cm" svg:y1="6.096cm" svg:x2="5.7cm" svg:y2="6.096cm">
            <text:p text:style-name="P55"><text:span text:style-name="T21"><text:measure text:kind="gap"/></text:span><text:span text:style-name="T21"><text:measure text:kind="value">13.600</text:measure></text:span><text:span text:style-name="T21"><text:s/></text:span><text:span text:style-name="T21"><text:measure text:kind="unit">mm</text:measure></text:span><text:span text:style-name="T21"><text:measure text:kind="gap"/></text:span></text:p>
          </draw:measure>
          <draw:measure draw:style-name="gr147" draw:text-style-name="P55" draw:layer="layout" svg:x1="25.3cm" svg:y1="11.1cm" svg:x2="24.3cm" svg:y2="11.1cm">
            <text:p text:style-name="P55"><text:span text:style-name="T21"><text:measure text:kind="gap"/></text:span><text:span text:style-name="T21"><text:measure text:kind="value">500</text:measure></text:span><text:span text:style-name="T21"><text:s/></text:span><text:span text:style-name="T21"><text:measure text:kind="unit">mm</text:measure></text:span><text:span text:style-name="T21"><text:measure text:kind="gap"/></text:span></text:p>
          </draw:measure>
          <draw:measure draw:style-name="gr241" draw:text-style-name="P55" draw:layer="layout" svg:x1="14.5cm" svg:y1="21.3cm" svg:x2="14.5cm" svg:y2="20.3cm">
            <text:p text:style-name="P55"><text:span text:style-name="T21"><text:measure text:kind="gap"/></text:span><text:span text:style-name="T21"><text:measure text:kind="value">500</text:measure></text:span><text:span text:style-name="T21"><text:s/></text:span><text:span text:style-name="T21"><text:measure text:kind="unit">mm</text:measure></text:span><text:span text:style-name="T21"><text:measure text:kind="gap"/></text:span></text:p>
          </draw:measure>
          <draw:measure draw:style-name="gr148" draw:text-style-name="P55" draw:layer="layout" svg:x1="20.7cm" svg:y1="23.7cm" svg:x2="20.7cm" svg:y2="21.3cm">
            <text:p text:style-name="P55"><text:span text:style-name="T21"><text:measure text:kind="gap"/></text:span><text:span text:style-name="T21"><text:measure text:kind="value">1.200</text:measure></text:span><text:span text:style-name="T21"><text:s/></text:span><text:span text:style-name="T21"><text:measure text:kind="unit">mm</text:measure></text:span><text:span text:style-name="T21"><text:measure text:kind="gap"/></text:span></text:p>
          </draw:measure>
          <draw:measure draw:style-name="gr278" draw:text-style-name="P55" draw:layer="layout" svg:x1="25.3cm" svg:y1="12.7cm" svg:x2="32.5cm" svg:y2="12.7cm">
            <text:p text:style-name="P55"><text:span text:style-name="T21"><text:measure text:kind="gap"/></text:span><text:span text:style-name="T21"><text:measure text:kind="value">3.600</text:measure></text:span><text:span text:style-name="T21"><text:s/></text:span><text:span text:style-name="T21"><text:measure text:kind="unit">mm</text:measure></text:span><text:span text:style-name="T21"><text:measure text:kind="gap"/></text:span></text:p>
          </draw:measure>
          <draw:measure draw:style-name="gr278" draw:text-style-name="P55" draw:layer="layout" svg:x1="6.1cm" svg:y1="12.7cm" svg:x2="8.5cm" svg:y2="12.7cm">
            <text:p text:style-name="P55"><text:span text:style-name="T21"><text:measure text:kind="gap"/></text:span><text:span text:style-name="T21"><text:measure text:kind="value">1.200</text:measure></text:span><text:span text:style-name="T21"><text:s/></text:span><text:span text:style-name="T21"><text:measure text:kind="unit">mm</text:measure></text:span><text:span text:style-name="T21"><text:measure text:kind="gap"/></text:span></text:p>
          </draw:measure>
          <draw:measure draw:style-name="gr278" draw:text-style-name="P55" draw:layer="layout" svg:x1="9.5cm" svg:y1="12.7cm" svg:x2="24.3cm" svg:y2="12.7cm">
            <text:p text:style-name="P55"><text:span text:style-name="T21"><text:measure text:kind="gap"/></text:span><text:span text:style-name="T21"><text:measure text:kind="value">7.400</text:measure></text:span><text:span text:style-name="T21"><text:s/></text:span><text:span text:style-name="T21"><text:measure text:kind="unit">mm</text:measure></text:span><text:span text:style-name="T21"><text:measure text:kind="gap"/></text:span></text:p>
          </draw:measure>
          <draw:line draw:style-name="gr135" draw:text-style-name="P11" draw:layer="layout" svg:x1="10.501cm" svg:y1="7.7cm" svg:x2="12.301cm" svg:y2="7.7cm">
            <text:p/>
          </draw:line>
          <draw:line draw:style-name="gr135" draw:text-style-name="P11" draw:layer="layout" svg:x1="12.301cm" svg:y1="16.9cm" svg:x2="10.501cm" svg:y2="16.9cm">
            <text:p/>
          </draw:line>
          <draw:line draw:style-name="gr135" draw:text-style-name="P11" draw:layer="layout" svg:x1="10.501cm" svg:y1="13.7cm" svg:x2="12.301cm" svg:y2="13.7cm">
            <text:p/>
          </draw:line>
          <draw:line draw:style-name="gr135" draw:text-style-name="P11" draw:layer="layout" svg:x1="12.301cm" svg:y1="22.9cm" svg:x2="10.501cm" svg:y2="22.9cm">
            <text:p/>
          </draw:line>
          <draw:measure draw:style-name="gr294" draw:text-style-name="P55" draw:layer="layout" svg:x1="20.7cm" svg:y1="20.3cm" svg:x2="20.7cm" svg:y2="15.5cm">
            <text:p text:style-name="P55"><text:span text:style-name="T21"><text:measure text:kind="gap"/></text:span><text:span text:style-name="T21"><text:measure text:kind="value">2.400</text:measure></text:span><text:span text:style-name="T21"><text:s/></text:span><text:span text:style-name="T21"><text:measure text:kind="unit">mm</text:measure></text:span><text:span text:style-name="T21"><text:measure text:kind="gap"/></text:span></text:p>
          </draw:measure>
          <draw:measure draw:style-name="gr148" draw:text-style-name="P55" draw:layer="layout" svg:x1="20.664cm" svg:y1="15.1cm" svg:x2="20.7cm" svg:y2="10.3cm">
            <text:p text:style-name="P55"><text:span text:style-name="T21"><text:measure text:kind="gap"/></text:span><text:span text:style-name="T21"><text:measure text:kind="value">2.400</text:measure></text:span><text:span text:style-name="T21"><text:s/></text:span><text:span text:style-name="T21"><text:measure text:kind="unit">mm</text:measure></text:span><text:span text:style-name="T21"><text:measure text:kind="gap"/></text:span></text:p>
          </draw:measure>
          <draw:measure draw:style-name="gr295" draw:text-style-name="P55" draw:layer="layout" svg:x1="20.628cm" svg:y1="9.3cm" svg:x2="20.628cm" svg:y2="6.9cm">
            <text:p text:style-name="P55"><text:span text:style-name="T21"><text:measure text:kind="gap"/></text:span><text:span text:style-name="T21"><text:measure text:kind="value">1.200</text:measure></text:span><text:span text:style-name="T21"><text:s/></text:span><text:span text:style-name="T21"><text:measure text:kind="unit">mm</text:measure></text:span><text:span text:style-name="T21"><text:measure text:kind="gap"/></text:span></text:p>
          </draw:measure>
          <draw:measure draw:style-name="gr241" draw:text-style-name="P55" draw:layer="layout" svg:x1="14.9cm" svg:y1="15.5cm" svg:x2="14.9cm" svg:y2="15.1cm">
            <text:p text:style-name="P55"><text:span text:style-name="T21"><text:measure text:kind="gap"/></text:span><text:span text:style-name="T21"><text:measure text:kind="value">200</text:measure></text:span><text:span text:style-name="T21"><text:s/></text:span><text:span text:style-name="T21"><text:measure text:kind="unit">mm</text:measure></text:span><text:span text:style-name="T21"><text:measure text:kind="gap"/></text:span></text:p>
          </draw:measure>
          <draw:measure draw:style-name="gr241" draw:text-style-name="P55" draw:layer="layout" svg:x1="14.9cm" svg:y1="9.3cm" svg:x2="14.9cm" svg:y2="10.3cm">
            <text:p text:style-name="P55"><text:span text:style-name="T21"><text:measure text:kind="gap"/></text:span><text:span text:style-name="T21"><text:measure text:kind="value">500</text:measure></text:span><text:span text:style-name="T21"><text:s/></text:span><text:span text:style-name="T21"><text:measure text:kind="unit">mm</text:measure></text:span><text:span text:style-name="T21"><text:measure text:kind="gap"/></text:span></text:p>
          </draw:measure>
          <draw:g>
            <draw:line draw:style-name="gr152" draw:text-style-name="P11" draw:layer="layout" svg:x1="3.5cm" svg:y1="15.3cm" svg:x2="35.5cm" svg:y2="15.3cm">
              <text:p/>
            </draw:line>
            <draw:line draw:style-name="gr152" draw:text-style-name="P11" draw:layer="layout" svg:x1="3.5cm" svg:y1="10.3cm" svg:x2="35.5cm" svg:y2="10.3cm">
              <text:p/>
            </draw:line>
            <draw:line draw:style-name="gr152" draw:text-style-name="P11" draw:layer="layout" svg:x1="22.5cm" svg:y1="4.3cm" svg:x2="22.5cm" svg:y2="25.1cm">
              <text:p/>
            </draw:line>
            <draw:line draw:style-name="gr152" draw:text-style-name="P11" draw:layer="layout" svg:x1="7.9cm" svg:y1="4.3cm" svg:x2="7.9cm" svg:y2="24.9cm">
              <text:p/>
            </draw:line>
          </draw:g>
        </draw:g>
        <draw:frame draw:style-name="gr242" draw:text-style-name="P37" draw:layer="layout" svg:width="9.58cm" svg:height="4.016cm" svg:x="5.717cm" svg:y="24.884cm">
          <draw:text-box>
            <text:p><text:span text:style-name="T14"><text:file-name text:display="name">julianapark-k31-fundament-3</text:file-name></text:span><text:span text:style-name="T14"><text:s text:c="2"/></text:span><text:span text:style-name="T14"><text:date style:data-style-name="D4" text:date-value="2017-11-15">15-11-2017</text:date></text:span></text:p>
            <text:p><text:span text:style-name="T14">Arend Freije</text:span></text:p>
            <text:p><text:span text:style-name="T14">afreije@inn.nl</text:span></text:p>
            <text:p><text:span text:style-name="T14">06-14143214</text:span></text:p>
          </draw:text-box>
        </draw:frame>
        <draw:g>
          <draw:custom-shape draw:style-name="gr246" draw:text-style-name="P44" draw:layer="layout" svg:width="0.2cm" svg:height="0.2cm" svg:x="6.5cm" svg:y="16.1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6.5cm" svg:y="14.3cm">
            <text:p text:style-name="P3"><text:span text:style-name="T18">4</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0.5cm" svg:y="16.1cm">
            <text:p text:style-name="P3"><text:span text:style-name="T18">3</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0.5cm" svg:y="14.3cm">
            <text:p text:style-name="P3"><text:span text:style-name="T18">3</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1.3cm" svg:y="14.3cm">
            <text:p text:style-name="P3"><text:span text:style-name="T18">2</text:span></text:p>
            <draw:enhanced-geometry svg:viewBox="0 0 21600 21600" draw:mirror-horizontal="false" draw:mirror-vertical="false" draw:type="rectangle" draw:enhanced-path="M 0 0 L 21600 0 21600 21600 0 21600 0 0 Z N"/>
          </draw:custom-shape>
          <draw:custom-shape draw:style-name="gr246" draw:text-style-name="P44" draw:layer="layout" svg:width="0.2cm" svg:height="0.2cm" svg:x="11.3cm" svg:y="16.1cm">
            <text:p text:style-name="P3"><text:span text:style-name="T18">2</text:span></text:p>
            <draw:enhanced-geometry svg:viewBox="0 0 21600 21600" draw:mirror-horizontal="false" draw:mirror-vertical="false" draw:type="rectangle" draw:enhanced-path="M 0 0 L 21600 0 21600 21600 0 21600 0 0 Z N"/>
          </draw:custom-shape>
        </draw:g>
        <draw:frame draw:style-name="gr279" draw:text-style-name="P1" draw:layer="layout" svg:width="8.2cm" svg:height="1.2cm" svg:x="24.3cm" svg:y="7.3cm">
          <draw:text-box>
            <text:p><text:span text:style-name="T1">Buffer4</text:span></text:p>
          </draw:text-box>
        </draw:frame>
        <draw:frame draw:style-name="gr280" draw:text-style-name="P76" draw:layer="layout" svg:width="3.419cm" svg:height="0.955cm" svg:x="10.081cm" svg:y="9.9cm">
          <draw:text-box>
            <text:p><text:span text:style-name="T1">Buffer 23</text:span></text:p>
          </draw:text-box>
        </draw:frame>
        <draw:line draw:style-name="gr105" draw:text-style-name="P11" draw:layer="layout" svg:x1="20.7cm" svg:y1="15.3cm" svg:x2="10.1cm" svg:y2="15.3cm">
          <text:p/>
        </draw:line>
        <draw:line draw:style-name="gr105" draw:text-style-name="P11" draw:layer="layout" svg:x1="6.9cm" svg:y1="15.3cm" svg:x2="8.9cm" svg:y2="15.3cm">
          <text:p/>
        </draw:line>
      </draw:page>
      <draw:page draw:name="page10" draw:style-name="dp1" draw:master-page-name="Default">
        <draw:g>
          <draw:custom-shape draw:style-name="gr270" draw:text-style-name="P48" draw:layer="layout" svg:width="27.2cm" svg:height="17.6cm" svg:x="5.7cm" svg:y="6.5cm">
            <text:p/>
            <draw:enhanced-geometry svg:viewBox="0 0 21600 21600" draw:mirror-horizontal="true" draw:mirror-vertical="true" draw:type="rectangle" draw:enhanced-path="M 0 0 L 21600 0 21600 21600 0 21600 0 0 Z N"/>
          </draw:custom-shape>
          <draw:custom-shape draw:style-name="gr272" draw:text-style-name="P49" draw:layer="layout" svg:width="17.2cm" svg:height="13.6cm" svg:x="8.7cm" svg:y="8.5cm">
            <text:p/>
            <draw:enhanced-geometry svg:viewBox="0 0 21600 21600" draw:mirror-horizontal="true" draw:mirror-vertical="true" draw:type="rectangle" draw:enhanced-path="M 0 0 L 21600 0 21600 21600 0 21600 0 0 Z N"/>
          </draw:custom-shape>
        </draw:g>
        <draw:custom-shape draw:style-name="gr136" draw:text-style-name="P54" draw:layer="layout" svg:width="2cm" svg:height="1.999cm" svg:x="2.5cm" svg:y="4.668cm">
          <text:p text:style-name="P3"><text:span text:style-name="T20">O</text:span><text:span text:style-name="T20"><text:line-break/></text:span><text:span text:style-name="T20">N <text:s text:c="2"/>Z</text:span></text:p>
          <text:p text:style-name="P3"><text:span text:style-name="T20">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7" draw:text-style-name="P14" draw:layer="layout" svg:width="0.717cm" svg:height="1.703cm" svg:x="17.7cm" svg:y="26.067cm">
          <draw:text-box>
            <text:p/>
          </draw:text-box>
        </draw:frame>
        <draw:frame draw:style-name="gr1" draw:text-style-name="P1" draw:layer="layout" svg:width="13.2cm" svg:height="1.673cm" svg:x="5.697cm" svg:y="3.468cm">
          <draw:text-box>
            <text:p><text:span text:style-name="T1">Vloer buffer23, buffer4</text:span></text:p>
          </draw:text-box>
        </draw:frame>
        <draw:frame draw:style-name="gr24" draw:text-style-name="P14" draw:layer="layout" svg:width="0.502cm" svg:height="1.195cm" svg:x="22.3cm" svg:y="26.5cm">
          <draw:text-box>
            <text:p/>
          </draw:text-box>
        </draw:frame>
        <draw:g>
          <draw:custom-shape draw:style-name="gr104" draw:text-style-name="P9" draw:layer="layout" svg:width="36cm" svg:height="22.4cm" svg:x="2.5cm" svg:y="2.5cm">
            <text:p/>
            <draw:enhanced-geometry svg:viewBox="0 0 21600 21600" draw:mirror-horizontal="false" draw:mirror-vertical="false" draw:type="rectangle" draw:enhanced-path="M 0 0 L 21600 0 21600 21600 0 21600 0 0 Z N"/>
          </draw:custom-shape>
          <draw:measure draw:style-name="gr147" draw:text-style-name="P55" draw:layer="layout" svg:x1="5.3cm" svg:y1="6.5cm" svg:x2="5.3cm" svg:y2="24.1cm">
            <text:p text:style-name="P55"><text:span text:style-name="T21"><text:measure text:kind="gap"/></text:span><text:span text:style-name="T21"><text:measure text:kind="value">8.800</text:measure></text:span><text:span text:style-name="T21"><text:s/></text:span><text:span text:style-name="T21"><text:measure text:kind="unit">mm</text:measure></text:span><text:span text:style-name="T21"><text:measure text:kind="gap"/></text:span></text:p>
          </draw:measure>
          <draw:measure draw:style-name="gr241" draw:text-style-name="P55" draw:layer="layout" svg:x1="32.9cm" svg:y1="6.3cm" svg:x2="5.7cm" svg:y2="6.3cm">
            <text:p text:style-name="P55"><text:span text:style-name="T21"><text:measure text:kind="gap"/></text:span><text:span text:style-name="T21"><text:measure text:kind="value">13.600</text:measure></text:span><text:span text:style-name="T21"><text:s/></text:span><text:span text:style-name="T21"><text:measure text:kind="unit">mm</text:measure></text:span><text:span text:style-name="T21"><text:measure text:kind="gap"/></text:span></text:p>
          </draw:measure>
          <draw:measure draw:style-name="gr147" draw:text-style-name="P55" draw:layer="layout" svg:x1="22.4cm" svg:y1="22.1cm" svg:x2="22.4cm" svg:y2="8.5cm">
            <text:p text:style-name="P55"><text:span text:style-name="T21"><text:measure text:kind="gap"/></text:span><text:span text:style-name="T21"><text:measure text:kind="value">6.800</text:measure></text:span><text:span text:style-name="T21"><text:s/></text:span><text:span text:style-name="T21"><text:measure text:kind="unit">mm</text:measure></text:span><text:span text:style-name="T21"><text:measure text:kind="gap"/></text:span></text:p>
          </draw:measure>
          <draw:measure draw:style-name="gr241" draw:text-style-name="P55" draw:layer="layout" svg:x1="25.9cm" svg:y1="10.8cm" svg:x2="8.7cm" svg:y2="10.8cm">
            <text:p text:style-name="P55"><text:span text:style-name="T21"><text:measure text:kind="gap"/></text:span><text:span text:style-name="T21"><text:measure text:kind="value">8.600</text:measure></text:span><text:span text:style-name="T21"><text:s/></text:span><text:span text:style-name="T21"><text:measure text:kind="unit">mm</text:measure></text:span><text:span text:style-name="T21"><text:measure text:kind="gap"/></text:span></text:p>
          </draw:measure>
          <draw:g>
            <draw:line draw:style-name="gr152" draw:text-style-name="P11" draw:layer="layout" svg:x1="3.5cm" svg:y1="15.3cm" svg:x2="35.5cm" svg:y2="15.3cm">
              <text:p/>
            </draw:line>
            <draw:line draw:style-name="gr152" draw:text-style-name="P11" draw:layer="layout" svg:x1="3.5cm" svg:y1="10.3cm" svg:x2="35.5cm" svg:y2="10.3cm">
              <text:p/>
            </draw:line>
            <draw:line draw:style-name="gr152" draw:text-style-name="P11" draw:layer="layout" svg:x1="22.5cm" svg:y1="4.3cm" svg:x2="22.5cm" svg:y2="25.1cm">
              <text:p/>
            </draw:line>
            <draw:line draw:style-name="gr152" draw:text-style-name="P11" draw:layer="layout" svg:x1="7.9cm" svg:y1="4.3cm" svg:x2="7.9cm" svg:y2="24.9cm">
              <text:p/>
            </draw:line>
          </draw:g>
        </draw:g>
        <draw:frame draw:style-name="gr242" draw:text-style-name="P37" draw:layer="layout" svg:width="9.58cm" svg:height="4.016cm" svg:x="5.717cm" svg:y="24.884cm">
          <draw:text-box>
            <text:p><text:span text:style-name="T14"><text:file-name text:display="name">julianapark-k31-fundament-3</text:file-name></text:span><text:span text:style-name="T14"><text:s text:c="2"/></text:span><text:span text:style-name="T14"><text:date style:data-style-name="D4" text:date-value="2017-11-15">15-11-2017</text:date></text:span></text:p>
            <text:p><text:span text:style-name="T14">Arend Freije</text:span></text:p>
            <text:p><text:span text:style-name="T14">afreije@inn.nl</text:span></text:p>
            <text:p><text:span text:style-name="T14">06-14143214</text:span></text:p>
          </draw:text-box>
        </draw:frame>
        <draw:custom-shape draw:style-name="gr296" draw:text-style-name="P73" draw:layer="layout" svg:width="27.6cm" svg:height="0.4cm" svg:x="5.5cm" svg:y="15.1cm">
          <text:p/>
          <draw:enhanced-geometry svg:viewBox="0 0 21600 21600" draw:mirror-horizontal="tru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draw:gradient draw:name="gradient" draw:style="linear" draw:start-color="#ff3366" draw:end-color="#6b0094" draw:start-intensity="100%" draw:end-intensity="100%" draw:angle="0" draw:border="0%"/>
    <draw:hatch draw:name="Trap3" draw:style="single" draw:color="#000000" draw:distance="0.3cm" draw:rotation="13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9T23:55:28.274565553</meta:creation-date>
    <meta:editing-duration>P11DT11H3M19S</meta:editing-duration>
    <meta:editing-cycles>760</meta:editing-cycles>
    <meta:generator>LibreOffice/5.4.0.3$Linux_X86_64 LibreOffice_project/40m0$Build-3</meta:generator>
    <dc:date>2017-11-15T08:40:49.550922257</dc:date>
    <meta:document-statistic meta:object-count="1163"/>
  </office:meta>
</office:document-meta>
</file>